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774cm" fo:margin-left="-1.907cm" fo:margin-top="0cm" fo:margin-bottom="0cm" table:align="left" style:writing-mode="lr-tb"/>
    </style:style>
    <style:style style:name="Tabla1.A" style:family="table-column">
      <style:table-column-properties style:column-width="5.927cm"/>
    </style:style>
    <style:style style:name="Tabla1.B" style:family="table-column">
      <style:table-column-properties style:column-width="2.327cm"/>
    </style:style>
    <style:style style:name="Tabla1.C" style:family="table-column">
      <style:table-column-properties style:column-width="1.998cm"/>
    </style:style>
    <style:style style:name="Tabla1.D" style:family="table-column">
      <style:table-column-properties style:column-width="1.715cm"/>
    </style:style>
    <style:style style:name="Tabla1.E" style:family="table-column">
      <style:table-column-properties style:column-width="1.953cm"/>
    </style:style>
    <style:style style:name="Tabla1.F" style:family="table-column">
      <style:table-column-properties style:column-width="1.856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956cm" fo:margin-left="-1.907cm" fo:margin-top="0cm" fo:margin-bottom="0cm" table:align="left" style:writing-mode="lr-tb"/>
    </style:style>
    <style:style style:name="Tabla2.A" style:family="table-column">
      <style:table-column-properties style:column-width="5.907cm"/>
    </style:style>
    <style:style style:name="Tabla2.B" style:family="table-column">
      <style:table-column-properties style:column-width="1.565cm"/>
    </style:style>
    <style:style style:name="Tabla2.C" style:family="table-column">
      <style:table-column-properties style:column-width="1.953cm"/>
    </style:style>
    <style:style style:name="Tabla2.D" style:family="table-column">
      <style:table-column-properties style:column-width="1.609cm"/>
    </style:style>
    <style:style style:name="Tabla2.E" style:family="table-column">
      <style:table-column-properties style:column-width="1.228cm"/>
    </style:style>
    <style:style style:name="Tabla2.F" style:family="table-column">
      <style:table-column-properties style:column-width="1.653cm"/>
    </style:style>
    <style:style style:name="Tabla2.G" style:family="table-column">
      <style:table-column-properties style:column-width="2.043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4" style:family="table" style:master-page-name="">
      <style:table-properties style:width="15.69cm" fo:margin-left="-0.011cm" fo:margin-top="0cm" fo:margin-bottom="0cm" style:page-number="auto" fo:break-before="auto" fo:break-after="auto" table:align="left" style:shadow="none"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paragraph-properties fo:text-align="center" style:justify-single-word="false"/>
      <style:text-properties fo:font-size="10.5pt" fo:language="es" fo:country="EC" style:font-size-asian="10.5pt" style:font-name-complex="Calibri2" style:font-size-complex="10.5pt"/>
    </style:style>
    <style:style style:name="P4" style:family="paragraph" style:parent-style-name="Predeterminado">
      <style:text-properties fo:font-size="10.5pt" fo:language="es" fo:country="EC" style:font-size-asian="10.5pt" style:font-size-complex="10.5pt"/>
    </style:style>
    <style:style style:name="P5" style:family="paragraph" style:parent-style-name="List_20_Paragraph">
      <style:paragraph-properties fo:margin-top="0cm" fo:margin-bottom="0cm" style:contextual-spacing="true" style:line-height-at-least="0.176cm"/>
    </style:style>
    <style:style style:name="P6" style:family="paragraph" style:parent-style-name="List_20_Paragraph">
      <style:paragraph-properties fo:margin-top="0cm" fo:margin-bottom="0cm" style:contextual-spacing="true" style:line-height-at-least="0.176cm" fo:text-align="justify" style:justify-single-word="false"/>
    </style:style>
    <style:style style:name="P7"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0"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1"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2" style:family="paragraph" style:parent-style-name="Predeterminado">
      <style:paragraph-properties fo:margin-top="0cm" fo:margin-bottom="0cm" style:contextual-spacing="false" style:line-height-at-least="0.176cm"/>
    </style:style>
    <style:style style:name="P13" style:family="paragraph" style:parent-style-name="Predeterminado">
      <style:paragraph-properties fo:margin-top="0cm" fo:margin-bottom="0cm" style:contextual-spacing="false" style:line-height-at-least="0.176cm" fo:text-align="justify" style:justify-single-word="false"/>
    </style:style>
    <style:style style:name="P14"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5"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6"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17"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Predeterminado">
      <style:paragraph-properties fo:margin-top="0cm" fo:margin-bottom="0cm" style:contextual-spacing="false" style:line-height-at-least="0.176cm"/>
      <style:text-properties officeooo:paragraph-rsid="00467573"/>
    </style:style>
    <style:style style:name="P21"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2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2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2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2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30"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2"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39"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40"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41"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language-asian="es" style:country-asian="EC" style:font-size-complex="10.5pt"/>
    </style:style>
    <style:style style:name="P48" style:family="paragraph" style:parent-style-name="Predeterminado">
      <style:paragraph-properties fo:margin-top="0cm" fo:margin-bottom="0cm" style:contextual-spacing="false" style:line-height-at-least="0.176cm"/>
      <style:text-properties fo:font-size="10.5pt" fo:language="es" fo:country="EC" style:font-name-asian="Times New Roman1" style:font-size-asian="10.5pt" style:language-asian="es" style:country-asian="EC" style:font-name-complex="Courier New3" style:font-size-complex="10.5pt"/>
    </style:style>
    <style:style style:name="P4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56" style:family="paragraph" style:parent-style-name="Predeterminado">
      <style:paragraph-properties fo:margin-top="0cm" fo:margin-bottom="0cm" style:contextual-spacing="false" style:line-height-at-least="0.176cm"/>
      <style:text-properties fo:font-size="10.5pt" fo:language="es" fo:country="EC" fo:font-weight="normal" officeooo:paragraph-rsid="00467573" style:font-size-asian="10.5pt" style:font-weight-asian="normal" style:font-size-complex="10.5pt" style:font-weight-complex="normal"/>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6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67"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0"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1"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2" style:family="paragraph" style:parent-style-name="Predeterminado">
      <style:paragraph-properties fo:margin-top="0cm" fo:margin-bottom="0cm" style:contextual-spacing="false" style:line-height-at-least="0.176cm" fo:background-color="#e6e6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officeooo:paragraph-rsid="00467573"/>
    </style:style>
    <style:style style:name="P73" style:family="paragraph" style:parent-style-name="Predeterminado">
      <style:paragraph-properties fo:margin-top="0cm" fo:margin-bottom="0cm" style:contextual-spacing="false" style:line-height-at-least="0.176cm" fo:text-align="justify" style:justify-single-word="false" fo:background-color="#e6e6ff">
        <style:background-image/>
      </style:paragraph-properties>
      <style:text-properties officeooo:paragraph-rsid="00467573"/>
    </style:style>
    <style:style style:name="P7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6" style:family="paragraph" style:parent-style-name="Predeterminado">
      <style:paragraph-properties fo:margin-top="0cm" fo:margin-bottom="0.353cm" style:contextual-spacing="false"/>
    </style:style>
    <style:style style:name="P77" style:family="paragraph" style:parent-style-name="Predeterminado">
      <style:paragraph-properties fo:margin-top="0cm" fo:margin-bottom="0.353cm" style:contextual-spacing="false" fo:text-align="justify" style:justify-single-word="false"/>
    </style:style>
    <style:style style:name="P78" style:family="paragraph" style:parent-style-name="Predeterminado">
      <style:paragraph-properties fo:margin-top="0cm" fo:margin-bottom="0.353cm" style:contextual-spacing="false" fo:text-align="center" style:justify-single-word="false"/>
    </style:style>
    <style:style style:name="P79"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80" style:family="paragraph" style:parent-style-name="Predeterminado">
      <style:paragraph-properties fo:margin-top="0cm" fo:margin-bottom="0.353cm" style:contextual-spacing="false"/>
      <style:text-properties fo:font-size="10.5pt" fo:language="es" fo:country="EC" style:font-size-asian="10.5pt" style:font-name-complex="Calibri2" style:font-size-complex="10.5pt"/>
    </style:style>
    <style:style style:name="P81"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name-complex="Calibri2" style:font-size-complex="10.5pt"/>
    </style:style>
    <style:style style:name="P82"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name-complex="Calibri2" style:font-size-complex="10.5pt"/>
    </style:style>
    <style:style style:name="P83"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84"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85"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86"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name-complex="Calibri2" style:font-size-complex="10.5pt"/>
    </style:style>
    <style:style style:name="P87" style:family="paragraph" style:parent-style-name="Predeterminado">
      <style:paragraph-properties fo:margin-top="0cm" fo:margin-bottom="0.353cm" style:contextual-spacing="false" fo:text-align="justify" style:justify-single-word="false"/>
      <style:text-properties fo:font-size="10.5pt" fo:language="es" fo:country="EC" fo:font-weight="normal" style:font-size-asian="10.5pt" style:font-weight-asian="normal" style:font-name-complex="Calibri2" style:font-size-complex="10.5pt"/>
    </style:style>
    <style:style style:name="P88"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89"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90"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1"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2"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93" style:family="paragraph" style:parent-style-name="Predeterminado">
      <style:paragraph-properties fo:margin-left="1.249cm" fo:margin-right="0cm" fo:margin-top="0cm" fo:margin-bottom="0.353cm" style:contextual-spacing="false" fo:text-indent="-1.249cm" style:auto-text-indent="false"/>
    </style:style>
    <style:style style:name="P94" style:family="paragraph" style:parent-style-name="HTML_20_Preformatted">
      <style:paragraph-properties fo:text-align="justify" style:justify-single-word="false"/>
    </style:style>
    <style:style style:name="P95" style:family="paragraph" style:parent-style-name="HTML_20_Preformatted">
      <style:text-properties fo:font-size="10.5pt" fo:language="es" fo:country="EC" style:font-size-asian="10.5pt" style:font-size-complex="10.5pt"/>
    </style:style>
    <style:style style:name="P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9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0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02" style:family="paragraph" style:parent-style-name="No_20_Spacing">
      <style:paragraph-properties fo:text-align="justify" style:justify-single-word="false"/>
      <style:text-properties fo:font-size="10.5pt" fo:language="es" fo:country="EC" officeooo:paragraph-rsid="00467573" style:font-size-asian="10.5pt" style:font-size-complex="10.5pt"/>
    </style:style>
    <style:style style:name="P103"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10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5efa7"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cafab"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f6e40" style:font-size-asian="10.5pt"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fo:background-color="#ffff00"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6"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8"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20a57" style:font-size-asian="10.5pt" style:font-weight-asian="normal" style:font-size-complex="10.5pt" style:font-weight-complex="normal"/>
    </style:style>
    <style:style style:name="P130" style:family="paragraph" style:parent-style-name="Predeterminado">
      <style:paragraph-properties fo:margin-top="0cm" fo:margin-bottom="0cm" style:contextual-spacing="false" style:line-height-at-least="0.176cm"/>
      <style:text-properties fo:font-size="10.5pt" officeooo:paragraph-rsid="006f6e40"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73dfa9" style:font-size-asian="10.5pt"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77dc85" style:font-size-asian="10.5pt" style:font-size-complex="10.5pt"/>
    </style:style>
    <style:style style:name="P133" style:family="paragraph" style:parent-style-name="Predeterminado" style:list-style-name="L2">
      <style:paragraph-properties fo:margin-top="0cm" fo:margin-bottom="0cm" style:contextual-spacing="false" style:line-height-at-least="0.176cm"/>
    </style:style>
    <style:style style:name="P1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135"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36"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13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138"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139"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140"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141"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142" style:family="paragraph" style:parent-style-name="Predeterminado">
      <style:paragraph-properties fo:margin-top="0cm" fo:margin-bottom="0cm" style:contextual-spacing="false" style:line-height-at-least="0.176cm" fo:text-align="justify" style:justify-single-word="false"/>
      <style:text-properties officeooo:paragraph-rsid="0063677a"/>
    </style:style>
    <style:style style:name="P143"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144" style:family="paragraph" style:parent-style-name="Predeterminado">
      <style:paragraph-properties fo:margin-top="0cm" fo:margin-bottom="0cm" style:contextual-spacing="false" style:line-height-at-least="0.176cm" fo:text-align="justify" style:justify-single-word="false"/>
      <style:text-properties officeooo:paragraph-rsid="00720a57"/>
    </style:style>
    <style:style style:name="P145"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146"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147" style:family="paragraph" style:parent-style-name="Predeterminado">
      <style:paragraph-properties fo:margin-top="0cm" fo:margin-bottom="0cm" style:contextual-spacing="false" style:line-height-at-least="0.176cm"/>
      <style:text-properties officeooo:paragraph-rsid="00467573"/>
    </style:style>
    <style:style style:name="P148"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149" style:family="paragraph" style:parent-style-name="Predeterminado">
      <style:paragraph-properties fo:margin-top="0cm" fo:margin-bottom="0cm" style:contextual-spacing="false" style:line-height-at-least="0.176cm"/>
      <style:text-properties officeooo:paragraph-rsid="0052d04f"/>
    </style:style>
    <style:style style:name="P150" style:family="paragraph" style:parent-style-name="Predeterminado">
      <style:paragraph-properties fo:margin-top="0cm" fo:margin-bottom="0cm" style:contextual-spacing="false" style:line-height-at-least="0.176cm"/>
      <style:text-properties officeooo:paragraph-rsid="00617597"/>
    </style:style>
    <style:style style:name="P151" style:family="paragraph" style:parent-style-name="Predeterminado">
      <style:paragraph-properties fo:margin-top="0cm" fo:margin-bottom="0cm" style:contextual-spacing="false" style:line-height-at-least="0.176cm"/>
      <style:text-properties officeooo:paragraph-rsid="00630e07"/>
    </style:style>
    <style:style style:name="P152" style:family="paragraph" style:parent-style-name="Predeterminado">
      <style:paragraph-properties fo:margin-top="0cm" fo:margin-bottom="0cm" style:contextual-spacing="false" style:line-height-at-least="0.176cm"/>
      <style:text-properties officeooo:paragraph-rsid="0063677a"/>
    </style:style>
    <style:style style:name="P153" style:family="paragraph" style:parent-style-name="Predeterminado">
      <style:paragraph-properties fo:margin-top="0cm" fo:margin-bottom="0cm" style:contextual-spacing="false" style:line-height-at-least="0.176cm"/>
      <style:text-properties officeooo:paragraph-rsid="006369be"/>
    </style:style>
    <style:style style:name="P154" style:family="paragraph" style:parent-style-name="Predeterminado">
      <style:paragraph-properties fo:margin-top="0cm" fo:margin-bottom="0cm" style:contextual-spacing="false" style:line-height-at-least="0.176cm"/>
      <style:text-properties officeooo:paragraph-rsid="006f6e40"/>
    </style:style>
    <style:style style:name="P155" style:family="paragraph" style:parent-style-name="Predeterminado">
      <style:paragraph-properties fo:margin-top="0cm" fo:margin-bottom="0cm" style:contextual-spacing="false" style:line-height-at-least="0.176cm"/>
      <style:text-properties officeooo:paragraph-rsid="006f9b24"/>
    </style:style>
    <style:style style:name="P156" style:family="paragraph" style:parent-style-name="Predeterminado">
      <style:paragraph-properties fo:margin-top="0cm" fo:margin-bottom="0cm" style:contextual-spacing="false" style:line-height-at-least="0.176cm"/>
      <style:text-properties officeooo:paragraph-rsid="0073dfa9"/>
    </style:style>
    <style:style style:name="P157" style:family="paragraph" style:parent-style-name="Predeterminado">
      <style:paragraph-properties fo:margin-top="0cm" fo:margin-bottom="0cm" style:contextual-spacing="false" style:line-height-at-least="0.176cm"/>
      <style:text-properties officeooo:paragraph-rsid="00756e2b"/>
    </style:style>
    <style:style style:name="P158"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16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16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6887b6" style:font-weight-asian="normal" style:font-weight-complex="normal"/>
    </style:style>
    <style:style style:name="P163"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16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16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16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16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168" style:family="paragraph" style:parent-style-name="Predeterminado">
      <style:paragraph-properties fo:margin-top="0cm" fo:margin-bottom="0cm" style:contextual-spacing="false" style:line-height-at-least="0.176cm"/>
      <style:text-properties fo:font-weight="normal" officeooo:paragraph-rsid="00748b09" style:font-weight-asian="normal"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5efa67" style:font-weight-asian="bold"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87b6" style:font-weight-asian="bold"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172" style:family="paragraph" style:parent-style-name="Predeterminado">
      <style:paragraph-properties fo:margin-top="0cm" fo:margin-bottom="0cm" style:contextual-spacing="false" style:line-height-at-least="0.176cm"/>
      <style:text-properties fo:font-weight="bold" officeooo:paragraph-rsid="0063677a" style:font-weight-asian="bold" style:font-weight-complex="bold"/>
    </style:style>
    <style:style style:name="P173" style:family="paragraph" style:parent-style-name="Predeterminado">
      <style:paragraph-properties fo:margin-top="0cm" fo:margin-bottom="0cm" style:contextual-spacing="false" style:line-height-at-least="0.176cm"/>
      <style:text-properties fo:font-weight="bold" officeooo:paragraph-rsid="0073dfa9" style:font-weight-asian="bold"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paragraph-rsid="0068ae1e" style:font-size-asian="10pt" style:font-weight-asian="normal" style:font-size-complex="10pt" style:font-weight-complex="normal"/>
    </style:style>
    <style:style style:name="P175" style:family="paragraph" style:parent-style-name="Predeterminado">
      <style:paragraph-properties fo:margin-top="0cm" fo:margin-bottom="0cm" style:contextual-spacing="false" style:line-height-at-least="0.176cm"/>
      <style:text-properties style:font-name="Currer new" fo:font-size="10.5pt" fo:font-weight="normal" officeooo:paragraph-rsid="007169a4" style:font-size-asian="10.5pt" style:font-weight-asian="normal" style:font-size-complex="10.5pt" style:font-weight-complex="normal"/>
    </style:style>
    <style:style style:name="P176" style:family="paragraph" style:parent-style-name="Predeterminado">
      <style:paragraph-properties fo:margin-top="0cm" fo:margin-bottom="0cm" style:contextual-spacing="false" style:line-height-at-least="0.176cm"/>
      <style:text-properties fo:color="#000000" style:font-name="Currier New" fo:font-size="10.5pt" fo:font-weight="normal" officeooo:paragraph-rsid="007169a4" style:font-size-asian="10.5pt" style:font-weight-asian="normal" style:font-size-complex="10.5pt" style:font-weight-complex="normal"/>
    </style:style>
    <style:style style:name="P177" style:family="paragraph" style:parent-style-name="Predeterminado">
      <style:paragraph-properties fo:margin-top="0cm" fo:margin-bottom="0cm" style:contextual-spacing="false" style:line-height-at-least="0.176cm"/>
      <style:text-properties officeooo:paragraph-rsid="00467573" fo:background-color="#ffff00"/>
    </style:style>
    <style:style style:name="P178"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ffff00"/>
    </style:style>
    <style:style style:name="P179"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180"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181"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182"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83"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84"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85"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86"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7"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8"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9"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1"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92"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3"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5"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9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7"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98"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9"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00"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01"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0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20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20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205"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20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07" style:family="paragraph" style:parent-style-name="List_20_Paragraph" style:list-style-name="WWNum14">
      <style:paragraph-properties fo:margin-top="0cm" fo:margin-bottom="0cm" style:contextual-spacing="true" style:line-height-at-least="0.176cm"/>
    </style:style>
    <style:style style:name="P208" style:family="paragraph" style:parent-style-name="List_20_Paragraph" style:list-style-name="WWNum16">
      <style:paragraph-properties fo:margin-top="0cm" fo:margin-bottom="0cm" style:contextual-spacing="true" style:line-height-at-least="0.176cm" fo:text-align="justify" style:justify-single-word="false"/>
    </style:style>
    <style:style style:name="P209" style:family="paragraph" style:parent-style-name="List_20_Paragraph" style:list-style-name="WWNum18">
      <style:paragraph-properties fo:margin-top="0cm" fo:margin-bottom="0cm" style:contextual-spacing="true" style:line-height-at-least="0.176cm" fo:text-align="justify" style:justify-single-word="false"/>
    </style:style>
    <style:style style:name="P210" style:family="paragraph" style:parent-style-name="List_20_Paragraph" style:list-style-name="WWNum2">
      <style:paragraph-properties fo:margin-top="0cm" fo:margin-bottom="0cm" style:contextual-spacing="true" style:line-height-at-least="0.176cm"/>
    </style:style>
    <style:style style:name="P211"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212"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213"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b6b8e" style:font-size-asian="10.5pt" style:font-size-complex="10.5pt"/>
    </style:style>
    <style:style style:name="T17" style:family="text">
      <style:text-properties fo:font-size="10.5pt" fo:language="es" fo:country="EC" officeooo:rsid="005efa67" style:font-size-asian="10.5pt" style:font-size-complex="10.5pt"/>
    </style:style>
    <style:style style:name="T18" style:family="text">
      <style:text-properties fo:font-size="10.5pt" fo:language="es" fo:country="EC" officeooo:rsid="00630e07" style:font-size-asian="10.5pt" style:font-size-complex="10.5pt"/>
    </style:style>
    <style:style style:name="T19" style:family="text">
      <style:text-properties fo:font-size="10.5pt" fo:language="es" fo:country="EC" officeooo:rsid="0063677a" style:font-size-asian="10.5pt" style:font-size-complex="10.5pt"/>
    </style:style>
    <style:style style:name="T20" style:family="text">
      <style:text-properties fo:font-size="10.5pt" fo:language="es" fo:country="EC" officeooo:rsid="006369be" style:font-size-asian="10.5pt" style:font-size-complex="10.5pt"/>
    </style:style>
    <style:style style:name="T21" style:family="text">
      <style:text-properties fo:font-size="10.5pt" fo:language="es" fo:country="EC" officeooo:rsid="006887b6" style:font-size-asian="10.5pt" style:font-size-complex="10.5pt"/>
    </style:style>
    <style:style style:name="T22" style:family="text">
      <style:text-properties fo:font-size="10.5pt" fo:language="es" fo:country="EC" officeooo:rsid="0069669e" style:font-size-asian="10.5pt" style:font-size-complex="10.5pt"/>
    </style:style>
    <style:style style:name="T23" style:family="text">
      <style:text-properties fo:font-size="10.5pt" fo:language="es" fo:country="EC" officeooo:rsid="006f9b24" style:font-size-asian="10.5pt" style:font-size-complex="10.5pt"/>
    </style:style>
    <style:style style:name="T24" style:family="text">
      <style:text-properties fo:font-size="10.5pt" fo:language="es" fo:country="EC" officeooo:rsid="00700464" style:font-size-asian="10.5pt" style:font-size-complex="10.5pt"/>
    </style:style>
    <style:style style:name="T25" style:family="text">
      <style:text-properties fo:font-size="10.5pt" fo:language="es" fo:country="EC" officeooo:rsid="007169a4" style:font-size-asian="10.5pt" style:font-size-complex="10.5pt"/>
    </style:style>
    <style:style style:name="T26" style:family="text">
      <style:text-properties fo:font-size="10.5pt" fo:language="es" fo:country="EC" officeooo:rsid="0073dfa9" style:font-size-asian="10.5pt" style:font-size-complex="10.5pt"/>
    </style:style>
    <style:style style:name="T27" style:family="text">
      <style:text-properties fo:font-size="10.5pt" fo:language="es" fo:country="EC" style:font-size-asian="10.5pt" style:font-name-complex="Calibri2" style:font-size-complex="10.5pt"/>
    </style:style>
    <style:style style:name="T28" style:family="text">
      <style:text-properties fo:font-size="10.5pt" fo:language="es" fo:country="EC" style:font-size-asian="10.5pt" style:language-asian="es" style:country-asian="EC" style:font-size-complex="10.5pt"/>
    </style:style>
    <style:style style:name="T29" style:family="text">
      <style:text-properties fo:font-size="10.5pt" fo:language="es" fo:country="EC" fo:font-weight="bold" style:font-size-asian="10.5pt" style:font-weight-asian="bold" style:font-size-complex="10.5pt"/>
    </style:style>
    <style:style style:name="T30" style:family="text">
      <style:text-properties fo:font-size="10.5pt" fo:language="es" fo:country="EC" fo:font-weight="bold" officeooo:rsid="001e70c6" style:font-size-asian="10.5pt" style:font-weight-asian="bold" style:font-size-complex="10.5pt"/>
    </style:style>
    <style:style style:name="T31" style:family="text">
      <style:text-properties fo:font-size="10.5pt" fo:language="es" fo:country="EC" fo:font-weight="bold" officeooo:rsid="00240e6c" style:font-size-asian="10.5pt" style:font-weight-asian="bold" style:font-size-complex="10.5pt"/>
    </style:style>
    <style:style style:name="T32" style:family="text">
      <style:text-properties fo:font-size="10.5pt" fo:language="es" fo:country="EC" fo:font-weight="bold" officeooo:rsid="0029ad37" style:font-size-asian="10.5pt" style:font-weight-asian="bold" style:font-size-complex="10.5pt"/>
    </style:style>
    <style:style style:name="T33" style:family="text">
      <style:text-properties fo:font-size="10.5pt" fo:language="es" fo:country="EC" fo:font-weight="bold" officeooo:rsid="0050543f" style:font-size-asian="10.5pt" style:font-weight-asian="bold" style:font-size-complex="10.5pt"/>
    </style:style>
    <style:style style:name="T34" style:family="text">
      <style:text-properties fo:font-size="10.5pt" fo:language="es" fo:country="EC" fo:font-weight="bold" officeooo:rsid="004d7ce8" style:font-size-asian="10.5pt" style:font-weight-asian="bold" style:font-size-complex="10.5pt"/>
    </style:style>
    <style:style style:name="T35" style:family="text">
      <style:text-properties fo:font-size="10.5pt" fo:language="es" fo:country="EC" fo:font-weight="bold" officeooo:rsid="0059befd" style:font-size-asian="10.5pt" style:font-weight-asian="bold" style:font-size-complex="10.5pt"/>
    </style:style>
    <style:style style:name="T36" style:family="text">
      <style:text-properties fo:font-size="10.5pt" fo:language="es" fo:country="EC" fo:font-weight="bold" officeooo:rsid="005efa67" style:font-size-asian="10.5pt" style:font-weight-asian="bold" style:font-size-complex="10.5pt"/>
    </style:style>
    <style:style style:name="T37" style:family="text">
      <style:text-properties fo:font-size="10.5pt" fo:language="es" fo:country="EC" fo:font-weight="bold" officeooo:rsid="0063677a" style:font-size-asian="10.5pt" style:font-weight-asian="bold" style:font-size-complex="10.5pt"/>
    </style:style>
    <style:style style:name="T38" style:family="text">
      <style:text-properties fo:font-size="10.5pt" fo:language="es" fo:country="EC" fo:font-weight="bold" officeooo:rsid="00700464" style:font-size-asian="10.5pt" style:font-weight-asian="bold" style:font-size-complex="10.5pt"/>
    </style:style>
    <style:style style:name="T39" style:family="text">
      <style:text-properties fo:font-size="10.5pt" fo:language="es" fo:country="EC" fo:font-weight="bold" style:font-size-asian="10.5pt" style:language-asian="es" style:country-asian="EC" style:font-weight-asian="bold" style:font-size-complex="10.5pt"/>
    </style:style>
    <style:style style:name="T40" style:family="text">
      <style:text-properties fo:font-size="10.5pt" fo:language="es" fo:country="EC" fo:font-style="italic" style:font-size-asian="10.5pt" style:font-style-asian="italic" style:font-size-complex="10.5pt"/>
    </style:style>
    <style:style style:name="T41" style:family="text">
      <style:text-properties fo:font-size="10.5pt" fo:language="es" fo:country="EC" fo:font-style="italic" fo:font-weight="bold" style:font-size-asian="10.5pt" style:font-style-asian="italic" style:font-weight-asian="bold" style:font-size-complex="10.5pt"/>
    </style:style>
    <style:style style:name="T42" style:family="text">
      <style:text-properties fo:font-size="10.5pt" fo:language="es" fo:country="EC" style:text-underline-style="solid" style:text-underline-width="auto" style:text-underline-color="font-color" style:font-size-asian="10.5pt" style:font-size-complex="10.5pt"/>
    </style:style>
    <style:style style:name="T43"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44"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45" style:family="text">
      <style:text-properties fo:font-size="10.5pt" fo:language="es" fo:country="EC" fo:font-weight="normal" style:font-size-asian="10.5pt" style:font-weight-asian="normal" style:font-name-complex="Calibri2" style:font-size-complex="10.5pt"/>
    </style:style>
    <style:style style:name="T46" style:family="text">
      <style:text-properties fo:font-size="10.5pt" fo:language="es" fo:country="EC" fo:font-weight="normal" style:font-size-asian="10.5pt" style:font-weight-asian="normal" style:font-size-complex="10.5pt" style:font-weight-complex="normal"/>
    </style:style>
    <style:style style:name="T47" style:family="text">
      <style:text-properties fo:font-size="10.5pt" fo:language="es" fo:country="EC" fo:font-weight="normal" officeooo:rsid="00240e6c" style:font-size-asian="10.5pt" style:font-weight-asian="normal" style:font-size-complex="10.5pt" style:font-weight-complex="normal"/>
    </style:style>
    <style:style style:name="T48" style:family="text">
      <style:text-properties fo:font-size="10.5pt" fo:language="es" fo:country="EC" fo:font-weight="normal" officeooo:rsid="00246648" style:font-size-asian="10.5pt" style:font-weight-asian="normal" style:font-size-complex="10.5pt" style:font-weight-complex="normal"/>
    </style:style>
    <style:style style:name="T49" style:family="text">
      <style:text-properties fo:font-size="10.5pt" fo:language="es" fo:country="EC" fo:font-weight="normal" officeooo:rsid="004bed60" style:font-size-asian="10.5pt" style:font-weight-asian="normal" style:font-size-complex="10.5pt" style:font-weight-complex="normal"/>
    </style:style>
    <style:style style:name="T50" style:family="text">
      <style:text-properties fo:font-size="10.5pt" fo:language="es" fo:country="EC" fo:font-weight="normal" officeooo:rsid="005b6b8e" style:font-size-asian="10.5pt" style:font-weight-asian="normal" style:font-size-complex="10.5pt" style:font-weight-complex="normal"/>
    </style:style>
    <style:style style:name="T51" style:family="text">
      <style:text-properties fo:font-size="10.5pt" fo:language="es" fo:country="EC" fo:background-color="#c0c0c0" style:font-size-asian="10.5pt" style:font-size-complex="10.5pt"/>
    </style:style>
    <style:style style:name="T52" style:family="text">
      <style:text-properties fo:font-size="10.5pt" fo:language="es" fo:country="EC" fo:font-style="normal" officeooo:rsid="0020aad7" style:font-size-asian="10.5pt" style:font-style-asian="normal" style:font-size-complex="10.5pt" style:font-style-complex="normal"/>
    </style:style>
    <style:style style:name="T53" style:family="text">
      <style:text-properties fo:font-size="10.5pt" officeooo:rsid="0050543f" style:font-name-asian="Times New Roman1" style:font-size-asian="10.5pt" style:language-asian="es" style:country-asian="EC" style:font-name-complex="Courier New3" style:font-size-complex="10.5pt"/>
    </style:style>
    <style:style style:name="T54" style:family="text">
      <style:text-properties fo:font-size="10.5pt" officeooo:rsid="0051a89f" style:font-name-asian="Times New Roman1" style:font-size-asian="10.5pt" style:language-asian="es" style:country-asian="EC" style:font-name-complex="Courier New3" style:font-size-complex="10.5pt"/>
    </style:style>
    <style:style style:name="T55" style:family="text">
      <style:text-properties fo:font-size="10.5pt" officeooo:rsid="00617597" style:font-size-asian="10.5pt" style:font-size-complex="10.5pt"/>
    </style:style>
    <style:style style:name="T56" style:family="text">
      <style:text-properties fo:font-size="10.5pt" officeooo:rsid="00630e07" style:font-size-asian="10.5pt" style:font-size-complex="10.5pt"/>
    </style:style>
    <style:style style:name="T57" style:family="text">
      <style:text-properties fo:font-size="10.5pt" officeooo:rsid="0063677a" style:font-size-asian="10.5pt" style:font-size-complex="10.5pt"/>
    </style:style>
    <style:style style:name="T58" style:family="text">
      <style:text-properties fo:font-size="10.5pt" officeooo:rsid="006369be" style:font-size-asian="10.5pt" style:font-size-complex="10.5pt"/>
    </style:style>
    <style:style style:name="T59" style:family="text">
      <style:text-properties fo:font-size="10.5pt" officeooo:rsid="00700464" style:font-size-asian="10.5pt" style:font-size-complex="10.5pt"/>
    </style:style>
    <style:style style:name="T60" style:family="text">
      <style:text-properties fo:font-size="10.5pt" officeooo:rsid="006f6e40" style:font-size-asian="10.5pt" style:font-size-complex="10.5pt"/>
    </style:style>
    <style:style style:name="T61" style:family="text">
      <style:text-properties fo:font-size="10.5pt" officeooo:rsid="007169a4" style:font-size-asian="10.5pt" style:font-size-complex="10.5pt"/>
    </style:style>
    <style:style style:name="T62" style:family="text">
      <style:text-properties fo:font-size="10.5pt" officeooo:rsid="0073dfa9" style:font-size-asian="10.5pt" style:font-size-complex="10.5pt"/>
    </style:style>
    <style:style style:name="T63" style:family="text">
      <style:text-properties fo:font-size="10.5pt" officeooo:rsid="00756e2b" style:font-size-asian="10.5pt" style:font-size-complex="10.5pt"/>
    </style:style>
    <style:style style:name="T64" style:family="text">
      <style:text-properties fo:font-size="10.5pt" officeooo:rsid="0077dc85" style:font-size-asian="10.5pt" style:font-size-complex="10.5pt"/>
    </style:style>
    <style:style style:name="T65" style:family="text">
      <style:text-properties fo:language="es" fo:country="EC"/>
    </style:style>
    <style:style style:name="T66" style:family="text">
      <style:text-properties fo:language="es" fo:country="EC" fo:font-weight="bold" style:font-weight-asian="bold" style:font-weight-complex="bold"/>
    </style:style>
    <style:style style:name="T67" style:family="text">
      <style:text-properties fo:language="es" fo:country="EC" fo:font-weight="normal" style:font-weight-asian="normal" style:font-weight-complex="normal"/>
    </style:style>
    <style:style style:name="T68" style:family="text">
      <style:text-properties fo:language="es" fo:country="EC" officeooo:rsid="007169a4"/>
    </style:style>
    <style:style style:name="T69" style:family="text">
      <style:text-properties fo:font-weight="bold" style:font-weight-asian="bold" style:font-weight-complex="bold"/>
    </style:style>
    <style:style style:name="T70" style:family="text">
      <style:text-properties fo:color="#808080" fo:font-size="10.5pt" fo:language="es" fo:country="EC" style:font-size-asian="10.5pt" style:font-size-complex="10.5pt"/>
    </style:style>
    <style:style style:name="T71" style:family="text">
      <style:text-properties fo:color="#808080" style:font-name="Calibri" fo:font-size="10.5pt" fo:language="es" fo:country="EC" style:font-size-asian="10.5pt" style:font-name-complex="Calibri2" style:font-size-complex="10.5pt"/>
    </style:style>
    <style:style style:name="T72" style:family="text">
      <style:text-properties style:font-name="Calibri" fo:font-size="10.5pt" fo:language="es" fo:country="EC" style:font-size-asian="10.5pt" style:font-name-complex="Calibri2" style:font-size-complex="10.5pt"/>
    </style:style>
    <style:style style:name="T73" style:family="text">
      <style:text-properties style:font-name="Calibri" fo:font-size="10.5pt" fo:language="es" fo:country="EC" fo:font-weight="bold" style:font-size-asian="10.5pt" style:font-weight-asian="bold" style:font-name-complex="Calibri2" style:font-size-complex="10.5pt"/>
    </style:style>
    <style:style style:name="T74"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75"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76"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77" style:family="text">
      <style:text-properties style:font-name="Courier New" fo:font-size="10.5pt" fo:language="es" fo:country="EC" style:font-size-asian="10.5pt" style:font-name-complex="Courier New3" style:font-size-complex="10.5pt"/>
    </style:style>
    <style:style style:name="T78"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79" style:family="text">
      <style:text-properties style:font-name="Courier New" fo:font-size="10.5pt" fo:language="es" fo:country="EC" fo:font-weight="bold" officeooo:rsid="00630e07" style:font-name-asian="Times New Roman1" style:font-size-asian="10.5pt" style:language-asian="es" style:country-asian="EC" style:font-weight-asian="bold" style:font-name-complex="Courier New3" style:font-size-complex="10.5pt"/>
    </style:style>
    <style:style style:name="T80" style:family="text">
      <style:text-properties style:font-name="Courier New" fo:font-size="10.5pt" fo:language="es" fo:country="EC" fo:font-weight="bold" fo:background-color="#ffffff" style:font-name-asian="Times New Roman1" style:font-size-asian="10.5pt" style:language-asian="es" style:country-asian="EC" style:font-weight-asian="bold" style:font-name-complex="Courier New3" style:font-size-complex="10.5pt"/>
    </style:style>
    <style:style style:name="T81" style:family="text">
      <style:text-properties style:font-name="Courier New" fo:font-size="10.5pt" fo:language="es" fo:country="EC" fo:background-color="#ffffff" style:font-name-asian="Times New Roman1" style:font-size-asian="10.5pt" style:language-asian="es" style:country-asian="EC" style:font-name-complex="Courier New3" style:font-size-complex="10.5pt"/>
    </style:style>
    <style:style style:name="T82" style:family="text">
      <style:text-properties style:font-name="Courier New" fo:font-size="10pt" style:font-size-asian="10pt" style:font-size-complex="10pt"/>
    </style:style>
    <style:style style:name="T83" style:family="text">
      <style:text-properties fo:font-weight="normal" style:font-weight-asian="normal" style:font-weight-complex="normal"/>
    </style:style>
    <style:style style:name="T84" style:family="text">
      <style:text-properties fo:font-weight="normal" officeooo:rsid="0039ba5a" style:font-weight-asian="normal" style:font-weight-complex="normal"/>
    </style:style>
    <style:style style:name="T85" style:family="text">
      <style:text-properties fo:font-weight="normal" officeooo:rsid="0055efa7" style:font-weight-asian="normal" style:font-weight-complex="normal"/>
    </style:style>
    <style:style style:name="T86" style:family="text">
      <style:text-properties fo:color="#000000" fo:font-size="10.5pt" fo:language="es" fo:country="EC" style:font-size-asian="10.5pt" style:font-name-complex="Calibri2" style:font-size-complex="10.5pt"/>
    </style:style>
    <style:style style:name="T87"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88" style:family="text">
      <style:text-properties fo:color="#000000" style:font-name="Currier New" fo:font-size="10.5pt" officeooo:rsid="007169a4" style:font-size-asian="10.5pt" style:font-size-complex="10.5pt"/>
    </style:style>
    <style:style style:name="T89" style:family="text">
      <style:text-properties style:font-name="Tahoma" fo:font-size="10.5pt" fo:language="es" fo:country="EC" style:font-size-asian="10.5pt" style:font-name-complex="Tahoma1" style:font-size-complex="10.5pt"/>
    </style:style>
    <style:style style:name="T90"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91" style:family="text">
      <style:text-properties officeooo:rsid="001c980b"/>
    </style:style>
    <style:style style:name="T92" style:family="text">
      <style:text-properties officeooo:rsid="001e11b5"/>
    </style:style>
    <style:style style:name="T93" style:family="text">
      <style:text-properties fo:font-style="normal" officeooo:rsid="0020aad7" style:font-style-asian="normal" style:font-style-complex="normal"/>
    </style:style>
    <style:style style:name="T94" style:family="text">
      <style:text-properties officeooo:rsid="0029ad37"/>
    </style:style>
    <style:style style:name="T95" style:family="text">
      <style:text-properties officeooo:rsid="002cee96"/>
    </style:style>
    <style:style style:name="T96" style:family="text">
      <style:text-properties fo:font-size="7pt" officeooo:rsid="002cee96" style:font-size-asian="7pt" style:font-size-complex="7pt"/>
    </style:style>
    <style:style style:name="T97" style:family="text">
      <style:text-properties fo:font-size="7pt" fo:font-style="normal" officeooo:rsid="002cee96" style:font-size-asian="7pt" style:font-style-asian="normal" style:font-size-complex="7pt" style:font-style-complex="normal"/>
    </style:style>
    <style:style style:name="T98" style:family="text">
      <style:text-properties fo:font-size="7pt" fo:font-style="normal" officeooo:rsid="0020aad7" style:font-size-asian="7pt" style:font-style-asian="normal" style:font-size-complex="7pt" style:font-style-complex="normal"/>
    </style:style>
    <style:style style:name="T99" style:family="text">
      <style:text-properties officeooo:rsid="00315afd"/>
    </style:style>
    <style:style style:name="T100" style:family="text">
      <style:text-properties officeooo:rsid="0033501f"/>
    </style:style>
    <style:style style:name="T101" style:family="text">
      <style:text-properties officeooo:rsid="00347e3a"/>
    </style:style>
    <style:style style:name="T102" style:family="text">
      <style:text-properties officeooo:rsid="0037aaf6"/>
    </style:style>
    <style:style style:name="T103" style:family="text">
      <style:text-properties officeooo:rsid="003a48cc"/>
    </style:style>
    <style:style style:name="T104" style:family="text">
      <style:text-properties officeooo:rsid="003ca0e6"/>
    </style:style>
    <style:style style:name="T105" style:family="text">
      <style:text-properties fo:font-size="6pt" officeooo:rsid="003ca0e6" style:font-size-asian="6pt" style:font-size-complex="6pt"/>
    </style:style>
    <style:style style:name="T106" style:family="text">
      <style:text-properties fo:font-size="9pt" officeooo:rsid="003ca0e6" style:font-size-asian="9pt" style:font-size-complex="9pt"/>
    </style:style>
    <style:style style:name="T107" style:family="text">
      <style:text-properties officeooo:rsid="003d4c1e"/>
    </style:style>
    <style:style style:name="T108" style:family="text">
      <style:text-properties officeooo:rsid="003dd08d"/>
    </style:style>
    <style:style style:name="T109" style:family="text">
      <style:text-properties officeooo:rsid="003f27a7"/>
    </style:style>
    <style:style style:name="T110" style:family="text">
      <style:text-properties officeooo:rsid="003fcf52"/>
    </style:style>
    <style:style style:name="T111" style:family="text">
      <style:text-properties fo:font-style="italic" style:font-style-asian="italic" style:font-style-complex="italic"/>
    </style:style>
    <style:style style:name="T112" style:family="text">
      <style:text-properties officeooo:rsid="003ffabf"/>
    </style:style>
    <style:style style:name="T113" style:family="text">
      <style:text-properties officeooo:rsid="00482490"/>
    </style:style>
    <style:style style:name="T114" style:family="text">
      <style:text-properties officeooo:rsid="0049b0b9"/>
    </style:style>
    <style:style style:name="T115" style:family="text">
      <style:text-properties fo:background-color="transparent"/>
    </style:style>
    <style:style style:name="T116" style:family="text">
      <style:text-properties officeooo:rsid="0051a89f"/>
    </style:style>
    <style:style style:name="T117" style:family="text">
      <style:text-properties style:font-name="Currier New" fo:font-size="10.5pt" officeooo:rsid="007169a4" style:font-size-asian="10.5pt" style:font-size-complex="10.5pt"/>
    </style:style>
    <style:style style:name="T118" style:family="text">
      <style:text-properties style:font-name="Courier New1" fo:font-size="10.5pt" style:font-size-asian="10.5pt" style:font-size-complex="10.5pt"/>
    </style:style>
    <style:style style:name="T119" style:family="text">
      <style:text-properties style:font-name="Courier New1" fo:font-size="10pt" fo:font-weight="normal" officeooo:rsid="0068ae1e" style:font-size-asian="10pt" style:font-weight-asian="normal" style:font-size-complex="10pt" style:font-weight-complex="normal"/>
    </style:style>
    <style:style style:name="T120" style:family="text">
      <style:text-properties officeooo:rsid="00528a18"/>
    </style:style>
    <style:style style:name="T121" style:family="text">
      <style:text-properties officeooo:rsid="0053c8de"/>
    </style:style>
    <style:style style:name="T122" style:family="text">
      <style:text-properties officeooo:rsid="0055086d"/>
    </style:style>
    <style:style style:name="T123" style:family="text">
      <style:text-properties officeooo:rsid="0055efa7"/>
    </style:style>
    <style:style style:name="T124" style:family="text">
      <style:text-properties officeooo:rsid="005917a4"/>
    </style:style>
    <style:style style:name="T125" style:family="text">
      <style:text-properties officeooo:rsid="0059befd"/>
    </style:style>
    <style:style style:name="T126" style:family="text">
      <style:text-properties officeooo:rsid="005b6b8e"/>
    </style:style>
    <style:style style:name="T127" style:family="text">
      <style:text-properties officeooo:rsid="005cada9"/>
    </style:style>
    <style:style style:name="T128" style:family="text">
      <style:text-properties officeooo:rsid="005cafab"/>
    </style:style>
    <style:style style:name="T129" style:family="text">
      <style:text-properties officeooo:rsid="005efa67"/>
    </style:style>
    <style:style style:name="T130" style:family="text">
      <style:text-properties officeooo:rsid="0060071a"/>
    </style:style>
    <style:style style:name="T131" style:family="text">
      <style:text-properties officeooo:rsid="00617597"/>
    </style:style>
    <style:style style:name="T132" style:family="text">
      <style:text-properties officeooo:rsid="0063677a"/>
    </style:style>
    <style:style style:name="T133" style:family="text">
      <style:text-properties officeooo:rsid="006887b6"/>
    </style:style>
    <style:style style:name="T134" style:family="text">
      <style:text-properties officeooo:rsid="0068ae1e"/>
    </style:style>
    <style:style style:name="T135" style:family="text">
      <style:text-properties fo:font-size="10pt" fo:font-weight="normal" officeooo:rsid="0068ae1e" style:font-size-asian="10pt" style:font-weight-asian="normal" style:font-size-complex="10pt" style:font-weight-complex="normal"/>
    </style:style>
    <style:style style:name="T136" style:family="text">
      <style:text-properties officeooo:rsid="006d834d"/>
    </style:style>
    <style:style style:name="T137" style:family="text">
      <style:text-properties officeooo:rsid="006f6e40"/>
    </style:style>
    <style:style style:name="T138" style:family="text">
      <style:text-properties officeooo:rsid="007169a4"/>
    </style:style>
    <style:style style:name="T139" style:family="text">
      <style:text-properties officeooo:rsid="00720a57"/>
    </style:style>
    <style:style style:name="T140" style:family="text">
      <style:text-properties officeooo:rsid="0073dfa9"/>
    </style:style>
    <style:style style:name="T141" style:family="text">
      <style:text-properties officeooo:rsid="00748b09"/>
    </style:style>
    <style:style style:name="T142" style:family="text">
      <style:text-properties officeooo:rsid="00756e2b"/>
    </style:style>
    <style:style style:name="T143" style:family="text">
      <style:text-properties officeooo:rsid="0077dc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P2Convenciones:</text:p>
      <text:list xml:id="list1138473688074116691" text:style-name="WWNum1">
        <text:list-item>
          <text:p text:style-name="P182">Las referencias vyan entre corchetes <text:s/>y en una barra verde a la derecha</text:p>
        </text:list-item>
        <text:list-item>
          <text:p text:style-name="P183">El código fuente debe ir formateado y coloreado y con fuente <text:span text:style-name="T120">Courier New a 10.5 </text:span><text:s/><text:span text:style-name="T116">el codigo php esta formateado como basic y html como xml</text:span></text:p>
        </text:list-item>
        <text:list-item>
          <text:p text:style-name="P182">Notas aparecen rodeada de dos líneas <text:s/>con letras azules</text:p>
        </text:list-item>
        <text:list-item>
          <text:p text:style-name="P182">Todas las clases tienen nombres con la primera en mayúsculas</text:p>
        </text:list-item>
        <text:list-item>
          <text:p text:style-name="P182">El nombre de las funciones o métodos siguen la regla de estilo camelCase a excepción los de los controladores </text:p>
        </text:list-item>
        <text:list-item>
          <text:p text:style-name="P182">Las observaciones dela vida real están en plomo y empiezan con la palabra Observacion</text:p>
        </text:list-item>
      </text:list>
      <text:p text:style-name="P1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Temario.</text:p>
      <text:p text:style-name="P26">1. Primer Capítulo</text:p>
      <text:p text:style-name="P26">1.1. Definición Y Origen De Internet</text:p>
      <text:p text:style-name="P26"/>
      <text:p text:style-name="P1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1.<text:tab/>Capítulo I</text:p>
      <text:p text:style-name="P21"/>
      <text:p text:style-name="P31">En este capítulo he tratado de dar una introducción a los temas que sientan las bases para iniciar el desarrollo de CMS, <text:span text:style-name="T91">se enfoca en conceptos sencillos y </text:span><text:s/>lo más claro<text:span text:style-name="T91">s </text:span>posible con ejemplos prácticos y completamente válidos, gran parte de este capítulo está dedicada meramente a los conceptos, <text:span text:style-name="T91">y la </text:span><text:span text:style-name="T92">comprensión</text:span><text:span text:style-name="T91"> inicial del problema.</text:span></text:p>
      <text:p text:style-name="P12"/>
      <text:p text:style-name="P21">1.1.<text:tab/>Definición Y Origen De Internet</text:p>
      <text:p text:style-name="P31"><text:span text:style-name="T92">Un buen inicio sería</text:span> citar la definición que Wikipedia da a la palabra Internet:</text:p>
      <text:p text:style-name="P13"/>
      <text:p text:style-name="P97">Internet es un conjunto descentralizado de redes de comunicación interconectadas que utilizan la familia de protocolos TCP/IP, garantizando que las redes físicas heterogéneas que la componen funcionen como una red lógica única, de alcance mundial. </text:p>
      <text:p text:style-name="P96"><text:span text:style-name="T52">(</text:span><text:a xlink:type="simple" xlink:href="https://es.wikipedia.org/wiki/Internet"><text:span text:style-name="T93">https://es.wikipedia.org/wiki/Internet</text:span></text:a><text:span text:style-name="T93"> </text:span><text:span text:style-name="T97">j</text:span><text:span text:style-name="T98">ulio-2013</text:span><text:span text:style-name="T52">).</text:span></text:p>
      <text:p text:style-name="P100"/>
      <text:p text:style-name="P13"><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3"/>
      <text:p text:style-name="P15"><text:span text:style-name="T30">C</text:span><text:span text:style-name="T31">omputador:</text:span></text:p>
      <text:p text:style-name="P5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50"/>
      <text:p text:style-name="P15"><text:span text:style-name="T31">Navegador</text:span><text:span text:style-name="T30"> W</text:span><text:span text:style-name="T31">eb:</text:span></text:p>
      <text:p text:style-name="P6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27"/>
      <text:p text:style-name="P27"/>
      <text:p text:style-name="P27"/>
      <text:p text:style-name="P15"><text:span text:style-name="T30">D</text:span><text:span text:style-name="T31">irección</text:span><text:span text:style-name="T30"> IP:</text:span></text:p>
      <text:p text:style-name="P16"><text:span text:style-name="T47">La dirección IP es un conjunto de números que identifica un elemento dentro de una red (computador, teléfono, impresora, router, fax, etc), todos los equipos que </text:span><text:soft-page-break/><text:span text:style-name="T47">se conectan a internet necesitan una dirección IP para navegar, es a travéz de ella </text:span><text:span text:style-name="T47">que se puede detectar y localizar a un equipo en internet, cada uno de los cibernautas tienen una numero IP único.</text:span></text:p>
      <text:p text:style-name="P51"/>
      <text:p text:style-name="P15"><text:span text:style-name="T30">R</text:span><text:span text:style-name="T31">outer:</text:span></text:p>
      <text:p text:style-name="P16"><text:span text:style-name="T47">Equipo electrónico con capacidad de transferir información de un dispositi</text:span><text:span text:style-name="T47">vo a otro empleando protocolos de comunicación, por lo general es el que representa a una red frente al internet es decir es el que permite acceder a internet a varios equipos bajo una misma IP, con </text:span><text:span text:style-name="T48">autonomía</text:span><text:span text:style-name="T47"> completa.</text:span></text:p>
      <text:p text:style-name="P51"/>
      <text:p text:style-name="P16"><text:span text:style-name="T30">R</text:span><text:span text:style-name="T31">ed:</text:span></text:p>
      <text:p text:style-name="P57">Es la unión de equipos conectados a un router, una de las principales características de una red es la de compartir información por ende la de trabajar por un objetivo común.</text:p>
      <text:p text:style-name="P57"/>
      <text:p text:style-name="P27">P<text:span text:style-name="T94">rotocolos</text:span> D<text:span text:style-name="T94">e</text:span> <text:span text:style-name="T94">Comunicación:</text:span></text:p>
      <text:p text:style-name="P52">Son técnicas que permiten transportar información de un sitio a otro usando algoritmos matemáticos complejos, la mayoría de los protocolos encriptan (codificar) la información y la dividen en bloques para hacerla más transportable. </text:p>
      <text:p text:style-name="P53"/>
      <text:p text:style-name="P13"><text:span text:style-name="T29">S</text:span><text:span text:style-name="T32">ervidor:</text:span></text:p>
      <text:p text:style-name="P6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53">Los servidores son equipos que van desde el tamaño de un computador normal hasta tan grandes como una habitación (Google tiene un datacenter del tamaño de 9 canchas de fútbol).</text:p>
      <text:p text:style-name="P28"/>
      <text:p text:style-name="P22">H<text:span text:style-name="T94">ipertexto:</text:span></text:p>
      <text:p text:style-name="P53">Al ser este un termino esencial para la web prefiero citar a Wikipedia.</text:p>
      <text:p text:style-name="P53"/>
      <text:p text:style-name="P9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98"><text:span text:style-name="T95">(</text:span><text:a xlink:type="simple" xlink:href="http://es.wikipedia.org/wiki/Hipertexto"><text:span text:style-name="T95">http://es.wikipedia.org/wiki/Hipertexto</text:span></text:a><text:span text:style-name="T95"> </text:span><text:span text:style-name="T96">julio-2013</text:span><text:span text:style-name="T95">)</text:span></text:p>
      <text:p text:style-name="P101"/>
      <text:p text:style-name="P101">Un claro ejemplo de hipertexto sería el enlace de la cita de Wikipedia. Cuando se crea un sitio en internet lo hacemos con hipertexto todo el sitio está enlazado y funciona a partir de códigos informáticos.</text:p>
      <text:p text:style-name="P53"/>
      <text:p text:style-name="P15"><text:span text:style-name="T30">W</text:span><text:span text:style-name="T32">eb:</text:span></text:p>
      <text:p text:style-name="P66"><text:span text:style-name="T9">Se lo conoce como World Wide Web (WWW) o Red informática mundial, e</text:span><text:span text:style-name="T8">s la unión de todos los elementos que hemos visto, con la ayuda de los seres humanos claro está.</text:span></text:p>
      <text:p text:style-name="P29"/>
      <text:p text:style-name="P29"/>
      <text:p text:style-name="P29"/>
      <text:p text:style-name="P29"/>
      <text:p text:style-name="P29"/>
      <text:p text:style-name="P29"/>
      <text:p text:style-name="P29"><text:soft-page-break/></text:p>
      <text:list xml:id="list1555802480696229507" text:style-name="WWNum3">
        <text:list-item>
          <text:list>
            <text:list-item>
              <text:list>
                <text:list-item>
                  <text:p text:style-name="P185">Orígenes</text:p>
                </text:list-item>
              </text:list>
            </text:list-item>
          </text:list>
        </text:list-item>
      </text:list>
      <text:p text:style-name="P31">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2"/>
      <text:list xml:id="list93240522" text:continue-numbering="true" text:style-name="WWNum3">
        <text:list-item>
          <text:list>
            <text:list-item>
              <text:list>
                <text:list-item>
                  <text:p text:style-name="P184">Internet En La Actualidad</text:p>
                </text:list-item>
              </text:list>
            </text:list-item>
          </text:list>
        </text:list-item>
      </text:list>
      <text:p text:style-name="P31">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31">Veamos otro ejemplo, para este ejemplo vamos a pensar en el gobierno antes todos los tramites se los realizaba de manera presencial en la institución, ahora en la mayoría de ellas muchos de sus trámites se los realiza por internet.</text:p>
      <text:p text:style-name="P13"/>
      <text:p text:style-name="P31">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3"/>
      <text:p text:style-name="P13"/>
      <text:list xml:id="list2102614987" text:continue-numbering="true" text:style-name="WWNum3">
        <text:list-item>
          <text:list>
            <text:list-item>
              <text:p text:style-name="P184">Definición De Sitios Web, Su Estructura E Importancia</text:p>
            </text:list-item>
          </text:list>
        </text:list-item>
      </text:list>
      <text:p text:style-name="P31">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31"/>
      <text:p text:style-name="P13"><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3"/>
      <text:p text:style-name="P31">Un sitio tiene los siguientes elementos:</text:p>
      <text:p text:style-name="P12"/>
      <text:list xml:id="list3628921223944107462" text:style-name="WWNum4">
        <text:list-item>
          <text:p text:style-name="P186">Dirección IP única, la de Google.com es 74.125.130.99</text:p>
        </text:list-item>
        <text:list-item>
          <text:p text:style-name="P186">Nombre de Dominio asignado a la IP www.google.com (dirección web)</text:p>
        </text:list-item>
        <text:list-item>
          <text:p text:style-name="P186"><text:soft-page-break/>Estructura de árbol o jerárquica: A partir de una página de bienvenida o portal (raíz) se abren unas secciones (ramas) que a su vez contienen múltiples páginas web (hojas) </text:p>
        </text:list-item>
        <text:list-item>
          <text:p text:style-name="P186">Estructura lineal: a partir de una página de bienvenida o portal se suceden las siguientes páginas una tras otra como si se tratara de un libro. </text:p>
        </text:list-item>
        <text:list-item>
          <text:p text:style-name="P186">Estructura en red: Las páginas que forman el sitio web se enlazan unas con otras según sus contenidos en una especie de red en la que no se aprecia ningún tipo de jerarquía.</text:p>
        </text:list-item>
      </text:list>
      <text:p text:style-name="P74"/>
      <text:p text:style-name="P31">Existen dos tipos de Sitios Web:</text:p>
      <text:p text:style-name="P31"/>
      <text:p text:style-name="P24">Página Web:</text:p>
      <text:p text:style-name="P4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43"/>
      <text:p text:style-name="P43">La estructura más básica de una pagina web <text:span text:style-name="T102">esta basado en etiquetas,</text:span> código <text:span text:style-name="T102">de una pagina sencilla</text:span>:</text:p>
      <text:p text:style-name="P67"/>
      <text:p text:style-name="P67"><text:span text:style-name="_5f_XMLBracket"><text:span text:style-name="T118">&lt;</text:span></text:span><text:span text:style-name="_5f_XMLElement"><text:span text:style-name="T118">html</text:span></text:span><text:span text:style-name="_5f_XMLBracket"><text:span text:style-name="T118">&gt;</text:span></text:span></text:p>
      <text:p text:style-name="P67"><text:span text:style-name="T118"><text:tab/></text:span><text:span text:style-name="_5f_XMLBracket"><text:span text:style-name="T118">&lt;</text:span></text:span><text:span text:style-name="_5f_XMLElement"><text:span text:style-name="T118">head</text:span></text:span><text:span text:style-name="_5f_XMLBracket"><text:span text:style-name="T118">&gt;</text:span></text:span></text:p>
      <text:p text:style-name="P67"><text:span text:style-name="T118"><text:tab/><text:tab/></text:span><text:span text:style-name="_5f_XMLBracket"><text:span text:style-name="T118">&lt;</text:span></text:span><text:span text:style-name="_5f_XMLKeyWord"><text:span text:style-name="T118">title</text:span></text:span><text:span text:style-name="_5f_XMLBracket"><text:span text:style-name="T118">&gt;</text:span></text:span><text:span text:style-name="_5f_XMLContent"><text:span text:style-name="T118">Mi primer sitio Web</text:span></text:span><text:span text:style-name="_5f_XMLBracket"><text:span text:style-name="T118">&lt;/</text:span></text:span><text:span text:style-name="_5f_XMLKeyWord"><text:span text:style-name="T118">title</text:span></text:span><text:span text:style-name="_5f_XMLBracket"><text:span text:style-name="T118">&gt;</text:span></text:span></text:p>
      <text:p text:style-name="P67"><text:span text:style-name="T118"><text:tab/></text:span><text:span text:style-name="_5f_XMLBracket"><text:span text:style-name="T118">&lt;/</text:span></text:span><text:span text:style-name="_5f_XMLElement"><text:span text:style-name="T118">head</text:span></text:span><text:span text:style-name="_5f_XMLBracket"><text:span text:style-name="T118">&gt;</text:span></text:span></text:p>
      <text:p text:style-name="P67"><text:span text:style-name="T118"><text:tab/></text:span><text:span text:style-name="_5f_XMLBracket"><text:span text:style-name="T118">&lt;</text:span></text:span><text:span text:style-name="_5f_XMLElement"><text:span text:style-name="T118">body</text:span></text:span><text:span text:style-name="_5f_XMLBracket"><text:span text:style-name="T118">&gt;</text:span></text:span></text:p>
      <text:p text:style-name="P67"><text:span text:style-name="T118"><text:tab/><text:tab/></text:span><text:span text:style-name="_5f_XMLBracket"><text:span text:style-name="T118">&lt;</text:span></text:span><text:span text:style-name="_5f_XMLElement"><text:span text:style-name="T118">p</text:span></text:span><text:span text:style-name="_5f_XMLBracket"><text:span text:style-name="T118">&gt;</text:span></text:span><text:span text:style-name="_5f_XMLContent"><text:span text:style-name="T118">Hola mundo</text:span></text:span><text:span text:style-name="_5f_XMLBracket"><text:span text:style-name="T118">&lt;/</text:span></text:span><text:span text:style-name="_5f_XMLElement"><text:span text:style-name="T118">p</text:span></text:span><text:span text:style-name="_5f_XMLBracket"><text:span text:style-name="T118">&gt;</text:span></text:span></text:p>
      <text:p text:style-name="P67"><text:span text:style-name="T118"><text:tab/></text:span><text:span text:style-name="_5f_XMLBracket"><text:span text:style-name="T118">&lt;/</text:span></text:span><text:span text:style-name="_5f_XMLElement"><text:span text:style-name="T118">body</text:span></text:span><text:span text:style-name="_5f_XMLBracket"><text:span text:style-name="T118">&gt;</text:span></text:span></text:p>
      <text:p text:style-name="P67"><text:span text:style-name="_5f_XMLBracket"><text:span text:style-name="T118">&lt;/</text:span></text:span><text:span text:style-name="_5f_XMLElement"><text:span text:style-name="T118">html</text:span></text:span><text:span text:style-name="_5f_XMLBracket"><text:span text:style-name="T118">&gt;</text:span></text:span></text:p>
      <text:p text:style-name="P43"/>
      <text:p text:style-name="P34"><text:span text:style-name="T102">Todo el contenido de una página web va entre las etiquetas </text:span><text:span text:style-name="_5f_XMLBracket"><text:span text:style-name="T102">&lt;</text:span></text:span><text:span text:style-name="_5f_XMLElement"><text:span text:style-name="T102">html</text:span></text:span><text:span text:style-name="_5f_XMLBracket"><text:span text:style-name="T102">&gt; &lt;/</text:span></text:span><text:span text:style-name="_5f_XMLElement"><text:span text:style-name="T102">html</text:span></text:span><text:span text:style-name="_5f_XMLBracket"><text:span text:style-name="T102">&gt; </text:span></text:span><text:span text:style-name="T84">estas etiquetas es el inicio de la estructura de una pagina, una pagina es esta compuesta por cabecera, cuerpo y pie de página.</text:span></text:p>
      <text:p text:style-name="P22"/>
      <text:p text:style-name="P22">Sitios Estáticos:</text:p>
      <text:p text:style-name="P31">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99">o al desconocimiento del administrador ya que existen herramientas que permiten crear un sitio dinámico de forma fácil y personalizable</text:span>.</text:p>
      <text:p text:style-name="P74"/>
      <text:p text:style-name="P22">Sitios Dinámicos</text:p>
      <text:p text:style-name="P33">Estos sitios aparecen gracias a la creación de <text:span text:style-name="T100">herramientas</text:span> informátic<text:span text:style-name="T100">a</text:span>s desarrollad<text:span text:style-name="T100">a</text:span>s para el manejo de información del lado del servidor, <text:span text:style-name="T101">con el </text:span>aparecimiento de <text:span text:style-name="T101">los </text:span>lenguajes de programación <text:span text:style-name="T101">para servidores</text:span>, <text:span text:style-name="T10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43"/>
      <text:p text:style-name="P43"><text:soft-page-break/>Para concluir diré que un sitio dinámico es aquel que tiene la capacidad de responder a un evento ocasionado por un ente ajeno a si mismo, tiene la capacidad de procesar datos y transfórmalos en información.</text:p>
      <text:p text:style-name="P74"/>
      <text:p text:style-name="P22">Importancia de los Sitios WEB</text:p>
      <text:p text:style-name="P31">La importancia de los sitios web está en lo que las empresas y personas pueden hacer con ellos, existes sitios <text:span text:style-name="T101">de comercio, entretenimiento, publicidad, encuentros, buscadores. </text:span></text:p>
      <text:p text:style-name="P42"/>
      <text:p text:style-name="P43">Los sitios web es uno de los muchos canales que existen para comunicarse con el cliente y dar a conocer no solo nuestros servicios sino también nuestras necesidades, el internet es parte importante de las empresas.</text:p>
      <text:p text:style-name="P7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list xml:id="list555826742" text:continue-list="list2102614987" text:style-name="WWNum3">
        <text:list-item>
          <text:list>
            <text:list-item>
              <text:p text:style-name="P184">Introducción A los Frameworks</text:p>
            </text:list-item>
          </text:list>
        </text:list-item>
      </text:list>
      <text:p text:style-name="P11"/>
      <text:list xml:id="list1447638589" text:continue-numbering="true" text:style-name="WWNum3">
        <text:list-item>
          <text:list>
            <text:list-item>
              <text:list>
                <text:list-item>
                  <text:p text:style-name="P184">Introducción</text:p>
                </text:list-item>
              </text:list>
            </text:list-item>
          </text:list>
        </text:list-item>
      </text:list>
      <text:p text:style-name="P31">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03">menos tiempo</text:span>, podemos decir que un Framework es un esqueleto o esquema del sistema <text:span text:style-name="T103">en donde se implementa una aplicación.</text:span></text:p>
      <text:p text:style-name="P13"/>
      <text:p text:style-name="P31">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03">Ne</text:span>t <text:span text:style-name="T103">(</text:span>Framework de desarrollo de Microsoft<text:span text:style-name="T10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3"/>
      <text:p text:style-name="P13"><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44"/>
      <text:p text:style-name="P17"><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3"/>
      <text:p text:style-name="P13"><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1128426572208653381" text:style-name="L1">
        <text:list-item>
          <text:p text:style-name="P106">Falta de soporte </text:p>
        </text:list-item>
        <text:list-item>
          <text:p text:style-name="P106">Falta de rendimiento</text:p>
        </text:list-item>
        <text:list-item>
          <text:p text:style-name="P106">Escalabilidad</text:p>
        </text:list-item>
      </text:list>
      <text:p text:style-name="P45"/>
      <text:p text:style-name="P45"><text:soft-page-break/></text:p>
      <text:p text:style-name="P70">Los Frameworks son una herramienta muy útil es muy recomendable saber usar al menos uno.</text:p>
      <text:p text:style-name="P13"/>
      <text:p text:style-name="P13"/>
      <text:list xml:id="list2086948179" text:continue-list="list1447638589" text:style-name="WWNum3">
        <text:list-item>
          <text:list>
            <text:list-item>
              <text:list>
                <text:list-item>
                  <text:p text:style-name="P184">Historia</text:p>
                </text:list-item>
              </text:list>
            </text:list-item>
          </text:list>
        </text:list-item>
      </text:list>
      <text:p text:style-name="P31">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1"/>
      <text:p text:style-name="P31"><draw:frame draw:style-name="fr1" draw:name="gráficos6" text:anchor-type="paragraph" svg:width="15.229cm" svg:height="7.721cm" draw:z-index="5"><draw:image xlink:href="Pictures/1000000000000400000001EE73768815.jpg" xlink:type="simple" xlink:show="embed" xlink:actuate="onLoad"/></draw:frame></text:p>
      <text:p text:style-name="P46"/>
      <text:p text:style-name="P35"><text:span text:style-name="T104">(</text:span><text:a xlink:type="simple" xlink:href="http://www.mareosdeungeek.es/wp-content/uploads/2010/02/web-frameworks.jpg"><text:span text:style-name="T106">http://www.mareosdeungeek.es/wp-content/uploads/2010/02/web-frameworks.jpg</text:span></text:a><text:span text:style-name="T104"> <text:s/></text:span><text:span text:style-name="T105">julio-2013</text:span><text:span text:style-name="T104">)</text:span></text:p>
      <text:p text:style-name="P13"/>
      <text:p text:style-name="P13"/>
      <text:list xml:id="list1247856958" text:continue-numbering="true" text:style-name="WWNum3">
        <text:list-item>
          <text:list>
            <text:list-item>
              <text:list>
                <text:list-item>
                  <text:p text:style-name="P184">Tipos De Frameworks</text:p>
                </text:list-item>
              </text:list>
            </text:list-item>
          </text:list>
        </text:list-item>
      </text:list>
      <text:p text:style-name="P12"/>
      <text:p text:style-name="P22">Frameworks de Caja Blanca:</text:p>
      <text:p text:style-name="P13"><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3"/>
      <text:p text:style-name="P22">Frameworks de Caja Negra:</text:p>
      <text:p text:style-name="P31">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3"/>
      <text:p text:style-name="P22">Frameworks de Caja Gris: </text:p>
      <text:p text:style-name="P31"><text:soft-page-break/>La mayoría de los Frameworks son de Caja Gris,que son aquellos que contienen elementos de Caja Blanca y Caja Negra, y algunas partes se implementan vía herencia o composición, y otras a través de configuración de parámetros.</text:p>
      <text:p text:style-name="P12"/>
      <text:p text:style-name="P21">1.3.4.<text:tab/>¿Por qué usar un Framework?</text:p>
      <text:p text:style-name="P31">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831174236056387246" text:style-name="WWNum5">
        <text:list-item>
          <text:p text:style-name="P187">Manejan la seguridad de la aplicación</text:p>
        </text:list-item>
        <text:list-item>
          <text:p text:style-name="P187">Administran eficientemente una base de datos</text:p>
        </text:list-item>
        <text:list-item>
          <text:p text:style-name="P187">Desarrollo con poco código</text:p>
        </text:list-item>
        <text:list-item>
          <text:p text:style-name="P187">Mejores tiempos de desarrollo</text:p>
        </text:list-item>
        <text:list-item>
          <text:p text:style-name="P187">Evita tareas repetitivas y básicas</text:p>
        </text:list-item>
        <text:list-item>
          <text:p text:style-name="P187">Manejan la interfaz de usuario</text:p>
        </text:list-item>
        <text:list-item>
          <text:p text:style-name="P187">Brindan métodos y funciones generales</text:p>
        </text:list-item>
        <text:list-item>
          <text:p text:style-name="P187">Se aprende patrones de diseño y estilos de programación</text:p>
        </text:list-item>
        <text:list-item>
          <text:p text:style-name="P187">Los productos son más eficientes</text:p>
        </text:list-item>
      </text:list>
      <text:p text:style-name="P6"/>
      <text:p text:style-name="P21">1.4.<text:tab/>Introducción A La Programación Orientada A Objetos (POO)</text:p>
      <text:p text:style-name="P31">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3"/>
      <text:p text:style-name="P31">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3"/>
      <text:p text:style-name="P31">Con la aparición de la POO la informática hace grandes avances rediseñando el lenguaje de programación C para soportar objetos creando así C++, el cual fue aceptado y domino a los demás lenguajes gracias al surgimiento de las interfaces <text:span text:style-name="T10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3"/>
      <text:p text:style-name="P31"><text:soft-page-break/>En nuestro caso es lenguaje que nos interesa es PHP el cual en su versión 5 se ha modificado <text:span text:style-name="T108">para </text:span><text:s/>soporta<text:span text:style-name="T108">r</text:span> una orientación completa a objetos, cumpliendo todas las características propias de la orientación a objetos, gracias a estas características podemos hablar de crear una aplicación con objetos los mismos que veremos más adelante.</text:p>
      <text:p text:style-name="P12"/>
      <text:p text:style-name="P21">1.4.1.<text:tab/>Elementos De La POO</text:p>
      <text:p text:style-name="P31">Hay más de un factor que determina la POO los cuales la identifican de otros paradigmas revisemos los principales:</text:p>
      <text:p text:style-name="P13"/>
      <text:p text:style-name="P22">Abstracción</text:p>
      <text:p text:style-name="P31">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1">El proceso de abstracción permite seleccionar las características relevantes dentro de un conjunto e identificar comportamientos comunes para definir nuevos tipos de entidades del mundo real. </text:p>
      <text:p text:style-name="P13"/>
      <text:p text:style-name="P31">La abstracción es clave en el proceso de análisis y diseño orientado a objetos, ya que mediante ella podemos llegar a armar un conjunto de clases que permitan modelar la realidad o el problema que se quiere resolver.</text:p>
      <text:p text:style-name="P13"/>
      <text:p text:style-name="P13"/>
      <text:p text:style-name="P22"><text:span text:style-name="T109">Encapsula-miento</text:span>:</text:p>
      <text:p text:style-name="P31">Reúne al mismo nivel de abstracción a todos los elementos que pueden considerase pertenecientes a una misma entidad, la encapsulación es la creación del objeto, el cual se obtuvo de la abstracción del objeto real con sus propiedades y métodos.</text:p>
      <text:p text:style-name="P13"/>
      <text:p text:style-name="P22">Modularidad:</text:p>
      <text:p text:style-name="P31">Característica que permite dividir a una aplicación en partes pequeñas o varios módulos, las mismas que trabajan de forma independiente pero de manera colaborativa.</text:p>
      <text:p text:style-name="P13"/>
      <text:p text:style-name="P22">Ocultación (Aislamiento):</text:p>
      <text:p text:style-name="P1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3"/>
      <text:p text:style-name="P22">Polimorfismo:</text:p>
      <text:p text:style-name="P31">Es la capacidad que da a diferentes objetos del mismo tipo o instancias de la misma clase, la posibilidad de contar con métodos y propiedades con el mismo nombre sin que ello genere problemas entre un objeto y otro igual.</text:p>
      <text:p text:style-name="P13"/>
      <text:p text:style-name="P22">Herencia:</text:p>
      <text:p text:style-name="P31">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3"/>
      <text:p text:style-name="P22">Recolección de Basura:</text:p>
      <text:p text:style-name="P31">Esta es una técnica que elimina de la memoria a todos los objetos que ya no se están utilizando, los lenguajes de programación tienen esta característica para liberar la memoria.</text:p>
      <text:p text:style-name="P13"/>
      <text:p text:style-name="P21">1.4.2.<text:tab/>Objeto:</text:p>
      <text:p text:style-name="P31">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0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31"/>
      <text:list xml:id="list870908978337496529" text:style-name="L2">
        <text:list-item>
          <text:p text:style-name="P133"><text:span text:style-name="T29">Propiedad: </text:span><text:span text:style-name="T2">También conocidos como atributos, son variables que contienen datos asociados a un objeto, son las propiedades quienes guardan la información del objeto.</text:span></text:p>
        </text:list-item>
      </text:list>
      <text:p text:style-name="P21"/>
      <text:list xml:id="list1063419697" text:continue-numbering="true" text:style-name="L2">
        <text:list-item>
          <text:p text:style-name="P133"><text:span text:style-name="T29">Método: </text:span><text:span text:style-name="T2">Es un algoritmo asociado a un objeto que trabaja con sus propiedades, indica lo que el objeto está en capacidad de hacer.</text:span></text:p>
        </text:list-item>
      </text:list>
      <text:p text:style-name="P13"/>
      <text:p text:style-name="P31">Dentro de la programación, un objeto es una instancia a una clase y la clase es la descripción de un objeto del mundo real, sea este real (una factura) o imaginario (una venta), veamos un ejemplo de objeto real <text:span text:style-name="T110">h</text:span>e imaginario tomado de la vida real.</text:p>
      <text:p text:style-name="P13"/>
      <text:p text:style-name="P22">Ejemplo de Objeto Real.</text:p>
      <text:p text:style-name="P31">Este ejemplo vamos a ver a una Factura como un objeto y lo llamo objeto real porque es algo que podemos tocar ver y documentar, antes de comenzar demos un vistazo a la siguiente imagen y veamos qué es lo que compone una factura.</text:p>
      <text:p text:style-name="P13"/>
      <text:p text:style-name="P31">Me tome la libertad de incluir números en las características principales de la factura el cual voy a revisar y comentar uno a uno.</text:p>
      <text:p text:style-name="P13"/>
      <text:list xml:id="list2891878797233949071" text:style-name="WWNum6">
        <text:list-item>
          <text:p text:style-name="P188">Nombre del documento, este es el nombre que tiene le documento en este caso se llama factura, ya que existen otros tipos de comprobantes como Recibos o Notas de Venta</text:p>
        </text:list-item>
        <text:list-item>
          <text:p text:style-name="P188">Numero de Factura, este es un número único de factura, es el que identifica a una factura de otra.</text:p>
        </text:list-item>
        <text:list-item>
          <text:p text:style-name="P188">RUC es un numero único que identifica al emisor de las facturas</text:p>
        </text:list-item>
        <text:list-item>
          <text:p text:style-name="P188">Información para contactarse con el emisor</text:p>
        </text:list-item>
        <text:list-item>
          <text:p text:style-name="P188"><text:soft-page-break/>Información del Cliente</text:p>
        </text:list-item>
        <text:list-item>
          <text:p text:style-name="P188"><text:span text:style-name="T110">Ítems </text:span>de venta, contiene<text:span text:style-name="T110">n</text:span> el bien o servicio comercializado entre el emisor y el cliente</text:p>
        </text:list-item>
        <text:list-item>
          <text:p text:style-name="P188">Información de subtotales e impuestos</text:p>
        </text:list-item>
      </text:list>
      <text:p text:style-name="P13"/>
      <text:p text:style-name="P31">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1">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3"/>
      <text:p text:style-name="P22">Resumen de propiedades encontrados al objeto Factura</text:p>
      <text:list xml:id="list8142100772498232909" text:style-name="WWNum7">
        <text:list-item>
          <text:p text:style-name="P189">Numero factura</text:p>
        </text:list-item>
        <text:list-item>
          <text:p text:style-name="P189">RUC emisor</text:p>
        </text:list-item>
        <text:list-item>
          <text:p text:style-name="P189">Dirección del emisor</text:p>
        </text:list-item>
        <text:list-item>
          <text:p text:style-name="P189">Teléfono emisor</text:p>
        </text:list-item>
        <text:list-item>
          <text:p text:style-name="P189">Email emisor</text:p>
        </text:list-item>
        <text:list-item>
          <text:p text:style-name="P189">Nombre del cliente</text:p>
        </text:list-item>
        <text:list-item>
          <text:p text:style-name="P189">RUC/CI del cliente</text:p>
        </text:list-item>
        <text:list-item>
          <text:p text:style-name="P189">Fecha de facturación</text:p>
        </text:list-item>
        <text:list-item>
          <text:p text:style-name="P189">Teléfono del cliente</text:p>
        </text:list-item>
        <text:list-item>
          <text:p text:style-name="P189">Ítems de venta</text:p>
        </text:list-item>
      </text:list>
      <text:p text:style-name="P31"/>
      <text:p text:style-name="P36">Como podemos ver no es difícil saber lo que contiene cada una de las propiedades, <text:span text:style-name="T11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3"/>
      <text:p text:style-name="P22">Resumen de Métodos encontrados en el objeto Factura</text:p>
      <text:list xml:id="list975433290524334023" text:style-name="WWNum8">
        <text:list-item>
          <text:p text:style-name="P191">Facturar</text:p>
        </text:list-item>
        <text:list-item>
          <text:p text:style-name="P190">Anular Factura</text:p>
        </text:list-item>
        <text:list-item>
          <text:p text:style-name="P190">Cobrar Factura</text:p>
        </text:list-item>
        <text:list-item>
          <text:p text:style-name="P190">Abonar Factura</text:p>
        </text:list-item>
        <text:list-item>
          <text:p text:style-name="P190">Subtotal</text:p>
        </text:list-item>
        <text:list-item>
          <text:p text:style-name="P190">IVA</text:p>
        </text:list-item>
        <text:list-item>
          <text:p text:style-name="P190">Total</text:p>
        </text:list-item>
      </text:list>
      <text:p text:style-name="P13"/>
      <text:p text:style-name="P31">Se preguntarán porque el <text:span text:style-name="T111">subtotal</text:span>, <text:span text:style-name="T111">total </text:span>e <text:span text:style-name="T111">IVA </text:span>están como métodos en lugar de propiedades, la respuesta es simple el subtotal es la suma del costo de los <text:span text:style-name="T11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1">Además se muestra métodos como facturar que es crear una factura nueva, cobrar factura que es marcar a una factura como pagada para esto es necesario crear una propiedad en la que podamos guardar este estado, lo mismo sucede con abonar y anular factura.</text:p>
      <text:p text:style-name="P13"/>
      <text:p text:style-name="P61">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1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10">referenciarlos</text:span> a la factura con esto ya no habría la necesidad de estar ingresado la descripción o los valores en las líneas de los ítems de la factura.</text:p>
      <text:p text:style-name="P13"/>
      <text:p text:style-name="P22">Ejemplo de Objeto Imaginario.</text:p>
      <text:p text:style-name="P13"/>
      <text:p text:style-name="P31">Para este ejemplo quería mostrarles como se hace el análisis para crear un objeto imaginario básico, este trabajo no pretende ser un manual para nada de ningún tipo, <text:span text:style-name="T110">pero son elementos que un programador debe conocer.</text:span></text:p>
      <text:p text:style-name="P13"/>
      <text:p text:style-name="P31">Pensemos en algo que todos lo que hemos programado necesitamos, un objeto que trabaje con la base de datos, las ventajas de esto, es que para trabajar con la BD solamente hace falta llamar al objeto e indicarle lo que tiene que hacer, <text:span text:style-name="T110">es una entidad que trabaja directamente con la base de datos y sirve de enlace para los demás niveles de la aplicación </text:span><text:span text:style-name="T112">brindando seguridad a los datos</text:span><text:span text:style-name="T110">.</text:span></text:p>
      <text:p text:style-name="P31"/>
      <text:p text:style-name="P30">Al igual que con la factura vamos a revisar las características principales del objeto:</text:p>
      <text:list xml:id="list7125336155685498471" text:style-name="WWNum9">
        <text:list-item>
          <text:p text:style-name="P192">Conectarse con la BD</text:p>
        </text:list-item>
        <text:list-item>
          <text:p text:style-name="P192">Enviar datos a la BD</text:p>
        </text:list-item>
        <text:list-item>
          <text:p text:style-name="P192">Traer datos de la BD</text:p>
        </text:list-item>
        <text:list-item>
          <text:p text:style-name="P192">Recibir órdenes y datos de la aplicación</text:p>
        </text:list-item>
        <text:list-item>
          <text:p text:style-name="P192">Enviar información a la aplicación</text:p>
        </text:list-item>
      </text:list>
      <text:p text:style-name="P13"/>
      <text:p text:style-name="P31">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3"/>
      <text:p text:style-name="P22">Resumen de Propiedades encontrados Objeto</text:p>
      <text:p text:style-name="P31">Para definir las propiedades del objeto primero tememos que ver sus características, las cuales listamos anteriormente.</text:p>
      <text:p text:style-name="P31"><text:soft-page-break/></text:p>
      <text:p text:style-name="P58"/>
      <text:p text:style-name="P58"/>
      <text:p text:style-name="P58">Conectarse con la DB:</text:p>
      <text:p text:style-name="P38">Para realizar una conexión hace falta conocer algunos datos como son:</text:p>
      <text:list xml:id="list7383238589817437809" text:style-name="WWNum10">
        <text:list-item>
          <text:p text:style-name="P193">Dirección del Servidor</text:p>
        </text:list-item>
        <text:list-item>
          <text:p text:style-name="P193">Puerto de Conexión</text:p>
        </text:list-item>
        <text:list-item>
          <text:p text:style-name="P193">Usuario de la BD</text:p>
        </text:list-item>
        <text:list-item>
          <text:p text:style-name="P193">Contraseña de la BD</text:p>
        </text:list-item>
        <text:list-item>
          <text:p text:style-name="P193">Nombre de la BD</text:p>
        </text:list-item>
      </text:list>
      <text:p text:style-name="P6"/>
      <text:p text:style-name="P31">Luego de saber dónde y cómo establecer una conexión con el servidor de bases de datos, empiezo a interactuar con él, analicemos el tipo de información que se va a enviar y recibir. </text:p>
      <text:p text:style-name="P31"/>
      <text:p text:style-name="P31">Se va a enviar cadenas de texto (consultas) y recibir datos, los datos que recibimos por lo general se retornan en forma de matriz o arreglo multidimensional.</text:p>
      <text:list xml:id="list5258978284908777324" text:style-name="WWNum11">
        <text:list-item>
          <text:p text:style-name="P194">Consulta</text:p>
        </text:list-item>
        <text:list-item>
          <text:p text:style-name="P195">Resultados en matriz</text:p>
        </text:list-item>
      </text:list>
      <text:p text:style-name="P13"/>
      <text:p text:style-name="P31">La consulta es la información que la aplicación solicita al objeto y los resultados es lo que la aplicación recibe del objeto.</text:p>
      <text:p text:style-name="P13"/>
      <text:p text:style-name="P54">Resumen de Métodos encontrados Objeto</text:p>
      <text:list xml:id="list5533325419063729487" text:style-name="WWNum12">
        <text:list-item>
          <text:p text:style-name="P206">Conectar y desconectar del servidor</text:p>
        </text:list-item>
        <text:list-item>
          <text:p text:style-name="P206">Controlar consultas</text:p>
        </text:list-item>
        <text:list-item>
          <text:p text:style-name="P206">Leer información de la BD</text:p>
        </text:list-item>
        <text:list-item>
          <text:p text:style-name="P206">Enviar datos a la BD</text:p>
        </text:list-item>
      </text:list>
      <text:p text:style-name="P13"/>
      <text:p text:style-name="P60">Observación: Si bien es cierto se puede conectar directamente la aplicación a la base de datos, no es recomendable ya que sería muy difícil mantener y controlar esa aplicación veamos el ¿por qué?.</text:p>
      <text:p text:style-name="P60"/>
      <text:p text:style-name="P60">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3"/>
      <text:p text:style-name="P13"><text:span text:style-name="T70">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70">código como lo haría normalmente, a esto se le conoce como inyección SQL, con el objeto esto podría ser neutralizado ya que primero depuramos la cadena de </text:span><text:span text:style-name="T70">consulta eliminando comandos que no deberían estar ahí o quitando caracteres de especiales.</text:span></text:p>
      <text:p text:style-name="P13"/>
      <text:p text:style-name="P13"/>
      <text:p text:style-name="P119"><text:soft-page-break/>Tipos De Datos</text:p>
      <text:p text:style-name="P119"/>
      <text:p text:style-name="P125"><text:span text:style-name="T121">La parte más importante de la programación en si son las variables, todos los lenguajes de programación sin excepción manejan variables, el contenido de las variables se lo conoce como dato, los datos tienen varios niveles de complejidad pero los más básicos son:</text:span></text:p>
      <text:list xml:id="list527573133526624092" text:style-name="L3">
        <text:list-item>
          <text:p text:style-name="P126"><text:span text:style-name="T121">Numéricos</text:span></text:p>
        </text:list-item>
        <text:list-item>
          <text:p text:style-name="P126"><text:span text:style-name="T121">Texto</text:span></text:p>
        </text:list-item>
        <text:list-item>
          <text:p text:style-name="P126"><text:span text:style-name="T121">Booleanos</text:span></text:p>
        </text:list-item>
      </text:list>
      <text:p text:style-name="P125"><text:span text:style-name="T121"/></text:p>
      <text:p text:style-name="P127"><text:span text:style-name="T122"/></text:p>
      <text:list xml:id="list791717567" text:continue-numbering="true" text:style-name="L3">
        <text:list-header>
          <text:p text:style-name="P126"><text:span text:style-name="T121"/></text:p>
        </text:list-header>
      </text:list>
      <text:p text:style-name="P149"><text:span text:style-name="T29">Numéricos:</text:span></text:p>
      <text:p text:style-name="P110"><text:span text:style-name="T123">Los datos de este tipo son usados principalmente para operaciones matemáticas, dentro de la programación existe una subdivisión para este tipo de datos, se los divide para optimizar el uso de la memoria y mejorar la precisión los cálculos.</text:span></text:p>
      <text:p text:style-name="P110"><text:span text:style-name="T123"/></text:p>
      <text:p text:style-name="P123"><text:span text:style-name="T123">Enteros.- </text:span><text:span text:style-name="T85">Son números enteros, en algunos lenguajes se dividen en pequeños (short int), normales (int), y grandes (big int), se especifica su tamaño al declarar la variable y el sistema le asigna un espacio de memoria de cuerdo al tipo de entero.</text:span></text:p>
      <text:p text:style-name="P123"><text:span text:style-name="T123">Flotantes.-</text:span><text:span text:style-name="T85"> Estos son números de precisión son números que tienen decimales al igual que los enteros se pueden clasificar en normales, pequeños, y grandes, en determinados lenguajes se puede establecer el numero de decimales que puede tener.</text:span></text:p>
      <text:p text:style-name="P110"><text:span text:style-name="T123"/></text:p>
      <text:p text:style-name="P149"><text:span text:style-name="T35">C</text:span><text:span text:style-name="T29">adenas</text:span></text:p>
      <text:p text:style-name="P111"><text:span text:style-name="T124">La cadenas </text:span><text:span text:style-name="T125">(</text:span><text:span text:style-name="T124">strings </text:span><text:span text:style-name="T125">| char)</text:span><text:span text:style-name="T124"> por su termino en ingles no son más que el conjunto de letras números y símbolos, </text:span><text:span text:style-name="T125">las cadenas son usadas para almacenar datos como nombres , lugares, etc, </text:span><text:span text:style-name="T124"><text:s/></text:span><text:span text:style-name="T125">la ventaja de los strings es el bajo consumo de memoria, en algunos lenguajes al igual como con los números se puede especificar el tamaño de la cadena como normal, pequeña, grande o muy grande.</text:span></text:p>
      <text:p text:style-name="P149"/>
      <text:p text:style-name="P120">Booleanos</text:p>
      <text:p text:style-name="P108">Este tipo de variable es quizás uno de los más primitivos pero aún es muy útil <text:s/>a la hora de desarrollar, <text:span text:style-name="T125">tiene el nivel más bajo de consumo de memoria a un bit , los posibles valores de estas variables son </text:span>“True” o “False” verdadero o falso.</text:p>
      <text:p text:style-name="P149"/>
      <text:p text:style-name="P127"><text:span text:style-name="T122">Existen unos tipos de datos más complejos, pero en esencia es la unión de los anteriores:</text:span></text:p>
      <text:list xml:id="list2840939629668792152" text:style-name="L4">
        <text:list-item>
          <text:p text:style-name="P128"><text:span text:style-name="T122">Arreglos</text:span></text:p>
        </text:list-item>
        <text:list-item>
          <text:p text:style-name="P128"><text:span text:style-name="T122">NULL</text:span></text:p>
        </text:list-item>
        <text:list-item>
          <text:p text:style-name="P128"><text:span text:style-name="T122">Objeto</text:span></text:p>
        </text:list-item>
      </text:list>
      <text:p text:style-name="P149"/>
      <text:p text:style-name="P121">Arreglo<text:span text:style-name="T126">s:</text:span></text:p>
      <text:p text:style-name="P139"><text:span text:style-name="T16">Este es más una estructura que un tipo de dato, pero en los lenguajes de programación se lo conoce como tipo de dato, los arreglos son colecciones de datos de cualquier tipo inclusive puede ser una colección de objetos.</text:span></text:p>
      <text:p text:style-name="P139"><text:span text:style-name="T16"/></text:p>
      <text:p text:style-name="P139"><text:span text:style-name="T16">Definiendo, arreglo seria una lista de de datos que contiene una posición siendo la inicial 0 “cero” y la final n, un arreglo puede contener n elementos.</text:span></text:p>
      <text:p text:style-name="P139"><text:span text:style-name="T16"/></text:p>
      <text:p text:style-name="P139"><text:soft-page-break/></text:p>
      <text:p text:style-name="P119">Nulos:</text:p>
      <text:p text:style-name="P139"><text:span text:style-name="T50">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span></text:p>
      <text:p text:style-name="P149"/>
      <text:p text:style-name="P149"/>
      <text:p text:style-name="P120">Objeto:</text:p>
      <text:p text:style-name="P140"><text:span text:style-name="T126">Esta es la forma de dato más compleja que existe en la POO, un objeto es un conjunto de propiedades y métodos instanciados en una variable, convirtiendo a la variable en el tipo de dato que la clase del objeto representa.</text:span></text:p>
      <text:p text:style-name="P140"><text:span text:style-name="T126"/></text:p>
      <text:p text:style-name="P140"><text:span text:style-name="T127">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span></text:p>
      <text:p text:style-name="P140"><text:span text:style-name="T127">el punto “.” y el operador <text:s/></text:span><text:span text:style-name="T128">guión</text:span><text:span text:style-name="T127"> medio mayor que “-&gt;”.</text:span></text:p>
      <text:p text:style-name="P149"/>
      <text:p text:style-name="P120">2.11.6.<text:tab/>Operadores</text:p>
      <text:p text:style-name="P108">Que sería de las variables si no se pudieran <text:span text:style-name="T128">realizar nada</text:span> con ellas, los operadores nos permiten hacer toda clase de tareas con ellas, <text:span text:style-name="T128">operaciones matemáticas</text:span>, <text:span text:style-name="T128">compararlas, asignarlas, o limpiarlas.</text:span></text:p>
      <text:p text:style-name="P108"><text:span text:style-name="T128"/></text:p>
      <text:p text:style-name="P112"><text:span text:style-name="T128">Descripción tipos de operadores:</text:span></text:p>
      <text:p text:style-name="P14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5">Operador</text:p>
          </table:table-cell>
          <table:table-cell table:style-name="Tabla14.A1" office:value-type="string">
            <text:p text:style-name="P105">Descripción</text:p>
          </table:table-cell>
          <table:table-cell table:style-name="Tabla14.C1" office:value-type="string">
            <text:p text:style-name="P105">Ejemplo</text:p>
          </table:table-cell>
        </table:table-row>
        <table:table-row table:style-name="Tabla14.1">
          <table:table-cell table:style-name="Tabla14.A2" office:value-type="string">
            <text:p text:style-name="P105">=</text:p>
          </table:table-cell>
          <table:table-cell table:style-name="Tabla14.B2" office:value-type="string">
            <text:p text:style-name="P104">Asignación (Binario) </text:p>
          </table:table-cell>
          <table:table-cell table:style-name="Tabla14.C2" office:value-type="string">
            <text:p text:style-name="P104">x = “valor”</text:p>
          </table:table-cell>
        </table:table-row>
        <table:table-row table:style-name="Tabla14.1">
          <table:table-cell table:style-name="Tabla14.A2" office:value-type="string">
            <text:p text:style-name="P105">++</text:p>
          </table:table-cell>
          <table:table-cell table:style-name="Tabla14.B2" office:value-type="string">
            <text:p text:style-name="P104"><text:span text:style-name="T65">Incremento, aumenta en uno al valor, si va antes de la variable la variable es incrementada antes de ser usada, caso contrario es incrementada después. (Unitario se aplica a una sola variable)</text:span></text:p>
          </table:table-cell>
          <table:table-cell table:style-name="Tabla14.C2" office:value-type="string">
            <text:p text:style-name="P104">x++&lt;o&gt; ++x</text:p>
          </table:table-cell>
        </table:table-row>
        <table:table-row table:style-name="Tabla14.1">
          <table:table-cell table:style-name="Tabla14.A2" office:value-type="string">
            <text:p text:style-name="P105">--</text:p>
          </table:table-cell>
          <table:table-cell table:style-name="Tabla14.B2" office:value-type="string">
            <text:p text:style-name="P104">Decremento en uno, se aplica los mismos principios del incremento. (Unitario)</text:p>
          </table:table-cell>
          <table:table-cell table:style-name="Tabla14.C2" office:value-type="string">
            <text:p text:style-name="P104">x --&lt;o&gt; --x</text:p>
          </table:table-cell>
        </table:table-row>
        <table:table-row table:style-name="Tabla14.1">
          <table:table-cell table:style-name="Tabla14.A2" office:value-type="string">
            <text:p text:style-name="P105">+</text:p>
          </table:table-cell>
          <table:table-cell table:style-name="Tabla14.B2" office:value-type="string">
            <text:p text:style-name="P104">Suma (binario se usa con dos variables)</text:p>
          </table:table-cell>
          <table:table-cell table:style-name="Tabla14.C2" office:value-type="string">
            <text:p text:style-name="P104">x = a + b &lt;o&gt; x = d +9 </text:p>
          </table:table-cell>
        </table:table-row>
        <table:table-row table:style-name="Tabla14.1">
          <table:table-cell table:style-name="Tabla14.A2" office:value-type="string">
            <text:p text:style-name="P105">-</text:p>
          </table:table-cell>
          <table:table-cell table:style-name="Tabla14.B2" office:value-type="string">
            <text:p text:style-name="P104">Resta (binario)</text:p>
          </table:table-cell>
          <table:table-cell table:style-name="Tabla14.C2" office:value-type="string">
            <text:p text:style-name="P104">x = a-g &lt;o&gt; x = h - p</text:p>
          </table:table-cell>
        </table:table-row>
        <table:table-row table:style-name="Tabla14.1">
          <table:table-cell table:style-name="Tabla14.A2" office:value-type="string">
            <text:p text:style-name="P105">/</text:p>
          </table:table-cell>
          <table:table-cell table:style-name="Tabla14.B2" office:value-type="string">
            <text:p text:style-name="P104">División (binario)</text:p>
          </table:table-cell>
          <table:table-cell table:style-name="Tabla14.C2" office:value-type="string">
            <text:p text:style-name="P104">x = a/b &lt;o&gt; x = a/98</text:p>
          </table:table-cell>
        </table:table-row>
        <table:table-row table:style-name="Tabla14.1">
          <table:table-cell table:style-name="Tabla14.A2" office:value-type="string">
            <text:p text:style-name="P105">*</text:p>
          </table:table-cell>
          <table:table-cell table:style-name="Tabla14.B2" office:value-type="string">
            <text:p text:style-name="P104">Multiplicación (binario)</text:p>
          </table:table-cell>
          <table:table-cell table:style-name="Tabla14.C2" office:value-type="string">
            <text:p text:style-name="P104">x = a+b &lt;o&gt; x = a*3</text:p>
          </table:table-cell>
        </table:table-row>
        <text:soft-page-break/>
        <table:table-row table:style-name="Tabla14.1">
          <table:table-cell table:style-name="Tabla14.A2" office:value-type="string">
            <text:p text:style-name="P105">%</text:p>
          </table:table-cell>
          <table:table-cell table:style-name="Tabla14.B2" office:value-type="string">
            <text:p text:style-name="P104">Modulo (binario), toma el residuo de una división, su valor es cero cuando la división es exacta.</text:p>
          </table:table-cell>
          <table:table-cell table:style-name="Tabla14.C2" office:value-type="string">
            <text:p text:style-name="P104">x = a%2</text:p>
          </table:table-cell>
        </table:table-row>
        <table:table-row table:style-name="Tabla14.1">
          <table:table-cell table:style-name="Tabla14.A2" office:value-type="string">
            <text:p text:style-name="P105">&lt;</text:p>
          </table:table-cell>
          <table:table-cell table:style-name="Tabla14.B2" office:value-type="string">
            <text:p text:style-name="P104">Mayor que (booleano resultado verdadero o falso)</text:p>
          </table:table-cell>
          <table:table-cell table:style-name="Tabla14.C2" office:value-type="string">
            <text:p text:style-name="P104">2 &lt; 3 = true &lt;o&gt; 3 &lt; <text:s/>2 = false </text:p>
          </table:table-cell>
        </table:table-row>
        <table:table-row table:style-name="Tabla14.1">
          <table:table-cell table:style-name="Tabla14.A2" office:value-type="string">
            <text:p text:style-name="P105">&gt;</text:p>
          </table:table-cell>
          <table:table-cell table:style-name="Tabla14.B2" office:value-type="string">
            <text:p text:style-name="P104">Menor que (booleano)</text:p>
          </table:table-cell>
          <table:table-cell table:style-name="Tabla14.C2" office:value-type="string">
            <text:p text:style-name="P104">1 &gt; 3 = true &lt;o&gt; 3 &gt; 1 = false</text:p>
          </table:table-cell>
        </table:table-row>
        <table:table-row table:style-name="Tabla14.1">
          <table:table-cell table:style-name="Tabla14.A2" office:value-type="string">
            <text:p text:style-name="P105">==</text:p>
          </table:table-cell>
          <table:table-cell table:style-name="Tabla14.B2" office:value-type="string">
            <text:p text:style-name="P104">Igualdad (booleano)</text:p>
          </table:table-cell>
          <table:table-cell table:style-name="Tabla14.C2" office:value-type="string">
            <text:p text:style-name="P104">1 == 1 = true &lt;o&gt; true == false = false </text:p>
          </table:table-cell>
        </table:table-row>
        <table:table-row table:style-name="Tabla14.1">
          <table:table-cell table:style-name="Tabla14.A2" office:value-type="string">
            <text:p text:style-name="P105">=!</text:p>
          </table:table-cell>
          <table:table-cell table:style-name="Tabla14.B2" office:value-type="string">
            <text:p text:style-name="P104">Diferente de (booleano)</text:p>
          </table:table-cell>
          <table:table-cell table:style-name="Tabla14.C2" office:value-type="string">
            <text:p text:style-name="P104">3 != 3 = false &lt;o&gt; 3 != 4 = true <text:s text:c="2"/></text:p>
          </table:table-cell>
        </table:table-row>
        <table:table-row table:style-name="Tabla14.1">
          <table:table-cell table:style-name="Tabla14.A2" office:value-type="string">
            <text:p text:style-name="P105">&lt;&gt;</text:p>
          </table:table-cell>
          <table:table-cell table:style-name="Tabla14.B2" office:value-type="string">
            <text:p text:style-name="P104">Diferente de (booleano)</text:p>
          </table:table-cell>
          <table:table-cell table:style-name="Tabla14.C2" office:value-type="string">
            <text:p text:style-name="P104">3 &lt;&gt; 3 = false &lt;o&gt; 3 &lt;&gt; 4 = true</text:p>
          </table:table-cell>
        </table:table-row>
        <table:table-row table:style-name="Tabla14.1">
          <table:table-cell table:style-name="Tabla14.A2" office:value-type="string">
            <text:p text:style-name="P105">&lt;=</text:p>
          </table:table-cell>
          <table:table-cell table:style-name="Tabla14.B2" office:value-type="string">
            <text:p text:style-name="P104">Menor o igual que (booleano)</text:p>
          </table:table-cell>
          <table:table-cell table:style-name="Tabla14.C2" office:value-type="string">
            <text:p text:style-name="P104">1 &lt;= 2 = true &lt;o&gt; 2 &lt;= 1 = false</text:p>
          </table:table-cell>
        </table:table-row>
        <table:table-row table:style-name="Tabla14.1">
          <table:table-cell table:style-name="Tabla14.A2" office:value-type="string">
            <text:p text:style-name="P105">&gt;=</text:p>
          </table:table-cell>
          <table:table-cell table:style-name="Tabla14.B2" office:value-type="string">
            <text:p text:style-name="P104">Mayor o igual que (booleano)</text:p>
          </table:table-cell>
          <table:table-cell table:style-name="Tabla14.C2" office:value-type="string">
            <text:p text:style-name="P104">2 &gt;= 1 = true &lt;o&gt; 1 &gt;= 2 = false</text:p>
          </table:table-cell>
        </table:table-row>
        <table:table-row table:style-name="Tabla14.1">
          <table:table-cell table:style-name="Tabla14.A2" office:value-type="string">
            <text:p text:style-name="P105">!</text:p>
          </table:table-cell>
          <table:table-cell table:style-name="Tabla14.B2" office:value-type="string">
            <text:p text:style-name="P104">Negación (booleano)</text:p>
          </table:table-cell>
          <table:table-cell table:style-name="Tabla14.C2" office:value-type="string">
            <text:p text:style-name="P104">!true = false &lt;o&gt; !false = true</text:p>
          </table:table-cell>
        </table:table-row>
        <table:table-row table:style-name="Tabla14.1">
          <table:table-cell table:style-name="Tabla14.A2" office:value-type="string">
            <text:p text:style-name="P105">&amp;&amp;</text:p>
          </table:table-cell>
          <table:table-cell table:style-name="Tabla14.B2" office:value-type="string">
            <text:p text:style-name="P104">Y (Booleano)</text:p>
          </table:table-cell>
          <table:table-cell table:style-name="Tabla14.C2" office:value-type="string">
            <text:p text:style-name="P104">true &amp;&amp; true = true</text:p>
            <text:p text:style-name="P104">true &amp;&amp; false = false</text:p>
            <text:p text:style-name="P104">false &amp;&amp; false = false</text:p>
          </table:table-cell>
        </table:table-row>
        <table:table-row table:style-name="Tabla14.1">
          <table:table-cell table:style-name="Tabla14.A19" office:value-type="string">
            <text:p text:style-name="P105">|</text:p>
          </table:table-cell>
          <table:table-cell table:style-name="Tabla14.B19" office:value-type="string">
            <text:p text:style-name="P104">O (booleano)</text:p>
          </table:table-cell>
          <table:table-cell table:style-name="Tabla14.C19" office:value-type="string">
            <text:p text:style-name="P104">true || false = true</text:p>
            <text:p text:style-name="P104">false || true = true</text:p>
            <text:p text:style-name="P104">true || true = true</text:p>
            <text:p text:style-name="P104">false || false = false</text:p>
          </table:table-cell>
        </table:table-row>
      </table:table>
      <text:p text:style-name="P149"/>
      <text:p text:style-name="P138"/>
      <text:p text:style-name="P138"/>
      <text:p text:style-name="P169"><text:span text:style-name="T129">Estructuras de Control</text:span></text:p>
      <text:p text:style-name="P141"><text:span text:style-name="T36"/></text:p>
      <text:p text:style-name="P141"><text:span text:style-name="T17">Las estructura de control, ayudan a definir el flujo del programa, <text:s/>estos flujos son controlados por los operadores lógicos vistos en el capítulo anterior, </text:span><text:span text:style-name="T2">gracias </text:span><text:span text:style-name="T17">a las estructuras </text:span><text:span text:style-name="T2">podemos optimizar operaciones repetitivas </text:span><text:span text:style-name="T17">o recorrer arreglos</text:span><text:span text:style-name="T2">, </text:span><text:span text:style-name="T17">el control de las estructuras en su mayoría esta definido por verdadero y falso, es decir que se ejecutan determinadas sentencias mientras se cumpla una condición.</text:span></text:p>
      <text:p text:style-name="P141"><text:span text:style-name="T17"/></text:p>
      <text:p text:style-name="P141"><text:span text:style-name="T17"/></text:p>
      <text:p text:style-name="P120">Estructura De Control If Else</text:p>
      <text:p text:style-name="P113"><text:span text:style-name="T130">Es una estructura muy </text:span><text:span text:style-name="T131">básica</text:span><text:span text:style-name="T130"> de pero muy </text:span><text:span text:style-name="T131">útil</text:span><text:span text:style-name="T130">, lo que hace es evaluar una </text:span><text:span text:style-name="T131">condición</text:span><text:span text:style-name="T130"> dependiendo del resultado, verdadero o falso ejecuta un bloque de sentencias:</text:span></text:p>
      <text:p text:style-name="P113"><text:soft-page-break/><text:span text:style-name="T130"/></text:p>
      <text:p text:style-name="P149"/>
      <text:p text:style-name="P120">Ejemplo:</text:p>
      <text:p text:style-name="P149"/>
      <text:p text:style-name="P149"><text:span text:style-name="_5f_OOoComputerKeyWord"><text:span text:style-name="T55">If</text:span></text:span><text:span text:style-name="T55"> </text:span><text:span text:style-name="_5f_OOoComputerKeyWord"><text:span text:style-name="T55">(</text:span></text:span><text:span text:style-name="_5f_OOoComputerIdent"><text:span text:style-name="T55">condición</text:span></text:span><text:span text:style-name="_5f_OOoComputerKeyWord"><text:span text:style-name="T55">)</text:span></text:span></text:p>
      <text:p text:style-name="P150"><text:span text:style-name="_5f_OOoComputerIdent"><text:span text:style-name="T55">ejecuta</text:span></text:span><text:span text:style-name="T55"> </text:span><text:span text:style-name="_5f_OOoComputerIdent"><text:span text:style-name="T55">grupo</text:span></text:span><text:span text:style-name="T55"> </text:span><text:span text:style-name="_5f_OOoComputerIdent"><text:span text:style-name="T55">de</text:span></text:span><text:span text:style-name="T55"> </text:span><text:span text:style-name="_5f_OOoComputerIdent"><text:span text:style-name="T55">sentencias</text:span></text:span><text:span text:style-name="T55"> </text:span><text:span text:style-name="_5f_OOoComputerIdent"><text:span text:style-name="T55">si</text:span></text:span><text:span text:style-name="T55"> </text:span><text:span text:style-name="_5f_OOoComputerIdent"><text:span text:style-name="T55">es</text:span></text:span><text:span text:style-name="T55"> </text:span><text:span text:style-name="_5f_OOoComputerIdent"><text:span text:style-name="T55">verdadero</text:span></text:span></text:p>
      <text:p text:style-name="P150"><text:span text:style-name="_5f_OOoComputerKeyWord"><text:span text:style-name="T55">else</text:span></text:span></text:p>
      <text:p text:style-name="P150"><text:span text:style-name="_5f_OOoComputerIdent"><text:span text:style-name="T55">ejecuta</text:span></text:span><text:span text:style-name="T55"> </text:span><text:span text:style-name="_5f_OOoComputerIdent"><text:span text:style-name="T55">grupo</text:span></text:span><text:span text:style-name="T55"> </text:span><text:span text:style-name="_5f_OOoComputerIdent"><text:span text:style-name="T55">de</text:span></text:span><text:span text:style-name="T55"> </text:span><text:span text:style-name="_5f_OOoComputerIdent"><text:span text:style-name="T55">sentencias</text:span></text:span><text:span text:style-name="T55"> </text:span><text:span text:style-name="_5f_OOoComputerIdent"><text:span text:style-name="T55">si</text:span></text:span><text:span text:style-name="T55"> </text:span><text:span text:style-name="_5f_OOoComputerIdent"><text:span text:style-name="T55">es</text:span></text:span><text:span text:style-name="T55"> </text:span><text:span text:style-name="_5f_OOoComputerIdent"><text:span text:style-name="T55">falos</text:span></text:span></text:p>
      <text:p text:style-name="P159"/>
      <text:p text:style-name="P149"><text:span text:style-name="T29">Estructura De Control Switch</text:span></text:p>
      <text:p text:style-name="P138"><text:span text:style-name="T2">Este es una estructura que permite listar una serie de condiciones, permite ejecutar determinadas líneas de código para cada opción en caso de que alguna sea verdadera, </text:span><text:span text:style-name="T18">en algunos lenguajes es necesaria la palabra beak después de la definición de las tareas para cada condición.</text:span></text:p>
      <text:p text:style-name="P149"/>
      <text:p text:style-name="P151"><text:span text:style-name="T29">Ejemplo:</text:span></text:p>
      <text:p text:style-name="P151"><text:span text:style-name="T29"/></text:p>
      <text:p text:style-name="P163"><text:span text:style-name="_5f_OOoComputerIdent"><text:span text:style-name="T18">switch</text:span></text:span><text:span text:style-name="_5f_OOoComputerKeyWord"><text:span text:style-name="T56">(</text:span></text:span><text:span text:style-name="_5f_OOoComputerIdent"><text:span text:style-name="T18">valor</text:span></text:span><text:span text:style-name="_5f_OOoComputerKeyWord"><text:span text:style-name="T56">){</text:span></text:span></text:p>
      <text:p text:style-name="P163"><text:span text:style-name="T18"><text:tab/></text:span><text:span text:style-name="_5f_OOoComputerKeyWord"><text:span text:style-name="T56">case</text:span></text:span><text:span text:style-name="T18"> </text:span><text:span text:style-name="_5f_OOoComputerKeyWord"><text:span text:style-name="T56">(</text:span></text:span><text:span text:style-name="_5f_OOoComputerIdent"><text:span text:style-name="T18">condición</text:span></text:span><text:span text:style-name="_5f_OOoComputerKeyWord"><text:span text:style-name="T56">):</text:span></text:span></text:p>
      <text:p text:style-name="P163"><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63"><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63"><text:span text:style-name="T18"><text:tab/></text:span><text:span text:style-name="_5f_OOoComputerKeyWord"><text:span text:style-name="T56">case</text:span></text:span><text:span text:style-name="T18"> </text:span><text:span text:style-name="_5f_OOoComputerKeyWord"><text:span text:style-name="T56">(</text:span></text:span><text:span text:style-name="_5f_OOoComputerIdent"><text:span text:style-name="T19">otra</text:span></text:span><text:span text:style-name="T19"> </text:span><text:span text:style-name="_5f_OOoComputerIdent"><text:span text:style-name="T18">condición</text:span></text:span><text:span text:style-name="_5f_OOoComputerKeyWord"><text:span text:style-name="T56">):</text:span></text:span></text:p>
      <text:p text:style-name="P163"><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63"><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63"><text:span text:style-name="_5f_OOoComputerKeyWord"><text:span text:style-name="T56">}</text:span></text:span></text:p>
      <text:p text:style-name="P151"><text:span text:style-name="T79"/></text:p>
      <text:p text:style-name="P151"><text:span text:style-name="T18">La diferencia con el If Else es que se tiene la posibilidad de evaluar distintas condiciones y que la estructura solo responde cuando una de las condiciones es verdadera no responde a condiciones que no se cumplan.</text:span></text:p>
      <text:p text:style-name="P151"><text:span text:style-name="T18"/></text:p>
      <text:p text:style-name="P120">Estructura De Control For <text:span text:style-name="T132">y For In</text:span></text:p>
      <text:p text:style-name="P142"><text:span text:style-name="T19">Es una estructura que repite un bloque de sentencias siempre y cuando la condición sea verdadera, se los conoce como bucles, el numero de veces que repite un código esta definido por el programador, se puede usar variables para definir el alcance.</text:span></text:p>
      <text:p text:style-name="P142"><text:span text:style-name="T19"><text:s/></text:span></text:p>
      <text:p text:style-name="P152"><text:span text:style-name="T29">Ejemplo:</text:span></text:p>
      <text:p text:style-name="P152"><text:span text:style-name="T29"/></text:p>
      <text:p text:style-name="P164"><text:span text:style-name="_5f_OOoComputerKeyWord"><text:span text:style-name="T57">for(</text:span></text:span><text:span text:style-name="_5f_OOoComputerIdent"><text:span text:style-name="T19">valor</text:span></text:span><text:span text:style-name="T19"> </text:span><text:span text:style-name="_5f_OOoComputerIdent"><text:span text:style-name="T19">inicial</text:span></text:span><text:span text:style-name="_5f_OOoComputerKeyWord"><text:span text:style-name="T57">|</text:span></text:span><text:span text:style-name="_5f_OOoComputerIdent"><text:span text:style-name="T19">final</text:span></text:span><text:span text:style-name="_5f_OOoComputerKeyWord"><text:span text:style-name="T57">,</text:span></text:span><text:span text:style-name="T19"> </text:span><text:span text:style-name="_5f_OOoComputerIdent"><text:span text:style-name="T19">condición</text:span></text:span><text:span text:style-name="_5f_OOoComputerKeyWord"><text:span text:style-name="T57">,</text:span></text:span><text:span text:style-name="_5f_OOoComputerIdent"><text:span text:style-name="T19">incremento</text:span></text:span><text:span text:style-name="_5f_OOoComputerKeyWord"><text:span text:style-name="T57">|</text:span></text:span><text:span text:style-name="_5f_OOoComputerIdent"><text:span text:style-name="T19">decremento</text:span></text:span><text:span text:style-name="_5f_OOoComputerKeyWord"><text:span text:style-name="T57">)</text:span></text:span></text:p>
      <text:p text:style-name="P164"><text:span text:style-name="T19"><text:tab/></text:span><text:span text:style-name="_5f_OOoComputerIdent"><text:span text:style-name="T19">conjunt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52"><text:span text:style-name="T37"/></text:p>
      <text:p text:style-name="P164"><text:span text:style-name="T19">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span></text:p>
      <text:p text:style-name="P164"><text:span text:style-name="T19"/></text:p>
      <text:p text:style-name="P172"><text:span text:style-name="T19">Ejemplo:</text:span></text:p>
      <text:p text:style-name="P164"><text:span text:style-name="T19"/></text:p>
      <text:p text:style-name="P164"><text:span text:style-name="_5f_OOoComputerKeyWord"><text:span text:style-name="T57">for</text:span></text:span><text:span text:style-name="T19"> </text:span><text:span text:style-name="_5f_OOoComputerKeyWord"><text:span text:style-name="T57">in</text:span></text:span><text:span text:style-name="T19"> </text:span><text:span text:style-name="_5f_OOoComputerKeyWord"><text:span text:style-name="T57">(</text:span></text:span><text:span text:style-name="_5f_OOoComputerIdent"><text:span text:style-name="T19">arreglo</text:span></text:span><text:span text:style-name="T19"> </text:span><text:span text:style-name="_5f_OOoComputerKeyWord"><text:span text:style-name="T57">as</text:span></text:span><text:span text:style-name="T19"> </text:span><text:span text:style-name="_5f_OOoComputerIdent"><text:span text:style-name="T19">ítem</text:span></text:span><text:span text:style-name="_5f_OOoComputerKeyWord"><text:span text:style-name="T57">)</text:span></text:span></text:p>
      <text:p text:style-name="P164"><text:span text:style-name="T19"><text:tab/></text:span><text:span text:style-name="_5f_OOoComputerIdent"><text:span text:style-name="T19">ítem</text:span></text:span><text:span text:style-name="T19"> </text:span><text:span text:style-name="_5f_OOoComputerIdent"><text:span text:style-name="T19">contiene</text:span></text:span><text:span text:style-name="T19"> </text:span><text:span text:style-name="_5f_OOoComputerIdent"><text:span text:style-name="T19">el</text:span></text:span><text:span text:style-name="T19"> </text:span><text:span text:style-name="_5f_OOoComputerIdent"><text:span text:style-name="T19">dato</text:span></text:span><text:span text:style-name="T19"> </text:span><text:span text:style-name="_5f_OOoComputerIdent"><text:span text:style-name="T19">de</text:span></text:span><text:span text:style-name="T19"> </text:span><text:span text:style-name="_5f_OOoComputerIdent"><text:span text:style-name="T19">la</text:span></text:span><text:span text:style-name="T19"> </text:span><text:span text:style-name="_5f_OOoComputerIdent"><text:span text:style-name="T19">posición</text:span></text:span><text:span text:style-name="T19"> </text:span><text:span text:style-name="_5f_OOoComputerIdent"><text:span text:style-name="T19">actual</text:span></text:span></text:p>
      <text:p text:style-name="P164"><text:span text:style-name="T19"><text:tab/></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span text:style-name="T19"> </text:span><text:span text:style-name="_5f_OOoComputerIdent"><text:span text:style-name="T19">en</text:span></text:span><text:span text:style-name="T19"> </text:span><text:span text:style-name="_5f_OOoComputerIdent"><text:span text:style-name="T19">cada</text:span></text:span><text:span text:style-name="T19"> </text:span><text:span text:style-name="_5f_OOoComputerIdent"><text:span text:style-name="T19">iteración</text:span></text:span></text:p>
      <text:p text:style-name="P164"><text:span text:style-name="T19"/></text:p>
      <text:p text:style-name="P164"><text:soft-page-break/><text:span text:style-name="T19"><text:s/></text:span></text:p>
      <text:p text:style-name="P152"><text:span text:style-name="T37">E</text:span><text:span text:style-name="T29">structura De Control While </text:span><text:span text:style-name="T37">y Do While</text:span></text:p>
      <text:p text:style-name="P138"><text:span text:style-name="T2">Esta es una estructura de control similar al </text:span><text:span text:style-name="T20">For ejecuta un bloque de código cuando la condición es verdadera, su principal diferencia con el For es que el programador tiene mayor control en cada iteración y puede salir del bucle haciendo que la condición sea falsa.</text:span></text:p>
      <text:p text:style-name="P138"><text:span text:style-name="T20"/></text:p>
      <text:p text:style-name="P149"><text:span text:style-name="T29">Ejemplo:</text:span></text:p>
      <text:p text:style-name="P149"><text:span text:style-name="T29"/></text:p>
      <text:p text:style-name="P165"><text:span text:style-name="_5f_OOoComputerKeyWord"><text:span text:style-name="T58">while(</text:span></text:span><text:span text:style-name="_5f_OOoComputerIdent"><text:span text:style-name="T20">condición</text:span></text:span><text:span text:style-name="_5f_OOoComputerKeyWord"><text:span text:style-name="T58">)</text:span></text:span></text:p>
      <text:p text:style-name="P165"><text:span text:style-name="T20"><text:tab/></text:span><text:span text:style-name="_5f_OOoComputerIdent"><text:span text:style-name="T20">grupo</text:span></text:span><text:span text:style-name="T20"> </text:span><text:span text:style-name="_5f_OOoComputerIdent"><text:span text:style-name="T20">de</text:span></text:span><text:span text:style-name="T20"> </text:span><text:span text:style-name="_5f_OOoComputerIdent"><text:span text:style-name="T20">sentencias</text:span></text:span><text:span text:style-name="T20"> </text:span><text:span text:style-name="_5f_OOoComputerIdent"><text:span text:style-name="T20">a</text:span></text:span><text:span text:style-name="T20"> </text:span><text:span text:style-name="_5f_OOoComputerIdent"><text:span text:style-name="T20">ejecutar</text:span></text:span></text:p>
      <text:p text:style-name="P118"/>
      <text:p text:style-name="P20"><text:span text:style-name="T29"/></text:p>
      <text:p text:style-name="P166"><text:span text:style-name="T24">La estructura Do While se usa para que un determinado bloque de sentencias se ejecuten al menos una vez, la diferencia con el While es que evalúa la condición al final de la iteración y no al inicio.</text:span></text:p>
      <text:p text:style-name="P166"><text:span text:style-name="T24"/></text:p>
      <text:p text:style-name="P166"><text:span text:style-name="_5f_OOoComputerKeyWord"><text:span text:style-name="T59">Do</text:span></text:span></text:p>
      <text:p text:style-name="P166"><text:span text:style-name="T20"><text:tab/></text:span><text:span text:style-name="_5f_OOoComputerIdent"><text:span text:style-name="T20">grupo</text:span></text:span><text:span text:style-name="T20"> </text:span><text:span text:style-name="_5f_OOoComputerIdent"><text:span text:style-name="T20">de</text:span></text:span><text:span text:style-name="T20"> </text:span><text:span text:style-name="_5f_OOoComputerIdent"><text:span text:style-name="T20">sentencias</text:span></text:span><text:span text:style-name="T20"> </text:span><text:span text:style-name="_5f_OOoComputerIdent"><text:span text:style-name="T20">a</text:span></text:span><text:span text:style-name="T20"> </text:span><text:span text:style-name="_5f_OOoComputerIdent"><text:span text:style-name="T20">ejecutar</text:span></text:span></text:p>
      <text:p text:style-name="P166"><text:span text:style-name="_5f_OOoComputerKeyWord"><text:span text:style-name="T58">while(</text:span></text:span><text:span text:style-name="_5f_OOoComputerIdent"><text:span text:style-name="T20">condición</text:span></text:span><text:span text:style-name="_5f_OOoComputerKeyWord"><text:span text:style-name="T58">)</text:span></text:span></text:p>
      <text:p text:style-name="P166"><text:span text:style-name="_5f_OOoComputerIdent"><text:span text:style-name="T20"/></text:span></text:p>
      <text:p text:style-name="P20"><text:span text:style-name="T29">Introducción a PHP</text:span></text:p>
      <text:p text:style-name="P37">Esta es quizás una de las más importantes tecnologías <text:span text:style-name="T113">que se usan en este proyecto</text:span>, <text:span text:style-name="T113">es parte </text:span>central del proyecto, si la base de datos es el alma de toda aplicación este lenguaje hace que se genere el cuerpo de la aplicación, <text:span text:style-name="T113">con la ayuda de este lenguaje se </text:span>crear<text:span text:style-name="T113">á</text:span> un aplicación que estará encargada de gestionar la información ingresada por el usuario <text:span text:style-name="T113">y la contenida en la base de datos</text:span>, se puede decir que con este lenguaje se va a crear el motor que hace que el sistema funcione, es esta una razón lo suficientemente grande como para ponerle especial atención a sus conceptos.</text:p>
      <text:p text:style-name="P18"/>
      <text:p text:style-name="P37">Lo que en realidad se hace es crear un<text:span text:style-name="T114"> conjunto de scripts (textos) que trabajan juntos, mismos que forman una</text:span> aplicación que ayud<text:span text:style-name="T114">a</text:span> al usuario y administradores a usar la base de datos, pero la diferencia es que ese uso esta dictado por <text:span text:style-name="T114">los algoritmos que la componen</text:span>, si pensamos un segundo en la aplicación sabemos que toda la información se va a almacenar en la base de datos incluyendo la estructura del sitio <text:span text:style-name="T114">(en determinadas ocasiones)</text:span>, esta aplicación se encarga de <text:span text:style-name="T114">convertir datos en información útil al usuario.</text:span></text:p>
      <text:p text:style-name="P20"/>
      <text:p text:style-name="P25">2.14.1.<text:tab/>Referencia Del Lenguaje</text:p>
      <text:p text:style-name="P18"><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18"/>
      <text:p text:style-name="P18"><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18"/>
      <text:p text:style-name="P37"><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18"/>
      <text:p text:style-name="P37">El 13 de julio de 2004, fue lanzado PHP 5, utilizando el motor Zend Engine 2.0 (o Zend Engine 2)1 . Incluye todas las ventajas que provee el nuevo Zend Engine 2 como:</text:p>
      <text:p text:style-name="P18"/>
      <text:list xml:id="list8399003804741030128" text:style-name="WWNum23">
        <text:list-item>
          <text:p text:style-name="P197">Mejor soporte para la programación orientada a objetos, que en versiones anteriores era extremadamente rudimentario.</text:p>
        </text:list-item>
        <text:list-item>
          <text:p text:style-name="P197">Mejoras de rendimiento.</text:p>
        </text:list-item>
        <text:list-item>
          <text:p text:style-name="P197">Mejor soporte para MySQL con extensión completamente reescrita.</text:p>
        </text:list-item>
        <text:list-item>
          <text:p text:style-name="P197">Mejor soporte a XML (XPath, DOM, etc.).</text:p>
        </text:list-item>
        <text:list-item>
          <text:p text:style-name="P197">Soporte nativo para SQLite.</text:p>
        </text:list-item>
        <text:list-item>
          <text:p text:style-name="P197">Soporte integrado para SOAP.</text:p>
        </text:list-item>
        <text:list-item>
          <text:p text:style-name="P197">Iteradores de datos.</text:p>
        </text:list-item>
        <text:list-item>
          <text:p text:style-name="P197">Manejo de excepciones.</text:p>
        </text:list-item>
        <text:list-item>
          <text:p text:style-name="P197">Mejoras con la implementación con Oracle.</text:p>
        </text:list-item>
      </text:list>
      <text:p text:style-name="P20"/>
      <text:p text:style-name="P25">2.14.2.<text:tab/>Sintaxis Básica</text:p>
      <text:p text:style-name="P71"><text:span text:style-name="T2">P</text:span><text:span text:style-name="T2">HP hereda mucha de la sintaxis de C/C++, cada sentencia termina con punto y coma </text:span><text:span text:style-name="T29">“;”</text:span><text:span text:style-name="T2">, una singularidad de este lenguaje es que el código debe estar entre los signos </text:span><text:span text:style-name="T29">“&lt;?php”</text:span><text:span text:style-name="T2"> y </text:span><text:span text:style-name="T29">“?&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29">“.php”.</text:span></text:p>
      <text:p text:style-name="P59"/>
      <text:p text:style-name="P158"><text:span text:style-name="T2">PHP también se permite el uso de etiquetas abreviadas </text:span><text:span text:style-name="T29">“&lt;?”</text:span><text:span text:style-name="T2"> y </text:span><text:span text:style-name="T29">“?&gt;” </text:span><text:span text:style-name="T33">(sho</text:span><text:span text:style-name="T34">r</text:span><text:span text:style-name="T33">t tags )</text:span><text:span text:style-name="T29"> </text:span><text:span text:style-name="T49">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58"><text:span text:style-name="T14"/></text:p>
      <text:p text:style-name="P37"><text:span text:style-name="T11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18"/>
      <text:p text:style-name="P37">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18"/>
      <text:p text:style-name="P18"><text:span text:style-name="T2">Archivo PHP incrustado en HTML (la extensión debe ser “</text:span><text:span text:style-name="T29">.php”</text:span><text:span text:style-name="T2">, las etiquetas HTML van fuera de las etiquetas de apertura y cierre de PHP).</text:span></text:p>
      <text:p text:style-name="P18"/>
      <text:p text:style-name="P134"><text:span text:style-name="_5f_XMLBracket"><text:span text:style-name="T53">&lt;!</text:span></text:span><text:span text:style-name="_5f_XMLKeyWord"><text:span text:style-name="T53">DOCTYPE</text:span></text:span><text:span text:style-name="symbol0_5f_php"><text:span text:style-name="T75"> </text:span></text:span><text:span text:style-name="_5f_XMLElement"><text:span text:style-name="T53">html</text:span></text:span><text:span text:style-name="_5f_XMLBracket"><text:span text:style-name="T53">&gt;</text:span></text:span></text:p>
      <text:p text:style-name="P134"><text:span text:style-name="symbol0_5f_php"><text:span text:style-name="T75">&lt;</text:span></text:span><text:span text:style-name="_5f_XMLComment"><text:span text:style-name="T43">!-- Cometarios HTML --&gt;</text:span></text:span></text:p>
      <text:p text:style-name="P134"><text:span text:style-name="_5f_XMLComment"><text:span text:style-name="T43"><text:s/></text:span></text:span><text:span text:style-name="_5f_XMLBracket"><text:span text:style-name="T53">&lt;</text:span></text:span><text:span text:style-name="_5f_XMLElement"><text:span text:style-name="T53">html</text:span></text:span><text:span text:style-name="_5f_XMLBracket"><text:span text:style-name="T53">&gt;</text:span></text:span></text:p>
      <text:p text:style-name="P134"><text:span text:style-name="symbol0_5f_php"><text:span text:style-name="T75"><text:s text:c="5"/></text:span></text:span><text:span text:style-name="_5f_XMLBracket"><text:span text:style-name="T53">&lt;</text:span></text:span><text:span text:style-name="_5f_XMLElement"><text:span text:style-name="T53">head</text:span></text:span><text:span text:style-name="_5f_XMLBracket"><text:span text:style-name="T53">&gt;</text:span></text:span></text:p>
      <text:p text:style-name="P134"><text:span text:style-name="symbol0_5f_php"><text:span text:style-name="T75"><text:s text:c="9"/></text:span></text:span><text:span text:style-name="_5f_XMLBracket"><text:span text:style-name="T53">&lt;</text:span></text:span><text:span text:style-name="_5f_XMLElement"><text:span text:style-name="T53">meta</text:span></text:span><text:span text:style-name="symbol0_5f_php"><text:span text:style-name="T75"> </text:span></text:span><text:span text:style-name="_5f_XMLElement"><text:span text:style-name="T53">http-equiv</text:span></text:span><text:span text:style-name="_5f_XMLBracket"><text:span text:style-name="T53">=</text:span></text:span><text:span text:style-name="_5f_XMLLiteral"><text:span text:style-name="T43">"Content-Type"</text:span></text:span><text:span text:style-name="symbol0_5f_php"><text:span text:style-name="T75"> </text:span></text:span><text:span text:style-name="_5f_XMLElement"><text:span text:style-name="T53">content</text:span></text:span><text:span text:style-name="_5f_XMLBracket"><text:span text:style-name="T53">=</text:span></text:span><text:span text:style-name="_5f_XMLLiteral"><text:span text:style-name="T43">"text/html; charset=UTF-8"</text:span></text:span><text:span text:style-name="_5f_XMLBracket"><text:span text:style-name="T53">&gt;</text:span></text:span></text:p>
      <text:p text:style-name="P134"><text:span text:style-name="symbol0_5f_php"><text:span text:style-name="T75"><text:s text:c="9"/></text:span></text:span><text:span text:style-name="_5f_XMLBracket"><text:span text:style-name="T53">&lt;</text:span></text:span><text:span text:style-name="_5f_XMLKeyWord"><text:span text:style-name="T53">title</text:span></text:span><text:span text:style-name="_5f_XMLBracket"><text:span text:style-name="T53">&gt;</text:span></text:span></text:p>
      <text:p text:style-name="P134"><text:span text:style-name="symbol0_5f_php"><text:span text:style-name="T75"><text:s text:c="13"/></text:span></text:span><text:span text:style-name="_5f_OOoComputerKeyWord"><text:span text:style-name="T53">&lt;</text:span></text:span><text:span text:style-name="_5f_OOoComputerIdent"><text:span text:style-name="T53">?php</text:span></text:span><text:span text:style-name="symbol0_5f_php"><text:span text:style-name="T75"> </text:span></text:span><text:span text:style-name="_5f_OOoComputerKeyWord"><text:span text:style-name="T53">print</text:span></text:span><text:span text:style-name="symbol0_5f_php"><text:span text:style-name="T75"> </text:span></text:span><text:span text:style-name="_5f_OOoComputerKeyWord"><text:span text:style-name="T53">$</text:span></text:span><text:span text:style-name="_5f_OOoComputerIdent"><text:span text:style-name="T53">titulo</text:span></text:span><text:span text:style-name="_5f_OOoComputerKeyWord"><text:span text:style-name="T53">;</text:span></text:span></text:p>
      <text:p text:style-name="P134"><text:span text:style-name="symbol0_5f_php"><text:span text:style-name="T75"><text:s text:c="12"/></text:span></text:span><text:span text:style-name="_5f_OOoComputerKeyWord"><text:span text:style-name="T53">//</text:span></text:span><text:span text:style-name="_5f_OOoComputerComment"><text:span text:style-name="T43"> </text:span></text:span><text:span text:style-name="_5f_OOoComputerIdent"><text:span text:style-name="T43">comentarios</text:span></text:span><text:span text:style-name="_5f_OOoComputerComment"><text:span text:style-name="T43"> </text:span></text:span><text:span text:style-name="_5f_OOoComputerIdent"><text:span text:style-name="T43">php</text:span></text:span></text:p>
      <text:p text:style-name="P134"><text:span text:style-name="symbol0_5f_php"><text:span text:style-name="T75"><text:s text:c="13"/></text:span></text:span><text:span text:style-name="_5f_OOoComputerIdent"><text:span text:style-name="T53">?</text:span></text:span><text:span text:style-name="_5f_OOoComputerKeyWord"><text:span text:style-name="T53">&gt;</text:span></text:span></text:p>
      <text:p text:style-name="P134"><text:span text:style-name="symbol0_5f_php"><text:span text:style-name="T75"><text:s text:c="9"/></text:span></text:span><text:span text:style-name="_5f_XMLBracket"><text:span text:style-name="T53">&lt;/</text:span></text:span><text:span text:style-name="_5f_XMLKeyWord"><text:span text:style-name="T53">title</text:span></text:span><text:span text:style-name="_5f_XMLBracket"><text:span text:style-name="T53">&gt;</text:span></text:span></text:p>
      <text:p text:style-name="P134"><text:span text:style-name="symbol0_5f_php"><text:span text:style-name="T75"><text:s text:c="5"/></text:span></text:span><text:span text:style-name="_5f_XMLBracket"><text:span text:style-name="T53">&lt;/</text:span></text:span><text:span text:style-name="_5f_XMLElement"><text:span text:style-name="T53">head</text:span></text:span><text:span text:style-name="_5f_XMLBracket"><text:span text:style-name="T53">&gt;</text:span></text:span></text:p>
      <text:p text:style-name="P134"><text:span text:style-name="symbol0_5f_php"><text:span text:style-name="T75"><text:s text:c="5"/></text:span></text:span><text:span text:style-name="_5f_XMLBracket"><text:span text:style-name="T53">&lt;</text:span></text:span><text:span text:style-name="_5f_XMLElement"><text:span text:style-name="T53">body</text:span></text:span><text:span text:style-name="_5f_XMLBracket"><text:span text:style-name="T53">&gt;</text:span></text:span></text:p>
      <text:p text:style-name="P18"/>
      <text:p text:style-name="P18"><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29">.</text:span></text:p>
      <text:p text:style-name="P18"/>
      <text:p text:style-name="P37">Ahora veamos como se ve un script que contiene solo PHP.</text:p>
      <text:p text:style-name="P18"><text:span text:style-name="symbol0_5f_php"><text:span text:style-name="T74"/></text:span></text:p>
      <text:p text:style-name="P136"><text:span text:style-name="_5f_OOoComputerKeyWord"><text:span text:style-name="T54">&lt;</text:span></text:span><text:span text:style-name="_5f_OOoComputerIdent"><text:span text:style-name="T44">?php</text:span></text:span></text:p>
      <text:p text:style-name="P136"><text:span text:style-name="symbol0_5f_php"><text:span text:style-name="T76"><text:s text:c="2"/></text:span></text:span><text:span text:style-name="_5f_OOoComputerKeyWord"><text:span text:style-name="T54">//</text:span></text:span><text:span text:style-name="_5f_OOoComputerIdent"><text:span text:style-name="T44">Este</text:span></text:span><text:span text:style-name="symbol0_5f_php"><text:span text:style-name="T76"> </text:span></text:span><text:span text:style-name="_5f_OOoComputerIdent"><text:span text:style-name="T44">es</text:span></text:span><text:span text:style-name="symbol0_5f_php"><text:span text:style-name="T76"> </text:span></text:span><text:span text:style-name="_5f_OOoComputerIdent"><text:span text:style-name="T44">un</text:span></text:span><text:span text:style-name="symbol0_5f_php"><text:span text:style-name="T76"> </text:span></text:span><text:span text:style-name="_5f_OOoComputerIdent"><text:span text:style-name="T44">fichero</text:span></text:span><text:span text:style-name="symbol0_5f_php"><text:span text:style-name="T76"> </text:span></text:span><text:span text:style-name="_5f_OOoComputerIdent"><text:span text:style-name="T44">que</text:span></text:span><text:span text:style-name="symbol0_5f_php"><text:span text:style-name="T76"> </text:span></text:span><text:span text:style-name="_5f_OOoComputerIdent"><text:span text:style-name="T44">solo</text:span></text:span><text:span text:style-name="symbol0_5f_php"><text:span text:style-name="T76"> </text:span></text:span><text:span text:style-name="_5f_OOoComputerIdent"><text:span text:style-name="T44">contiene</text:span></text:span><text:span text:style-name="symbol0_5f_php"><text:span text:style-name="T76"> </text:span></text:span><text:span text:style-name="_5f_OOoComputerIdent"><text:span text:style-name="T44">código</text:span></text:span><text:span text:style-name="symbol0_5f_php"><text:span text:style-name="T76"> </text:span></text:span><text:span text:style-name="_5f_OOoComputerIdent"><text:span text:style-name="T44">PHP</text:span></text:span></text:p>
      <text:p text:style-name="P136"><text:span text:style-name="symbol0_5f_php"><text:span text:style-name="T76"><text:s text:c="2"/></text:span></text:span></text:p>
      <text:p text:style-name="P136"><text:span text:style-name="symbol0_5f_php"><text:span text:style-name="T76"><text:s text:c="2"/></text:span></text:span><text:span text:style-name="_5f_OOoComputerKeyWord"><text:span text:style-name="T54">function</text:span></text:span><text:span text:style-name="symbol0_5f_php"><text:span text:style-name="T76"> </text:span></text:span><text:span text:style-name="_5f_OOoComputerIdent"><text:span text:style-name="T44">inicio</text:span></text:span><text:span text:style-name="_5f_OOoComputerKeyWord"><text:span text:style-name="T54">($</text:span></text:span><text:span text:style-name="_5f_OOoComputerIdent"><text:span text:style-name="T44">num</text:span></text:span><text:span text:style-name="_5f_OOoComputerKeyWord"><text:span text:style-name="T54">=</text:span></text:span><text:span text:style-name="_5f_OOoComputerLiteral"><text:span text:style-name="T44">0</text:span></text:span><text:span text:style-name="_5f_OOoComputerKeyWord"><text:span text:style-name="T54">){</text:span></text:span></text:p>
      <text:p text:style-name="P136"><text:span text:style-name="symbol0_5f_php"><text:span text:style-name="T76"><text:s text:c="2"/><text:tab/></text:span></text:span><text:span text:style-name="_5f_OOoComputerKeyWord"><text:span text:style-name="T54">if($</text:span></text:span><text:span text:style-name="_5f_OOoComputerIdent"><text:span text:style-name="T44">numm</text:span></text:span><text:span text:style-name="symbol0_5f_php"><text:span text:style-name="T76"> </text:span></text:span><text:span text:style-name="_5f_OOoComputerKeyWord"><text:span text:style-name="T54">==</text:span></text:span><text:span text:style-name="symbol0_5f_php"><text:span text:style-name="T76"> </text:span></text:span><text:span text:style-name="_5f_OOoComputerLiteral"><text:span text:style-name="T44">0</text:span></text:span><text:span text:style-name="_5f_OOoComputerKeyWord"><text:span text:style-name="T54">):</text:span></text:span></text:p>
      <text:p text:style-name="P136"><text:span text:style-name="symbol0_5f_php"><text:span text:style-name="T76"><text:s text:c="2"/><text:tab/><text:tab/></text:span></text:span><text:span text:style-name="_5f_OOoComputerKeyWord"><text:span text:style-name="T54">print</text:span></text:span><text:span text:style-name="symbol0_5f_php"><text:span text:style-name="T76"> </text:span></text:span><text:span text:style-name="_5f_OOoComputerComment"><text:span text:style-name="T44">'Ingrese un valor';</text:span></text:span></text:p>
      <text:p text:style-name="P136"><text:span text:style-name="symbol0_5f_php"><text:span text:style-name="T76"><text:s text:c="2"/><text:tab/></text:span></text:span><text:span text:style-name="_5f_OOoComputerKeyWord"><text:span text:style-name="T54">else:</text:span></text:span></text:p>
      <text:p text:style-name="P136"><text:span text:style-name="symbol0_5f_php"><text:span text:style-name="T76"><text:s text:c="2"/><text:tab/><text:tab/></text:span></text:span><text:span text:style-name="_5f_OOoComputerKeyWord"><text:span text:style-name="T54">print(</text:span></text:span><text:span text:style-name="_5f_OOoComputerComment"><text:span text:style-name="T44">'valor recibido ' . $num);</text:span></text:span></text:p>
      <text:p text:style-name="P136"><text:span text:style-name="symbol0_5f_php"><text:span text:style-name="T76"><text:s text:c="2"/><text:tab/></text:span></text:span><text:span text:style-name="_5f_OOoComputerKeyWord"><text:span text:style-name="T54">endif;</text:span></text:span></text:p>
      <text:p text:style-name="P136"><text:span text:style-name="symbol0_5f_php"><text:span text:style-name="T76"><text:s text:c="2"/></text:span></text:span><text:span text:style-name="_5f_OOoComputerKeyWord"><text:span text:style-name="T54">}</text:span></text:span></text:p>
      <text:p text:style-name="P18"/>
      <text:p text:style-name="P37">Tal vez el ejemplo no es muy elegante o útil, pero funciona, y como se puede apreciar en más fácil mantener.</text:p>
      <text:p text:style-name="P20"><text:span text:style-name="T2">Para concatenar cadenas su usa el signo punto</text:span><text:span text:style-name="T29"> “.”</text:span></text:p>
      <text:p text:style-name="P20"/>
      <text:p text:style-name="P20"><text:span text:style-name="T29">2.14.4.<text:tab/>Variables En PHP</text:span></text:p>
      <text:p text:style-name="P18"><text:span text:style-name="T2">Las variables en PHP van precedidas por el signo de dólar</text:span><text:span text:style-name="T29"> “$” </text:span><text:span text:style-name="T2">y por un nombre que las identifica, </text:span><text:span text:style-name="T21">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1">programación se acostumbra a definir el tipo de dato de la variable, es decir si es numérica, cadena texto o lo que sea para que el compilador tome una porcion de memoria y lo enlace con la variable, en el caso de PHP esto sucede solo cuando se forzar una variable o cuando se le asigna un valor.</text:span></text:p>
      <text:p text:style-name="P18"/>
      <text:p text:style-name="P18"/>
      <text:p text:style-name="P18"/>
      <text:p text:style-name="P18"/>
      <text:p text:style-name="P170"><text:span text:style-name="T133">Ejemplo:</text:span></text:p>
      <text:p text:style-name="P170"><text:span text:style-name="T133"/></text:p>
      <text:p text:style-name="P171"><text:span text:style-name="_5f_OOoComputerKeyWord"><text:span text:style-name="T135">&lt;</text:span></text:span><text:span text:style-name="_5f_OOoComputerIdent"><text:span text:style-name="T135">?php</text:span></text:span></text:p>
      <text:p text:style-name="P174"><text:span text:style-name="T134"/></text:p>
      <text:p text:style-name="P171"><text:span text:style-name="_5f_OOoComputerKeyWord"><text:span text:style-name="T135">//</text:span></text:span><text:span text:style-name="_5f_OOoComputerComment"><text:span text:style-name="T119"> </text:span></text:span><text:span text:style-name="_5f_OOoComputerIdent"><text:span text:style-name="T135">declaracion</text:span></text:span><text:span text:style-name="_5f_OOoComputerComment"><text:span text:style-name="T119"> </text:span></text:span><text:span text:style-name="_5f_OOoComputerIdent"><text:span text:style-name="T135">y</text:span></text:span><text:span text:style-name="_5f_OOoComputerComment"><text:span text:style-name="T119"> </text:span></text:span><text:span text:style-name="_5f_OOoComputerIdent"><text:span text:style-name="T135">uso</text:span></text:span><text:span text:style-name="_5f_OOoComputerComment"><text:span text:style-name="T119"> </text:span></text:span><text:span text:style-name="_5f_OOoComputerIdent"><text:span text:style-name="T135">de</text:span></text:span><text:span text:style-name="_5f_OOoComputerComment"><text:span text:style-name="T119"> </text:span></text:span><text:span text:style-name="_5f_OOoComputerIdent"><text:span text:style-name="T135">variables</text:span></text:span></text:p>
      <text:p text:style-name="P171"><text:span text:style-name="_5f_OOoComputerKeyWord"><text:span text:style-name="T135">$</text:span></text:span><text:span text:style-name="_5f_OOoComputerIdent"><text:span text:style-name="T135">nombre</text:span></text:span><text:span text:style-name="T119"> </text:span><text:span text:style-name="_5f_OOoComputerKeyWord"><text:span text:style-name="T135">=</text:span></text:span><text:span text:style-name="T119"> </text:span><text:span text:style-name="_5f_OOoComputerComment"><text:span text:style-name="T135">'Eduardo';</text:span></text:span></text:p>
      <text:p text:style-name="P171"><text:span text:style-name="_5f_OOoComputerKeyWord"><text:span text:style-name="T135">//</text:span></text:span><text:span text:style-name="_5f_OOoComputerComment"><text:span text:style-name="T119"> </text:span></text:span><text:span text:style-name="_5f_OOoComputerIdent"><text:span text:style-name="T135">variable</text:span></text:span><text:span text:style-name="_5f_OOoComputerComment"><text:span text:style-name="T119"> </text:span></text:span><text:span text:style-name="_5f_OOoComputerIdent"><text:span text:style-name="T135">tipo</text:span></text:span><text:span text:style-name="_5f_OOoComputerComment"><text:span text:style-name="T119"> </text:span></text:span><text:span text:style-name="_5f_OOoComputerIdent"><text:span text:style-name="T135">arreglo</text:span></text:span></text:p>
      <text:p text:style-name="P171"><text:span text:style-name="_5f_OOoComputerKeyWord"><text:span text:style-name="T135">$</text:span></text:span><text:span text:style-name="_5f_OOoComputerIdent"><text:span text:style-name="T135">alumnos</text:span></text:span><text:span text:style-name="T119"> </text:span><text:span text:style-name="_5f_OOoComputerKeyWord"><text:span text:style-name="T135">=</text:span></text:span><text:span text:style-name="T119"> </text:span><text:span text:style-name="_5f_OOoComputerKeyWord"><text:span text:style-name="T135">array(</text:span></text:span><text:span text:style-name="_5f_OOoComputerComment"><text:span text:style-name="T135">'Eduardo', 'Xavier','Marco','Luis');</text:span></text:span></text:p>
      <text:p text:style-name="P171"><text:span text:style-name="_5f_OOoComputerKeyWord"><text:span text:style-name="T135">//</text:span></text:span><text:span text:style-name="_5f_OOoComputerComment"><text:span text:style-name="T119"> </text:span></text:span><text:span text:style-name="_5f_OOoComputerIdent"><text:span text:style-name="T135">forzando</text:span></text:span><text:span text:style-name="_5f_OOoComputerComment"><text:span text:style-name="T119"> </text:span></text:span><text:span text:style-name="_5f_OOoComputerIdent"><text:span text:style-name="T135">vaiable</text:span></text:span><text:span text:style-name="_5f_OOoComputerComment"><text:span text:style-name="T119"> </text:span></text:span><text:span text:style-name="_5f_OOoComputerIdent"><text:span text:style-name="T135">a</text:span></text:span><text:span text:style-name="_5f_OOoComputerComment"><text:span text:style-name="T119"> </text:span></text:span><text:span text:style-name="_5f_OOoComputerIdent"><text:span text:style-name="T135">entero</text:span></text:span></text:p>
      <text:p text:style-name="P171"><text:span text:style-name="_5f_OOoComputerKeyWord"><text:span text:style-name="T135">(int)</text:span></text:span><text:span text:style-name="T119"> </text:span><text:span text:style-name="_5f_OOoComputerKeyWord"><text:span text:style-name="T135">$</text:span></text:span><text:span text:style-name="_5f_OOoComputerIdent"><text:span text:style-name="T135">nota</text:span></text:span><text:span text:style-name="_5f_OOoComputerKeyWord"><text:span text:style-name="T135">;</text:span></text:span></text:p>
      <text:p text:style-name="P171"><text:span text:style-name="_5f_OOoComputerKeyWord"><text:span text:style-name="T135">//</text:span></text:span><text:span text:style-name="_5f_OOoComputerComment"><text:span text:style-name="T119"> </text:span></text:span><text:span text:style-name="_5f_OOoComputerIdent"><text:span text:style-name="T135">declarando</text:span></text:span><text:span text:style-name="_5f_OOoComputerComment"><text:span text:style-name="T119"> </text:span></text:span><text:span text:style-name="_5f_OOoComputerIdent"><text:span text:style-name="T135">variable</text:span></text:span></text:p>
      <text:p text:style-name="P171"><text:span text:style-name="_5f_OOoComputerKeyWord"><text:span text:style-name="T135">$</text:span></text:span><text:span text:style-name="_5f_OOoComputerIdent"><text:span text:style-name="T135">curso</text:span></text:span><text:span text:style-name="_5f_OOoComputerKeyWord"><text:span text:style-name="T135">;</text:span></text:span></text:p>
      <text:p text:style-name="P171"><text:span text:style-name="_5f_OOoComputerKeyWord"><text:span text:style-name="T135">//</text:span></text:span><text:span text:style-name="_5f_OOoComputerComment"><text:span text:style-name="T119"> </text:span></text:span><text:span text:style-name="_5f_OOoComputerIdent"><text:span text:style-name="T135">variable</text:span></text:span><text:span text:style-name="_5f_OOoComputerComment"><text:span text:style-name="T119"> </text:span></text:span><text:span text:style-name="_5f_OOoComputerIdent"><text:span text:style-name="T135">cadena</text:span></text:span><text:span text:style-name="_5f_OOoComputerComment"><text:span text:style-name="T119"> </text:span></text:span></text:p>
      <text:p text:style-name="P171"><text:span text:style-name="_5f_OOoComputerKeyWord"><text:span text:style-name="T135">$</text:span></text:span><text:span text:style-name="_5f_OOoComputerIdent"><text:span text:style-name="T135">año</text:span></text:span><text:span text:style-name="T119"> </text:span><text:span text:style-name="_5f_OOoComputerKeyWord"><text:span text:style-name="T135">=</text:span></text:span><text:span text:style-name="T119"> </text:span><text:span text:style-name="_5f_OOoComputerComment"><text:span text:style-name="T135">'2013';</text:span></text:span></text:p>
      <text:p text:style-name="P162"><text:span text:style-name="T133"/></text:p>
      <text:p text:style-name="P170"><text:span text:style-name="T133"/></text:p>
      <text:p text:style-name="P37">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20"/>
      <text:p text:style-name="P37">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133">un listado de las más importantes:</text:span> </text:p>
      <text:p text:style-name="P20"/>
      <text:p text:style-name="P25">$_GET</text:p>
      <text:p text:style-name="P37">Es un arreglo asociativo que pasa la información al script en el que se lo invoca a través de parámetros pasados incrustados en la URL, el uso de este tipo de variables lo veremos más afondo en la sección de formularios.</text:p>
      <text:p text:style-name="P20"/>
      <text:p text:style-name="P25">$_POST</text:p>
      <text:p text:style-name="P37">Es un arreglo asociativo que pasa la información al script al que pertenece a través del método HTTP POST desde formularios web enviados por este medio, al igual que get se verá su uso mas adelante.</text:p>
      <text:p text:style-name="P18"/>
      <text:p text:style-name="P25">$_SESSION</text:p>
      <text:p text:style-name="P37">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37">$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20"/>
      <text:p text:style-name="P25"/>
      <text:p text:style-name="P25">$_SERVER</text:p>
      <text:p text:style-name="P18"><text:span text:style-name="T2">Esta es una variable que contiene toda la información del servidor, </text:span><text:span text:style-name="T22">información como nombre del sistema operativo usado, versión de PHP, también se incluyen datos del usuario como la IP el sistema operativo que usa el navegador que utiliza incluso el dispositivo con el que accede al sitio.</text:span></text:p>
      <text:p text:style-name="P20"/>
      <text:p text:style-name="P25">Constantes En PHP</text:p>
      <text:p text:style-name="P18"><text:span text:style-name="T2">Las constantes en PHP se las puede definir con la palabra clave </text:span><text:span text:style-name="T46">“define(nombre,valor)”</text:span><text:span text:style-name="T2">, dentro de los paréntesis se debe colocar el nombre de la variable como primer parámetro y el valor de la variable como segundo parámetro, existe un tercer parámetro llamado </text:span><text:span text:style-name="T46">“case_ insensitive”</text:span></text:p>
      <text:p text:style-name="P18"><text:span text:style-name="T46"/></text:p>
      <text:p text:style-name="P37">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37"/>
      <text:p text:style-name="P116"><text:span text:style-name="_5f_OOoComputerKeyWord"><text:span text:style-name="T136">&lt;</text:span></text:span><text:span text:style-name="_5f_OOoComputerIdent"><text:span text:style-name="T136">?php</text:span></text:span></text:p>
      <text:p text:style-name="P116"><text:span text:style-name="T136"/></text:p>
      <text:p text:style-name="P116"><text:span text:style-name="_5f_OOoComputerIdent"><text:span text:style-name="T136">define</text:span></text:span><text:span text:style-name="_5f_OOoComputerKeyWord"><text:span text:style-name="T136">(</text:span></text:span><text:span text:style-name="_5f_OOoComputerLiteral"><text:span text:style-name="T136">"CONSTANTE"</text:span></text:span><text:span text:style-name="_5f_OOoComputerKeyWord"><text:span text:style-name="T136">,</text:span></text:span><text:span text:style-name="T136"> </text:span><text:span text:style-name="_5f_OOoComputerLiteral"><text:span text:style-name="T136">"Hola mundo."</text:span></text:span><text:span text:style-name="_5f_OOoComputerKeyWord"><text:span text:style-name="T136">);</text:span></text:span></text:p>
      <text:p text:style-name="P116"><text:span text:style-name="_5f_OOoComputerIdent"><text:span text:style-name="T136">echo</text:span></text:span><text:span text:style-name="T136"> </text:span><text:span text:style-name="_5f_OOoComputerIdent"><text:span text:style-name="T136">Constante</text:span></text:span><text:span text:style-name="_5f_OOoComputerKeyWord"><text:span text:style-name="T136">;</text:span></text:span><text:span text:style-name="T136"> </text:span><text:span text:style-name="_5f_OOoComputerKeyWord"><text:span text:style-name="T136">//</text:span></text:span><text:span text:style-name="T136"> </text:span><text:span text:style-name="_5f_OOoComputerIdent"><text:span text:style-name="T136">imprime</text:span></text:span><text:span text:style-name="T136"> </text:span><text:span text:style-name="_5f_OOoComputerLiteral"><text:span text:style-name="T136">"Constante"</text:span></text:span><text:span text:style-name="T136"> </text:span><text:span text:style-name="_5f_OOoComputerIdent"><text:span text:style-name="T136">y</text:span></text:span><text:span text:style-name="T136"> </text:span><text:span text:style-name="_5f_OOoComputerIdent"><text:span text:style-name="T136">emite</text:span></text:span><text:span text:style-name="T136"> </text:span><text:span text:style-name="_5f_OOoComputerIdent"><text:span text:style-name="T136">un</text:span></text:span><text:span text:style-name="T136"> </text:span><text:span text:style-name="_5f_OOoComputerIdent"><text:span text:style-name="T136">aviso</text:span></text:span><text:span text:style-name="_5f_OOoComputerKeyWord"><text:span text:style-name="T136">.</text:span></text:span></text:p>
      <text:p text:style-name="P116"><text:span text:style-name="_5f_OOoComputerIdent"><text:span text:style-name="T136">echo</text:span></text:span><text:span text:style-name="T136"> </text:span><text:span text:style-name="_5f_OOoComputerIdent"><text:span text:style-name="T136">CONSTANTE</text:span></text:span><text:span text:style-name="_5f_OOoComputerKeyWord"><text:span text:style-name="T136">;</text:span></text:span><text:span text:style-name="T136"> </text:span><text:span text:style-name="_5f_OOoComputerKeyWord"><text:span text:style-name="T136">//</text:span></text:span><text:span text:style-name="T136"> </text:span><text:span text:style-name="_5f_OOoComputerIdent"><text:span text:style-name="T136">imprime</text:span></text:span><text:span text:style-name="T136"> </text:span><text:span text:style-name="_5f_OOoComputerLiteral"><text:span text:style-name="T136">"Hola mundo."</text:span></text:span></text:p>
      <text:p text:style-name="P116"><text:span text:style-name="T136"><text:s/></text:span></text:p>
      <text:p text:style-name="P116"><text:span text:style-name="_5f_OOoComputerIdent"><text:span text:style-name="T136">define</text:span></text:span><text:span text:style-name="_5f_OOoComputerKeyWord"><text:span text:style-name="T136">(</text:span></text:span><text:span text:style-name="_5f_OOoComputerLiteral"><text:span text:style-name="T136">"SALUDO"</text:span></text:span><text:span text:style-name="_5f_OOoComputerKeyWord"><text:span text:style-name="T136">,</text:span></text:span><text:span text:style-name="T136"> </text:span><text:span text:style-name="_5f_OOoComputerLiteral"><text:span text:style-name="T136">"Hola tú."</text:span></text:span><text:span text:style-name="_5f_OOoComputerKeyWord"><text:span text:style-name="T136">,</text:span></text:span><text:span text:style-name="T136"> </text:span><text:span text:style-name="_5f_OOoComputerIdent"><text:span text:style-name="T136">true</text:span></text:span><text:span text:style-name="_5f_OOoComputerKeyWord"><text:span text:style-name="T136">);</text:span></text:span></text:p>
      <text:p text:style-name="P116"><text:span text:style-name="_5f_OOoComputerIdent"><text:span text:style-name="T136">echo</text:span></text:span><text:span text:style-name="T136"> </text:span><text:span text:style-name="_5f_OOoComputerIdent"><text:span text:style-name="T136">SALUDO</text:span></text:span><text:span text:style-name="_5f_OOoComputerKeyWord"><text:span text:style-name="T136">;</text:span></text:span><text:span text:style-name="T136"> </text:span><text:span text:style-name="_5f_OOoComputerKeyWord"><text:span text:style-name="T136">//</text:span></text:span><text:span text:style-name="T136"> </text:span><text:span text:style-name="_5f_OOoComputerIdent"><text:span text:style-name="T136">imprime</text:span></text:span><text:span text:style-name="T136"> </text:span><text:span text:style-name="_5f_OOoComputerLiteral"><text:span text:style-name="T136">"Hola tú."</text:span></text:span></text:p>
      <text:p text:style-name="P116"><text:span text:style-name="_5f_OOoComputerIdent"><text:span text:style-name="T136">echo</text:span></text:span><text:span text:style-name="T136"> </text:span><text:span text:style-name="_5f_OOoComputerIdent"><text:span text:style-name="T136">Saludo</text:span></text:span><text:span text:style-name="_5f_OOoComputerKeyWord"><text:span text:style-name="T136">;</text:span></text:span><text:span text:style-name="T136"> </text:span><text:span text:style-name="_5f_OOoComputerKeyWord"><text:span text:style-name="T136">//</text:span></text:span><text:span text:style-name="T136"> </text:span><text:span text:style-name="_5f_OOoComputerIdent"><text:span text:style-name="T136">imprime</text:span></text:span><text:span text:style-name="T136"> </text:span><text:span text:style-name="_5f_OOoComputerLiteral"><text:span text:style-name="T136">"Hola tú."</text:span></text:span></text:p>
      <text:p text:style-name="P18"/>
      <text:p text:style-name="P25">Estructuras de Control En PHP</text:p>
      <text:p text:style-name="P117"><text:span text:style-name="T137">El funcionamiento de las estructuras es la misma que se expuso anteriormente se especificará solamente ejemplos de las estructuras aplicadas a PHP.</text:span></text:p>
      <text:p text:style-name="P18"/>
      <text:p text:style-name="P25"><text:span text:style-name="T137">I</text:span>f <text:span text:style-name="T137">Else</text:span></text:p>
      <text:p text:style-name="P117"><text:span text:style-name="T137">En PHP se puede omitir el ELSE, el bloque de sentencias se encierran entre llaves, </text:span></text:p>
      <text:p text:style-name="P20"/>
      <text:p text:style-name="P154"><text:span text:style-name="_5f_OOoComputerKeyWord"><text:span text:style-name="T60">&lt;</text:span></text:span><text:span text:style-name="_5f_OOoComputerIdent"><text:span text:style-name="T60">?php</text:span></text:span></text:p>
      <text:p text:style-name="P154"><text:span text:style-name="_5f_OOoComputerKeyWord"><text:span text:style-name="T60">$</text:span></text:span><text:span text:style-name="_5f_OOoComputerIdent"><text:span text:style-name="T60">valor</text:span></text:span><text:span text:style-name="T60"> </text:span><text:span text:style-name="_5f_OOoComputerKeyWord"><text:span text:style-name="T60">=</text:span></text:span><text:span text:style-name="T60"> </text:span><text:span text:style-name="_5f_OOoComputerLiteral"><text:span text:style-name="T60">5</text:span></text:span><text:span text:style-name="_5f_OOoComputerKeyWord"><text:span text:style-name="T60">;</text:span></text:span></text:p>
      <text:p text:style-name="P154"><text:span text:style-name="_5f_OOoComputerKeyWord"><text:span text:style-name="T60"/></text:span></text:p>
      <text:p text:style-name="P154"><text:span text:style-name="_5f_OOoComputerKeyWord"><text:span text:style-name="T60">//if</text:span></text:span><text:span text:style-name="T60"> </text:span><text:span text:style-name="_5f_OOoComputerIdent"><text:span text:style-name="T60">solo</text:span></text:span></text:p>
      <text:p text:style-name="P154"><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text:span></text:span><text:span text:style-name="T60"> </text:span><text:span text:style-name="_5f_OOoComputerLiteral"><text:span text:style-name="T60">5</text:span></text:span><text:span text:style-name="_5f_OOoComputerKeyWord"><text:span text:style-name="T60">){</text:span></text:span></text:p>
      <text:p text:style-name="P154"><text:span text:style-name="T60"><text:tab/></text:span><text:span text:style-name="_5f_OOoComputerKeyWord"><text:span text:style-name="T60">print(</text:span></text:span><text:span text:style-name="_5f_OOoComputerComment"><text:span text:style-name="T60">'el numero es cinco');</text:span></text:span></text:p>
      <text:p text:style-name="P154"><text:span text:style-name="_5f_OOoComputerKeyWord"><text:span text:style-name="T60">}</text:span></text:span></text:p>
      <text:p text:style-name="P154"><text:soft-page-break/><text:span text:style-name="_5f_OOoComputerKeyWord"><text:span text:style-name="T60"/></text:span></text:p>
      <text:p text:style-name="P154"><text:span text:style-name="_5f_OOoComputerKeyWord"><text:span text:style-name="T60">//</text:span></text:span><text:span text:style-name="T60"> </text:span><text:span text:style-name="_5f_OOoComputerKeyWord"><text:span text:style-name="T60">if</text:span></text:span><text:span text:style-name="T60"> </text:span><text:span text:style-name="_5f_OOoComputerKeyWord"><text:span text:style-name="T60">else</text:span></text:span></text:p>
      <text:p text:style-name="P154"><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lt;</text:span></text:span><text:span text:style-name="T60"> </text:span><text:span text:style-name="_5f_OOoComputerLiteral"><text:span text:style-name="T60">5</text:span></text:span><text:span text:style-name="_5f_OOoComputerKeyWord"><text:span text:style-name="T60">){</text:span></text:span></text:p>
      <text:p text:style-name="P154"><text:span text:style-name="T60"><text:tab/></text:span><text:span text:style-name="_5f_OOoComputerKeyWord"><text:span text:style-name="T60">print(</text:span></text:span><text:span text:style-name="_5f_OOoComputerComment"><text:span text:style-name="T60">'el numero es menor o igual a cinco');</text:span></text:span></text:p>
      <text:p text:style-name="P154"><text:span text:style-name="_5f_OOoComputerKeyWord"><text:span text:style-name="T60">}else{</text:span></text:span></text:p>
      <text:p text:style-name="P154"><text:span text:style-name="T60"><text:tab/></text:span><text:span text:style-name="_5f_OOoComputerKeyWord"><text:span text:style-name="T60">print(</text:span></text:span><text:span text:style-name="_5f_OOoComputerComment"><text:span text:style-name="T60">'El numero es mayor a cinco');</text:span></text:span></text:p>
      <text:p text:style-name="P154"><text:span text:style-name="_5f_OOoComputerKeyWord"><text:span text:style-name="T60">}</text:span></text:span></text:p>
      <text:p text:style-name="P130"><text:span text:style-name="T137"/></text:p>
      <text:p text:style-name="P154"><text:span text:style-name="_5f_OOoComputerKeyWord"><text:span text:style-name="T60">//</text:span></text:span><text:span text:style-name="T60"> </text:span><text:span text:style-name="_5f_OOoComputerIdent"><text:span text:style-name="T60">sintaxis</text:span></text:span><text:span text:style-name="T60"> </text:span><text:span text:style-name="_5f_OOoComputerIdent"><text:span text:style-name="T60">alernativa</text:span></text:span></text:p>
      <text:p text:style-name="P130"><text:span text:style-name="T137"/></text:p>
      <text:p text:style-name="P154"><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lt;</text:span></text:span><text:span text:style-name="T60"> </text:span><text:span text:style-name="_5f_OOoComputerLiteral"><text:span text:style-name="T60">5</text:span></text:span><text:span text:style-name="_5f_OOoComputerKeyWord"><text:span text:style-name="T60">):</text:span></text:span></text:p>
      <text:p text:style-name="P154"><text:span text:style-name="T60"><text:tab/></text:span><text:span text:style-name="_5f_OOoComputerKeyWord"><text:span text:style-name="T60">print(</text:span></text:span><text:span text:style-name="_5f_OOoComputerComment"><text:span text:style-name="T60">'el numero es menor o igual a cinco');</text:span></text:span></text:p>
      <text:p text:style-name="P154"><text:span text:style-name="_5f_OOoComputerKeyWord"><text:span text:style-name="T60">else</text:span></text:span><text:span text:style-name="_5f_OOoComputerKeyWord"><text:span text:style-name="T60">:</text:span></text:span></text:p>
      <text:p text:style-name="P154"><text:span text:style-name="T60"><text:tab/></text:span><text:span text:style-name="_5f_OOoComputerKeyWord"><text:span text:style-name="T60">print(</text:span></text:span><text:span text:style-name="_5f_OOoComputerComment"><text:span text:style-name="T60">'El numero es mayor a cinco');</text:span></text:span></text:p>
      <text:p text:style-name="P154"><text:span text:style-name="_5f_OOoComputerKeyWord"><text:span text:style-name="T60">endif;</text:span></text:span></text:p>
      <text:p text:style-name="P154"><text:span text:style-name="T137"/></text:p>
      <text:p text:style-name="P155"><text:span text:style-name="T23">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span></text:p>
      <text:p text:style-name="P155"/>
      <text:p text:style-name="P20"><text:span text:style-name="T38">W</text:span><text:span text:style-name="T29">hile </text:span><text:span text:style-name="T38">y D</text:span><text:span text:style-name="T29">o-while</text:span></text:p>
      <text:p text:style-name="P167"><text:span text:style-name="T25">La sintaxis es similar a C/C++</text:span></text:p>
      <text:p text:style-name="P167"><text:span text:style-name="T25"/></text:p>
      <text:p text:style-name="P166"><text:span text:style-name="_5f_OOoComputerKeyWord"><text:span text:style-name="T59">&lt;</text:span></text:span><text:span text:style-name="_5f_OOoComputerIdent"><text:span text:style-name="T24">?php</text:span></text:span></text:p>
      <text:p text:style-name="P166"><text:span text:style-name="T24"/></text:p>
      <text:p text:style-name="P166"><text:span text:style-name="_5f_OOoComputerKeyWord"><text:span text:style-name="T59">$</text:span></text:span><text:span text:style-name="_5f_OOoComputerIdent"><text:span text:style-name="T24">usuario</text:span></text:span><text:span text:style-name="T24"> </text:span><text:span text:style-name="_5f_OOoComputerKeyWord"><text:span text:style-name="T59">=</text:span></text:span><text:span text:style-name="T24"> </text:span><text:span text:style-name="_5f_OOoComputerIdent"><text:span text:style-name="T24">true</text:span></text:span><text:span text:style-name="_5f_OOoComputerKeyWord"><text:span text:style-name="T59">;</text:span></text:span></text:p>
      <text:p text:style-name="P166"><text:span text:style-name="T24"/></text:p>
      <text:p text:style-name="P166"><text:span text:style-name="_5f_OOoComputerKeyWord"><text:span text:style-name="T59">while($</text:span></text:span><text:span text:style-name="_5f_OOoComputerIdent"><text:span text:style-name="T24">usuario</text:span></text:span><text:span text:style-name="_5f_OOoComputerKeyWord"><text:span text:style-name="T59">){</text:span></text:span></text:p>
      <text:p text:style-name="P166"><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span text:style-name="_5f_OOoComputerKeyWord"><text:span text:style-name="T59">.</text:span></text:span></text:p>
      <text:p text:style-name="P166"><text:span text:style-name="_5f_OOoComputerKeyWord"><text:span text:style-name="T59">}</text:span></text:span></text:p>
      <text:p text:style-name="P166"><text:span text:style-name="T24"/></text:p>
      <text:p text:style-name="P166"><text:span text:style-name="_5f_OOoComputerKeyWord"><text:span text:style-name="T59">//</text:span></text:span><text:span text:style-name="_5f_OOoComputerIdent"><text:span text:style-name="T24">sintaxis</text:span></text:span><text:span text:style-name="T24"> </text:span><text:span text:style-name="_5f_OOoComputerIdent"><text:span text:style-name="T24">alternativa</text:span></text:span></text:p>
      <text:p text:style-name="P166"><text:span text:style-name="_5f_OOoComputerKeyWord"><text:span text:style-name="T59">while</text:span></text:span><text:span text:style-name="T24"> </text:span><text:span text:style-name="_5f_OOoComputerKeyWord"><text:span text:style-name="T59">($</text:span></text:span><text:span text:style-name="_5f_OOoComputerIdent"><text:span text:style-name="T24">usuario</text:span></text:span><text:span text:style-name="_5f_OOoComputerKeyWord"><text:span text:style-name="T59">):</text:span></text:span></text:p>
      <text:p text:style-name="P166"><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p>
      <text:p text:style-name="P166"><text:span text:style-name="_5f_OOoComputerIdent"><text:span text:style-name="T24">endwhile</text:span></text:span><text:span text:style-name="_5f_OOoComputerKeyWord"><text:span text:style-name="T59">;</text:span></text:span></text:p>
      <text:p text:style-name="P166"><text:span text:style-name="_5f_OOoComputerKeyWord"><text:span text:style-name="T24"/></text:span></text:p>
      <text:p text:style-name="P166"><text:span text:style-name="_5f_OOoComputerKeyWord"><text:span text:style-name="T59">do</text:span></text:span></text:p>
      <text:p text:style-name="P166"><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p>
      <text:p text:style-name="P166"><text:span text:style-name="_5f_OOoComputerKeyWord"><text:span text:style-name="T59">while($</text:span></text:span><text:span text:style-name="_5f_OOoComputerIdent"><text:span text:style-name="T24">usuario</text:span></text:span><text:span text:style-name="_5f_OOoComputerKeyWord"><text:span text:style-name="T59">);</text:span></text:span></text:p>
      <text:p text:style-name="P166"><text:span text:style-name="T24"/></text:p>
      <text:p text:style-name="P18"/>
      <text:p text:style-name="P20"><text:span text:style-name="T29">2.14.6.1. switch</text:span></text:p>
      <text:p text:style-name="P167"><text:span text:style-name="T25">La sintaxis es similar a C/C++</text:span></text:p>
      <text:p text:style-name="P175"><text:span text:style-name="T68"/></text:p>
      <text:p text:style-name="P167"><text:span text:style-name="_5f_OOoComputerKeyWord"><text:span text:style-name="T61">&lt;</text:span></text:span><text:span text:style-name="_5f_OOoComputerIdent"><text:span text:style-name="T61">?php</text:span></text:span></text:p>
      <text:p text:style-name="P176"><text:span text:style-name="T138"/></text:p>
      <text:p text:style-name="P167"><text:span text:style-name="_5f_OOoComputerKeyWord"><text:span text:style-name="T61">$</text:span></text:span><text:span text:style-name="_5f_OOoComputerIdent"><text:span text:style-name="T61">dia</text:span></text:span><text:span text:style-name="T88"> </text:span><text:span text:style-name="_5f_OOoComputerKeyWord"><text:span text:style-name="T61">=</text:span></text:span><text:span text:style-name="T88"> </text:span><text:span text:style-name="_5f_OOoComputerComment"><text:span text:style-name="T61">'lunes';</text:span></text:span></text:p>
      <text:p text:style-name="P176"><text:span text:style-name="T138"/></text:p>
      <text:p text:style-name="P167"><text:span text:style-name="_5f_OOoComputerIdent"><text:span text:style-name="T61">switch</text:span></text:span><text:span text:style-name="_5f_OOoComputerKeyWord"><text:span text:style-name="T61">($</text:span></text:span><text:span text:style-name="_5f_OOoComputerIdent"><text:span text:style-name="T61">dia</text:span></text:span><text:span text:style-name="_5f_OOoComputerKeyWord"><text:span text:style-name="T61">){</text:span></text:span></text:p>
      <text:p text:style-name="P167"><text:span text:style-name="T88"><text:tab/></text:span><text:span text:style-name="_5f_OOoComputerKeyWord"><text:span text:style-name="T61">case</text:span></text:span><text:span text:style-name="T88"> </text:span><text:span text:style-name="_5f_OOoComputerComment"><text:span text:style-name="T61">'lunes':</text:span></text:span></text:p>
      <text:p text:style-name="P167"><text:span text:style-name="T88"><text:tab/><text:tab/></text:span><text:span text:style-name="_5f_OOoComputerKeyWord"><text:span text:style-name="T61">print(</text:span></text:span><text:span text:style-name="_5f_OOoComputerComment"><text:span text:style-name="T61">'Hoy es ' . $dia . ' para hoy tenemos planificación');</text:span></text:span></text:p>
      <text:p text:style-name="P167"><text:soft-page-break/><text:span text:style-name="T88"><text:tab/><text:tab/></text:span><text:span text:style-name="_5f_OOoComputerIdent"><text:span text:style-name="T61">break</text:span></text:span><text:span text:style-name="_5f_OOoComputerKeyWord"><text:span text:style-name="T61">;</text:span></text:span></text:p>
      <text:p text:style-name="P167"><text:span text:style-name="T88"><text:tab/></text:span><text:span text:style-name="_5f_OOoComputerKeyWord"><text:span text:style-name="T61">case</text:span></text:span><text:span text:style-name="T88"> </text:span><text:span text:style-name="_5f_OOoComputerComment"><text:span text:style-name="T61">'martes':</text:span></text:span></text:p>
      <text:p text:style-name="P167"><text:span text:style-name="T88"><text:tab/><text:tab/></text:span><text:span text:style-name="_5f_OOoComputerKeyWord"><text:span text:style-name="T61">print(</text:span></text:span><text:span text:style-name="_5f_OOoComputerComment"><text:span text:style-name="T61">'Hoy es ' . $dia . ' para hoy tenemos desarrollo ');</text:span></text:span></text:p>
      <text:p text:style-name="P167"><text:span text:style-name="T88"><text:tab/><text:tab/></text:span><text:span text:style-name="_5f_OOoComputerIdent"><text:span text:style-name="T61">break</text:span></text:span><text:span text:style-name="_5f_OOoComputerKeyWord"><text:span text:style-name="T61">;</text:span></text:span></text:p>
      <text:p text:style-name="P167"><text:span text:style-name="T88"><text:tab/></text:span><text:span text:style-name="_5f_OOoComputerKeyWord"><text:span text:style-name="T61">case</text:span></text:span><text:span text:style-name="T88"> </text:span><text:span text:style-name="_5f_OOoComputerComment"><text:span text:style-name="T61">'miércoles':</text:span></text:span></text:p>
      <text:p text:style-name="P167"><text:span text:style-name="T88"><text:tab/><text:tab/></text:span><text:span text:style-name="_5f_OOoComputerKeyWord"><text:span text:style-name="T61">print(</text:span></text:span><text:span text:style-name="_5f_OOoComputerComment"><text:span text:style-name="T61">'Hoy es ' . $dia . ' para hoy tenemos diseño');</text:span></text:span></text:p>
      <text:p text:style-name="P167"><text:span text:style-name="T88"><text:tab/><text:tab/></text:span><text:span text:style-name="_5f_OOoComputerIdent"><text:span text:style-name="T61">break</text:span></text:span><text:span text:style-name="_5f_OOoComputerKeyWord"><text:span text:style-name="T61">;</text:span></text:span></text:p>
      <text:p text:style-name="P167"><text:span text:style-name="T88"><text:tab/></text:span><text:span text:style-name="_5f_OOoComputerKeyWord"><text:span text:style-name="T61">case</text:span></text:span><text:span text:style-name="T88"> </text:span><text:span text:style-name="_5f_OOoComputerComment"><text:span text:style-name="T61">'jueves':</text:span></text:span></text:p>
      <text:p text:style-name="P167"><text:span text:style-name="T88"><text:tab/><text:tab/></text:span><text:span text:style-name="_5f_OOoComputerKeyWord"><text:span text:style-name="T61">print(</text:span></text:span><text:span text:style-name="_5f_OOoComputerComment"><text:span text:style-name="T61">'Hoy es ' . $dia . ' para hoy tenemos implementación ');</text:span></text:span></text:p>
      <text:p text:style-name="P167"><text:span text:style-name="T88"><text:tab/><text:tab/></text:span><text:span text:style-name="_5f_OOoComputerIdent"><text:span text:style-name="T61">break</text:span></text:span><text:span text:style-name="_5f_OOoComputerKeyWord"><text:span text:style-name="T61">;</text:span></text:span></text:p>
      <text:p text:style-name="P167"><text:span text:style-name="T88"><text:tab/></text:span><text:span text:style-name="_5f_OOoComputerKeyWord"><text:span text:style-name="T61">case</text:span></text:span><text:span text:style-name="T88"> </text:span><text:span text:style-name="_5f_OOoComputerComment"><text:span text:style-name="T61">'viernes':</text:span></text:span></text:p>
      <text:p text:style-name="P167"><text:span text:style-name="T88"><text:tab/><text:tab/></text:span><text:span text:style-name="_5f_OOoComputerKeyWord"><text:span text:style-name="T61">print(</text:span></text:span><text:span text:style-name="_5f_OOoComputerComment"><text:span text:style-name="T61">'Hoy es ' . $dia . ' para hoy tenemos depuración');</text:span></text:span></text:p>
      <text:p text:style-name="P167"><text:span text:style-name="T88"><text:tab/><text:tab/></text:span><text:span text:style-name="_5f_OOoComputerIdent"><text:span text:style-name="T61">break</text:span></text:span><text:span text:style-name="_5f_OOoComputerKeyWord"><text:span text:style-name="T61">;</text:span></text:span></text:p>
      <text:p text:style-name="P176"><text:span text:style-name="T138"/></text:p>
      <text:p text:style-name="P167"><text:span text:style-name="_5f_OOoComputerKeyWord"><text:span text:style-name="T117">}</text:span></text:span></text:p>
      <text:p text:style-name="P20"><text:span text:style-name="T29"/></text:p>
      <text:p text:style-name="P20"><text:span text:style-name="T29">2.14.6.1. for</text:span></text:p>
      <text:p text:style-name="P129"><text:span text:style-name="T138">La sintaxis es similar a C/C++</text:span></text:p>
      <text:p text:style-name="P18"/>
      <text:p text:style-name="P161"><text:span text:style-name="_5f_OOoComputerKeyWord"><text:span text:style-name="T139">&lt;</text:span></text:span><text:span text:style-name="_5f_OOoComputerIdent"><text:span text:style-name="T139">?php</text:span></text:span></text:p>
      <text:p text:style-name="P161"><text:span text:style-name="_5f_OOoComputerKeyWord"><text:span text:style-name="T139">$</text:span></text:span><text:span text:style-name="_5f_OOoComputerIdent"><text:span text:style-name="T139">nummero</text:span></text:span><text:span text:style-name="_5f_OOoComputerKeyWord"><text:span text:style-name="T139">;</text:span></text:span></text:p>
      <text:p text:style-name="P161"><text:span text:style-name="_5f_OOoComputerKeyWord"><text:span text:style-name="T139">//</text:span></text:span><text:span text:style-name="_5f_OOoComputerIdent"><text:span text:style-name="T139">imprimer</text:span></text:span><text:span text:style-name="T139"> </text:span><text:span text:style-name="_5f_OOoComputerIdent"><text:span text:style-name="T139">numeros</text:span></text:span><text:span text:style-name="T139"> </text:span><text:span text:style-name="_5f_OOoComputerIdent"><text:span text:style-name="T139">del</text:span></text:span><text:span text:style-name="T139"> </text:span><text:span text:style-name="_5f_OOoComputerLiteral"><text:span text:style-name="T139">0</text:span></text:span><text:span text:style-name="T139"> </text:span><text:span text:style-name="_5f_OOoComputerIdent"><text:span text:style-name="T139">al</text:span></text:span><text:span text:style-name="T139"> </text:span><text:span text:style-name="_5f_OOoComputerLiteral"><text:span text:style-name="T139">100</text:span></text:span></text:p>
      <text:p text:style-name="P161"><text:span text:style-name="_5f_OOoComputerKeyWord"><text:span text:style-name="T139">for</text:span></text:span><text:span text:style-name="T139"> </text:span><text:span text:style-name="_5f_OOoComputerKeyWord"><text:span text:style-name="T139">($</text:span></text:span><text:span text:style-name="_5f_OOoComputerIdent"><text:span text:style-name="T139">i</text:span></text:span><text:span text:style-name="_5f_OOoComputerKeyWord"><text:span text:style-name="T139">=</text:span></text:span><text:span text:style-name="_5f_OOoComputerLiteral"><text:span text:style-name="T139">0</text:span></text:span><text:span text:style-name="_5f_OOoComputerKeyWord"><text:span text:style-name="T139">;$</text:span></text:span><text:span text:style-name="_5f_OOoComputerIdent"><text:span text:style-name="T139">i</text:span></text:span><text:span text:style-name="_5f_OOoComputerKeyWord"><text:span text:style-name="T139">&lt;</text:span></text:span><text:span text:style-name="_5f_OOoComputerLiteral"><text:span text:style-name="T139">100</text:span></text:span><text:span text:style-name="_5f_OOoComputerKeyWord"><text:span text:style-name="T139">;$++){</text:span></text:span></text:p>
      <text:p text:style-name="P161"><text:span text:style-name="T139"><text:tab/></text:span><text:span text:style-name="_5f_OOoComputerKeyWord"><text:span text:style-name="T139">print</text:span></text:span><text:span text:style-name="T139"> </text:span><text:span text:style-name="_5f_OOoComputerKeyWord"><text:span text:style-name="T139">$</text:span></text:span><text:span text:style-name="_5f_OOoComputerIdent"><text:span text:style-name="T139">numero</text:span></text:span><text:span text:style-name="_5f_OOoComputerKeyWord"><text:span text:style-name="T139">;</text:span></text:span></text:p>
      <text:p text:style-name="P161"><text:span text:style-name="_5f_OOoComputerKeyWord"><text:span text:style-name="T139">}</text:span></text:span></text:p>
      <text:p text:style-name="P20"/>
      <text:p text:style-name="P25">2.14.6.1. foreach</text:p>
      <text:p text:style-name="P144"><text:span text:style-name="T139">esta sentencia no solo puede recorrer arreglo bidimensionales sino también multidimensionales, para recorrer un arreglo que contienen arreglos se debe anidar foreach tantas veces como sea necesario.</text:span></text:p>
      <text:p text:style-name="P144"><text:span text:style-name="T139"/></text:p>
      <text:p text:style-name="P145"><text:span text:style-name="_5f_OOoComputerKeyWord"><text:span text:style-name="T62">&lt;</text:span></text:span><text:span text:style-name="_5f_OOoComputerIdent"><text:span text:style-name="T62">?php</text:span></text:span></text:p>
      <text:p text:style-name="P131"><text:span text:style-name="T140"/></text:p>
      <text:p text:style-name="P145"><text:span text:style-name="_5f_OOoComputerKeyWord"><text:span text:style-name="T62">$</text:span></text:span><text:span text:style-name="_5f_OOoComputerIdent"><text:span text:style-name="T62">arreglo_normal</text:span></text:span><text:span text:style-name="T62"> </text:span><text:span text:style-name="_5f_OOoComputerKeyWord"><text:span text:style-name="T62">=</text:span></text:span><text:span text:style-name="T62"> </text:span><text:span text:style-name="_5f_OOoComputerKeyWord"><text:span text:style-name="T62">array(</text:span></text:span><text:span text:style-name="_5f_OOoComputerComment"><text:span text:style-name="T62">'lunes',</text:span></text:span></text:p>
      <text:p text:style-name="P145"><text:span text:style-name="T62"><text:tab/><text:tab/><text:tab/><text:tab/><text:tab/><text:tab/></text:span><text:span text:style-name="_5f_OOoComputerComment"><text:span text:style-name="T62">'martes',</text:span></text:span></text:p>
      <text:p text:style-name="P145"><text:span text:style-name="T62"><text:tab/><text:tab/><text:tab/><text:tab/><text:tab/><text:tab/></text:span><text:span text:style-name="_5f_OOoComputerComment"><text:span text:style-name="T62">'miércoles',</text:span></text:span></text:p>
      <text:p text:style-name="P145"><text:span text:style-name="T62"><text:tab/><text:tab/><text:tab/><text:tab/><text:tab/><text:tab/></text:span><text:span text:style-name="_5f_OOoComputerComment"><text:span text:style-name="T62">'viernes',</text:span></text:span></text:p>
      <text:p text:style-name="P145"><text:span text:style-name="T62"><text:tab/><text:tab/><text:tab/><text:tab/><text:tab/><text:tab/></text:span><text:span text:style-name="_5f_OOoComputerComment"><text:span text:style-name="T62">'sábado',</text:span></text:span></text:p>
      <text:p text:style-name="P145"><text:span text:style-name="T62"><text:tab/><text:tab/><text:tab/><text:tab/><text:tab/><text:tab/></text:span><text:span text:style-name="_5f_OOoComputerComment"><text:span text:style-name="T62">'domingo'</text:span></text:span></text:p>
      <text:p text:style-name="P145"><text:span text:style-name="T62"><text:tab/><text:tab/><text:tab/><text:tab/><text:tab/><text:tab/></text:span><text:span text:style-name="_5f_OOoComputerKeyWord"><text:span text:style-name="T62">);</text:span></text:span></text:p>
      <text:p text:style-name="P131"><text:span text:style-name="T140"/></text:p>
      <text:p text:style-name="P145"><text:span text:style-name="_5f_OOoComputerKeyWord"><text:span text:style-name="T62">$</text:span></text:span><text:span text:style-name="_5f_OOoComputerIdent"><text:span text:style-name="T62">arreglo_bidimencional</text:span></text:span><text:span text:style-name="T62"> </text:span><text:span text:style-name="_5f_OOoComputerKeyWord"><text:span text:style-name="T62">=</text:span></text:span><text:span text:style-name="T62"> </text:span><text:span text:style-name="_5f_OOoComputerKeyWord"><text:span text:style-name="T62">array(</text:span></text:span><text:span text:style-name="_5f_OOoComputerComment"><text:span text:style-name="T62">'lunes' =&gt; 'correr',</text:span></text:span></text:p>
      <text:p text:style-name="P145"><text:span text:style-name="T62"><text:tab/><text:tab/><text:tab/><text:tab/><text:tab/><text:tab/><text:tab/> <text:s text:c="2"/></text:span><text:span text:style-name="_5f_OOoComputerComment"><text:span text:style-name="T62">'martes' =&gt; 'aeróbicos',</text:span></text:span></text:p>
      <text:p text:style-name="P145"><text:span text:style-name="T62"><text:tab/><text:tab/><text:tab/><text:tab/><text:tab/><text:tab/><text:tab/> <text:s text:c="2"/></text:span><text:span text:style-name="_5f_OOoComputerComment"><text:span text:style-name="T62">'miércoles' =&gt; 'bicicleta',</text:span></text:span></text:p>
      <text:p text:style-name="P145"><text:span text:style-name="T62"><text:tab/><text:tab/><text:tab/><text:tab/><text:tab/><text:tab/><text:tab/> <text:s text:c="2"/></text:span><text:span text:style-name="_5f_OOoComputerComment"><text:span text:style-name="T62">'viernes' =&gt; 'abdominales',</text:span></text:span></text:p>
      <text:p text:style-name="P145"><text:span text:style-name="T62"><text:tab/><text:tab/><text:tab/><text:tab/><text:tab/><text:tab/><text:tab/> <text:s text:c="2"/></text:span><text:span text:style-name="_5f_OOoComputerComment"><text:span text:style-name="T62">'sábado' =&gt; 'caderas',</text:span></text:span></text:p>
      <text:p text:style-name="P145"><text:span text:style-name="T62"><text:tab/><text:tab/><text:tab/><text:tab/><text:tab/><text:tab/><text:tab/> <text:s text:c="2"/></text:span><text:span text:style-name="_5f_OOoComputerComment"><text:span text:style-name="T62">'domingo' =&gt; 'caminata'</text:span></text:span></text:p>
      <text:p text:style-name="P145"><text:span text:style-name="T62"><text:tab/><text:tab/><text:tab/><text:tab/><text:tab/><text:tab/><text:tab/> <text:s text:c="2"/></text:span><text:span text:style-name="_5f_OOoComputerKeyWord"><text:span text:style-name="T62">);</text:span></text:span></text:p>
      <text:p text:style-name="P131"><text:span text:style-name="T140"/></text:p>
      <text:p text:style-name="P145"><text:span text:style-name="_5f_OOoComputerKeyWord"><text:span text:style-name="T62">//</text:span></text:span><text:span text:style-name="_5f_OOoComputerIdent"><text:span text:style-name="T62">imprime</text:span></text:span><text:span text:style-name="T62"> </text:span><text:span text:style-name="_5f_OOoComputerIdent"><text:span text:style-name="T62">los</text:span></text:span><text:span text:style-name="T62"> </text:span><text:span text:style-name="_5f_OOoComputerIdent"><text:span text:style-name="T62">días</text:span></text:span></text:p>
      <text:p text:style-name="P145"><text:span text:style-name="_5f_OOoComputerIdent"><text:span text:style-name="T62">foreach</text:span></text:span><text:span text:style-name="_5f_OOoComputerKeyWord"><text:span text:style-name="T62">($</text:span></text:span><text:span text:style-name="_5f_OOoComputerIdent"><text:span text:style-name="T62">arreglo_normal</text:span></text:span><text:span text:style-name="T62"> </text:span><text:span text:style-name="_5f_OOoComputerKeyWord"><text:span text:style-name="T62">as</text:span></text:span><text:span text:style-name="T62"> </text:span><text:span text:style-name="_5f_OOoComputerKeyWord"><text:span text:style-name="T62">$</text:span></text:span><text:span text:style-name="_5f_OOoComputerIdent"><text:span text:style-name="T62">dia</text:span></text:span><text:span text:style-name="_5f_OOoComputerKeyWord"><text:span text:style-name="T62">){</text:span></text:span></text:p>
      <text:p text:style-name="P145"><text:span text:style-name="T62"><text:tab/></text:span><text:span text:style-name="_5f_OOoComputerKeyWord"><text:span text:style-name="T62">print</text:span></text:span><text:span text:style-name="T62"> </text:span><text:span text:style-name="_5f_OOoComputerKeyWord"><text:span text:style-name="T62">$</text:span></text:span><text:span text:style-name="_5f_OOoComputerIdent"><text:span text:style-name="T62">dia</text:span></text:span><text:span text:style-name="_5f_OOoComputerKeyWord"><text:span text:style-name="T62">;</text:span></text:span></text:p>
      <text:p text:style-name="P145"><text:soft-page-break/><text:span text:style-name="_5f_OOoComputerKeyWord"><text:span text:style-name="T62">}</text:span></text:span></text:p>
      <text:p text:style-name="P131"><text:span text:style-name="T140"/></text:p>
      <text:p text:style-name="P145"><text:span text:style-name="_5f_OOoComputerKeyWord"><text:span text:style-name="T62">//</text:span></text:span><text:span text:style-name="T62"> </text:span><text:span text:style-name="_5f_OOoComputerIdent"><text:span text:style-name="T62">imprime</text:span></text:span><text:span text:style-name="T62"> </text:span><text:span text:style-name="_5f_OOoComputerIdent"><text:span text:style-name="T62">el</text:span></text:span><text:span text:style-name="T62"> </text:span><text:span text:style-name="_5f_OOoComputerIdent"><text:span text:style-name="T62">dia</text:span></text:span><text:span text:style-name="T62"> </text:span><text:span text:style-name="_5f_OOoComputerIdent"><text:span text:style-name="T62">con</text:span></text:span><text:span text:style-name="T62"> </text:span><text:span text:style-name="_5f_OOoComputerIdent"><text:span text:style-name="T62">su</text:span></text:span><text:span text:style-name="T62"> </text:span><text:span text:style-name="_5f_OOoComputerIdent"><text:span text:style-name="T62">actividad</text:span></text:span></text:p>
      <text:p text:style-name="P145"><text:span text:style-name="_5f_OOoComputerIdent"><text:span text:style-name="T62">foreach</text:span></text:span><text:span text:style-name="_5f_OOoComputerKeyWord"><text:span text:style-name="T62">($</text:span></text:span><text:span text:style-name="_5f_OOoComputerIdent"><text:span text:style-name="T62">arreglo_bidimencional</text:span></text:span><text:span text:style-name="T62"> </text:span><text:span text:style-name="_5f_OOoComputerKeyWord"><text:span text:style-name="T62">as</text:span></text:span><text:span text:style-name="T62"> </text:span><text:span text:style-name="_5f_OOoComputerKeyWord"><text:span text:style-name="T62">$</text:span></text:span><text:span text:style-name="_5f_OOoComputerIdent"><text:span text:style-name="T62">dia</text:span></text:span><text:span text:style-name="T62"> </text:span><text:span text:style-name="_5f_OOoComputerKeyWord"><text:span text:style-name="T62">=&gt;</text:span></text:span><text:span text:style-name="T62"> </text:span><text:span text:style-name="_5f_OOoComputerKeyWord"><text:span text:style-name="T62">$</text:span></text:span><text:span text:style-name="_5f_OOoComputerIdent"><text:span text:style-name="T62">actividad</text:span></text:span><text:span text:style-name="_5f_OOoComputerKeyWord"><text:span text:style-name="T62">{</text:span></text:span></text:p>
      <text:p text:style-name="P145"><text:span text:style-name="T62"><text:tab/></text:span><text:span text:style-name="_5f_OOoComputerKeyWord"><text:span text:style-name="T62">print</text:span></text:span><text:span text:style-name="T62"> </text:span><text:span text:style-name="_5f_OOoComputerComment"><text:span text:style-name="T62">'Hoy es ' . $dia . 'tienes que hacer' $actividad;</text:span></text:span></text:p>
      <text:p text:style-name="P145"><text:span text:style-name="_5f_OOoComputerKeyWord"><text:span text:style-name="T62">}</text:span></text:span></text:p>
      <text:p text:style-name="P145"><text:span text:style-name="T140"/></text:p>
      <text:p text:style-name="P145"><text:span text:style-name="T140">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span></text:p>
      <text:p text:style-name="P145"><text:span text:style-name="T140"/></text:p>
      <text:p text:style-name="P25">break<text:span text:style-name="T140">(romper)</text:span></text:p>
      <text:p text:style-name="P145"><text:span text:style-name="T26">Tiene la capacidad de romper un bucle o una estructura de control, basta escribirla y el bucle <text:s/>no continua más, es muy útil cuando se hacen búsquedas numéricas o para suspender una acción en caso de que algo salga mal.</text:span></text:p>
      <text:p text:style-name="P20"/>
      <text:p text:style-name="P173"><text:span text:style-name="T140">Relacionar Ficheros En PHP</text:span></text:p>
      <text:p text:style-name="P168"><text:span text:style-name="T141">Muchas veces los desarrolladores separan el código en archivos diferentes para una mejor compresión y facilitar el mantenimiento de un sistema, PHP brinda la posibilidad de relacionar estos ficheros, pare ello cuenta con algunas sentencias.</text:span></text:p>
      <text:p text:style-name="P156"><text:span text:style-name="T140"/></text:p>
      <text:p text:style-name="P25">require</text:p>
      <text:p text:style-name="P37">Esta sentencia obliga al intérprete de PHP a incluir un fichero de código en el actual, si no se logra incluirlo el servidor termina la aplicación con un error fatal.</text:p>
      <text:p text:style-name="P37">Por ejemplo imaginemos que necesitamos cargar el archivo que permite la conexión con el servidor de base de datos, este sería un recurso necesario sin el cual no podríamos <text:span text:style-name="T142">ejecutar ninguna acción.</text:span></text:p>
      <text:p text:style-name="P20"/>
      <text:p text:style-name="P39">El único parámetro que acepta en la ruta del archivo con el nombre y la extensión</text:p>
      <text:p text:style-name="P20"/>
      <text:p text:style-name="P157"><text:span text:style-name="_5f_OOoComputerKeyWord"><text:span text:style-name="T63">&lt;</text:span></text:span><text:span text:style-name="_5f_OOoComputerIdent"><text:span text:style-name="T63">?php</text:span></text:span></text:p>
      <text:p text:style-name="P157"><text:span text:style-name="_5f_OOoComputerIdent"><text:span text:style-name="T63">require</text:span></text:span><text:span text:style-name="_5f_OOoComputerKeyWord"><text:span text:style-name="T63">(</text:span></text:span><text:span text:style-name="_5f_OOoComputerComment"><text:span text:style-name="T63">'app/bd/conexion.php');</text:span></text:span></text:p>
      <text:p text:style-name="P20"/>
      <text:p text:style-name="P20"><text:span text:style-name="T29">include</text:span></text:p>
      <text:p text:style-name="P18"><text:span text:style-name="T2">Hace lo mismo que </text:span><text:span text:style-name="T29">require</text:span><text:span text:style-name="T2"> la única diferencia es que si el servidor no logra encontrar el archivo la aplicación no se detiene, pero se muestra una advertencia al usuario informando el problema.</text:span></text:p>
      <text:p text:style-name="P20"><text:span text:style-name="T29"/></text:p>
      <text:p text:style-name="P157"><text:span text:style-name="_5f_OOoComputerKeyWord"><text:span text:style-name="T63">&lt;</text:span></text:span><text:span text:style-name="_5f_OOoComputerIdent"><text:span text:style-name="T63">?php</text:span></text:span></text:p>
      <text:p text:style-name="P157"><text:span text:style-name="_5f_OOoComputerIdent"><text:span text:style-name="T63">require</text:span></text:span><text:span text:style-name="_5f_OOoComputerKeyWord"><text:span text:style-name="T63">(</text:span></text:span><text:span text:style-name="_5f_OOoComputerComment"><text:span text:style-name="T63">'app/bd/conexion.php');</text:span></text:span></text:p>
      <text:p text:style-name="P157"><text:span text:style-name="T29"/></text:p>
      <text:p text:style-name="P20"><text:span text:style-name="T29">require_once / include_once</text:span></text:p>
      <text:p text:style-name="P37">No tienen diferencia con sus contrapartidas en los efectos <text:span text:style-name="T142">cuando </text:span>no encuentran el fichero, esta es una optimización de las dos anteriores, solo adjuntan el fichero si ya no se lo hizo antes, es muy útil si se maneja un sitio con un <text:s/>número elevado de visitantes.</text:p>
      <text:p text:style-name="P20"/>
      <text:p text:style-name="P157"><text:span text:style-name="_5f_OOoComputerKeyWord"><text:span text:style-name="T63">&lt;</text:span></text:span><text:span text:style-name="_5f_OOoComputerIdent"><text:span text:style-name="T63">?php</text:span></text:span></text:p>
      <text:p text:style-name="P157"><text:soft-page-break/><text:span text:style-name="_5f_OOoComputerIdent"><text:span text:style-name="T63">require_once</text:span></text:span><text:span text:style-name="_5f_OOoComputerKeyWord"><text:span text:style-name="T63">(</text:span></text:span><text:span text:style-name="_5f_OOoComputerComment"><text:span text:style-name="T63">'app/bd/conexion.php');</text:span></text:span></text:p>
      <text:p text:style-name="P157"><text:span text:style-name="_5f_OOoComputerIdent"><text:span text:style-name="T63">include_once</text:span></text:span><text:span text:style-name="_5f_OOoComputerKeyWord"><text:span text:style-name="T63">(</text:span></text:span><text:span text:style-name="_5f_OOoComputerComment"><text:span text:style-name="T63">'app/bd/conexion.php');</text:span></text:span></text:p>
      <text:p text:style-name="P157"><text:span text:style-name="T80"/></text:p>
      <text:p text:style-name="P20"><text:span text:style-name="T29">Funciones En PHP</text:span></text:p>
      <text:p text:style-name="P18"><text:span text:style-name="T2">Las funciones en PHP se definen usando la palabra clave </text:span><text:span text:style-name="T29">“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18"/>
      <text:p text:style-name="P146"><text:span text:style-name="_5f_OOoComputerKeyWord"><text:span text:style-name="T64">&lt;</text:span></text:span><text:span text:style-name="_5f_OOoComputerIdent"><text:span text:style-name="T64">?php</text:span></text:span></text:p>
      <text:p text:style-name="P146"><text:span text:style-name="T64"><text:s/></text:span><text:span text:style-name="_5f_OOoComputerKeyWord"><text:span text:style-name="T64">//</text:span></text:span><text:span text:style-name="_5f_OOoComputerIdent"><text:span text:style-name="T64">ejemlo</text:span></text:span><text:span text:style-name="T64"> </text:span><text:span text:style-name="_5f_OOoComputerIdent"><text:span text:style-name="T64">de</text:span></text:span><text:span text:style-name="T64"> </text:span><text:span text:style-name="_5f_OOoComputerIdent"><text:span text:style-name="T64">funciones</text:span></text:span></text:p>
      <text:p text:style-name="P132"><text:span text:style-name="T143"><text:s/></text:span></text:p>
      <text:p text:style-name="P146"><text:span text:style-name="T64"><text:s/></text:span><text:span text:style-name="_5f_OOoComputerKeyWord"><text:span text:style-name="T64">//</text:span></text:span><text:span text:style-name="_5f_OOoComputerIdent"><text:span text:style-name="T64">suma</text:span></text:span><text:span text:style-name="T64"> </text:span><text:span text:style-name="_5f_OOoComputerIdent"><text:span text:style-name="T64">un</text:span></text:span><text:span text:style-name="T64"> </text:span><text:span text:style-name="_5f_OOoComputerIdent"><text:span text:style-name="T64">numero</text:span></text:span></text:p>
      <text:p text:style-name="P146"><text:span text:style-name="T64"><text:s/></text:span><text:span text:style-name="_5f_OOoComputerKeyWord"><text:span text:style-name="T64">function</text:span></text:span><text:span text:style-name="T64"> </text:span><text:span text:style-name="_5f_OOoComputerIdent"><text:span text:style-name="T64">__calcular</text:span></text:span><text:span text:style-name="_5f_OOoComputerKeyWord"><text:span text:style-name="T64">($</text:span></text:span><text:span text:style-name="_5f_OOoComputerIdent"><text:span text:style-name="T64">a</text:span></text:span><text:span text:style-name="_5f_OOoComputerKeyWord"><text:span text:style-name="T64">,</text:span></text:span><text:span text:style-name="T64"> </text:span><text:span text:style-name="_5f_OOoComputerKeyWord"><text:span text:style-name="T64">$</text:span></text:span><text:span text:style-name="_5f_OOoComputerIdent"><text:span text:style-name="T64">b</text:span></text:span><text:span text:style-name="_5f_OOoComputerKeyWord"><text:span text:style-name="T64">){</text:span></text:span></text:p>
      <text:p text:style-name="P146"><text:span text:style-name="T64"><text:s text:c="5"/></text:span><text:span text:style-name="_5f_OOoComputerKeyWord"><text:span text:style-name="T64">return</text:span></text:span><text:span text:style-name="T64"> </text:span><text:span text:style-name="_5f_OOoComputerKeyWord"><text:span text:style-name="T64">($</text:span></text:span><text:span text:style-name="_5f_OOoComputerIdent"><text:span text:style-name="T64">a</text:span></text:span><text:span text:style-name="_5f_OOoComputerKeyWord"><text:span text:style-name="T64">+$</text:span></text:span><text:span text:style-name="_5f_OOoComputerIdent"><text:span text:style-name="T64">b</text:span></text:span><text:span text:style-name="_5f_OOoComputerKeyWord"><text:span text:style-name="T64">);</text:span></text:span></text:p>
      <text:p text:style-name="P146"><text:span text:style-name="T64"><text:s/></text:span><text:span text:style-name="_5f_OOoComputerKeyWord"><text:span text:style-name="T64">}</text:span></text:span></text:p>
      <text:p text:style-name="P132"><text:span text:style-name="T143"><text:s/></text:span></text:p>
      <text:p text:style-name="P146"><text:span text:style-name="T64"><text:s/></text:span><text:span text:style-name="_5f_OOoComputerKeyWord"><text:span text:style-name="T64">//</text:span></text:span><text:span text:style-name="_5f_OOoComputerIdent"><text:span text:style-name="T64">muestra</text:span></text:span><text:span text:style-name="T64"> </text:span><text:span text:style-name="_5f_OOoComputerIdent"><text:span text:style-name="T64">un</text:span></text:span><text:span text:style-name="T64"> </text:span><text:span text:style-name="_5f_OOoComputerIdent"><text:span text:style-name="T64">resultado</text:span></text:span><text:span text:style-name="T64"> </text:span><text:span text:style-name="_5f_OOoComputerIdent"><text:span text:style-name="T64">en</text:span></text:span><text:span text:style-name="T64"> </text:span><text:span text:style-name="_5f_OOoComputerIdent"><text:span text:style-name="T64">pantalla</text:span></text:span></text:p>
      <text:p text:style-name="P146"><text:span text:style-name="T64"><text:s/></text:span><text:span text:style-name="_5f_OOoComputerKeyWord"><text:span text:style-name="T64">function</text:span></text:span><text:span text:style-name="T64"> </text:span><text:span text:style-name="_5f_OOoComputerIdent"><text:span text:style-name="T64">mostrar_resultado</text:span></text:span><text:span text:style-name="_5f_OOoComputerKeyWord"><text:span text:style-name="T64">($</text:span></text:span><text:span text:style-name="_5f_OOoComputerIdent"><text:span text:style-name="T64">valor</text:span></text:span><text:span text:style-name="_5f_OOoComputerKeyWord"><text:span text:style-name="T64">){</text:span></text:span></text:p>
      <text:p text:style-name="P146"><text:span text:style-name="T64"><text:s text:c="3"/></text:span><text:span text:style-name="_5f_OOoComputerKeyWord"><text:span text:style-name="T64">print</text:span></text:span><text:span text:style-name="T64"> </text:span><text:span text:style-name="_5f_OOoComputerKeyWord"><text:span text:style-name="T64">$</text:span></text:span><text:span text:style-name="_5f_OOoComputerIdent"><text:span text:style-name="T64">valor</text:span></text:span><text:span text:style-name="_5f_OOoComputerKeyWord"><text:span text:style-name="T64">;</text:span></text:span><text:span text:style-name="T64"> <text:s/></text:span></text:p>
      <text:p text:style-name="P146"><text:span text:style-name="T64"><text:s/></text:span><text:span text:style-name="_5f_OOoComputerKeyWord"><text:span text:style-name="T64">}</text:span></text:span></text:p>
      <text:p text:style-name="P132"><text:span text:style-name="T143"><text:s/></text:span></text:p>
      <text:p text:style-name="P146"><text:span text:style-name="T64"><text:s/></text:span><text:span text:style-name="_5f_OOoComputerKeyWord"><text:span text:style-name="T64">$</text:span></text:span><text:span text:style-name="_5f_OOoComputerIdent"><text:span text:style-name="T64">respuesta</text:span></text:span><text:span text:style-name="T64"> </text:span><text:span text:style-name="_5f_OOoComputerKeyWord"><text:span text:style-name="T64">=</text:span></text:span><text:span text:style-name="T64"> </text:span><text:span text:style-name="_5f_OOoComputerIdent"><text:span text:style-name="T64">__calcular</text:span></text:span><text:span text:style-name="_5f_OOoComputerKeyWord"><text:span text:style-name="T64">(</text:span></text:span><text:span text:style-name="_5f_OOoComputerLiteral"><text:span text:style-name="T64">54</text:span></text:span><text:span text:style-name="_5f_OOoComputerKeyWord"><text:span text:style-name="T64">,</text:span></text:span><text:span text:style-name="T64"> </text:span><text:span text:style-name="_5f_OOoComputerLiteral"><text:span text:style-name="T64">64.6</text:span></text:span><text:span text:style-name="_5f_OOoComputerKeyWord"><text:span text:style-name="T64">);</text:span></text:span></text:p>
      <text:p text:style-name="P146"><text:span text:style-name="T64"><text:s/></text:span><text:span text:style-name="_5f_OOoComputerIdent"><text:span text:style-name="T64">mostrar_resultado</text:span></text:span><text:span text:style-name="_5f_OOoComputerKeyWord"><text:span text:style-name="T64">($</text:span></text:span><text:span text:style-name="_5f_OOoComputerIdent"><text:span text:style-name="T64">respuesta</text:span></text:span><text:span text:style-name="_5f_OOoComputerKeyWord"><text:span text:style-name="T64">);</text:span></text:span></text:p>
      <text:p text:style-name="P18"/>
      <text:p text:style-name="P18"><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29">__calcular </text:span><text:span text:style-name="T2">pasándole como parámetros dos valores y el valor que esta retorna se lo almacena en la variable </text:span><text:span text:style-name="T29">$respuesta, </text:span><text:span text:style-name="T2">en la siguiente línea se llama a la función </text:span><text:span text:style-name="T29">mostrar_resultado </text:span><text:span text:style-name="T2">esta función no retorna ningún valor por lo tanto es aquí donde termina la ejecución del script.</text:span></text:p>
      <text:p text:style-name="P20"/>
      <text:p text:style-name="P37">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18"/>
      <text:p text:style-name="P18"/>
      <text:p text:style-name="P177"/>
      <text:p text:style-name="P124">2.14.8.<text:tab/>Clases, Métodos y Propiedades En PHP</text:p>
      <text:p text:style-name="P178"><text:span text:style-name="T65">Recordando un poco Programación Orientada a Objetos recordamos que una clase es la representación analítica de un objeto, en PHP las clases se definen con la palabra clave </text:span><text:span text:style-name="T66">“class”, </text:span><text:span text:style-name="T67">y se las instancia con la palabra clave </text:span><text:span text:style-name="T66">“new” </text:span><text:span text:style-name="T67">existen diferentes tipos de clases, la mayoría de los tipos de clases soportadas por PHP tienen algo en común propiedades y métodos.</text:span></text:p>
      <text:p text:style-name="P18"><text:span text:style-name="T67"/></text:p>
      <text:p text:style-name="P18"/>
      <text:p text:style-name="P68"><text:soft-page-break/>Métodos.-</text:p>
      <text:p text:style-name="P69">Es el algoritmo asociado a una clase en forma de función PHP, son los métodos los que definen la capacidad de una clase.</text:p>
      <text:p text:style-name="P18"/>
      <text:p text:style-name="P68">Propiedades.-</text:p>
      <text:p text:style-name="P69">Las propiedades son el componente de la clase que almacena la información del objeto, también son los elementos con los que los métodos de la clase trabajan.</text:p>
      <text:p text:style-name="P18"/>
      <text:p text:style-name="P18">Revisemos un ejemplo con una clase que se encarga de manejar dos variables que y cuatro métodos uno por cada <text:s/>operación básica de las matemáticas.</text:p>
      <text:p text:style-name="P18"/>
      <text:p text:style-name="P73"><text:bookmark text:name="__UnoMark__9868_1878664668"/><text:span text:style-name="T82"><text:s/></text:span><text:span text:style-name="number_5f_php"><text:span text:style-name="T82">1</text:span></text:span><text:span text:style-name="T82"> </text:span><text:span text:style-name="symbol0_5f_php"><text:span text:style-name="T82">&lt;</text:span></text:span><text:span text:style-name="T82">?php</text:span></text:p>
      <text:p text:style-name="P73"><text:span text:style-name="T82"><text:s/></text:span><text:span text:style-name="number_5f_php"><text:span text:style-name="T82">2</text:span></text:span><text:span text:style-name="T82"> </text:span><text:span text:style-name="comment_5f_multi_5f_php"><text:span text:style-name="T82">/**</text:span></text:span></text:p>
      <text:p text:style-name="P73"><text:span text:style-name="comment_5f_multi_5f_php"><text:span text:style-name="T82"><text:s/>3 * Ejemplo de clase en PHP</text:span></text:span></text:p>
      <text:p text:style-name="P73"><text:span text:style-name="comment_5f_multi_5f_php"><text:span text:style-name="T82"><text:s/>4 */</text:span></text:span></text:p>
      <text:p text:style-name="P73"><text:span text:style-name="T82"><text:s/></text:span><text:span text:style-name="number_5f_php"><text:span text:style-name="T82">5</text:span></text:span><text:span text:style-name="T82"> </text:span></text:p>
      <text:p text:style-name="P73"><text:span text:style-name="T82"><text:s/></text:span><text:span text:style-name="number_5f_php"><text:span text:style-name="T82">6</text:span></text:span><text:span text:style-name="T82"> </text:span><text:span text:style-name="keyword1_5f_php"><text:span text:style-name="T82">class</text:span></text:span><text:span text:style-name="T82"> Calculadora</text:span><text:span text:style-name="symbol0_5f_php"><text:span text:style-name="T82">{</text:span></text:span></text:p>
      <text:p text:style-name="P73"><text:span text:style-name="T82"><text:s/></text:span><text:span text:style-name="number_5f_php"><text:span text:style-name="T82">7</text:span></text:span><text:span text:style-name="T82"> <text:s text:c="8"/></text:span><text:span text:style-name="keyword1_5f_php"><text:span text:style-name="T82">var</text:span></text:span><text:span text:style-name="T82"> </text:span><text:span text:style-name="regexp0_5f_php"><text:span text:style-name="T82">$_NumeroA</text:span></text:span><text:span text:style-name="symbol0_5f_php"><text:span text:style-name="T82">;</text:span></text:span></text:p>
      <text:p text:style-name="P73"><text:span text:style-name="T82"><text:s/></text:span><text:span text:style-name="number_5f_php"><text:span text:style-name="T82">8</text:span></text:span><text:span text:style-name="T82"> <text:s text:c="8"/></text:span><text:span text:style-name="keyword1_5f_php"><text:span text:style-name="T82">var</text:span></text:span><text:span text:style-name="T82"> </text:span><text:span text:style-name="regexp0_5f_php"><text:span text:style-name="T82">$_NumeroB</text:span></text:span><text:span text:style-name="symbol0_5f_php"><text:span text:style-name="T82">;</text:span></text:span><text:span text:style-name="T82"> <text:s/></text:span></text:p>
      <text:p text:style-name="P73"><text:span text:style-name="T82"><text:s/></text:span><text:span text:style-name="number_5f_php"><text:span text:style-name="T82">9</text:span></text:span><text:span text:style-name="T82"> </text:span></text:p>
      <text:p text:style-name="P73"><text:span text:style-name="number_5f_php"><text:span text:style-name="T82">10</text:span></text:span><text:span text:style-name="T82"> <text:s text:c="8"/></text:span><text:span text:style-name="comment_5f_multi_5f_php"><text:span text:style-name="T82">/**</text:span></text:span></text:p>
      <text:p text:style-name="P73"><text:span text:style-name="comment_5f_multi_5f_php"><text:span text:style-name="T82">11 <text:s text:c="8"/>* Enceramos las variables antes de usarlas</text:span></text:span></text:p>
      <text:p text:style-name="P73"><text:span text:style-name="comment_5f_multi_5f_php"><text:span text:style-name="T82">12 <text:s text:c="8"/>*/</text:span></text:span></text:p>
      <text:p text:style-name="P73"><text:span text:style-name="number_5f_php"><text:span text:style-name="T82">13</text:span></text:span><text:span text:style-name="T82"> <text:s text:c="8"/></text:span><text:span text:style-name="keyword1_5f_php"><text:span text:style-name="T82">function</text:span></text:span><text:span text:style-name="T82"> __construct</text:span><text:span text:style-name="symbol0_5f_php"><text:span text:style-name="T82">(</text:span></text:span><text:span text:style-name="regexp0_5f_php"><text:span text:style-name="T82">$a</text:span></text:span><text:span text:style-name="symbol0_5f_php"><text:span text:style-name="T82">=</text:span></text:span><text:span text:style-name="number_5f_php"><text:span text:style-name="T82">0</text:span></text:span><text:span text:style-name="symbol0_5f_php"><text:span text:style-name="T82">,</text:span></text:span><text:span text:style-name="regexp0_5f_php"><text:span text:style-name="T82">$b</text:span></text:span><text:span text:style-name="symbol0_5f_php"><text:span text:style-name="T82">=</text:span></text:span><text:span text:style-name="number_5f_php"><text:span text:style-name="T82">0</text:span></text:span><text:span text:style-name="symbol0_5f_php"><text:span text:style-name="T82">){</text:span></text:span></text:p>
      <text:p text:style-name="P73"><text:span text:style-name="number_5f_php"><text:span text:style-name="T82">14</text:span></text:span><text:span text:style-name="T82"> <text:s text:c="16"/></text:span><text:span text:style-name="regexp0_5f_php"><text:span text:style-name="T82">$this</text:span></text:span><text:span text:style-name="symbol0_5f_php"><text:span text:style-name="T82">-&gt;</text:span></text:span><text:span text:style-name="T82">_NumeroA </text:span><text:span text:style-name="symbol0_5f_php"><text:span text:style-name="T82">=</text:span></text:span><text:span text:style-name="T82"> </text:span><text:span text:style-name="regexp0_5f_php"><text:span text:style-name="T82">$a</text:span></text:span><text:span text:style-name="symbol0_5f_php"><text:span text:style-name="T82">;</text:span></text:span></text:p>
      <text:p text:style-name="P73"><text:span text:style-name="number_5f_php"><text:span text:style-name="T82">15</text:span></text:span><text:span text:style-name="T82"> <text:s text:c="16"/></text:span><text:span text:style-name="regexp0_5f_php"><text:span text:style-name="T82">$this</text:span></text:span><text:span text:style-name="symbol0_5f_php"><text:span text:style-name="T82">-&gt;</text:span></text:span><text:span text:style-name="T82">_NumeroB </text:span><text:span text:style-name="symbol0_5f_php"><text:span text:style-name="T82">=</text:span></text:span><text:span text:style-name="T82"> </text:span><text:span text:style-name="regexp0_5f_php"><text:span text:style-name="T82">$b</text:span></text:span><text:span text:style-name="symbol0_5f_php"><text:span text:style-name="T82">;</text:span></text:span></text:p>
      <text:p text:style-name="P73"><text:span text:style-name="number_5f_php"><text:span text:style-name="T82">16</text:span></text:span><text:span text:style-name="T82"> </text:span></text:p>
      <text:p text:style-name="P73"><text:span text:style-name="number_5f_php"><text:span text:style-name="T82">17</text:span></text:span><text:span text:style-name="T82"> <text:s text:c="8"/></text:span><text:span text:style-name="symbol0_5f_php"><text:span text:style-name="T82">}</text:span></text:span></text:p>
      <text:p text:style-name="P73"><text:span text:style-name="number_5f_php"><text:span text:style-name="T82">18</text:span></text:span><text:span text:style-name="T82"> <text:s text:c="8"/></text:span><text:span text:style-name="comment_5f_multi_5f_php"><text:span text:style-name="T82">/**</text:span></text:span></text:p>
      <text:p text:style-name="P73"><text:span text:style-name="comment_5f_multi_5f_php"><text:span text:style-name="T82">19 <text:s text:c="8"/>* Suma a + b</text:span></text:span></text:p>
      <text:p text:style-name="P73"><text:span text:style-name="comment_5f_multi_5f_php"><text:span text:style-name="T82">20 <text:s text:c="8"/>*/</text:span></text:span></text:p>
      <text:p text:style-name="P73"><text:span text:style-name="number_5f_php"><text:span text:style-name="T82">21</text:span></text:span><text:span text:style-name="T82"> <text:s text:c="8"/></text:span><text:span text:style-name="keyword1_5f_php"><text:span text:style-name="T82">function</text:span></text:span><text:span text:style-name="T82"> Suma</text:span><text:span text:style-name="symbol0_5f_php"><text:span text:style-name="T82">(){</text:span></text:span></text:p>
      <text:p text:style-name="P73"><text:span text:style-name="number_5f_php"><text:span text:style-name="T82">22</text:span></text:span><text:span text:style-name="T82"> <text:s text:c="16"/></text:span><text:span text:style-name="keyword0_5f_php"><text:span text:style-name="T82">return</text:span></text:span><text:span text:style-name="T82"> </text:span><text:span text:style-name="symbol0_5f_php"><text:span text:style-name="T82">(</text:span></text:span><text:span text:style-name="regexp0_5f_php"><text:span text:style-name="T82">$this</text:span></text:span><text:span text:style-name="symbol0_5f_php"><text:span text:style-name="T82">-&gt;</text:span></text:span><text:span text:style-name="T82">_NumeroA </text:span><text:span text:style-name="symbol0_5f_php"><text:span text:style-name="T82">+</text:span></text:span><text:span text:style-name="T82"> </text:span><text:span text:style-name="regexp0_5f_php"><text:span text:style-name="T82">$this</text:span></text:span><text:span text:style-name="symbol0_5f_php"><text:span text:style-name="T82">-&gt;</text:span></text:span><text:span text:style-name="T82">_NumeroB</text:span><text:span text:style-name="symbol0_5f_php"><text:span text:style-name="T82">);</text:span></text:span></text:p>
      <text:p text:style-name="P73"><text:span text:style-name="number_5f_php"><text:span text:style-name="T82">23</text:span></text:span><text:span text:style-name="T82"> <text:s text:c="8"/></text:span><text:span text:style-name="symbol0_5f_php"><text:span text:style-name="T82">}</text:span></text:span></text:p>
      <text:p text:style-name="P73"><text:span text:style-name="number_5f_php"><text:span text:style-name="T82">24</text:span></text:span><text:span text:style-name="T82"> </text:span></text:p>
      <text:p text:style-name="P73"><text:span text:style-name="number_5f_php"><text:span text:style-name="T82">25</text:span></text:span><text:span text:style-name="T82"> <text:s text:c="8"/></text:span><text:span text:style-name="comment_5f_multi_5f_php"><text:span text:style-name="T82">/**</text:span></text:span></text:p>
      <text:p text:style-name="P73"><text:span text:style-name="comment_5f_multi_5f_php"><text:span text:style-name="T82">26 <text:s text:c="8"/>* Le Resta b a la variable a</text:span></text:span></text:p>
      <text:p text:style-name="P73"><text:span text:style-name="comment_5f_multi_5f_php"><text:span text:style-name="T82">27 <text:s text:c="8"/>*/</text:span></text:span></text:p>
      <text:p text:style-name="P73"><text:span text:style-name="number_5f_php"><text:span text:style-name="T82">28</text:span></text:span><text:span text:style-name="T82"> <text:s text:c="8"/></text:span><text:span text:style-name="keyword1_5f_php"><text:span text:style-name="T82">function</text:span></text:span><text:span text:style-name="T82"> Resta</text:span><text:span text:style-name="symbol0_5f_php"><text:span text:style-name="T82">(){</text:span></text:span></text:p>
      <text:p text:style-name="P73"><text:span text:style-name="number_5f_php"><text:span text:style-name="T82">29</text:span></text:span><text:span text:style-name="T82"> <text:s text:c="16"/></text:span><text:span text:style-name="keyword0_5f_php"><text:span text:style-name="T82">return</text:span></text:span><text:span text:style-name="T82"> </text:span><text:span text:style-name="symbol0_5f_php"><text:span text:style-name="T82">(</text:span></text:span><text:span text:style-name="regexp0_5f_php"><text:span text:style-name="T82">$this</text:span></text:span><text:span text:style-name="symbol0_5f_php"><text:span text:style-name="T82">-&gt;</text:span></text:span><text:span text:style-name="T82">_NumeroA </text:span><text:span text:style-name="symbol0_5f_php"><text:span text:style-name="T82">-</text:span></text:span><text:span text:style-name="T82"> </text:span><text:span text:style-name="regexp0_5f_php"><text:span text:style-name="T82">$this</text:span></text:span><text:span text:style-name="symbol0_5f_php"><text:span text:style-name="T82">-&gt;</text:span></text:span><text:span text:style-name="T82">_NumeroB</text:span><text:span text:style-name="symbol0_5f_php"><text:span text:style-name="T82">);</text:span></text:span></text:p>
      <text:p text:style-name="P73"><text:span text:style-name="number_5f_php"><text:span text:style-name="T82">30</text:span></text:span><text:span text:style-name="T82"> <text:s text:c="8"/></text:span><text:span text:style-name="symbol0_5f_php"><text:span text:style-name="T82">}</text:span></text:span></text:p>
      <text:p text:style-name="P73"><text:span text:style-name="number_5f_php"><text:span text:style-name="T82">31</text:span></text:span><text:span text:style-name="T82"> </text:span></text:p>
      <text:p text:style-name="P73"><text:span text:style-name="number_5f_php"><text:span text:style-name="T82">32</text:span></text:span><text:span text:style-name="T82"> <text:s text:c="8"/></text:span><text:span text:style-name="comment_5f_multi_5f_php"><text:span text:style-name="T82">/**</text:span></text:span></text:p>
      <text:p text:style-name="P73"><text:span text:style-name="comment_5f_multi_5f_php"><text:span text:style-name="T82">33 <text:s text:c="8"/>* Multiplica a por b</text:span></text:span></text:p>
      <text:p text:style-name="P73"><text:span text:style-name="comment_5f_multi_5f_php"><text:span text:style-name="T82">34 <text:s text:c="8"/>*/</text:span></text:span></text:p>
      <text:p text:style-name="P73"><text:span text:style-name="number_5f_php"><text:span text:style-name="T82">35</text:span></text:span><text:span text:style-name="T82"> <text:s text:c="8"/></text:span><text:span text:style-name="keyword1_5f_php"><text:span text:style-name="T82">function</text:span></text:span><text:span text:style-name="T82"> Multiplicacion</text:span><text:span text:style-name="symbol0_5f_php"><text:span text:style-name="T82">(){</text:span></text:span></text:p>
      <text:p text:style-name="P73"><text:span text:style-name="number_5f_php"><text:span text:style-name="T82">36</text:span></text:span><text:span text:style-name="T82"> <text:s text:c="16"/></text:span><text:span text:style-name="keyword0_5f_php"><text:span text:style-name="T82">return</text:span></text:span><text:span text:style-name="T82"> </text:span><text:span text:style-name="symbol0_5f_php"><text:span text:style-name="T82">(</text:span></text:span><text:span text:style-name="regexp0_5f_php"><text:span text:style-name="T82">$this</text:span></text:span><text:span text:style-name="symbol0_5f_php"><text:span text:style-name="T82">-&gt;</text:span></text:span><text:span text:style-name="T82">_NumeroA </text:span><text:span text:style-name="symbol0_5f_php"><text:span text:style-name="T82">*</text:span></text:span><text:span text:style-name="T82"> </text:span><text:span text:style-name="regexp0_5f_php"><text:span text:style-name="T82">$this</text:span></text:span><text:span text:style-name="symbol0_5f_php"><text:span text:style-name="T82">-&gt;</text:span></text:span><text:span text:style-name="T82">_NumeroB</text:span><text:span text:style-name="symbol0_5f_php"><text:span text:style-name="T82">);</text:span></text:span></text:p>
      <text:p text:style-name="P73"><text:span text:style-name="number_5f_php"><text:span text:style-name="T82">37</text:span></text:span><text:span text:style-name="T82"> <text:s text:c="8"/></text:span><text:span text:style-name="symbol0_5f_php"><text:span text:style-name="T82">}</text:span></text:span></text:p>
      <text:p text:style-name="P73"><text:span text:style-name="number_5f_php"><text:span text:style-name="T82">38</text:span></text:span><text:span text:style-name="T82"> </text:span></text:p>
      <text:p text:style-name="P73"><text:span text:style-name="number_5f_php"><text:span text:style-name="T82">39</text:span></text:span><text:span text:style-name="T82"> <text:s text:c="8"/></text:span><text:span text:style-name="comment_5f_multi_5f_php"><text:span text:style-name="T82">/**</text:span></text:span></text:p>
      <text:p text:style-name="P73"><text:span text:style-name="comment_5f_multi_5f_php"><text:span text:style-name="T82">40 <text:s text:c="8"/>* Divide a a entre b</text:span></text:span></text:p>
      <text:p text:style-name="P73"><text:span text:style-name="comment_5f_multi_5f_php"><text:span text:style-name="T82">41 <text:s text:c="8"/>*/</text:span></text:span></text:p>
      <text:p text:style-name="P73"><text:span text:style-name="number_5f_php"><text:span text:style-name="T82">42</text:span></text:span><text:span text:style-name="T82"> <text:s text:c="8"/></text:span><text:span text:style-name="keyword1_5f_php"><text:span text:style-name="T82">function</text:span></text:span><text:span text:style-name="T82"> Division</text:span><text:span text:style-name="symbol0_5f_php"><text:span text:style-name="T82">(){</text:span></text:span></text:p>
      <text:p text:style-name="P73"><text:span text:style-name="number_5f_php"><text:span text:style-name="T82">43</text:span></text:span><text:span text:style-name="T82"> <text:s text:c="16"/></text:span><text:span text:style-name="keyword0_5f_php"><text:span text:style-name="T82">if</text:span></text:span><text:span text:style-name="symbol0_5f_php"><text:span text:style-name="T82">(</text:span></text:span><text:span text:style-name="regexp0_5f_php"><text:span text:style-name="T82">$thi</text:span></text:span><text:span text:style-name="symbol0_5f_php"><text:span text:style-name="T82">-&gt;</text:span></text:span><text:span text:style-name="T82">_NumeroB </text:span><text:span text:style-name="symbol0_5f_php"><text:span text:style-name="T82">==</text:span></text:span><text:span text:style-name="T82"> </text:span><text:span text:style-name="number_5f_php"><text:span text:style-name="T82">0</text:span></text:span><text:span text:style-name="symbol0_5f_php"><text:span text:style-name="T82">){</text:span></text:span></text:p>
      <text:p text:style-name="P73"><text:soft-page-break/><text:span text:style-name="number_5f_php"><text:span text:style-name="T82">44</text:span></text:span><text:span text:style-name="T82"> <text:s text:c="24"/></text:span><text:span text:style-name="keyword0_5f_php"><text:span text:style-name="T82">return</text:span></text:span><text:span text:style-name="string_5f_php"><text:span text:style-name="T82"> 'Divición por cero'</text:span></text:span><text:span text:style-name="symbol0_5f_php"><text:span text:style-name="T82">;</text:span></text:span></text:p>
      <text:p text:style-name="P73"><text:span text:style-name="number_5f_php"><text:span text:style-name="T82">45</text:span></text:span><text:span text:style-name="T82"> <text:s text:c="16"/></text:span><text:span text:style-name="symbol0_5f_php"><text:span text:style-name="T82">}</text:span></text:span></text:p>
      <text:p text:style-name="P73"><text:span text:style-name="number_5f_php"><text:span text:style-name="T82">46</text:span></text:span><text:span text:style-name="T82"> </text:span></text:p>
      <text:p text:style-name="P73"><text:span text:style-name="number_5f_php"><text:span text:style-name="T82">47</text:span></text:span><text:span text:style-name="T82"> <text:s text:c="16"/></text:span><text:span text:style-name="keyword0_5f_php"><text:span text:style-name="T82">return</text:span></text:span><text:span text:style-name="T82"> </text:span><text:span text:style-name="symbol0_5f_php"><text:span text:style-name="T82">(</text:span></text:span><text:span text:style-name="regexp0_5f_php"><text:span text:style-name="T82">$this</text:span></text:span><text:span text:style-name="symbol0_5f_php"><text:span text:style-name="T82">-&gt;</text:span></text:span><text:span text:style-name="T82">_NumeroA </text:span><text:span text:style-name="symbol0_5f_php"><text:span text:style-name="T82">/</text:span></text:span><text:span text:style-name="T82"> </text:span><text:span text:style-name="regexp0_5f_php"><text:span text:style-name="T82">$this</text:span></text:span><text:span text:style-name="symbol0_5f_php"><text:span text:style-name="T82">-&gt;</text:span></text:span><text:span text:style-name="T82">_NumeroB</text:span><text:span text:style-name="symbol0_5f_php"><text:span text:style-name="T82">);</text:span></text:span></text:p>
      <text:p text:style-name="P73"><text:span text:style-name="number_5f_php"><text:span text:style-name="T82">48</text:span></text:span><text:span text:style-name="T82"> <text:s text:c="8"/></text:span><text:span text:style-name="symbol0_5f_php"><text:span text:style-name="T82">}</text:span></text:span></text:p>
      <text:p text:style-name="P73"><text:span text:style-name="number_5f_php"><text:span text:style-name="T82">49</text:span></text:span><text:span text:style-name="T82"> </text:span></text:p>
      <text:p text:style-name="P73"><text:span text:style-name="number_5f_php"><text:span text:style-name="T82">50</text:span></text:span><text:span text:style-name="T82"> </text:span><text:span text:style-name="symbol0_5f_php"><text:span text:style-name="T82">}</text:span></text:span></text:p>
      <text:p text:style-name="P73"><text:span text:style-name="number_5f_php"><text:span text:style-name="T82">51</text:span></text:span><text:span text:style-name="T82"> </text:span></text:p>
      <text:p text:style-name="P73"><text:span text:style-name="number_5f_php"><text:span text:style-name="T82">52</text:span></text:span><text:span text:style-name="T82"> </text:span><text:span text:style-name="comment_5f_multi_5f_php"><text:span text:style-name="T82">/**</text:span></text:span></text:p>
      <text:p text:style-name="P73"><text:span text:style-name="comment_5f_multi_5f_php"><text:span text:style-name="T82">53 * Ahora veamos como usar el objeto</text:span></text:span></text:p>
      <text:p text:style-name="P73"><text:span text:style-name="comment_5f_multi_5f_php"><text:span text:style-name="T82">54 */</text:span></text:span></text:p>
      <text:p text:style-name="P73"><text:span text:style-name="number_5f_php"><text:span text:style-name="T82">55</text:span></text:span><text:span text:style-name="T82"> </text:span></text:p>
      <text:p text:style-name="P73"><text:span text:style-name="number_5f_php"><text:span text:style-name="T82">56</text:span></text:span><text:span text:style-name="T82"> </text:span><text:span text:style-name="comment1_5f_php"><text:span text:style-name="T82">#primera forma de crear el objeto</text:span></text:span></text:p>
      <text:p text:style-name="P73"><text:span text:style-name="number_5f_php"><text:span text:style-name="T82">57</text:span></text:span><text:span text:style-name="T82"> </text:span><text:span text:style-name="regexp0_5f_php"><text:span text:style-name="T82">$calculadora</text:span></text:span><text:span text:style-name="T82"> </text:span><text:span text:style-name="symbol0_5f_php"><text:span text:style-name="T82">=</text:span></text:span><text:span text:style-name="T82"> </text:span><text:span text:style-name="keyword1_5f_php"><text:span text:style-name="T82">new</text:span></text:span><text:span text:style-name="T82"> Calculadora</text:span><text:span text:style-name="symbol0_5f_php"><text:span text:style-name="T82">();</text:span></text:span></text:p>
      <text:p text:style-name="P73"><text:span text:style-name="number_5f_php"><text:span text:style-name="T82">58</text:span></text:span><text:span text:style-name="T82"> </text:span></text:p>
      <text:p text:style-name="P73"><text:span text:style-name="number_5f_php"><text:span text:style-name="T82">59</text:span></text:span><text:span text:style-name="T82"> </text:span><text:span text:style-name="comment1_5f_php"><text:span text:style-name="T82">#segunda forma de crear el objeto</text:span></text:span></text:p>
      <text:p text:style-name="P73"><text:span text:style-name="number_5f_php"><text:span text:style-name="T82">60</text:span></text:span><text:span text:style-name="T82"> </text:span><text:span text:style-name="regexp0_5f_php"><text:span text:style-name="T82">$calculadora</text:span></text:span><text:span text:style-name="T82"> </text:span><text:span text:style-name="symbol0_5f_php"><text:span text:style-name="T82">=</text:span></text:span><text:span text:style-name="T82"> </text:span><text:span text:style-name="keyword1_5f_php"><text:span text:style-name="T82">new</text:span></text:span><text:span text:style-name="T82"> Calculadora</text:span><text:span text:style-name="symbol0_5f_php"><text:span text:style-name="T82">(</text:span></text:span><text:span text:style-name="number_5f_php"><text:span text:style-name="T82">23</text:span></text:span><text:span text:style-name="symbol0_5f_php"><text:span text:style-name="T82">,</text:span></text:span><text:span text:style-name="number_5f_php"><text:span text:style-name="T82">32</text:span></text:span><text:span text:style-name="symbol0_5f_php"><text:span text:style-name="T82">);</text:span></text:span></text:p>
      <text:p text:style-name="P73"><text:span text:style-name="number_5f_php"><text:span text:style-name="T82">61</text:span></text:span><text:span text:style-name="T82"> </text:span></text:p>
      <text:p text:style-name="P73"><text:span text:style-name="number_5f_php"><text:span text:style-name="T82">62</text:span></text:span><text:span text:style-name="T82"> </text:span><text:span text:style-name="keyword2_5f_php"><text:span text:style-name="T82">print</text:span></text:span><text:span text:style-name="symbol0_5f_php"><text:span text:style-name="T82">(</text:span></text:span><text:span text:style-name="regexp0_5f_php"><text:span text:style-name="T82">$calculadora</text:span></text:span><text:span text:style-name="symbol0_5f_php"><text:span text:style-name="T82">-&gt;</text:span></text:span><text:span text:style-name="T82">Suma</text:span><text:span text:style-name="symbol0_5f_php"><text:span text:style-name="T82">());</text:span></text:span></text:p>
      <text:p text:style-name="P73"><text:span text:style-name="number_5f_php"><text:span text:style-name="T82">63</text:span></text:span><text:span text:style-name="T82"> </text:span><text:span text:style-name="keyword2_5f_php"><text:span text:style-name="T82">print</text:span></text:span><text:span text:style-name="symbol0_5f_php"><text:span text:style-name="T82">(</text:span></text:span><text:span text:style-name="regexp0_5f_php"><text:span text:style-name="T82">$calculadora</text:span></text:span><text:span text:style-name="symbol0_5f_php"><text:span text:style-name="T82">-&gt;</text:span></text:span><text:span text:style-name="T82">Resta</text:span><text:span text:style-name="symbol0_5f_php"><text:span text:style-name="T82">());</text:span></text:span></text:p>
      <text:p text:style-name="P73"><text:span text:style-name="number_5f_php"><text:span text:style-name="T82">64</text:span></text:span><text:span text:style-name="T82"> </text:span><text:span text:style-name="keyword2_5f_php"><text:span text:style-name="T82">print</text:span></text:span><text:span text:style-name="symbol0_5f_php"><text:span text:style-name="T82">(</text:span></text:span><text:span text:style-name="regexp0_5f_php"><text:span text:style-name="T82">$calculadora</text:span></text:span><text:span text:style-name="symbol0_5f_php"><text:span text:style-name="T82">-&gt;</text:span></text:span><text:span text:style-name="T82">Multiplicacion</text:span><text:span text:style-name="symbol0_5f_php"><text:span text:style-name="T82">());</text:span></text:span></text:p>
      <text:p text:style-name="P73"><text:span text:style-name="number_5f_php"><text:span text:style-name="T82">65</text:span></text:span><text:span text:style-name="T82"> </text:span><text:span text:style-name="keyword2_5f_php"><text:span text:style-name="T82">print</text:span></text:span><text:span text:style-name="symbol0_5f_php"><text:span text:style-name="T82">(</text:span></text:span><text:span text:style-name="regexp0_5f_php"><text:span text:style-name="T82">$calculadora</text:span></text:span><text:span text:style-name="symbol0_5f_php"><text:span text:style-name="T82">-&gt;</text:span></text:span><text:span text:style-name="T82">Division</text:span><text:span text:style-name="symbol0_5f_php"><text:span text:style-name="T82">());</text:span></text:span></text:p>
      <text:p text:style-name="P73"><text:span text:style-name="number_5f_php"><text:span text:style-name="T82">66</text:span></text:span><text:span text:style-name="T82"> </text:span></text:p>
      <text:p text:style-name="P73"><text:span text:style-name="number_5f_php"><text:span text:style-name="T82">67</text:span></text:span><text:span text:style-name="T82"> </text:span><text:span text:style-name="comment1_5f_php"><text:span text:style-name="T82">#restablecer los valores en el objeto</text:span></text:span></text:p>
      <text:p text:style-name="P73"><text:span text:style-name="number_5f_php"><text:span text:style-name="T82">68</text:span></text:span><text:span text:style-name="T82"> </text:span><text:span text:style-name="regexp0_5f_php"><text:span text:style-name="T82">$calculadora</text:span></text:span><text:span text:style-name="symbol0_5f_php"><text:span text:style-name="T82">-&gt;</text:span></text:span><text:span text:style-name="T82">_NumeroA </text:span><text:span text:style-name="symbol0_5f_php"><text:span text:style-name="T82">=</text:span></text:span><text:span text:style-name="T82"> </text:span><text:span text:style-name="number_5f_php"><text:span text:style-name="T82">12</text:span></text:span><text:span text:style-name="symbol0_5f_php"><text:span text:style-name="T82">;</text:span></text:span></text:p>
      <text:p text:style-name="P73"><text:span text:style-name="number_5f_php"><text:span text:style-name="T82">69</text:span></text:span><text:span text:style-name="T82"> </text:span><text:span text:style-name="regexp0_5f_php"><text:span text:style-name="T82">$calculadora</text:span></text:span><text:span text:style-name="symbol0_5f_php"><text:span text:style-name="T82">-&gt;</text:span></text:span><text:span text:style-name="T82">_NumeroB </text:span><text:span text:style-name="symbol0_5f_php"><text:span text:style-name="T82">=</text:span></text:span><text:span text:style-name="T82"> </text:span><text:span text:style-name="number_5f_php"><text:span text:style-name="T82">0</text:span></text:span><text:span text:style-name="symbol0_5f_php"><text:span text:style-name="T82">;</text:span></text:span></text:p>
      <text:p text:style-name="P73"><text:span text:style-name="number_5f_php"><text:span text:style-name="T82">70</text:span></text:span><text:span text:style-name="T82"> </text:span></text:p>
      <text:p text:style-name="P73"><text:span text:style-name="number_5f_php"><text:span text:style-name="T82">71</text:span></text:span><text:span text:style-name="T82"> </text:span><text:span text:style-name="keyword2_5f_php"><text:span text:style-name="T82">print</text:span></text:span><text:span text:style-name="symbol0_5f_php"><text:span text:style-name="T82">(</text:span></text:span><text:span text:style-name="regexp0_5f_php"><text:span text:style-name="T82">$calculadora</text:span></text:span><text:span text:style-name="symbol0_5f_php"><text:span text:style-name="T82">-&gt;</text:span></text:span><text:span text:style-name="T82">Suma</text:span><text:span text:style-name="symbol0_5f_php"><text:span text:style-name="T82">());</text:span></text:span></text:p>
      <text:p text:style-name="P73"><text:span text:style-name="number_5f_php"><text:span text:style-name="T82">72</text:span></text:span><text:span text:style-name="T82"> </text:span><text:span text:style-name="keyword2_5f_php"><text:span text:style-name="T82">print</text:span></text:span><text:span text:style-name="symbol0_5f_php"><text:span text:style-name="T82">(</text:span></text:span><text:span text:style-name="regexp0_5f_php"><text:span text:style-name="T82">$calculadora</text:span></text:span><text:span text:style-name="symbol0_5f_php"><text:span text:style-name="T82">-&gt;</text:span></text:span><text:span text:style-name="T82">Resta</text:span><text:span text:style-name="symbol0_5f_php"><text:span text:style-name="T82">());</text:span></text:span></text:p>
      <text:p text:style-name="P73"><text:span text:style-name="number_5f_php"><text:span text:style-name="T82">73</text:span></text:span><text:span text:style-name="T82"> </text:span><text:span text:style-name="keyword2_5f_php"><text:span text:style-name="T82">print</text:span></text:span><text:span text:style-name="symbol0_5f_php"><text:span text:style-name="T82">(</text:span></text:span><text:span text:style-name="regexp0_5f_php"><text:span text:style-name="T82">$calculadora</text:span></text:span><text:span text:style-name="symbol0_5f_php"><text:span text:style-name="T82">-&gt;</text:span></text:span><text:span text:style-name="T82">Multiplicacion</text:span><text:span text:style-name="symbol0_5f_php"><text:span text:style-name="T82">());</text:span></text:span></text:p>
      <text:p text:style-name="P73"><text:span text:style-name="number_5f_php"><text:span text:style-name="T82">74</text:span></text:span><text:span text:style-name="T82"> </text:span><text:span text:style-name="comment0_5f_php"><text:span text:style-name="T82">//imprimira false</text:span></text:span></text:p>
      <text:p text:style-name="P73"><text:bookmark-start text:name="__UnoMark__9867_1878664668"/><text:span text:style-name="number_5f_php"><text:span text:style-name="T82">75</text:span></text:span><text:span text:style-name="T82"> </text:span><text:span text:style-name="keyword2_5f_php"><text:span text:style-name="T82">print</text:span></text:span><text:span text:style-name="symbol0_5f_php"><text:span text:style-name="T82">(</text:span></text:span><text:span text:style-name="regexp0_5f_php"><text:span text:style-name="T82">$calculadora</text:span></text:span><text:span text:style-name="symbol0_5f_php"><text:span text:style-name="T82">-&gt;</text:span></text:span><text:span text:style-name="T82">Division</text:span><text:bookmark-end text:name="__UnoMark__9867_1878664668"/><text:span text:style-name="symbol0_5f_php"><text:span text:style-name="T82">());</text:span></text:span></text:p>
      <text:p text:style-name="P18"/>
      <text:p text:style-name="P18">Se puede apreciar que estamos usando dos modos para crear el objeto y asignarlo a una variable PHP, esto es gracias a que en el método mágico <text:span text:style-name="T69">“__contrunct()” </text:span><text:span text:style-name="T83">igualamos a cero las variables que usa la clase, conocidas como propiedades, este método al instanciar la clase asigna los valores a las propiedades en caso de que estas no se definan en la llamada a la clase, en este caso el método asigna un valor cero a las variables, caso contrario se asigna <text:s/>el valor pasado como parámetro, para más información consulte métodos mágicos en PHP.</text:span></text:p>
      <text:p text:style-name="P18"><text:span text:style-name="T83">Luego tenemos la llamada a los métodos de la clase, para hacer referencia a los métodos se utiliza los símbolos </text:span><text:span text:style-name="T69">“-&gt; (guión medio mayor que)” </text:span><text:span text:style-name="T83">seguido del nombre del método y los parámetros que este necesite para realizar su tarea, tambien se puede usar este operador para acceder a las propiedades de la clase esto se lo puede apreciar en las líneas 68 y 69 cuando asignamos nuevos valores a las propiedades de la clase.</text:span></text:p>
      <text:p text:style-name="P18"/>
      <text:p text:style-name="P25">2.14.8.1.<text:tab/>Ámbitos de Propiedades y Métodos En PHP</text:p>
      <text:p text:style-name="P56">En PHP al igual que en otros lenguajes de programación incorporan ámbitos y un alcance para las propiedades y métodos, esto es muy útil a la hora de proteger los datos de una clase de las demás partes de una aplicación, también con el ámbito apropiado se puede conseguir que las clases interactuen entre ellas, a continuación mostramos los ámbitos que soporta PHP.</text:p>
      <text:p text:style-name="P20"><text:soft-page-break/></text:p>
      <text:p text:style-name="P56"><text:s/></text:p>
      <text:p text:style-name="P20"/>
      <text:p text:style-name="P25">rias formas de </text:p>
      <text:p text:style-name="P25">2.14.8.3.<text:tab/>Autocarga De Clases</text:p>
      <text:p text:style-name="P55">Esta es una funcionalidad que se le dío al lenguaje con la intención de mejorarlo no es mas que una sentencia que carga de manera automática las clases necesarias para que determinada seccion de codigo, aunque no tubo la aceptacion que se esperaba se encuentra disponible desde la versio <text:s/>5, las ventajas de esta mejora es que es más transparente al desarrollador la implementación de clases compuestas.</text:p>
      <text:p text:style-name="P18"/>
      <text:p text:style-name="P55">Ejemplo.</text:p>
      <text:p text:style-name="P18"/>
      <text:p text:style-name="P18"/>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1.4.3.<text:tab/>Clase</text:p>
      <text:p text:style-name="P1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como si fuese los planos de un auto antes de ser construido. Un objeto es la instancia de la clase, el tipo de objeto depende de la clase de la que se lo construyó, como vimos en los ejemplos anteriores se puede decir que la clase </text:span><text:span text:style-name="T29">Factura</text:span><text:span text:style-name="T2"> será instanciada en un objeto tipo </text:span><text:span text:style-name="T29">Factura</text:span><text:span text:style-name="T2">, pasa lo mismo con el objeto Base Datos.</text:span></text:p>
      <text:p text:style-name="P13"/>
      <text:p text:style-name="P31">Al ser PHP el lenguaje dominante de este proyecto,veamos la definición que le da PHP a la palabra clase:</text:p>
      <text:p text:style-name="P13"/>
      <text:p text:style-name="P13"><text:span text:style-name="T40">“… La definición básica de clases comienza con la palabra clave </text:span><text:span text:style-name="T41">class</text:span><text:span text:style-name="T40">,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6]”</text:span></text:p>
      <text:p text:style-name="P13"/>
      <text:p text:style-name="P48">Ejemplo de clase válida en PHP:</text:p>
      <text:p text:style-name="HTML_20_Preformatted"/>
      <text:p text:style-name="HTML_20_Preformatted"><text:bookmark text:name="__UnoMark__10220_640137860"/><text:bookmark text:name="__UnoMark__10221_640137860"/><text:span text:style-name="T2"><text:s/></text:span><text:span text:style-name="number_5f_php"><text:span text:style-name="T2">1</text:span></text:span><text:span text:style-name="T2"> </text:span><text:span text:style-name="symbol0_5f_php"><text:span text:style-name="T2">&lt;</text:span></text:span><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de declarar una clase en PHP</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Normal</text:span></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 </text:span></text:span><text:span text:style-name="regexp0_5f_php"><text:span text:style-name="T2">$Propiedad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 </text:span></text:span><text:span text:style-name="regexp0_5f_php"><text:span text:style-name="T2">$Propiedad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primer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ublicfunction</text:span></text:span><text:span text:style-name="st3"><text:span text:style-name="T2">segundoMetodo</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oft-page-break/><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2"><text:bookmark text:name="__UnoMark__10220_6401378601"/></text:p>
      <text:p text:style-name="P31">Las clases están formadas por componentes que describen las propiedades en variables y los métodos en funciones, en este caso todos los métodos y propiedades son públicos, veremos más adelante los tipos de ámbito que pueden tener estos componentes.</text:p>
      <text:p text:style-name="P13"/>
      <text:p text:style-name="P31">Como podemos ver la clase es la parte básica de los objetos, los objetos son construidos por los lenguajes, el programador solo diseña su estructura y le da funcionalidad.</text:p>
      <text:p text:style-name="P31">Esta clase es la normal por decirlo de alguna forma ya que siempre genera un mismo tipo de objeto, más adelante veremos los tipos de clases que soporta PHP y las utilidades que tienen.</text:p>
      <text:p text:style-name="P12"/>
      <text:p text:style-name="P21">1.4.3.1.<text:tab/>Clase Instanciable</text:p>
      <text:p text:style-name="P31">Estas son clases normales, la definición de clase que vimos en el párrafo anterior aplica a este tipo de clase, por lo que no hace falta una nueva referencia.</text:p>
      <text:p text:style-name="P13"/>
      <text:p text:style-name="P21">1.4.3.3. Clase Heredada</text:p>
      <text:p text:style-name="P13"><text:span text:style-name="T2">Estas son conocidas también como clase hija o dependiente ya que es una extensión de una clase padre, esta cualidad dentro de la POO es conocida como </text:span><text:span text:style-name="T29">Herencia</text:span><text:span text:style-name="T2">, al ser una extensión, amplía la capacidad de la clase padre y tiene acceso a los métodos y propiedades que la clase padre permita ver, una a aclaración de esto se verá en el subcapítulo ámbito de los métodos y Propiedades.</text:span></text:p>
      <text:p text:style-name="P31">Estas clases son muy útiles para implementar o sobre escribir métodos y propiedades de clases superiores, también son muy útiles a la hora de implementar clases abstractas.</text:p>
      <text:p text:style-name="P13"/>
      <text:p text:style-name="P31">Ejemplo de clase Heredada en PHP.</text:p>
      <text:p text:style-name="P13"/>
      <text:p text:style-name="HTML_20_Preformatted"><text:span text:style-name="T2"><text:s/></text:span><text:bookmark-start text:name="__UnoMark__10230_640137860"/><text:bookmark text:name="__UnoMark__10231_640137860"/><text:span text:style-name="number_5f_php"><text:span text:style-name="T2">1</text:span></text:span><text:span text:style-name="T2"> </text:span><text:span text:style-name="symbol0_5f_php"><text:span text:style-name="T2">&lt;</text:span></text:span><text:bookmark-end text:name="__UnoMark__10230_640137860"/><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en la que se declara una clase heredada</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Heredada</text:span></text:span><text:span text:style-name="keyword"><text:span text:style-name="T2">extends</text:span></text:span><text:span text:style-name="T2">ClasePadre</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Nuevas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text:span></text:span><text:span text:style-name="regexp0_5f_php"><text:span text:style-name="T2">$PropiedadNueva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text:span></text:span><text:span text:style-name="regexp0_5f_php"><text:span text:style-name="T2">$Propiedad2Nueva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nuevo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rivatefunction</text:span></text:span><text:span text:style-name="st3"><text:span text:style-name="T2">MetodoExistenteEnPadre</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3"/>
      <text:p text:style-name="P13"><text:soft-page-break/><text:span text:style-name="T2">Se entiende que esta clase está extendiendo o heredando a la clase llamada </text:span><text:span text:style-name="T29">ClasePadre</text:span><text:span text:style-name="T2"> y además está sobre escribiendo un método de la misma, la sobre escritura de métodos ocurre cuando un método de la clase hija lleva el mismo nombre de uno de su clase padre, esto lo podemos ver en el segundo método de la </text:span><text:span text:style-name="T2">clase de ejemplo.La instancia de esta clase produce un objeto del tipo de la clase hija, con las características de la clase padre.</text:span></text:p>
      <text:p text:style-name="P12"/>
      <text:p text:style-name="P21">1.4.3.2. Clase Abstracta</text:p>
      <text:p text:style-name="P13"><text:span text:style-name="T2">Este tipo de clases sirve para definir estructuras, no pueden crear objetos por si mismas ya que para ser utilizadas deben ser implementadas por una clase </text:span><text:span text:style-name="T2">Heredada,la cual redefine los métodos abstractos bajo el mismo ámbito aunque una clase abstracta en PHP si puede tener métodos definidos para que luego sean compartidos por las clases que hereden de esta.Los métodos abstractos son </text:span><text:span text:style-name="T2">aquellos los que pueden ser solo declarados pero no implementados en la clase padre, por esta característica se dice que las clases abstractas crear plantillas o clases generales.</text:span></text:p>
      <text:p text:style-name="P13"/>
      <text:p text:style-name="P31">Ejemplo de clase abstracta:</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 Forma en la que se declara una clase abstracta</text:span></text:span></text:p>
      <text:p text:style-name="HTML_20_Preformatted"><text:span text:style-name="T2"><text:s/>3 </text:span><text:span text:style-name="keyword"><text:span text:style-name="T2">abstractclass</text:span></text:span><text:span text:style-name="st1"><text:span text:style-name="T2">ClaseAbstracta</text:span></text:span><text:span text:style-name="T2">{</text:span></text:p>
      <text:p text:style-name="HTML_20_Preformatted"><text:span text:style-name="T2"><text:s/>4 <text:s text:c="4"/></text:span><text:span text:style-name="comment"><text:span text:style-name="T2">// Propiedades de la clase</text:span></text:span></text:p>
      <text:p text:style-name="HTML_20_Preformatted"><text:span text:style-name="T2"><text:s/>5 <text:s text:c="4"/></text:span><text:span text:style-name="keyword"><text:span text:style-name="T2">public</text:span></text:span><text:span text:style-name="php_5f_variable"><text:span text:style-name="T2">$</text:span></text:span><text:span text:style-name="st2"><text:span text:style-name="T2">PropiedadNueva1_</text:span></text:span><text:span text:style-name="T2">;</text:span></text:p>
      <text:p text:style-name="HTML_20_Preformatted"><text:span text:style-name="T2"><text:s/>6 <text:s text:c="4"/></text:span><text:span text:style-name="keyword"><text:span text:style-name="T2">public</text:span></text:span><text:span text:style-name="php_5f_variable"><text:span text:style-name="T2">$</text:span></text:span><text:span text:style-name="st2"><text:span text:style-name="T2">PropiedadNueva2_</text:span></text:span><text:span text:style-name="T2">;</text:span></text:p>
      <text:p text:style-name="P95"><text:s/>7 <text:s text:c="4"/></text:p>
      <text:p text:style-name="HTML_20_Preformatted"><text:span text:style-name="T2"><text:s/>8 <text:s text:c="4"/></text:span><text:span text:style-name="comment"><text:span text:style-name="T2">//Los Métodos pueden o no tener un algoritmo</text:span></text:span></text:p>
      <text:p text:style-name="P95"><text:s/>9 <text:s text:c="4"/></text:p>
      <text:p text:style-name="HTML_20_Preformatted"><text:span text:style-name="T2">10 <text:s text:c="4"/></text:span><text:span text:style-name="keyword"><text:span text:style-name="T2">publicabstract</text:span></text:span><text:span text:style-name="st3"><text:span text:style-name="T2">function</text:span></text:span><text:span text:style-name="st1"><text:span text:style-name="T2">nuevoMetodo</text:span></text:span><text:span text:style-name="T2">(){</text:span></text:p>
      <text:p text:style-name="HTML_20_Preformatted"><text:span text:style-name="T2">11 <text:s text:c="8"/></text:span><text:span text:style-name="comment"><text:span text:style-name="T2">// Algoritmo del método</text:span></text:span></text:p>
      <text:p text:style-name="P95">12 <text:s text:c="4"/>}</text:p>
      <text:p text:style-name="HTML_20_Preformatted"><text:span text:style-name="T2">13 <text:s text:c="4"/></text:span><text:span text:style-name="comment"><text:span text:style-name="T2">// método abstracto sin algoritmo, lo implementan las clases hijas</text:span></text:span></text:p>
      <text:p text:style-name="HTML_20_Preformatted"><text:span text:style-name="T2">14 <text:s text:c="4"/></text:span><text:span text:style-name="keyword"><text:span text:style-name="T2">abstractprotectedfunction</text:span></text:span><text:span text:style-name="st1"><text:span text:style-name="T2">MetodoExistenteEnPadre</text:span></text:span><text:span text:style-name="T2">();</text:span></text:p>
      <text:p text:style-name="P95">15 }</text:p>
      <text:p text:style-name="P95">16</text:p>
      <text:p text:style-name="HTML_20_Preformatted"><text:span text:style-name="T2">17</text:span><text:span text:style-name="st1"><text:span text:style-name="T2">?&gt;</text:span></text:span></text:p>
      <text:p text:style-name="HTML_20_Preformatted"/>
      <text:p text:style-name="P94"><text:span text:style-name="st1"><text:span text:style-name="T72">Esta es una clase abstracta que tiene un método definido y uno abstracto, el método abstracto como podemos ver solamente se encuentra definido, la clase hija tiene que volver a declarar este métodoe implementar su funcionamiento.</text:span></text:span></text:p>
      <text:p text:style-name="HTML_20_Preformatted"/>
      <text:p text:style-name="P94"><text:span text:style-name="st1"><text:span text:style-name="T71">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text:span></text:span><text:soft-page-break/><text:span text:style-name="st1"><text:span text:style-name="T71">abstracta estaba siempre instanciada en la aplicación permitiéndome conocer todas las actividades que se realizaban con la base de datos y centralizando toda la actividad de esta en métodos definidos en la clase abstracta, la misma me sirvió </text:span></text:span><text:span text:style-name="st1"><text:span text:style-name="T71">como un punto de control también controlaba el acceso a las librerías ya que las clases heredaban todos sus métodos.</text:span></text:span></text:p>
      <text:p text:style-name="HTML_20_Preformatted"/>
      <text:p text:style-name="P21">1.4.3.4.<text:tab/>Clase Interface</text:p>
      <text:p text:style-name="P13"><text:span text:style-name="T2">Este tipo de clases es muy especial, en lo personal jamás he trabajado con interfaces pero la voy a mencionar ya que es un elemento de la POO, fuera de lo que se pueda imaginar no son clases encargadas de gestionar o crear interfaces </text:span><text:span text:style-name="T2">visuales, sino más bien de generar clases genéricas que deben ser implementadas por las clases que la hereden, las <text:s/>que solamente la pueden implementar usando la palabra clave </text:span><text:span text:style-name="T29">implements</text:span><text:span text:style-name="T2">, las clases heredadas pueden implementar más de una </text:span><text:span text:style-name="T2">interface a la vez, cosa que no es posible en la herencia normal de clases, ya que PHP soporta herencia de una clase a otra, si se deseaheredaruna clase heredada puede heredar a otra a esto se le llama herencia en cascada. </text:span></text:p>
      <text:p text:style-name="P31">La Interfaz es similar a la clase abstracta, la diferencia es que en esta clase los métodos solo pueden ser abstractos y la forma en que se declara es diferente.</text:p>
      <text:p text:style-name="P12"/>
      <text:p text:style-name="P30">Ejemplo de interface:</text:p>
      <text:p text:style-name="P12"/>
      <text:p text:style-name="P62">1 &lt;?php</text:p>
      <text:p text:style-name="P62"><text:s/>2 /**</text:p>
      <text:p text:style-name="P62"><text:s/>3 <text:s/>* Ejemplo de interface para una base de datos, en ella</text:p>
      <text:p text:style-name="P62"><text:s/>4 <text:s/>* se listan ejemplos de métodos abstractos, que se deben</text:p>
      <text:p text:style-name="P62"><text:s/>5 <text:s/>* implementar en las clases que la implementen.</text:p>
      <text:p text:style-name="P62"><text:s/>6 <text:s/>*/</text:p>
      <text:p text:style-name="P62"><text:s/>7 interface InterfaceBaseDatos{</text:p>
      <text:p text:style-name="P62"><text:s/>8 <text:s text:c="2"/></text:p>
      <text:p text:style-name="P62"><text:s/>9 <text:s text:c="2"/>// se declaran los métodos necesarios</text:p>
      <text:p text:style-name="P62">10 <text:s text:c="2"/>abstractpublicfunctionlistarRegistros();</text:p>
      <text:p text:style-name="P62">11 <text:s text:c="2"/>abstractpublicfunctioneditarRegistro($tabla, $id_registro);</text:p>
      <text:p text:style-name="P62">12 <text:s text:c="2"/>abstractpublicfunctionBuscarRegistro($tabla, $id_registro);</text:p>
      <text:p text:style-name="P62">13 <text:s text:c="2"/>abstractpublicfunctioneliminarRegistro($tabla, $id_registro);</text:p>
      <text:p text:style-name="P62">14 <text:s text:c="2"/>abstractpublicfunctionbuscarRegistro($tabla, $condiciones);</text:p>
      <text:p text:style-name="P62">15 <text:s text:c="2"/></text:p>
      <text:p text:style-name="P62">16 }</text:p>
      <text:p text:style-name="P62">17 </text:p>
      <text:p text:style-name="P62">18 /**</text:p>
      <text:p text:style-name="P62">19 <text:s/>* Clase que implementa a la interfaz anterior, en esta</text:p>
      <text:p text:style-name="P62">20 <text:s/>* clase se redefinen los métodos y se los implementa</text:p>
      <text:p text:style-name="P62">21 <text:s/>*/</text:p>
      <text:p text:style-name="P62">22 classImplementaInterfaceimplementsInterfaceBaseDatos{</text:p>
      <text:p text:style-name="P62">23 <text:s text:c="4"/></text:p>
      <text:p text:style-name="P62">24 <text:s text:c="4"/>publicfunctionlistarRegistros(){</text:p>
      <text:p text:style-name="P62">25 <text:s text:c="8"/>//algoritmo del método</text:p>
      <text:p text:style-name="P62">26 <text:s text:c="4"/>}</text:p>
      <text:p text:style-name="P62">27 <text:s text:c="4"/></text:p>
      <text:p text:style-name="P62">28 <text:s text:c="4"/>publicfunctioneditarRegistro($tabla, $id_registro){</text:p>
      <text:p text:style-name="P62">29 <text:s text:c="8"/>// algoritmo del método</text:p>
      <text:p text:style-name="P62">30 <text:s text:c="4"/>}</text:p>
      <text:p text:style-name="P62">31 <text:s text:c="8"/>....</text:p>
      <text:p text:style-name="P62">32 }</text:p>
      <text:p text:style-name="P62">33 ?&gt;</text:p>
      <text:p text:style-name="P12"><text:soft-page-break/></text:p>
      <text:p text:style-name="P30">En el ejemplo podemos ver cómo se puede usar a una interface, podemos ver que las clases que heredan la interfaz están en la obligación de redefinir los métodos, esta es la razón por la que se llaman Interfaces, porque son una plantilla general.</text:p>
      <text:p text:style-name="P12"/>
      <text:p text:style-name="P12"/>
      <text:p text:style-name="P21">1.4.3.5.<text:tab/>Clase Final</text:p>
      <text:p text:style-name="P13"><text:span text:style-name="T2">Este tipo de clases son útiles si no queremos que una clase nunca pueda ser heredada, este tipo de clases se declara con la palabra clave</text:span><text:span text:style-name="T29"> final </text:span><text:span text:style-name="T2">al inicio de la línea de código.</text:span></text:p>
      <text:p text:style-name="P13"><text:span text:style-name="T2">La palabra clave </text:span><text:span text:style-name="T29">final</text:span><text:span text:style-name="T2"> también puede ser usada directamente en los métodos, esto en el caso de que solamente se desee asegurar algunos métodos, no se puede usar con las propiedades.</text:span></text:p>
      <text:p text:style-name="P13"/>
      <text:p text:style-name="P31">Ejemplo de clase final:</text:p>
      <text:p text:style-name="P13"/>
      <text:p text:style-name="P19"><text:bookmark text:name="__UnoMark__10255_1726176272"/><text:bookmark text:name="__UnoMark__10254_1726176272"/><text:span text:style-name="number_5f_php"><text:span text:style-name="T74">1</text:span></text:span><text:span text:style-name="T74"> </text:span><text:span text:style-name="symbol0_5f_php"><text:span text:style-name="T74">&lt;</text:span></text:span><text:span text:style-name="T74">?php</text:span></text:p>
      <text:p text:style-name="P19"><text:span text:style-name="number_5f_php"><text:span text:style-name="T74">2</text:span></text:span><text:span text:style-name="T74"> </text:span><text:span text:style-name="comment_5f_multi_5f_php"><text:span text:style-name="T74">/**</text:span></text:span></text:p>
      <text:p text:style-name="P19"><text:span text:style-name="comment_5f_multi_5f_php"><text:span text:style-name="T74">3 <text:s/>* Se declara la clase final, se pueden definir propiedades</text:span></text:span></text:p>
      <text:p text:style-name="P19"><text:span text:style-name="comment_5f_multi_5f_php"><text:span text:style-name="T74">4 <text:s/>* normalmente.</text:span></text:span></text:p>
      <text:p text:style-name="P19"><text:span text:style-name="comment_5f_multi_5f_php"><text:span text:style-name="T74">5 <text:s/>*/</text:span></text:span></text:p>
      <text:p text:style-name="P19"><text:span text:style-name="number_5f_php"><text:span text:style-name="T74">6</text:span></text:span><text:span text:style-name="T74"> final classClaseFinal</text:span><text:span text:style-name="symbol0_5f_php"><text:span text:style-name="T74">{</text:span></text:span></text:p>
      <text:p text:style-name="P19"><text:span text:style-name="number_5f_php"><text:span text:style-name="T74">7</text:span></text:span><text:span text:style-name="T74"> <text:s text:c="4"/></text:span><text:span text:style-name="keyword1_5f_php"><text:span text:style-name="T74">public</text:span></text:span><text:span text:style-name="T74"> </text:span><text:span text:style-name="regexp0_5f_php"><text:span text:style-name="T74">$Nombre_</text:span></text:span><text:span text:style-name="symbol0_5f_php"><text:span text:style-name="T74">;</text:span></text:span></text:p>
      <text:p text:style-name="P19"><text:span text:style-name="number_5f_php"><text:span text:style-name="T74">8</text:span></text:span><text:span text:style-name="T74"> <text:s text:c="4"/></text:span></text:p>
      <text:p text:style-name="P19"><text:span text:style-name="T74"><text:s/></text:span><text:span text:style-name="number_5f_php"><text:span text:style-name="T74">9</text:span></text:span><text:span text:style-name="T74"> <text:s text:c="4"/></text:span><text:span text:style-name="comment0_5f_php"><text:span text:style-name="T74">// todos los métodos de la clase son finales</text:span></text:span></text:p>
      <text:p text:style-name="P19"><text:span text:style-name="number_5f_php"><text:span text:style-name="T74">10</text:span></text:span><text:span text:style-name="T74"> <text:s text:c="4"/>publicfunctionmetodoFinal</text:span><text:span text:style-name="symbol0_5f_php"><text:span text:style-name="T74">(){</text:span></text:span></text:p>
      <text:p text:style-name="P19"><text:span text:style-name="number_5f_php"><text:span text:style-name="T74">11</text:span></text:span><text:span text:style-name="T74"> <text:s text:c="8"/></text:span><text:span text:style-name="comment0_5f_php"><text:span text:style-name="T74">// Algoritmo método final</text:span></text:span></text:p>
      <text:p text:style-name="P19"><text:span text:style-name="number_5f_php"><text:span text:style-name="T74">12</text:span></text:span><text:span text:style-name="T74"> <text:s text:c="4"/></text:span><text:span text:style-name="symbol0_5f_php"><text:span text:style-name="T74">}</text:span></text:span></text:p>
      <text:p text:style-name="P19"><text:span text:style-name="number_5f_php"><text:span text:style-name="T74">13</text:span></text:span><text:span text:style-name="T74"> <text:s text:c="12"/></text:span></text:p>
      <text:p text:style-name="P19"><text:span text:style-name="number_5f_php"><text:span text:style-name="T74">14</text:span></text:span><text:span text:style-name="T74"> <text:s text:c="4"/></text:span></text:p>
      <text:p text:style-name="P19"><text:span text:style-name="number_5f_php"><text:span text:style-name="T74">15</text:span></text:span><text:span text:style-name="T74"> </text:span><text:span text:style-name="symbol0_5f_php"><text:span text:style-name="T74">}</text:span></text:span></text:p>
      <text:p text:style-name="P19"><text:span text:style-name="number_5f_php"><text:span text:style-name="T74">16</text:span></text:span><text:span text:style-name="T74"> </text:span></text:p>
      <text:p text:style-name="P19"><text:span text:style-name="number_5f_php"><text:span text:style-name="T74">17</text:span></text:span><text:span text:style-name="T74"> classClaseNormal</text:span><text:span text:style-name="symbol0_5f_php"><text:span text:style-name="T74">{</text:span></text:span></text:p>
      <text:p text:style-name="P19"><text:span text:style-name="number_5f_php"><text:span text:style-name="T74">18</text:span></text:span><text:span text:style-name="T74"> <text:s text:c="4"/></text:span><text:span text:style-name="keyword1_5f_php"><text:span text:style-name="T74">public</text:span></text:span><text:span text:style-name="T74"> </text:span><text:span text:style-name="regexp0_5f_php"><text:span text:style-name="T74">$Nombre</text:span></text:span><text:span text:style-name="symbol0_5f_php"><text:span text:style-name="T74">;</text:span></text:span></text:p>
      <text:p text:style-name="P19"><text:span text:style-name="number_5f_php"><text:span text:style-name="T74">19</text:span></text:span><text:span text:style-name="T74"> <text:s text:c="4"/></text:span></text:p>
      <text:p text:style-name="P19"><text:span text:style-name="number_5f_php"><text:span text:style-name="T74">20</text:span></text:span><text:span text:style-name="T74"> <text:s text:c="4"/></text:span><text:span text:style-name="comment0_5f_php"><text:span text:style-name="T74">// este método no podrá ser modificado las clases que hereden esta clase</text:span></text:span></text:p>
      <text:p text:style-name="P19"><text:span text:style-name="number_5f_php"><text:span text:style-name="T74">21</text:span></text:span><text:span text:style-name="T74"> <text:s text:c="4"/>final functionmetodoFinal</text:span><text:span text:style-name="symbol0_5f_php"><text:span text:style-name="T74">(){</text:span></text:span></text:p>
      <text:p text:style-name="P19"><text:span text:style-name="number_5f_php"><text:span text:style-name="T74">22</text:span></text:span><text:span text:style-name="T74"> <text:s text:c="8"/></text:span><text:span text:style-name="comment0_5f_php"><text:span text:style-name="T74">// Algoritmo método final</text:span></text:span></text:p>
      <text:p text:style-name="P19"><text:span text:style-name="number_5f_php"><text:span text:style-name="T74">23</text:span></text:span><text:span text:style-name="T74"> <text:s text:c="4"/></text:span><text:span text:style-name="symbol0_5f_php"><text:span text:style-name="T74">}</text:span></text:span></text:p>
      <text:p text:style-name="P19"><text:span text:style-name="number_5f_php"><text:span text:style-name="T74">24</text:span></text:span><text:span text:style-name="T74"> </text:span><text:span text:style-name="symbol0_5f_php"><text:span text:style-name="T74">}</text:span></text:span></text:p>
      <text:p text:style-name="P19"><text:span text:style-name="number_5f_php"><text:span text:style-name="T74">25</text:span></text:span><text:span text:style-name="T74"> ?</text:span><text:span text:style-name="symbol0_5f_php"><text:span text:style-name="T74">&gt;</text:span></text:span></text:p>
      <text:p text:style-name="P13"><text:bookmark text:name="__UnoMark__10254_17261762721"/></text:p>
      <text:p text:style-name="P31">Podemos ver en el ejemplo anterior a dos clases, una final y otra normal, todos los métodos de una clase final son abstractos de manera implícita, este es el caso de la primera clase, en la segunda clase la cual es una clase normal que se puede heredar, se define un método como final el mismo que no es heredado cuando se hereda la claseClaseNormal ya que este método está definido como final, esta no es la mejor manera de proteger métodos de las clases pero se puede hacer, una mejor manera de hacerlo se verá en el próximo capítulo.</text:p>
      <text:p text:style-name="P13"/>
      <text:p text:style-name="P21">1.4.3.6<text:tab/>Resumen de clases</text:p>
      <text:p text:style-name="P31"><text:soft-page-break/>Hasta aquí hemos visto los tipos de clases, ahora veamos un cuadro en el que se nos muestra que tipo de clase usar de acuerdo a la necesidad del momento.</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1">Necesidad…</text:p>
          </table:table-cell>
          <table:table-cell table:style-name="Tabla1.A1" office:value-type="string">
            <text:p text:style-name="P81">Instanciable</text:p>
          </table:table-cell>
          <table:table-cell table:style-name="Tabla1.A1" office:value-type="string">
            <text:p text:style-name="P81">Abstracta</text:p>
          </table:table-cell>
          <table:table-cell table:style-name="Tabla1.A1" office:value-type="string">
            <text:p text:style-name="P81">Final</text:p>
          </table:table-cell>
          <table:table-cell table:style-name="Tabla1.A1" office:value-type="string">
            <text:p text:style-name="P81">Heredada</text:p>
          </table:table-cell>
          <table:table-cell table:style-name="Tabla1.A1" office:value-type="string">
            <text:p text:style-name="P81">Interface</text:p>
          </table:table-cell>
        </table:table-row>
        <table:table-row table:style-name="Tabla1.1">
          <table:table-cell table:style-name="Tabla1.A1" office:value-type="string">
            <text:p text:style-name="P87">Crear una clase que pueda ser instanciada y/o heredada</text:p>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row>
        <table:table-row table:style-name="Tabla1.1">
          <table:table-cell table:style-name="Tabla1.A1" office:value-type="string">
            <text:p text:style-name="P77"><text:span text:style-name="T45">Crear una clase, cuyo objeto guarda relación con los </text:span><text:span text:style-name="T45">métodos y propiedades de otra clase</text:span></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row>
        <table:table-row table:style-name="Tabla1.1">
          <table:table-cell table:style-name="Tabla1.A1" office:value-type="string">
            <text:p text:style-name="P87">Crear una clase que solo sirva de modelo con la capacidad de definir métodos comunes, sin que pueda ser instanciada</text:p>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row>
        <table:table-row table:style-name="Tabla1.1">
          <table:table-cell table:style-name="Tabla1.A1" office:value-type="string">
            <text:p text:style-name="P87">Crear una clase que sirva solamente como modelo, que no se pueda instanciar ni definir ningún método</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row>
        <table:table-row table:style-name="Tabla1.1">
          <table:table-cell table:style-name="Tabla1.A1" office:value-type="string">
            <text:p text:style-name="P87">Crear una clase que necesite ser instanciada pero que no pueda ser heredada.</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row>
      </table:table>
      <text:p text:style-name="P13"/>
      <text:p text:style-name="P31">Espero haber dejado claro los conceptos de los diferentes tipos de clases que existen, es bueno mencionar que estas clases son de la POO y no de PHP por lo que no es una pérdida de tiempo conocer sus conceptos ya que nos servirán cuando estemos trabajando con otro lenguaje [8].</text:p>
      <text:p text:style-name="P12"/>
      <text:p text:style-name="P12"/>
      <text:p text:style-name="P21">1.4.4.<text:tab/>Ámbito de Métodos y Propiedades</text:p>
      <text:p text:style-name="P31">El ámbito de los métodos y propiedades también conocido como alcance, es por decirlo de alguna forma la visibilidad de los métodos y propiedades, esta es la forma en la que las clases hacen que sus método y propiedades sean visibles por las demás clases de la aplicación o si solo son visibles para sí mismas, <text:s/>hasta el momento conocemos los diferentes tipos de clases que existen dentro de la POO ahora veamos los tipos de métodos y propiedades que existen en las clases, su utilidad y la forma en la que se crean.</text:p>
      <text:p text:style-name="P13"/>
      <text:p text:style-name="P22">1.4.4.1 Propiedades y métodos públicos</text:p>
      <text:p text:style-name="P30">Este tipo de métodos y propiedades son aquellos que pueden ser vistos por las demás clases de la aplicación.</text:p>
      <text:p text:style-name="P13"><text:span text:style-name="T2">También son públicas las propiedades definidas con la palabra clave “</text:span><text:span text:style-name="T29">var</text:span><text:span text:style-name="T2">”, este ámbito es ideal para trabajar con clases que controlan una capa inferior de clases o librerías.</text:span></text:p>
      <text:p text:style-name="P13"><text:soft-page-break/></text:p>
      <text:p text:style-name="P22">1.4.4.2 Propiedades y métodos protegidos</text:p>
      <text:p text:style-name="P30">Los métodos y propiedades protegidos solo pueden ser vistos por la clase a la que pertenece y por las clases que hereden la clase a la que pertenecen.</text:p>
      <text:p text:style-name="P30">La ventaja es que solo las clases que queremos, pueden ver estos métodos y propiedades, esto nos puede servir a la hora de crear un objeto compuesto de varias clases, ya que solo el objeto tendría acceso a esas propiedades y métodos. Por ejemplo en un objeto que gestiona una tabla de base de datos heredaría de una clase superior las rutinas para consultar y escribir en la tabla, pero sería el único que tiene acceso a esos métodos.</text:p>
      <text:p text:style-name="P12"/>
      <text:p text:style-name="P22">1.4.4.3 Propiedades y métodos privados</text:p>
      <text:p text:style-name="P31">Este tipo de métodos y propiedades solo pueden ser vistos y usados por la clase a la que pertenecen.</text:p>
      <text:p text:style-name="P31">Es muy útil ocultar los métodos y las propiedades a las demás clases, ya que hay datos sensibles en las clases como la conexión a una base de datos, esta tiene la información del servidor, muchas veces en texto plano, por lo que es muy útil ocultar estas propiedades, además de esos datos tiene la conexión al servidor esta debe ser solamente manejada por la clase a la que pertenece.</text:p>
      <text:p text:style-name="P13"/>
      <text:p text:style-name="P22">1.4.4.4 Propiedades y métodos estáticos</text:p>
      <text:p text:style-name="P31">Estos son métodos son públicos por defecto, pero las clases que la heredan no lo pueden modificar aunque si la pueden ver.</text:p>
      <text:p text:style-name="P31">Lo que hace que estos métodos y propiedades sean útiles es la visibilidad y que no pueden ser modificados, hay algunas reglas para usar estos métodos <text:s/>, si el método es llamado desde una clase cualquiera se usa la palabra clave “self::” seguida por doble dospuntos, pero si es llamada desde una clase heredada se usa la palabra clase “parent::” seguida de doble dos puntos.</text:p>
      <text:p text:style-name="P13"/>
      <text:p text:style-name="P22">1.4.4.5 Métodos Abstractos</text:p>
      <text:p text:style-name="P31">Este tipo de métodos solamente son la declaración de la función sin implementación, por esta razón no es necesario poner las llaves en la declaración del método y cada línea termina con “;” punto y coma.</text:p>
      <text:p text:style-name="P12"/>
      <text:p text:style-name="P21">1.4.5.<text:tab/>Resumen y ejemplo de Ámbito de Métodos y Propiedades</text:p>
      <text:p text:style-name="P31">Veamos un ejemplo completo de los tipos de métodos y propiedades en funcionamiento dentro de una clase real, que es la que gestiona una base de datos y otra que gestiona una tabla llamada clientes.</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text:span></text:span></text:p>
      <text:p text:style-name="HTML_20_Preformatted"><text:span text:style-name="T2"><text:s/>3 </text:span><text:span text:style-name="comment"><text:span text:style-name="T2"><text:s/>* Se declara una clase abstracta para manejar la base de datos</text:span></text:span></text:p>
      <text:p text:style-name="HTML_20_Preformatted"><text:span text:style-name="T2"><text:s/>4 </text:span><text:span text:style-name="comment"><text:span text:style-name="T2"><text:s/>* se definen las propiedades necesarias para trabajar con la BD</text:span></text:span></text:p>
      <text:p text:style-name="HTML_20_Preformatted"><text:span text:style-name="T2">5 <text:s/></text:span><text:span text:style-name="comment"><text:span text:style-name="T2">*/</text:span></text:span></text:p>
      <text:p text:style-name="HTML_20_Preformatted"><text:span text:style-name="T2"><text:s/>6 </text:span><text:span text:style-name="keyword"><text:span text:style-name="T2">abstractclass</text:span></text:span><text:span text:style-name="st1"><text:span text:style-name="T2">BaseDatos</text:span></text:span><text:span text:style-name="T2">{</text:span></text:p>
      <text:p text:style-name="P95"><text:s/>7 <text:s text:c="4"/></text:p>
      <text:p text:style-name="HTML_20_Preformatted"><text:span text:style-name="T2"><text:s/>8 <text:s text:c="4"/></text:span><text:span text:style-name="keyword"><text:span text:style-name="T2">privatestatic</text:span></text:span><text:span text:style-name="php_5f_variable"><text:span text:style-name="T2">$</text:span></text:span><text:span text:style-name="st2"><text:span text:style-name="T2">Servidor_</text:span></text:span><text:span text:style-name="T2"> = </text:span><text:span text:style-name="string"><text:span text:style-name="T2">'localhost'</text:span></text:span><text:span text:style-name="T2">;</text:span></text:p>
      <text:p text:style-name="HTML_20_Preformatted"><text:span text:style-name="T2"><text:s/>9 <text:s text:c="4"/></text:span><text:span text:style-name="keyword"><text:span text:style-name="T2">privatestatic</text:span></text:span><text:span text:style-name="php_5f_variable"><text:span text:style-name="T2">$</text:span></text:span><text:span text:style-name="st2"><text:span text:style-name="T2">Usuario_</text:span></text:span><text:span text:style-name="T2"> = </text:span><text:span text:style-name="string"><text:span text:style-name="T2">'root'</text:span></text:span><text:span text:style-name="T2">;</text:span></text:p>
      <text:p text:style-name="HTML_20_Preformatted"><text:span text:style-name="T2">10 <text:s text:c="4"/></text:span><text:span text:style-name="keyword"><text:span text:style-name="T2">privatestatic</text:span></text:span><text:span text:style-name="php_5f_variable"><text:span text:style-name="T2">$</text:span></text:span><text:span text:style-name="st2"><text:span text:style-name="T2">Contraseña_</text:span></text:span><text:span text:style-name="T2"> = </text:span><text:span text:style-name="string"><text:span text:style-name="T2">'miclave'</text:span></text:span><text:span text:style-name="T2">;</text:span></text:p>
      <text:p text:style-name="HTML_20_Preformatted"><text:span text:style-name="T2">11 <text:s text:c="4"/></text:span><text:span text:style-name="keyword"><text:span text:style-name="T2">protected</text:span></text:span><text:span text:style-name="php_5f_variable"><text:span text:style-name="T2">$</text:span></text:span><text:span text:style-name="st3"><text:span text:style-name="T2">NombreDb_</text:span></text:span><text:span text:style-name="T2"> = </text:span><text:span text:style-name="string"><text:span text:style-name="T2">'mibase'</text:span></text:span><text:span text:style-name="T2">;</text:span></text:p>
      <text:p text:style-name="HTML_20_Preformatted"><text:span text:style-name="T2">12 <text:s text:c="4"/></text:span><text:span text:style-name="keyword"><text:span text:style-name="T2">protected</text:span></text:span><text:span text:style-name="php_5f_variable"><text:span text:style-name="T2">$</text:span></text:span><text:span text:style-name="st3"><text:span text:style-name="T2">Consulta_</text:span></text:span><text:span text:style-name="T2">;</text:span></text:p>
      <text:p text:style-name="HTML_20_Preformatted"><text:span text:style-name="T2">13 <text:s text:c="4"/></text:span><text:span text:style-name="keyword"><text:span text:style-name="T2">private</text:span></text:span><text:span text:style-name="php_5f_variable"><text:span text:style-name="T2">$</text:span></text:span><text:span text:style-name="st4"><text:span text:style-name="T2">Conexion_</text:span></text:span><text:span text:style-name="T2">;</text:span></text:p>
      <text:p text:style-name="HTML_20_Preformatted"><text:span text:style-name="T2">14 <text:s text:c="4"/></text:span><text:span text:style-name="keyword"><text:span text:style-name="T2">public</text:span></text:span><text:span text:style-name="php_5f_variable"><text:span text:style-name="T2">$</text:span></text:span><text:span text:style-name="st3"><text:span text:style-name="T2">Resultado_</text:span></text:span><text:span text:style-name="T2"> = </text:span><text:span text:style-name="keyword"><text:span text:style-name="T2">array</text:span></text:span><text:span text:style-name="T2">();</text:span></text:p>
      <text:p text:style-name="HTML_20_Preformatted"><text:soft-page-break/><text:span text:style-name="T2">15 <text:s text:c="4"/></text:span><text:span text:style-name="keyword"><text:span text:style-name="T2">var</text:span></text:span><text:span text:style-name="php_5f_variable"><text:span text:style-name="T2">$</text:span></text:span><text:span text:style-name="st3"><text:span text:style-name="T2">Errores_</text:span></text:span><text:span text:style-name="T2">;</text:span></text:p>
      <text:p text:style-name="P95">16 </text:p>
      <text:p text:style-name="HTML_20_Preformatted"><text:span text:style-name="T2">17 <text:s text:c="4"/></text:span><text:span text:style-name="comment"><text:span text:style-name="T2">/**</text:span></text:span></text:p>
      <text:p text:style-name="HTML_20_Preformatted"><text:span text:style-name="T2">18 </text:span><text:span text:style-name="comment"><text:span text:style-name="T2"><text:s text:c="5"/>* Método privado que conecta a la base de datos creando un objeto <text:s text:c="41"/></text:span></text:span></text:p>
      <text:p text:style-name="HTML_20_Preformatted"><text:span text:style-name="T2">19 <text:s text:c="5"/></text:span><text:span text:style-name="comment"><text:span text:style-name="T2">*/</text:span></text:span></text:p>
      <text:p text:style-name="HTML_20_Preformatted"><text:span text:style-name="T2">20 <text:s text:c="4"/></text:span><text:span text:style-name="keyword"><text:span text:style-name="T2">privatefunction</text:span></text:span><text:span text:style-name="st1"><text:span text:style-name="T2">conectarDb</text:span></text:span><text:span text:style-name="T2">(){</text:span></text:p>
      <text:p text:style-name="HTML_20_Preformatted"><text:span text:style-name="T2">21 <text:s text:c="8"/></text:span><text:span text:style-name="php_5f_variable"><text:span text:style-name="T2">$this</text:span></text:span><text:span text:style-name="T2">-&gt;</text:span><text:span text:style-name="st4"><text:span text:style-name="T2">Conexion_</text:span></text:span><text:span text:style-name="T2"> = </text:span><text:span text:style-name="keyword"><text:span text:style-name="T2">new</text:span></text:span><text:span text:style-name="T2">mysqli(</text:span><text:span text:style-name="keyword"><text:span text:style-name="T2">self</text:span></text:span><text:span text:style-name="T2">::</text:span><text:span text:style-name="php_5f_variable"><text:span text:style-name="T2">$</text:span></text:span><text:span text:style-name="st2"><text:span text:style-name="T2">Servidor_</text:span></text:span><text:span text:style-name="T2">, s</text:span><text:span text:style-name="keyword"><text:span text:style-name="T2">elf</text:span></text:span><text:span text:style-name="T2">::</text:span><text:span text:style-name="php_5f_variable"><text:span text:style-name="T2">$</text:span></text:span><text:span text:style-name="st2"><text:span text:style-name="T2">Usuario_</text:span></text:span><text:span text:style-name="T2">,</text:span></text:p>
      <text:p text:style-name="HTML_20_Preformatted"><text:span text:style-name="T2">22 <text:s text:c="38"/></text:span><text:span text:style-name="keyword"><text:span text:style-name="T2">self</text:span></text:span><text:span text:style-name="T2">::</text:span><text:span text:style-name="php_5f_variable"><text:span text:style-name="T2">$</text:span></text:span><text:span text:style-name="st2"><text:span text:style-name="T2">Contraseña_</text:span></text:span><text:span text:style-name="T2">, </text:span><text:span text:style-name="php_5f_variable"><text:span text:style-name="T2">$this</text:span></text:span><text:span text:style-name="T2">-&gt;</text:span><text:span text:style-name="st3"><text:span text:style-name="T2">NombreDb_</text:span></text:span><text:span text:style-name="T2">);</text:span></text:p>
      <text:p text:style-name="P95">23 <text:s text:c="8"/>}</text:p>
      <text:p text:style-name="P95">24 <text:s text:c="12"/></text:p>
      <text:p text:style-name="P95">25 <text:s text:c="3"/></text:p>
      <text:p text:style-name="HTML_20_Preformatted"><text:span text:style-name="T2">26 <text:s text:c="4"/></text:span><text:span text:style-name="comment"><text:span text:style-name="T2">/**</text:span></text:span></text:p>
      <text:p text:style-name="HTML_20_Preformatted"><text:span text:style-name="T2">27 </text:span><text:span text:style-name="comment"><text:span text:style-name="T2"><text:s text:c="5"/>* método privado encargado de cerrar la conexión con el servidor</text:span></text:span></text:p>
      <text:p text:style-name="HTML_20_Preformatted"><text:span text:style-name="T2">28 <text:s text:c="5"/></text:span><text:span text:style-name="comment"><text:span text:style-name="T2">*/</text:span></text:span></text:p>
      <text:p text:style-name="HTML_20_Preformatted"><text:span text:style-name="T2">29 <text:s text:c="4"/></text:span><text:span text:style-name="keyword"><text:span text:style-name="T2">privatefunction</text:span></text:span><text:span text:style-name="st1"><text:span text:style-name="T2">desconectarDb</text:span></text:span><text:span text:style-name="T2">(){</text:span></text:p>
      <text:p text:style-name="HTML_20_Preformatted"><text:span text:style-name="T2">30 <text:s text:c="8"/></text:span><text:span text:style-name="php_5f_variable"><text:span text:style-name="T2">$this</text:span></text:span><text:span text:style-name="T2">-&gt;</text:span><text:span text:style-name="st4"><text:span text:style-name="T2">Conexion_</text:span></text:span><text:span text:style-name="T2">-&gt;close();</text:span></text:p>
      <text:p text:style-name="P95">31 <text:s text:c="4"/>}</text:p>
      <text:p text:style-name="HTML_20_Preformatted"><text:span text:style-name="T2">32 <text:s text:c="4"/></text:span><text:span text:style-name="comment"><text:span text:style-name="T2">/**</text:span></text:span></text:p>
      <text:p text:style-name="HTML_20_Preformatted"><text:span text:style-name="T2">33 </text:span><text:span text:style-name="comment"><text:span text:style-name="T2"><text:s text:c="5"/>* grupo de métodos abstractos encargados de manejar las tablas</text:span></text:span></text:p>
      <text:p text:style-name="HTML_20_Preformatted"><text:span text:style-name="T2">34 <text:s text:c="5"/></text:span><text:span text:style-name="comment"><text:span text:style-name="T2">*/</text:span></text:span></text:p>
      <text:p text:style-name="HTML_20_Preformatted"><text:span text:style-name="T2">35 <text:s text:c="4"/></text:span><text:span text:style-name="keyword"><text:span text:style-name="T2">abstractprotectedfunction</text:span></text:span><text:span text:style-name="st1"><text:span text:style-name="T2">obtenerRegistros</text:span></text:span><text:span text:style-name="T2">();</text:span></text:p>
      <text:p text:style-name="HTML_20_Preformatted"><text:span text:style-name="T2">36 <text:s text:c="4"/></text:span><text:span text:style-name="keyword"><text:span text:style-name="T2">abstractprotectedfunction</text:span></text:span><text:span text:style-name="st1"><text:span text:style-name="T2">crearRegistro</text:span></text:span><text:span text:style-name="T2">();</text:span></text:p>
      <text:p text:style-name="HTML_20_Preformatted"><text:span text:style-name="T2">37 <text:s text:c="4"/></text:span><text:span text:style-name="keyword"><text:span text:style-name="T2">abstractprotectedfunction</text:span></text:span><text:span text:style-name="st1"><text:span text:style-name="T2">eliminarRegistro</text:span></text:span><text:span text:style-name="T2">();</text:span></text:p>
      <text:p text:style-name="HTML_20_Preformatted"><text:span text:style-name="T2">38 <text:s text:c="4"/></text:span><text:span text:style-name="keyword"><text:span text:style-name="T2">abstractprotectedfunction</text:span></text:span><text:span text:style-name="st1"><text:span text:style-name="T2">actualizarRegistro</text:span></text:span><text:span text:style-name="T2">();</text:span></text:p>
      <text:p text:style-name="P95">39 <text:s text:c="4"/></text:p>
      <text:p text:style-name="HTML_20_Preformatted"><text:span text:style-name="T2">40 <text:s text:c="4"/></text:span><text:span text:style-name="comment"><text:span text:style-name="T2">/**</text:span></text:span></text:p>
      <text:p text:style-name="HTML_20_Preformatted"><text:span text:style-name="T2">41 </text:span><text:span text:style-name="comment"><text:span text:style-name="T2"><text:s text:c="5"/>* función pública encargada de mostrar un error de la BD</text:span></text:span></text:p>
      <text:p text:style-name="HTML_20_Preformatted"><text:span text:style-name="T2">42 <text:s text:c="5"/></text:span><text:span text:style-name="comment"><text:span text:style-name="T2">*/</text:span></text:span></text:p>
      <text:p text:style-name="HTML_20_Preformatted"><text:span text:style-name="T2">43 <text:s text:c="4"/></text:span><text:span text:style-name="keyword"><text:span text:style-name="T2">publicfunction</text:span></text:span><text:span text:style-name="st1"><text:span text:style-name="T2">mostrarError</text:span></text:span><text:span text:style-name="T2">(){</text:span></text:p>
      <text:p text:style-name="HTML_20_Preformatted"><text:span text:style-name="T2">44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5">45 <text:s text:c="4"/>}</text:p>
      <text:p text:style-name="P95">46 <text:s text:c="4"/></text:p>
      <text:p text:style-name="HTML_20_Preformatted"><text:span text:style-name="T2">47 <text:s text:c="4"/></text:span><text:span text:style-name="comment"><text:span text:style-name="T2">/**</text:span></text:span></text:p>
      <text:p text:style-name="HTML_20_Preformatted"><text:span text:style-name="T2">48 </text:span><text:span text:style-name="comment"><text:span text:style-name="T2"><text:s text:c="5"/>* Función encargada de mostrar los errores de la base de datos</text:span></text:span></text:p>
      <text:p text:style-name="HTML_20_Preformatted"><text:span text:style-name="T2">49 <text:s text:c="5"/></text:span><text:span text:style-name="comment"><text:span text:style-name="T2">*/</text:span></text:span></text:p>
      <text:p text:style-name="HTML_20_Preformatted"><text:span text:style-name="T2">50 <text:s text:c="4"/></text:span><text:span text:style-name="keyword"><text:span text:style-name="T2">protectedstaticfunction</text:span></text:span><text:span text:style-name="st5"><text:span text:style-name="T2">mostrarSql</text:span></text:span><text:span text:style-name="T2">(){</text:span></text:p>
      <text:p text:style-name="HTML_20_Preformatted"><text:span text:style-name="T2">51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5">52 <text:s text:c="4"/>}</text:p>
      <text:p text:style-name="P95">53 <text:s text:c="4"/></text:p>
      <text:p text:style-name="HTML_20_Preformatted"><text:span text:style-name="T2">54 <text:s text:c="4"/></text:span><text:span text:style-name="comment"><text:span text:style-name="T2">/**</text:span></text:span></text:p>
      <text:p text:style-name="HTML_20_Preformatted"><text:span text:style-name="T2">55 </text:span><text:span text:style-name="comment"><text:span text:style-name="T2"><text:s text:c="5"/>* Función encargada de consultar a la base de datos</text:span></text:span></text:p>
      <text:p text:style-name="HTML_20_Preformatted"><text:span text:style-name="T2">56 <text:s text:c="5"/></text:span><text:span text:style-name="comment"><text:span text:style-name="T2">*/</text:span></text:span></text:p>
      <text:p text:style-name="HTML_20_Preformatted"><text:span text:style-name="T2">57 <text:s text:c="4"/></text:span><text:span text:style-name="keyword"><text:span text:style-name="T2">protectedfunction</text:span></text:span><text:span text:style-name="st1"><text:span text:style-name="T2">Cosultar</text:span></text:span><text:span text:style-name="T2">(</text:span><text:span text:style-name="php_5f_variable"><text:span text:style-name="T2">$sql</text:span></text:span><text:span text:style-name="T2">){</text:span></text:p>
      <text:p text:style-name="HTML_20_Preformatted"><text:span text:style-name="T2">58 <text:s text:c="5"/></text:span><text:span text:style-name="keyword"><text:span text:style-name="T2">if</text:span></text:span><text:span text:style-name="T2"> (</text:span><text:span text:style-name="php_5f_variable"><text:span text:style-name="T2">$sql</text:span></text:span><text:span text:style-name="T2">){</text:span></text:p>
      <text:p text:style-name="HTML_20_Preformatted"><text:span text:style-name="T2">59 <text:s text:c="9"/></text:span><text:span text:style-name="php_5f_variable"><text:span text:style-name="T2">$this</text:span></text:span><text:span text:style-name="T2">-&gt;</text:span><text:span text:style-name="st3"><text:span text:style-name="T2">Consulta_</text:span></text:span><text:span text:style-name="T2"> = </text:span><text:span text:style-name="php_5f_variable"><text:span text:style-name="T2">$sql</text:span></text:span><text:span text:style-name="T2">;</text:span></text:p>
      <text:p text:style-name="HTML_20_Preformatted"><text:span text:style-name="T2">60 <text:s text:c="9"/></text:span><text:span text:style-name="php_5f_variable"><text:span text:style-name="T2">$this</text:span></text:span><text:span text:style-name="T2">-&gt;conectarDb();</text:span></text:p>
      <text:p text:style-name="HTML_20_Preformatted"><text:span text:style-name="T2">61 <text:s text:c="9"/></text:span><text:span text:style-name="php_5f_variable"><text:span text:style-name="T2">$this</text:span></text:span><text:span text:style-name="T2">-&gt;</text:span><text:span text:style-name="st3"><text:span text:style-name="T2">Resultado_</text:span></text:span><text:span text:style-name="T2">= </text:span><text:span text:style-name="php_5f_variable"><text:span text:style-name="T2">$this</text:span></text:span><text:span text:style-name="T2">-&gt;</text:span><text:span text:style-name="st4"><text:span text:style-name="T2">Conexion_</text:span></text:span><text:span text:style-name="T2">-&gt;query(</text:span><text:span text:style-name="php_5f_variable"><text:span text:style-name="T2">$this</text:span></text:span><text:span text:style-name="T2">-&gt;</text:span><text:span text:style-name="st3"><text:span text:style-name="T2">Consulta_</text:span></text:span><text:span text:style-name="T2">);</text:span></text:p>
      <text:p text:style-name="HTML_20_Preformatted"><text:span text:style-name="T2">62 <text:s text:c="9"/></text:span><text:span text:style-name="keyword"><text:span text:style-name="T2">return</text:span></text:span><text:span text:style-name="php_5f_variable"><text:span text:style-name="T2">$this</text:span></text:span><text:span text:style-name="T2">-&gt;</text:span><text:span text:style-name="st3"><text:span text:style-name="T2">Resultado_</text:span></text:span><text:span text:style-name="T2">;</text:span></text:p>
      <text:p text:style-name="HTML_20_Preformatted"><text:span text:style-name="T2">63 <text:s text:c="9"/></text:span><text:span text:style-name="php_5f_variable"><text:span text:style-name="T2">$this</text:span></text:span><text:span text:style-name="T2">-&gt;desconectarDb();</text:span></text:p>
      <text:p text:style-name="P95"><text:soft-page-break/>64 <text:s text:c="5"/>} <text:s text:c="2"/></text:p>
      <text:p text:style-name="P95">65 <text:s text:c="2"/>}</text:p>
      <text:p text:style-name="P95">66 }</text:p>
      <text:p text:style-name="HTML_20_Preformatted"><text:span text:style-name="T2">67 </text:span><text:span text:style-name="st1"><text:span text:style-name="T2">?&gt;</text:span></text:span></text:p>
      <text:p text:style-name="P13"/>
      <text:p text:style-name="P13"/>
      <text:p text:style-name="P13"/>
      <text:p text:style-name="P13"/>
      <text:p text:style-name="P31">Ahora veamos el código de la clase heredada llamada clientes.</text:p>
      <text:p text:style-name="P13"/>
      <text:p text:style-name="HTML_20_Preformatted"><text:span text:style-name="T2">1 </text:span><text:span text:style-name="st0"><text:span text:style-name="T2">&lt;?php</text:span></text:span></text:p>
      <text:p text:style-name="P95"><text:s/>2 </text:p>
      <text:p text:style-name="HTML_20_Preformatted"><text:span text:style-name="T2"><text:s/>3 </text:span><text:span text:style-name="keyword"><text:span text:style-name="T2">require_once</text:span></text:span><text:span text:style-name="string"><text:span text:style-name="T2">'basedatos.php'</text:span></text:span><text:span text:style-name="T2">;</text:span></text:p>
      <text:p text:style-name="HTML_20_Preformatted"><text:span text:style-name="T2">4 </text:span><text:span text:style-name="comment"><text:span text:style-name="T2">/**</text:span></text:span></text:p>
      <text:p text:style-name="HTML_20_Preformatted"><text:span text:style-name="T2"><text:s/>5 </text:span><text:span text:style-name="comment"><text:span text:style-name="T2"><text:s/>* Clase heredad que implementa a la clase base datos</text:span></text:span></text:p>
      <text:p text:style-name="HTML_20_Preformatted"><text:span text:style-name="T2"><text:s/>6 <text:s/></text:span><text:span text:style-name="comment"><text:span text:style-name="T2">*/</text:span></text:span></text:p>
      <text:p text:style-name="HTML_20_Preformatted"><text:span text:style-name="T2"><text:s/>7 </text:span><text:span text:style-name="keyword"><text:span text:style-name="T2">class</text:span></text:span><text:span text:style-name="st1"><text:span text:style-name="T2">Cliente</text:span></text:span><text:span text:style-name="keyword"><text:span text:style-name="T2">extends</text:span></text:span><text:span text:style-name="T2">BaseDatos{</text:span></text:p>
      <text:p text:style-name="HTML_20_Preformatted"><text:span text:style-name="T2"><text:s/>8 <text:s text:c="4"/></text:span><text:span text:style-name="keyword"><text:span text:style-name="T2">private</text:span></text:span><text:span text:style-name="php_5f_variable"><text:span text:style-name="T2">$</text:span></text:span><text:span text:style-name="st2"><text:span text:style-name="T2">Consulta_</text:span></text:span><text:span text:style-name="T2">;</text:span></text:p>
      <text:p text:style-name="HTML_20_Preformatted"><text:span text:style-name="T2"><text:s/>9 <text:s text:c="4"/></text:span><text:span text:style-name="keyword"><text:span text:style-name="T2">private</text:span></text:span><text:span text:style-name="php_5f_variable"><text:span text:style-name="T2">$</text:span></text:span><text:span text:style-name="st2"><text:span text:style-name="T2">Tabla_</text:span></text:span><text:span text:style-name="T2"> = </text:span><text:span text:style-name="string"><text:span text:style-name="T2">'clientes'</text:span></text:span><text:span text:style-name="T2">;</text:span></text:p>
      <text:p text:style-name="P95">10 <text:s text:c="4"/></text:p>
      <text:p text:style-name="HTML_20_Preformatted"><text:span text:style-name="T2">11 <text:s text:c="5"/></text:span><text:span text:style-name="comment"><text:span text:style-name="T2">/**</text:span></text:span></text:p>
      <text:p text:style-name="HTML_20_Preformatted"><text:span text:style-name="T2">12 </text:span><text:span text:style-name="comment"><text:span text:style-name="T2"><text:s text:c="5"/>* implementacion del primer metodoestatico</text:span></text:span></text:p>
      <text:p text:style-name="HTML_20_Preformatted"><text:span text:style-name="T2">13 <text:s text:c="5"/></text:span><text:span text:style-name="comment"><text:span text:style-name="T2">*/</text:span></text:span></text:p>
      <text:p text:style-name="HTML_20_Preformatted"><text:span text:style-name="T2">14 <text:s text:c="4"/></text:span><text:span text:style-name="keyword"><text:span text:style-name="T2">privatefunction</text:span></text:span><text:span text:style-name="st1"><text:span text:style-name="T2">obtenerRegistros</text:span></text:span><text:span text:style-name="T2">(){</text:span></text:p>
      <text:p text:style-name="HTML_20_Preformatted"><text:span text:style-name="T2">15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select * from '</text:span></text:span><text:span text:style-name="T2"> .</text:span><text:span text:style-name="php_5f_variable"><text:span text:style-name="T2">$this</text:span></text:span><text:span text:style-name="T2">-&gt;</text:span><text:span text:style-name="st2"><text:span text:style-name="T2">Tabla_</text:span></text:span><text:span text:style-name="T2">;</text:span></text:p>
      <text:p text:style-name="HTML_20_Preformatted"><text:span text:style-name="T2">16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17 <text:s text:c="4"/>}</text:p>
      <text:p text:style-name="P95">18 <text:s text:c="4"/></text:p>
      <text:p text:style-name="HTML_20_Preformatted"><text:span text:style-name="T2">19 <text:s text:c="4"/></text:span><text:span text:style-name="comment"><text:span text:style-name="T2">/**</text:span></text:span></text:p>
      <text:p text:style-name="HTML_20_Preformatted"><text:span text:style-name="T2">20 </text:span><text:span text:style-name="comment"><text:span text:style-name="T2"><text:s text:c="5"/>* implementación del segundo métodoestático</text:span></text:span></text:p>
      <text:p text:style-name="HTML_20_Preformatted"><text:span text:style-name="T2">21 <text:s text:c="5"/></text:span><text:span text:style-name="comment"><text:span text:style-name="T2">*/</text:span></text:span></text:p>
      <text:p text:style-name="HTML_20_Preformatted"><text:span text:style-name="T2">22 <text:s text:c="4"/></text:span><text:span text:style-name="keyword"><text:span text:style-name="T2">publicfunction</text:span></text:span><text:span text:style-name="st1"><text:span text:style-name="T2">crearRegistro</text:span></text:span><text:span text:style-name="T2">(</text:span><text:span text:style-name="php_5f_variable"><text:span text:style-name="T2">$datos</text:span></text:span><text:span text:style-name="T2">){</text:span></text:p>
      <text:p text:style-name="HTML_20_Preformatted"><text:span text:style-name="T2">23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insert'</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datos</text:span></text:span><text:span text:style-name="T2">;</text:span></text:p>
      <text:p text:style-name="HTML_20_Preformatted"><text:span text:style-name="T2">24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25 <text:s text:c="4"/>}</text:p>
      <text:p text:style-name="P95">26 <text:s text:c="4"/></text:p>
      <text:p text:style-name="HTML_20_Preformatted"><text:span text:style-name="T2">27 <text:s text:c="4"/></text:span><text:span text:style-name="comment"><text:span text:style-name="T2">/**</text:span></text:span></text:p>
      <text:p text:style-name="HTML_20_Preformatted"><text:span text:style-name="T2">28 </text:span><text:span text:style-name="comment"><text:span text:style-name="T2"><text:s text:c="5"/>* implementación del tercero método estático </text:span></text:span></text:p>
      <text:p text:style-name="HTML_20_Preformatted"><text:span text:style-name="T2">29 <text:s text:c="5"/></text:span><text:span text:style-name="comment"><text:span text:style-name="T2">*/</text:span></text:span></text:p>
      <text:p text:style-name="HTML_20_Preformatted"><text:span text:style-name="T2">30 <text:s text:c="4"/></text:span><text:span text:style-name="keyword"><text:span text:style-name="T2">protectedfunction</text:span></text:span><text:span text:style-name="st1"><text:span text:style-name="T2">eliminarRegistro</text:span></text:span><text:span text:style-name="T2">(</text:span><text:span text:style-name="php_5f_variable"><text:span text:style-name="T2">$id_registro</text:span></text:span><text:span text:style-name="T2">){</text:span></text:p>
      <text:p text:style-name="HTML_20_Preformatted"><text:span text:style-name="T2">31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delete '</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string"><text:span text:style-name="T2">'where id = '</text:span></text:span><text:span text:style-name="T2"> . </text:span><text:span text:style-name="php_5f_variable"><text:span text:style-name="T2">$id_registro</text:span></text:span><text:span text:style-name="T2">;</text:span></text:p>
      <text:p text:style-name="HTML_20_Preformatted"><text:span text:style-name="T2">32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33 <text:s text:c="4"/>}</text:p>
      <text:p text:style-name="P95">34 <text:s text:c="4"/></text:p>
      <text:p text:style-name="HTML_20_Preformatted"><text:span text:style-name="T2">35 <text:s text:c="4"/></text:span><text:span text:style-name="comment"><text:span text:style-name="T2">/**</text:span></text:span></text:p>
      <text:p text:style-name="HTML_20_Preformatted"><text:span text:style-name="T2">36 </text:span><text:span text:style-name="comment"><text:span text:style-name="T2"><text:s text:c="5"/>* implementación del cuarto método estático </text:span></text:span></text:p>
      <text:p text:style-name="HTML_20_Preformatted"><text:span text:style-name="T2">37 <text:s text:c="5"/></text:span><text:span text:style-name="comment"><text:span text:style-name="T2">*/</text:span></text:span></text:p>
      <text:p text:style-name="HTML_20_Preformatted"><text:span text:style-name="T2">38 <text:s text:c="4"/></text:span><text:span text:style-name="keyword"><text:span text:style-name="T2">privatefunction</text:span></text:span><text:span text:style-name="st1"><text:span text:style-name="T2">actualizarRegistro</text:span></text:span><text:span text:style-name="T2">(</text:span><text:span text:style-name="php_5f_variable"><text:span text:style-name="T2">$</text:span></text:span><text:span text:style-name="st3"><text:span text:style-name="T2">datos</text:span></text:span><text:span text:style-name="T2">){</text:span></text:p>
      <text:p text:style-name="HTML_20_Preformatted"><text:span text:style-name="T2">39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updtae'</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text:span></text:span><text:span text:style-name="st3"><text:span text:style-name="T2">datos</text:span></text:span><text:span text:style-name="T2">;</text:span></text:p>
      <text:p text:style-name="HTML_20_Preformatted"><text:span text:style-name="T2">40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 </text:span></text:p>
      <text:p text:style-name="P95">41 <text:s text:c="4"/>}</text:p>
      <text:p text:style-name="P95">42 <text:s text:c="4"/></text:p>
      <text:p text:style-name="P95"><text:soft-page-break/>43 <text:s text:c="3"/>// Métodos protegidos pueden ser vistos por la clase que herede esta clase</text:p>
      <text:p text:style-name="HTML_20_Preformatted"><text:span text:style-name="T2">44 <text:s text:c="4"/></text:span><text:span text:style-name="keyword"><text:span text:style-name="T2">protectedfunction</text:span></text:span><text:span text:style-name="st1"><text:span text:style-name="T2">mostrarSql</text:span></text:span><text:span text:style-name="T2">(){</text:span></text:p>
      <text:p text:style-name="HTML_20_Preformatted"><text:span text:style-name="T2">45 <text:s text:c="8"/></text:span><text:span text:style-name="keyword"><text:span text:style-name="T2">return</text:span></text:span><text:span text:style-name="php_5f_variable"><text:span text:style-name="T2">$this</text:span></text:span><text:span text:style-name="T2">-&gt;mostrarSql();</text:span></text:p>
      <text:p text:style-name="P95">46 <text:s text:c="4"/>}</text:p>
      <text:p text:style-name="P95">47 <text:s text:c="4"/></text:p>
      <text:p text:style-name="HTML_20_Preformatted"><text:span text:style-name="T2">48 <text:s text:c="4"/></text:span><text:span text:style-name="keyword"><text:span text:style-name="T2">protectedfunction</text:span></text:span><text:span text:style-name="st1"><text:span text:style-name="T2">mostratError</text:span></text:span><text:span text:style-name="T2">(){</text:span></text:p>
      <text:p text:style-name="HTML_20_Preformatted"><text:span text:style-name="T2">49 <text:s text:c="8"/></text:span><text:span text:style-name="keyword"><text:span text:style-name="T2">returnparent</text:span></text:span><text:span text:style-name="T2">::</text:span><text:span text:style-name="st4"><text:span text:style-name="T2">Errores_</text:span></text:span><text:span text:style-name="T2">();</text:span></text:p>
      <text:p text:style-name="P95">50 <text:s text:c="4"/>}</text:p>
      <text:p text:style-name="P95">51 <text:s text:c="4"/></text:p>
      <text:p text:style-name="P95">52 <text:s text:c="8"/></text:p>
      <text:p text:style-name="P95">53 }</text:p>
      <text:p text:style-name="HTML_20_Preformatted"><text:span text:style-name="T2">54 </text:span><text:span text:style-name="st1"><text:span text:style-name="T2">?&gt;</text:span></text:span></text:p>
      <text:p text:style-name="P13"/>
      <text:p text:style-name="P31">Antes de empezar a estudiar las dos clases cedas anteriormente (basedatos.php, clientes.php), quiero comunicar al lector que dichas clases no fueron diseñadas para funcionar de la manera más eficiente, de hecho ni siquiera la implementación de los métodos es la correcta, solamente están a modo de ejemplo para que se pueda observar con mejor detalle el ámbito de las propiedades y métodos, una vez aclarado este pequeño asunto, veamos qué es lo que tiene la primera clase.</text:p>
      <text:p text:style-name="P13"/>
      <text:p text:style-name="P31">Clase basedatos.php</text:p>
      <text:p text:style-name="P13"/>
      <text:p text:style-name="P31">Esta clase es la encargada de manejar las conexiones y tareas contra la base de datos de ahí su nombre, esta es una clase abstracta lo que indica que puede tener métodos abstractos, como podemos ver cuida de las propiedades más sensibles como son los datos de servidor de bases de datos reservándolos solo para ella, declara como privados los métodos de conexión a la base de datos y deja a como protegidos a los métodos de consulta ya que estos pueden ser ejecutados por las clases que lo hereden, tenemos un método estático que muestra los errores esto es porque este método no debe ser modificado por ninguna clase aunque puede ser heredado, tenemos métodos públicos que pueden ser vistos desde cualquier clase.</text:p>
      <text:p text:style-name="P31">Mi intención no es entrar en detalle en las clases espero que el ejemplo se explique por sí mismo.</text:p>
      <text:p text:style-name="P13"/>
      <text:p text:style-name="P31">En la presente tabla podemos los ámbitos de los métodos y propiedades de una manera más gráfica.</text:p>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80">Método/Propiedad</text:p>
          </table:table-cell>
          <table:table-cell table:style-name="Tabla2.A1" office:value-type="string">
            <text:p text:style-name="P80">Publico</text:p>
          </table:table-cell>
          <table:table-cell table:style-name="Tabla2.A1" office:value-type="string">
            <text:p text:style-name="P80">Protegido</text:p>
          </table:table-cell>
          <table:table-cell table:style-name="Tabla2.A1" office:value-type="string">
            <text:p text:style-name="P80">Privado</text:p>
          </table:table-cell>
          <table:table-cell table:style-name="Tabla2.A1" office:value-type="string">
            <text:p text:style-name="P80">Final</text:p>
          </table:table-cell>
          <table:table-cell table:style-name="Tabla2.A1" office:value-type="string">
            <text:p text:style-name="P80">Estático</text:p>
          </table:table-cell>
          <table:table-cell table:style-name="Tabla2.A1" office:value-type="string">
            <text:p text:style-name="P80">Abstracto</text:p>
          </table:table-cell>
        </table:table-row>
        <table:table-row table:style-name="Tabla2.1">
          <table:table-cell table:style-name="Tabla2.A1" office:value-type="string">
            <text:p text:style-name="P86">Que pueda ser visto desde donde sea</text:p>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Que solamente pueda ser visto por la clase que herede la clase a la que pertenecen</text:p>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Que solamente puedan ser vistos por la clase a la que pertenece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3">X</text:p>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ext:soft-page-break/>
        <table:table-row table:style-name="Tabla2.1">
          <table:table-cell table:style-name="Tabla2.A1" office:value-type="string">
            <text:p text:style-name="P86">Que no puedan ser heredados</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Métodos que no puedan ser sobre escritos por las clases que lo herede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row>
        <table:table-row table:style-name="Tabla2.1">
          <table:table-cell table:style-name="Tabla2.A1" office:value-type="string">
            <text:p text:style-name="P76"><text:span text:style-name="T45">Métodos declarados para ser implementados luego, en la clase que implemente la clase abstracta a la que </text:span><text:span text:style-name="T45">pertenecen</text:spa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row>
      </table:table>
      <text:p text:style-name="P12"/>
      <text:p text:style-name="P31">Al igual que con las clases, estos conceptos aplican a la POO, aunque se ha hecho referencia a PHP por ser el lenguaje más importante para este proyecto, los conceptos aplican a cualquier lenguaje que soporte POO.</text:p>
      <text:p text:style-name="P12"/>
      <text:p text:style-name="P21">1.4.6.<text:tab/>Evento Y Mensaje</text:p>
      <text:p text:style-name="P30">Esta es la forma en la que los objetos interactúan entre sí, haciendo posible el trabajo en conjunto para resolver un problema, veamos una definición exacta de los que es un evento y mensaje:</text:p>
      <text:p text:style-name="P12"/>
      <text:p text:style-name="P12"><text:span text:style-name="T42">Evento:</text:span><text:span text:style-name="T2"> Es un suceso en el sistema</text:span></text:p>
      <text:p text:style-name="P12"><text:span text:style-name="T42">Mensaje:</text:span><text:span text:style-name="T2"> Es la comunicación del evento al objeto [8]</text:span></text:p>
      <text:p text:style-name="P12"/>
      <text:p text:style-name="P12"/>
      <text:p text:style-name="P12"/>
      <text:p text:style-name="P12"/>
      <text:p text:style-name="P12"/>
      <text:list xml:id="list296891278" text:continue-list="list1247856958" text:style-name="WWNum3">
        <text:list-item>
          <text:p text:style-name="P184">Capítulo II</text:p>
        </text:list-item>
      </text:list>
      <text:p text:style-name="P31">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2"/>
      <text:list xml:id="list1661614043" text:continue-numbering="true" text:style-name="WWNum3">
        <text:list-item>
          <text:list>
            <text:list-item>
              <text:p text:style-name="P184">INTRODUCCIÓN A HTML</text:p>
            </text:list-item>
          </text:list>
        </text:list-item>
      </text:list>
      <text:p text:style-name="P13"><text:span text:style-name="T28">HTML por sus siglas en inglés significa <text:s/>HyperText Markup Language lo que se traduce en: lenguaje de marcado de hipertexto, Este es un leguaje de etiquetas que mas se usa para elaborar paginas web, es HTML quien describe la estructura e informacion de la pagina en forma de texto dentro de un archivo con extencion “</text:span><text:span text:style-name="T39">.html” </text:span><text:span text:style-name="T28">aunque tambien es soportado en archivos de lenguajes de programacion web como PHP, .NET, JAVA, y todos los que soportan sintaxis enbebida en el codigo.</text:span></text:p>
      <text:p text:style-name="P47">Este lenguaje se escribe en forma de etiquetas, dentro de HTML se puede incluir trozos de codigo de hojas de estilo en cascada CSS para hacer que la pagina se vea como el diseñador lo quiera y codigo de javascript para darle mayor funcionalidad.[9]</text:p>
      <text:p text:style-name="P12"/>
      <text:list xml:id="list824505328" text:continue-numbering="true" text:style-name="WWNum3">
        <text:list-item>
          <text:list>
            <text:list-item>
              <text:p text:style-name="P184">Historia HTML</text:p>
            </text:list-item>
          </text:list>
        </text:list-item>
      </text:list>
      <text:p text:style-name="P31"><text:soft-page-break/>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12"/>
      <text:p text:style-name="P30">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2"/>
      <text:p text:style-name="P22">¿Qué es la W3C?</text:p>
      <text:p text:style-name="P31">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2"/>
      <text:list xml:id="list549730676" text:continue-numbering="true" text:style-name="WWNum3">
        <text:list-item>
          <text:list>
            <text:list-item>
              <text:p text:style-name="P184">Versiones Y Tipos De HTML</text:p>
            </text:list-item>
          </text:list>
        </text:list-item>
      </text:list>
      <text:p text:style-name="P31">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13"/>
      <table:table table:name="Tabla3" table:style-name="Tabla3">
        <table:table-column table:style-name="Tabla3.A"/>
        <table:table-column table:style-name="Tabla3.B"/>
        <table:table-row table:style-name="Tabla3.1">
          <table:table-cell table:style-name="Tabla3.A1" office:value-type="string">
            <text:p text:style-name="P85">Versión</text:p>
          </table:table-cell>
          <table:table-cell table:style-name="Tabla3.A1" office:value-type="string">
            <text:p text:style-name="P85">Año</text:p>
          </table:table-cell>
        </table:table-row>
        <table:table-row table:style-name="Tabla3.1">
          <table:table-cell table:style-name="Tabla3.A1" office:value-type="string">
            <text:p text:style-name="P85">HTML</text:p>
          </table:table-cell>
          <table:table-cell table:style-name="Tabla3.A1" office:value-type="string">
            <text:p text:style-name="P85">1991</text:p>
          </table:table-cell>
        </table:table-row>
        <table:table-row table:style-name="Tabla3.1">
          <table:table-cell table:style-name="Tabla3.A1" office:value-type="string">
            <text:p text:style-name="P85">HTML+ </text:p>
          </table:table-cell>
          <table:table-cell table:style-name="Tabla3.A1" office:value-type="string">
            <text:p text:style-name="P85">1993</text:p>
          </table:table-cell>
        </table:table-row>
        <table:table-row table:style-name="Tabla3.1">
          <table:table-cell table:style-name="Tabla3.A1" office:value-type="string">
            <text:p text:style-name="P85">HTML 2.0 </text:p>
          </table:table-cell>
          <table:table-cell table:style-name="Tabla3.A1" office:value-type="string">
            <text:p text:style-name="P85">1995</text:p>
          </table:table-cell>
        </table:table-row>
        <table:table-row table:style-name="Tabla3.1">
          <table:table-cell table:style-name="Tabla3.A1" office:value-type="string">
            <text:p text:style-name="P85">HTML 3.2 </text:p>
          </table:table-cell>
          <table:table-cell table:style-name="Tabla3.A1" office:value-type="string">
            <text:p text:style-name="P85">1997</text:p>
          </table:table-cell>
        </table:table-row>
        <table:table-row table:style-name="Tabla3.1">
          <table:table-cell table:style-name="Tabla3.A1" office:value-type="string">
            <text:p text:style-name="P85">HTML 4.01</text:p>
          </table:table-cell>
          <table:table-cell table:style-name="Tabla3.A1" office:value-type="string">
            <text:p text:style-name="P85">1999</text:p>
          </table:table-cell>
        </table:table-row>
        <table:table-row table:style-name="Tabla3.1">
          <table:table-cell table:style-name="Tabla3.A1" office:value-type="string">
            <text:p text:style-name="P85">XHTML 1.0</text:p>
          </table:table-cell>
          <table:table-cell table:style-name="Tabla3.A1" office:value-type="string">
            <text:p text:style-name="P85">2000</text:p>
          </table:table-cell>
        </table:table-row>
        <table:table-row table:style-name="Tabla3.1">
          <table:table-cell table:style-name="Tabla3.A1" office:value-type="string">
            <text:p text:style-name="P85">HTML5 </text:p>
          </table:table-cell>
          <table:table-cell table:style-name="Tabla3.A1" office:value-type="string">
            <text:p text:style-name="P85">2012</text:p>
          </table:table-cell>
        </table:table-row>
        <table:table-row table:style-name="Tabla3.1">
          <table:table-cell table:style-name="Tabla3.A1" office:value-type="string">
            <text:p text:style-name="P85">XHTML5</text:p>
          </table:table-cell>
          <table:table-cell table:style-name="Tabla3.A1" office:value-type="string">
            <text:p text:style-name="P85">2013</text:p>
          </table:table-cell>
        </table:table-row>
      </table:table>
      <text:p text:style-name="P13"><text:soft-page-break/></text:p>
      <text:p text:style-name="P31">La razón por la que las versiones <text:s/>no son consecutivas es porque hay estándares que nuca fueron liberados.</text:p>
      <text:p text:style-name="P13"/>
      <text:p text:style-name="P31">Los tipos de HTML, que en realidad son las variantes que tiene el lenguaje para cada versión son:</text:p>
      <text:list xml:id="list6506246678712288951" text:style-name="WWNum13">
        <text:list-item>
          <text:p text:style-name="P198">HTMLStrict: el normal, donde se pueden usar etiquetas HTML, pero no se aceptan etiquetas obsoletas.</text:p>
        </text:list-item>
        <text:list-item>
          <text:p text:style-name="P198">HTML Transitional: este permite usar todo tipo de etiquetas de todas las versiones de HTML, no es recomendable.</text:p>
        </text:list-item>
        <text:list-item>
          <text:p text:style-name="P198">HTML Frameset: Tiene soporte para frames, muy anticuado.[12]</text:p>
        </text:list-item>
      </text:list>
      <text:p text:style-name="P12"/>
      <text:list xml:id="list2104189552" text:continue-list="list549730676" text:style-name="WWNum3">
        <text:list-item>
          <text:list>
            <text:list-item>
              <text:p text:style-name="P184">Etiquetas</text:p>
            </text:list-item>
          </text:list>
        </text:list-item>
      </text:list>
      <text:p text:style-name="P31">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barra inclinada “&lt;/” el nombre de la etiqueta en mayúsculas o minúsculas y menor que “&gt;”, también existen etiquetas que no contienen ningún tipo de contenido las cuales se cierran en la misma línea como “&lt;br/&gt;” retorno de carro.</text:p>
      <text:p text:style-name="P13"/>
      <text:p text:style-name="P31">Ejemplos para etiquetas validas:</text:p>
      <text:p text:style-name="P13"/>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12"/>
      <text:p text:style-name="P31">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fácil de leer para el hombre, el navegador lo puede interpretar así este escrito en una sola línea, todo el código de la página.</text:p>
      <text:p text:style-name="P13"/>
      <text:p text:style-name="P31">Las etiquetas no solo son palabras entre símbolos también posen atributos los cuales son usados por otras tecnologías como CSS y JavaScript, veamos los principales atributos de una etiqueta:</text:p>
      <text:p text:style-name="P13"/>
      <text:p text:style-name="P13"><text:span text:style-name="T29">Class:</text:span><text:span text:style-name="T2">Atributo de que declara una clase, no como un objeto sino como un identificador se una para diferenciar a un grupo de etiquetas que forman parte de una sección de la página como por ejemplo el menú, este tipo de atributo es aprovechado por CSS para dar estilo y forma a las páginas web, tecnología que estudiaremos más adelante.</text:span></text:p>
      <text:p text:style-name="P13"/>
      <text:p text:style-name="P12"><text:soft-page-break/><text:span text:style-name="T29">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2"/>
      <text:p text:style-name="P12"><text:span text:style-name="T29">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3"/>
      <text:p text:style-name="P13"/>
      <text:p text:style-name="P13"><text:span text:style-name="T29">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13"/>
      <text:p text:style-name="P13"><text:span text:style-name="T29">Href: </text:span><text:span text:style-name="T2">Atributo que indica una dirección web, por lo general este atributo se lo usa para armar enlaces con la etiqueta A.</text:span></text:p>
      <text:p text:style-name="P13"/>
      <text:p text:style-name="P13"><text:span text:style-name="T29">Src: </text:span><text:span text:style-name="T2">Atributo que indica la ubicación de un archivo dentro del sitio, este atributo es usado para indicar la ubicación de imágenes, hojas de estilo, y códigos JavaScript.</text:span></text:p>
      <text:p text:style-name="P13"/>
      <text:p text:style-name="P31">Los atributos van dentro de la etiqueta de apertura separada por un espacio del nombre de la etiqueta y con el signo “=” para asignar su contenido el cual va entre comillas dobles o sencillas.</text:p>
      <text:p text:style-name="P31">Ejemplo de Atributos</text:p>
      <text:p text:style-name="P13"/>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12"/>
      <text:p text:style-name="P31">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13"/>
      <text:list xml:id="list923184372" text:continue-numbering="true" text:style-name="WWNum3">
        <text:list-item>
          <text:list>
            <text:list-item>
              <text:list>
                <text:list-item>
                  <text:p text:style-name="P184">Definición Documento</text:p>
                </text:list-item>
              </text:list>
            </text:list-item>
          </text:list>
        </text:list-item>
      </text:list>
      <text:p text:style-name="P31">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12"/>
      <text:list xml:id="list7434400205170710441" text:style-name="WWNum14">
        <text:list-item>
          <text:p text:style-name="P207"><text:span text:style-name="T77">&lt;!DOCTYPE html PUBLIC "-//W3C//DTD XHTML 1.1//EN" </text:span><text:a xlink:type="simple" xlink:href="http://www.w3.org/TR/xhtml11/DTD/xhtml11.dtd"><text:span text:style-name="Internet_20_link"><text:span text:style-name="T77">http://www.w3.org/TR/xhtml11/DTD/xhtml11.dtd</text:span></text:span></text:a><text:span text:style-name="T77">"&gt;</text:span></text:p>
        </text:list-item>
      </text:list>
      <text:p text:style-name="P12"/>
      <text:list xml:id="list520141696" text:continue-numbering="true" text:style-name="WWNum14">
        <text:list-item>
          <text:p text:style-name="P212">&lt;!DOCTYPE html PUBLIC "-//W3C//DTD XHTML 1.0 Strict//EN" "http://www.w3.org/TR/xhtml1/DTD/xhtml1-strict.dtd"&gt;</text:p>
        </text:list-item>
      </text:list>
      <text:p text:style-name="P12"/>
      <text:list xml:id="list1801798831" text:continue-numbering="true" text:style-name="WWNum14">
        <text:list-item>
          <text:p text:style-name="P212"><text:soft-page-break/>&lt;!DOCTYPE html PUBLIC "-//W3C//DTD XHTML 1.0 Transitional//EN" "http://www.w3.org/TR/xhtml1/DTD/xhtml1-transitional.dtd"&gt;</text:p>
        </text:list-item>
      </text:list>
      <text:p text:style-name="P12"/>
      <text:list xml:id="list794457969" text:continue-numbering="true" text:style-name="WWNum14">
        <text:list-item>
          <text:p text:style-name="P212">&lt;!DOCTYPE html PUBLIC "-//W3C//DTD XHTML 1.0 Frameset//EN" </text:p>
        </text:list-item>
      </text:list>
      <text:p text:style-name="P10">"http://www.w3.org/TR/xhtml1/DTD/xhtml1-frameset.dtd"&gt;</text:p>
      <text:p text:style-name="P12"/>
      <text:list xml:id="list1785610651" text:continue-numbering="true" text:style-name="WWNum14">
        <text:list-item>
          <text:p text:style-name="P212">&lt;!DOCTYPE html&gt;</text:p>
        </text:list-item>
      </text:list>
      <text:p text:style-name="P12"/>
      <text:list xml:id="list630098465" text:continue-numbering="true" text:style-name="WWNum14">
        <text:list-item>
          <text:p text:style-name="P212">&lt;!DOCTYPE HTML PUBLIC "-//W3C//DTD HTML 4.01//EN" "http://www.w3.org/TR/html4/strict.dtd"&gt;</text:p>
        </text:list-item>
      </text:list>
      <text:p text:style-name="P12"/>
      <text:list xml:id="list49072860" text:continue-numbering="true" text:style-name="WWNum14">
        <text:list-item>
          <text:p text:style-name="P212">&lt;!DOCTYPE HTML PUBLIC "-//W3C//DTD HTML 4.01 Transitional//EN" </text:p>
        </text:list-item>
      </text:list>
      <text:p text:style-name="P10">"http://www.w3.org/TR/html4/loose.dtd"&gt;</text:p>
      <text:p text:style-name="P12"/>
      <text:list xml:id="list1826960593" text:continue-numbering="true" text:style-name="WWNum14">
        <text:list-item>
          <text:p text:style-name="P212">&lt;!DOCTYPE HTML PUBLIC "-//W3C//DTD HTML 4.01 Frameset//EN" "http://www.w3.org/TR/html4/frameset.dtd"&gt;</text:p>
        </text:list-item>
      </text:list>
      <text:p text:style-name="P13"/>
      <text:p text:style-name="P31">Estos tipos los vimos en el subcapítulo de versiones y tipos de HTML, pero en este subcapítulo, lo vemos de una manera más técnica, podemos ver al final del doctypequetenemos el tipo de estándar que se va a usar, el primero es normal, el segundo es transaccional, y así con los siguientes, nosotros vamos a usar el más sencillo de todos el ítem número 5.</text:p>
      <text:p text:style-name="P12"/>
      <text:p text:style-name="P12"/>
      <text:list xml:id="list1116446568" text:continue-list="list923184372" text:style-name="WWNum3">
        <text:list-item>
          <text:list>
            <text:list-item>
              <text:list>
                <text:list-item>
                  <text:p text:style-name="P184">Etiquetas Básicas HTML</text:p>
                </text:list-item>
              </text:list>
            </text:list-item>
          </text:list>
        </text:list-item>
      </text:list>
      <text:p text:style-name="P31">En la presente sección vamos a revisar las etiquetas más importantes de HTML, las etiquetas que se van a revisar son las necesarias para escribir una página, también se ha desarrollado el contenido para el manejo de formularios en HTML.</text:p>
      <text:p text:style-name="P13"/>
      <text:p text:style-name="P31">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13"/>
      <text:p text:style-name="P12"><text:span text:style-name="T29">&lt;!DOCTYPE&gt;</text:span><text:span text:style-name="T2"> Esta etiqueta se usa para declara el tipo de estándar que usa el fichero HTML</text:span></text:p>
      <text:p text:style-name="P13"/>
      <text:p text:style-name="P13"><text:span text:style-name="T29">&lt;html&gt;</text:span><text:span text:style-name="T2">Esta es etiqueta contienen a todas las etiquetas de la pagina sus contenidos deben ir </text:span></text:p>
      <text:p text:style-name="P31">dentro de ella.</text:p>
      <text:p text:style-name="P13"/>
      <text:p text:style-name="P13"><text:span text:style-name="T29">&lt;head&gt;</text:span><text:span text:style-name="T2">Etiqueta que contiene la información de la cabecera de la pagina, debe incluir un titulo para la pagina, puede contener referencias a archivos de hojas de estilo, scripts, meta información, y más.</text:span></text:p>
      <text:p text:style-name="P13"/>
      <text:p text:style-name="P13"><text:span text:style-name="T29">&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deben ser como un diccionario <text:s/>una palabra y un valor asignado por el signo igual “=”, también se usa para definir el conjunto de caracteres que usa la pagina.</text:span></text:p>
      <text:p text:style-name="P13"><text:soft-page-break/></text:p>
      <text:p text:style-name="P13"><text:span text:style-name="T29">&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13"/>
      <text:p text:style-name="P13"><text:span text:style-name="T29">&lt;link&gt;</text:span><text:span text:style-name="T2">Etiqueta que contiene el enlace hacia archivos de hojas de estilo CSS, debe ir dentro del head, </text:span></text:p>
      <text:p text:style-name="P13"/>
      <text:p text:style-name="P13"><text:span text:style-name="T29">&lt;style&gt;</text:span><text:span text:style-name="T2"> contiene código CSS dentro de la pagina HTML.</text:span></text:p>
      <text:p text:style-name="P13"/>
      <text:p text:style-name="P13"><text:span text:style-name="T29">&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13"/>
      <text:p text:style-name="P13"><text:span text:style-name="T29">&lt;body&gt;</text:span><text:span text:style-name="T2">Etiqueta que contiene las etiquetas del cuerpo de la pagina, es su contenido lo que el navegador le muestra a usuario.</text:span></text:p>
      <text:p text:style-name="P13"/>
      <text:p text:style-name="P13"><text:span text:style-name="T29">&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13"/>
      <text:p text:style-name="P13"><text:span text:style-name="T29">&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13"/>
      <text:p text:style-name="P31">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13"/>
      <text:p text:style-name="P13"><text:span text:style-name="T29">&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31">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13"/>
      <text:p text:style-name="P13"><text:span text:style-name="T29">&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13"/>
      <text:list xml:id="list5112301589959059779" text:style-name="WWNum15">
        <text:list-item>
          <text:p text:style-name="P199">Un enlace no visitado está subrayado y azul</text:p>
        </text:list-item>
        <text:list-item>
          <text:p text:style-name="P199">Un enlace visitado está subrayado y púrpura</text:p>
        </text:list-item>
        <text:list-item>
          <text:p text:style-name="P199">Un vínculo activo está subrayado y el rojo</text:p>
        </text:list-item>
      </text:list>
      <text:p text:style-name="P31"><text:soft-page-break/>La forma visual de los enlaces puede ser modificada usando estilos CSS.</text:p>
      <text:p text:style-name="P13"/>
      <text:p text:style-name="P13"/>
      <text:p text:style-name="P13"><text:span text:style-name="T29">&lt;p&gt;</text:span><text:span text:style-name="T2">Esta etiqueta es <text:s/>representada con espacios antes y después de su cierre, es usada para mostrar párrafos de contenidos.</text:span></text:p>
      <text:p text:style-name="P13"/>
      <text:p text:style-name="P13"><text:span text:style-name="T29">&lt;br/&gt;</text:span><text:span text:style-name="T2">Etiqueta que muestra un salto de línea, esta etiqueta no contiene atributos y se puede incluir texto o mas etiquetas dentro de ella, esta etiqueta no tiene etiqueta de cierre, se cierra en la misma etiqueta.</text:span></text:p>
      <text:p text:style-name="P13"/>
      <text:p text:style-name="P13"><text:span text:style-name="T29">&lt;b&gt;</text:span><text:span text:style-name="T2">Muestra el contenido de la etiqueta en negrita.</text:span></text:p>
      <text:p text:style-name="P13"/>
      <text:p text:style-name="P13"><text:span text:style-name="T29">&lt;i&gt;</text:span><text:span text:style-name="T2">Muestra el contenido de una etiqueta en itálica (tipografía inclinada)</text:span></text:p>
      <text:p text:style-name="P13"/>
      <text:p text:style-name="P13"><text:span text:style-name="T29">&lt;strong&gt;</text:span><text:span text:style-name="T2">Define un texto como importante y lo ubica con negrita.</text:span></text:p>
      <text:p text:style-name="P13"/>
      <text:p text:style-name="P13"><text:span text:style-name="T29">&lt;img&gt;</text:span><text:span text:style-name="T2">Define una imagen en una página, las imágenes no están insertadas, solamente están referenciadas o vinculadas a la pagina HTML, si se desea que una </text:span><text:span text:style-name="T2">imagen actué como un enlace se coloca la etiqueta &lt;img&gt; dentro de la etiqueta &lt;a&gt;.</text:span></text:p>
      <text:p text:style-name="P31">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13"/>
      <text:p text:style-name="P31">Con las Etiquetas que acabamos de estudiar ya podemos crear una página de contenidos, básica pero funcional, ahora veamos las estructuras que sonposibles manejar con HTML</text:p>
      <text:p text:style-name="P13"/>
      <text:p text:style-name="P22">Listas</text:p>
      <text:p text:style-name="P31">Las listas son un conjunto de valores o textos que en Word se conocen como viñetas para hacer una referencia, en HTML existen dos tipos de listas las ordenadas y sin ordenar.</text:p>
      <text:p text:style-name="P13"/>
      <text:list xml:id="list7119888615416004639" text:style-name="WWNum16">
        <text:list-item>
          <text:p text:style-name="P208"><text:span text:style-name="T29">Listas ordenadas: </text:span><text:span text:style-name="T2">Son ítems que están entre etiquetas&lt;ol&gt;, el navegador las ordena sin importar el orden en el que estén escritas.</text:span></text:p>
        </text:list-item>
        <text:list-item>
          <text:p text:style-name="P208"><text:span text:style-name="T29">Listas sin ordenar: </text:span><text:span text:style-name="T2">Son ítems que están entre etiquetas &lt;ul&gt;, el navegador las muestra a un usuario en el orden que están declaradas.</text:span></text:p>
        </text:list-item>
      </text:list>
      <text:p text:style-name="P31">Los ítems de las listas se declaran usando la etiqueta &lt;li&gt; dentro de las etiquetas de listas ordenadas o desordenadas.</text:p>
      <text:p text:style-name="P13"/>
      <text:p text:style-name="P22">Tablas</text:p>
      <text:p text:style-name="P31">Las tablas, por lo general se usan para mostrar información, antes se las usaba para diseñar los sitios esta práctica ya no es recomendable gracias a la aparición de etiquetas &lt;div&gt; y hojas de estilo CSS.</text:p>
      <text:p text:style-name="P31">HTML define tablas usando la etiqueta &lt;table&gt;una tabla consiste en un elemento &lt;table&gt;y &lt;tr&gt; uno o más, &lt;th&gt; y elementos &lt;td&gt;.</text:p>
      <text:p text:style-name="P31">La etiqueta&lt;tr&gt; define una fila de la tabla, la etiqueta&lt;th&gt; define un encabezado de la tabla, y la etiqueta&lt;td&gt; define una celda de tabla.Una tabla HTML más compleja puede incluir también &lt;thead&gt;, &lt;tfoot&gt; y elementos &lt;tbody&gt;.</text:p>
      <text:p text:style-name="P31">La etiqueta &lt;thead&gt; define la cabecera de una tabla usada para mostrar los títulos de las columnas, la etiqueta &lt;tfoot&gt; define el pie de una tabla, se puede usar para <text:soft-page-break/>mostrar información de totales o resúmenes, y &lt;tbody&gt; se usa para definir el cuerpo de la tabla que es en donde irían las etiquetas &lt;tr&gt; y &lt;td&gt;.</text:p>
      <text:p text:style-name="P13"/>
      <text:p text:style-name="P22">Formularios</text:p>
      <text:p text:style-name="P31">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13"/>
      <text:p text:style-name="P31">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13"/>
      <text:p text:style-name="P31">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13"/>
      <text:p text:style-name="P13"><text:span text:style-name="T29">Button: </text:span><text:span text:style-name="T2">El navegador lo interpreta como botón, la función es solo la de mostrar un botón, pero la acción debe ser implementada con Java Script, el texto mostrado en el botón debe estar en el atributo “value”.</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13"/>
      <text:p text:style-name="P31">Genera: </text:p>
      <text:p text:style-name="P13"/>
      <text:p text:style-name="P13"><text:span text:style-name="T29">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13"/>
      <text:p text:style-name="P13"/>
      <text:p text:style-name="P31">Genera:</text:p>
      <text:p text:style-name="P13"><text:soft-page-break/></text:p>
      <text:p text:style-name="P13"/>
      <text:p text:style-name="P30">Podemos ver que la primera opción tiene marcada por defecto el checkbox.</text:p>
      <text:p text:style-name="P13"/>
      <text:p text:style-name="P13"/>
      <text:p text:style-name="P13"><text:span text:style-name="T29">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13"/>
      <text:p text:style-name="P31">Genera:</text:p>
      <text:p text:style-name="P13"/>
      <text:p text:style-name="P31">El botón es generad automáticamente por el navegador.</text:p>
      <text:p text:style-name="P13"/>
      <text:p text:style-name="P13"><text:span text:style-name="T29">Hidden: </text:span><text:span text:style-name="T2">Este atributo oculta el input por lo que el usuario no ve nada, se puede acceder a su valor desde el servidor, este tipo de campos se usan para colocar información que es de utilidad solamente para el desarrollador, el usuario no se </text:span><text:span text:style-name="T2">entera de este tipo de campos, los datos de los campos pueden ser llenados con Java Script o enviados desde el servidor.</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13"/>
      <text:p text:style-name="P13"><text:span text:style-name="T29">Password:</text:span><text:span text:style-name="T2">Este tipo de campo oculta los caracteres que se ingresan en la caja de texto, se lo usa para el ingreso de contraseñas, el servidor accede a ellos directamente en texto plano.</text:span></text:p>
      <text:p text:style-name="P13"/>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31">Genera:</text:p>
      <text:p text:style-name="P13"/>
      <text:p text:style-name="P13"><text:span text:style-name="T29">Radio: </text:span><text:span text:style-name="T2">Genera un listado de opciones que A diferencia de checkbox en el que se podían seleccionar todas, aquí solo se puede seleccionar una.</text:span></text:p>
      <text:p text:style-name="P13"/>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13"/>
      <text:p text:style-name="P13"/>
      <text:p text:style-name="P31">Genera: </text:p>
      <text:p text:style-name="P13"/>
      <text:p text:style-name="P13"/>
      <text:p text:style-name="P13"/>
      <text:p text:style-name="P13"><text:span text:style-name="T29">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13"/>
      <text:p text:style-name="HTML_20_Preformatted"><text:soft-page-break/><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13"/>
      <text:p text:style-name="P31">Genera: </text:p>
      <text:p text:style-name="P13"/>
      <text:p text:style-name="P13"><text:span text:style-name="T29">Submit: <text:s/></text:span><text:span text:style-name="T2">Este atributo sirve para enviar el formulario, si no se especifica el texto del botón en el atributo “value” el navegador coloca enviar consult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31">Genera: </text:p>
      <text:p text:style-name="P13"/>
      <text:p text:style-name="P13"><text:span text:style-name="T29">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13"/>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
      <text:p text:style-name="HTML_20_Preformatted"><text:span text:style-name="tag"><text:span text:style-name="T72">Genera: </text:span></text:span></text:p>
      <text:p text:style-name="P13"/>
      <text:p text:style-name="P13"/>
      <text:p text:style-name="P13"/>
      <text:p text:style-name="P13"/>
      <text:p text:style-name="P31">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12"/>
      <text:p text:style-name="P21">2.4.2<text:tab/>EstructuraBásica de una Página</text:p>
      <text:p text:style-name="P31">Es la forma en la que se organizan los elementos dentro de un archivo HTML vamos a establecer la siguiente estructura básica:</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95">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94"><text:soft-page-break/><text:span text:style-name="T72">Esta estructura es muy beneficiosa y es la más indicada cuando se inicia con HTML5, si se desea trabajar con otra versión del HTML lo único que cambia es el Doctype con cualquiera de los que vio en el subcapítulo anterior, la ventaja de esta </text:span><text:span text:style-name="T72">estructura es que el navegador entiende que la pagina tiene contenidos en español </text:span><text:span text:style-name="T72">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pan text:style-name="T72">pantalla una í (i tildada) había que hacer esto “</text:span><text:span text:style-name="T73">&amp;iacute;” </text:span><text:span text:style-name="T72">estos códigos salían de una tabla de códigos, no vale la pena perder tiempo explicando algo que está obsoleto así que creo que es suficiente con la referencia que acabo de dar.</text:span></text:p>
      <text:p text:style-name="P12"/>
      <text:p text:style-name="P21">2.7.<text:tab/>Ejemplo Página Básica HTML</text:p>
      <text:p text:style-name="P31">Ha llegado la hora de entrar a la práctica, se terminaron de definir los conceptos básicos para poder elaborar una página HTML, veamos el código de una página y la imagen de lo que el navegador nos muestra.</text:p>
      <text:p text:style-name="P13"/>
      <text:p text:style-name="P62">1 &lt;!DOCTYPE html&gt;</text:p>
      <text:p text:style-name="P62"><text:s/>2 &lt;html lang=”es”&gt;</text:p>
      <text:p text:style-name="P62">3 <text:s text:c="4"/>&lt;head&gt;</text:p>
      <text:p text:style-name="P62"><text:s/>4 <text:s text:c="8"/>&lt;title&gt;Mi Primera Página en HTML&lt;/title&gt;</text:p>
      <text:p text:style-name="P62">5 <text:s text:c="8"/>&lt;meta http-equiv="Content-Type" content="text/html; charset=UTF-8"&gt;</text:p>
      <text:p text:style-name="P62"><text:s/>6 <text:s text:c="8"/>&lt;style type="text/css"&gt;</text:p>
      <text:p text:style-name="P62"><text:s/>7 <text:s text:c="8"/>body {</text:p>
      <text:p text:style-name="P62">8 <text:s text:c="16"/>background-color: #fff;</text:p>
      <text:p text:style-name="P62">9 <text:s text:c="16"/>margin: 40px;</text:p>
      <text:p text:style-name="P62">10 <text:s text:c="16"/>font: 13px/20px normal Helvetica, Arial, sans-serif;</text:p>
      <text:p text:style-name="P62">11 <text:s text:c="16"/>color: #4F5155;</text:p>
      <text:p text:style-name="P62">12 <text:s text:c="8"/>}</text:p>
      <text:p text:style-name="P62">13 <text:s text:c="8"/>&lt;/style&gt;</text:p>
      <text:p text:style-name="P62">14 <text:s text:c="4"/>&lt;/head&gt;</text:p>
      <text:p text:style-name="P62">15 <text:s text:c="4"/>&lt;body&gt;</text:p>
      <text:p text:style-name="P62">16 <text:s text:c="8"/>&lt;h1&gt;Contáctenos...&lt;/h1&gt;</text:p>
      <text:p text:style-name="P62">17 <text:s text:c="8"/>Si desea ponerse en contacto con nosotros por favor siga los soguiente pasos</text:p>
      <text:p text:style-name="P62">18 <text:s text:c="8"/>&lt;ul&gt;</text:p>
      <text:p text:style-name="P62">19 <text:s text:c="12"/>&lt;li&gt;&lt;a href="http://google.com"&gt;Registrese aquí&lt;/a&gt;&lt;/li&gt;</text:p>
      <text:p text:style-name="P62">20 <text:s text:c="12"/>&lt;li&gt;&lt;b&gt;Ser mayor de 18 años&lt;/b&gt;&lt;/li&gt;</text:p>
      <text:p text:style-name="P62">21 <text:s text:c="12"/>&lt;li&gt;&lt;i&gt;Vivir en Quito&lt;/i&gt;&lt;/li&gt;</text:p>
      <text:p text:style-name="P62">22 <text:s text:c="12"/>&lt;li&gt;Ser de Ecuador&lt;/li&gt;</text:p>
      <text:p text:style-name="P62">23 <text:s text:c="8"/>&lt;/ul&gt;</text:p>
      <text:p text:style-name="P62">24 <text:s text:c="8"/>&lt;h3&gt;Una vez cumplidos los requisitos anteriores</text:p>
      <text:p text:style-name="P62">25 <text:s text:c="8"/>debe llenar los datos en el siguiente formulario:&lt;/h3&gt;</text:p>
      <text:p text:style-name="P62">26 <text:s text:c="8"/>&lt;div class="formulario"&gt;</text:p>
      <text:p text:style-name="P62">27 <text:s text:c="16"/>&lt;form method="post" id="formulario" action="http://sln-ec.com/index.php/contactos/recibir/"&gt;</text:p>
      <text:p text:style-name="P62">28 <text:s text:c="16"/>&lt;fieldset&gt;</text:p>
      <text:p text:style-name="P62">29 <text:s text:c="16"/>&lt;div class="control-group"&gt;</text:p>
      <text:p text:style-name="P62"><text:soft-page-break/>30 <text:s text:c="24"/>&lt;div class="controls"&gt;</text:p>
      <text:p text:style-name="P62">31 <text:s text:c="32"/>&lt;labelclass="control-label"&gt;Nombres:&lt;/label&gt;</text:p>
      <text:p text:style-name="P62">32 <text:s text:c="32"/>&lt;input class="input-xlarge focused" id="nombres" name="nombres" value="" type="text"&gt;</text:p>
      <text:p text:style-name="P62">33 <text:s text:c="24"/>&lt;/div&gt;</text:p>
      <text:p text:style-name="P62">34 <text:s text:c="24"/>&lt;div class="controls"&gt;</text:p>
      <text:p text:style-name="P62">35 <text:s text:c="32"/>&lt;label class="control-label"&gt;E-mail:&lt;/label&gt;</text:p>
      <text:p text:style-name="P62">36 <text:s text:c="32"/>&lt;input id="email" name="email" value="" type="text"&gt;</text:p>
      <text:p text:style-name="P62">37 <text:s text:c="24"/>&lt;/div&gt;</text:p>
      <text:p text:style-name="P62">38 <text:s text:c="24"/>&lt;div class="controls"&gt;</text:p>
      <text:p text:style-name="P62">39 <text:s text:c="32"/>&lt;labelclass="control-label"&gt;Empresa:&lt;/label&gt;</text:p>
      <text:p text:style-name="P62">40 <text:s text:c="32"/>&lt;input class="input-small" id="empresa" name="empresa" value="" type="text"&gt;</text:p>
      <text:p text:style-name="P62">41 <text:s text:c="24"/>&lt;/div&gt;</text:p>
      <text:p text:style-name="P62">42 <text:s text:c="32"/>&lt;div class="controls"&gt;</text:p>
      <text:p text:style-name="P62">43 <text:s text:c="32"/>&lt;labelclass="control-label"&gt;Telefono:&lt;/label&gt;</text:p>
      <text:p text:style-name="P62">44 <text:s text:c="32"/>&lt;input class="input-small" id="telefono" name="telefono" value="" type="text"&gt;</text:p>
      <text:p text:style-name="P62">45 <text:s text:c="24"/>&lt;/div&gt;</text:p>
      <text:p text:style-name="P62">46 <text:s text:c="32"/>&lt;div class="controls"&gt;</text:p>
      <text:p text:style-name="P62">47 <text:s text:c="32"/>&lt;labelclass="control-label"&gt;Asunto:&lt;/label&gt;</text:p>
      <text:p text:style-name="P62">48 <text:s text:c="32"/>&lt;input class="input-xlarge" id="asunto" name="asunto" value="" type="text"&gt;</text:p>
      <text:p text:style-name="P62">49 <text:s text:c="24"/>&lt;/div&gt;</text:p>
      <text:p text:style-name="P62">50 <text:s text:c="24"/>&lt;div class="controls"&gt;</text:p>
      <text:p text:style-name="P62">51 <text:s text:c="32"/>&lt;labelclass="control-label"&gt;Descripción:&lt;/label&gt;</text:p>
      <text:p text:style-name="P62">52 <text:s text:c="32"/>&lt;textarea id="texto_asunto" name="texto_asunto" rows="4" columns="20"&gt;&lt;/textarea&gt;</text:p>
      <text:p text:style-name="P62">53 <text:s text:c="24"/>&lt;/div&gt;</text:p>
      <text:p text:style-name="P62">54 <text:s text:c="24"/>&lt;div class="controls"&gt;</text:p>
      <text:p text:style-name="P62">55 <text:s text:c="24"/>&lt;div class="form-actions"&gt;</text:p>
      <text:p text:style-name="P62">56 <text:s text:c="24"/>&lt;button type="submit" class="btnbtn-info"&gt;EnviarInformación&lt;/button&gt;</text:p>
      <text:p text:style-name="P62">57 <text:s text:c="24"/>&lt;button type="reset" class="btnbtn-warning"&gt;Reset&lt;/button&gt;</text:p>
      <text:p text:style-name="P62">58 <text:s text:c="16"/>&lt;/div&gt;</text:p>
      <text:p text:style-name="P62">59 <text:s text:c="16"/>&lt;b&gt;Dirección: &lt;/b&gt;Av Cristóbal Colón y Av. Rio Amazonas Edificio Pepito Piso 35 &lt;b&gt;Of:&lt;/b&gt; 1502&lt;br&gt;</text:p>
      <text:p text:style-name="P62">60 <text:s text:c="16"/>&lt;b&gt;Telfonos:&lt;/b&gt; +593 (2) 3444-563 +593 (2) 4332-961 &lt;b&gt;Fax:&lt;/b&gt; 593 (2) 2341-578&lt;br&gt;</text:p>
      <text:p text:style-name="P62">61 <text:s text:c="16"/>&lt;b&gt;Email:&lt;/b&gt;&lt;a href="mailto:info@misitio.com" class="btnbtn-inverse"&gt; info@misitio.com &lt;/a&gt;</text:p>
      <text:p text:style-name="P62">62 <text:s text:c="16"/>&lt;a href="mailto:operaciones@misitio.com" class="btnbtn-inverse"&gt;operaciones@misitio.com <text:s/>&lt;/a&gt;</text:p>
      <text:p text:style-name="P62">63 <text:s text:c="24"/>&lt;/div&gt;</text:p>
      <text:p text:style-name="P62">64 <text:s text:c="16"/>&lt;/div&gt;&lt;/fieldset&gt;</text:p>
      <text:p text:style-name="P62">65 <text:s text:c="16"/>&lt;/form&gt;</text:p>
      <text:p text:style-name="P62"><text:soft-page-break/>66 <text:s text:c="12"/>&lt;h6&gt;Gracias por comunicarse con nosotros, tendermos en cuenta su solicitud...&lt;/h6&gt;</text:p>
      <text:p text:style-name="P62">67 <text:s text:c="7"/>&lt;/div&gt;</text:p>
      <text:p text:style-name="P62">68 <text:s text:c="4"/>&lt;/body&gt;</text:p>
      <text:p text:style-name="P62">69 &lt;/html&gt;</text:p>
      <text:p text:style-name="P13"/>
      <text:p text:style-name="P31">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12"/>
      <text:p text:style-name="P12"/>
      <text:p text:style-name="P31">Si desea se puede copiar el código a un archivo HTML y podrá ver mejor su resultado.</text:p>
      <text:p text:style-name="P22">2.8.<text:tab/>¿Qué es HTML5?</text:p>
      <text:p text:style-name="P13"><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87">angrybirds</text:span></text:span></text:a><text:span text:style-name="T86">[14] Youtube también tiene una versión escrita en HTML5, la cual aún está en fase beta se la puede activar visitando la dirección </text:span><text:a xlink:type="simple" xlink:href="http://www.youtube.com/html5"><text:span text:style-name="Internet_20_link"><text:span text:style-name="T27">http://www.youtube.com/html5</text:span></text:span></text:a><text:span text:style-name="T86"> y activando la versión de prueba</text:span><text:span text:style-name="T2">.</text:span></text:p>
      <text:p text:style-name="P31">HTML5 ha influido mucho al mundo de los móviles todos los sitios web optimizados para móviles están en HTML5, este es un listado de sitios que usan HTML5.</text:p>
      <text:p text:style-name="P13"/>
      <text:list xml:id="list2813339460278090007" text:style-name="WWNum17">
        <text:list-item>
          <text:p text:style-name="P200">Facebook</text:p>
        </text:list-item>
        <text:list-item>
          <text:p text:style-name="P200">Twitter</text:p>
        </text:list-item>
        <text:list-item>
          <text:p text:style-name="P200">Youtube</text:p>
        </text:list-item>
        <text:list-item>
          <text:p text:style-name="P200">Flikr</text:p>
        </text:list-item>
        <text:list-item>
          <text:p text:style-name="P200">Github</text:p>
        </text:list-item>
        <text:list-item>
          <text:p text:style-name="P200">Google</text:p>
        </text:list-item>
        <text:list-item>
          <text:p text:style-name="P200">Hotmail en su nueva versión llamada outlock.com</text:p>
        </text:list-item>
        <text:list-item>
          <text:p text:style-name="P200">Yahoo</text:p>
        </text:list-item>
        <text:list-item>
          <text:p text:style-name="P200">Etc.</text:p>
        </text:list-item>
      </text:list>
      <text:p text:style-name="P13"/>
      <text:p text:style-name="P31">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3"/>
      <text:p text:style-name="P22">2.8.1.<text:tab/>Nuevas Etiquetas</text:p>
      <text:p text:style-name="P31"><text:soft-page-break/>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3"/>
      <text:p text:style-name="P13"><text:span text:style-name="T29">&lt;header&gt;:</text:span><text:span text:style-name="T2"> Se solía hacer cosas como&lt;div id="header"&gt;para representar la cabecera de una pagina web. &lt;header&gt; está diseñada para reemplazar la necesidad de crear divs sin significado semántico.</text:span></text:p>
      <text:p text:style-name="P13"/>
      <text:p text:style-name="P13"><text:span text:style-name="T29">&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3"/>
      <text:p text:style-name="P13"><text:span text:style-name="T29">&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3"/>
      <text:p text:style-name="P13"><text:span text:style-name="T29">&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3"/>
      <text:p text:style-name="P13"><text:span text:style-name="T29">&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3"/>
      <text:p text:style-name="P13"><text:span text:style-name="T29">&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3"/>
      <text:p text:style-name="P13"><text:span text:style-name="T29">&lt;footer&gt;:</text:span><text:span text:style-name="T2">Compone el pie de página, en un sitio seria la información que siempre va en el pie de página como es la dirección y algunos enlaces de interés.</text:span></text:p>
      <text:p text:style-name="P13"/>
      <text:p text:style-name="P13"><text:span text:style-name="T29">&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3"/>
      <text:list xml:id="list9193536981301284892" text:style-name="WWNum18">
        <text:list-item>
          <text:p text:style-name="P209"><text:span text:style-name="T29">search: </text:span><text:span text:style-name="T2">coloca una “x” en la parte derecha de la caja de texto que borra el texto</text:span></text:p>
        </text:list-item>
        <text:list-item>
          <text:p text:style-name="P209"><text:span text:style-name="T29">tel: </text:span><text:span text:style-name="T2">Sirve para ingresar un número de teléfono, solo admite ingreso de números.</text:span></text:p>
        </text:list-item>
        <text:list-item>
          <text:p text:style-name="P209"><text:span text:style-name="T29">url: </text:span><text:span text:style-name="T2">Sirve para ingresar direcciones web</text:span></text:p>
        </text:list-item>
        <text:list-item>
          <text:p text:style-name="P209"><text:soft-page-break/><text:span text:style-name="T29">email: </text:span><text:span text:style-name="T2">Sirve para ingresar una dirección de correo, el navegador verifica que sea valida</text:span></text:p>
        </text:list-item>
        <text:list-item>
          <text:p text:style-name="P209"><text:span text:style-name="T29">datetime: </text:span><text:span text:style-name="T2">Sirve para ingresar textos formateados como fechas</text:span></text:p>
        </text:list-item>
        <text:list-item>
          <text:p text:style-name="P209"><text:span text:style-name="T29">date: </text:span><text:span text:style-name="T2">Ayuda a controlar el ingreso de fechas, dependiendo del navegador se muestra un calendario cuando el usuario da clic en la caja de texto.</text:span></text:p>
        </text:list-item>
        <text:list-item>
          <text:p text:style-name="P209"><text:span text:style-name="T29">Month: <text:s/></text:span><text:span text:style-name="T2">Ayuda a ingresar un número del 1 al 12, o un nombre válido de un mes</text:span></text:p>
        </text:list-item>
        <text:list-item>
          <text:p text:style-name="P209"><text:span text:style-name="T29">Week: </text:span><text:span text:style-name="T2">Selecciona una semana de un calendario</text:span></text:p>
        </text:list-item>
        <text:list-item>
          <text:p text:style-name="P209"><text:span text:style-name="T29">Number:</text:span><text:span text:style-name="T2"> Permite el ingreso de <text:s/>número, permite ingresar <text:s/>números científicos</text:span></text:p>
        </text:list-item>
        <text:list-item>
          <text:p text:style-name="P209"><text:span text:style-name="T29">Range: </text:span><text:span text:style-name="T2">Permite seleccionar un rango</text:span></text:p>
        </text:list-item>
        <text:list-item>
          <text:p text:style-name="P209"><text:span text:style-name="T29">Color: </text:span><text:span text:style-name="T2">Permite seleccionar un color de una tableta de colores</text:span></text:p>
        </text:list-item>
      </text:list>
      <text:p text:style-name="P13"/>
      <text:p text:style-name="P31">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3"/>
      <text:p text:style-name="P21">2.8.2 <text:s text:c="4"/>Ejemplo pagina básica con HTML5</text:p>
      <text:p text:style-name="P30">Este es el ejemplo de un blog escrito en HTML5:</text:p>
      <text:p text:style-name="P12"/>
      <text:p text:style-name="P62">1 &lt;!DOCTYPEhtml&gt;</text:p>
      <text:p text:style-name="P62"><text:s/>2 &lt;html&gt;</text:p>
      <text:p text:style-name="P62"><text:s/>3 <text:s text:c="4"/>&lt;head&gt;</text:p>
      <text:p text:style-name="P62"><text:s/>4 <text:s text:c="8"/>&lt;title&gt;Mi Primera Página en HTML&lt;/title&gt;</text:p>
      <text:p text:style-name="P62">5 <text:s text:c="8"/>&lt;meta http-equiv="Content-Type" content="text/html; charset=UTF-8"&gt;</text:p>
      <text:p text:style-name="P62">6 <text:s text:c="8"/>&lt;style type="text/css"&gt;</text:p>
      <text:p text:style-name="P62"><text:s/>7 <text:s text:c="8"/>body {</text:p>
      <text:p text:style-name="P62">8 <text:s text:c="16"/>background-color: #fff;</text:p>
      <text:p text:style-name="P62">9 <text:s text:c="16"/>margin: 40px;</text:p>
      <text:p text:style-name="P62">10 <text:s text:c="16"/>font: 13px/20px normal Helvetica, Arial, sans-serif;</text:p>
      <text:p text:style-name="P62">11 <text:s text:c="16"/>color: #4F5155;</text:p>
      <text:p text:style-name="P62">12 <text:s text:c="8"/>}</text:p>
      <text:p text:style-name="P62">13 <text:s text:c="8"/>&lt;/style&gt;</text:p>
      <text:p text:style-name="P62">14 <text:s text:c="4"/>&lt;/head&gt;</text:p>
      <text:p text:style-name="P62">15 <text:s text:c="4"/>&lt;body&gt;</text:p>
      <text:p text:style-name="P62">16 <text:s text:c="7"/>&lt;header&gt;</text:p>
      <text:p text:style-name="P62">17 <text:s text:c="3"/>&lt;hgroup&gt;</text:p>
      <text:p text:style-name="P62">18 <text:s text:c="6"/>&lt;h1&gt;El blog de prueba&lt;/h1&gt;</text:p>
      <text:p text:style-name="P62">19 <text:s text:c="6"/>&lt;h2&gt;Este es un blog de prueba que muestra las sigularidades de HTML5&lt;/h2&gt;</text:p>
      <text:p text:style-name="P62">20 <text:s text:c="3"/>&lt;/hgroup&gt;</text:p>
      <text:p text:style-name="P62">21 &lt;/header&gt;</text:p>
      <text:p text:style-name="P62">22 &lt;nav&gt;</text:p>
      <text:p text:style-name="P62">23 <text:s text:c="3"/>Aquí va la botonera de navegación</text:p>
      <text:p text:style-name="P62">24 &lt;/nav&gt;</text:p>
      <text:p text:style-name="P62"><text:soft-page-break/>25 &lt;section&gt;</text:p>
      <text:p text:style-name="P62">26 <text:s text:c="3"/>&lt;article&gt;Aquí va un post, con su titulo en h2&lt;/article&gt;</text:p>
      <text:p text:style-name="P62">27 <text:s text:c="3"/>&lt;article&gt;Aquí va un post, con su titulo en h2&lt;/article&gt;</text:p>
      <text:p text:style-name="P62">28 <text:s text:c="3"/>&lt;article&gt;Aquí va un post, con su titulo en h2&lt;/article&gt;</text:p>
      <text:p text:style-name="P62">29 &lt;/section&gt;</text:p>
      <text:p text:style-name="P62">30 &lt;aside&gt;</text:p>
      <text:p text:style-name="P62">31 <text:s text:c="3"/>Barra lateral con cosas que pueden ser de interes para el visitante, </text:p>
      <text:p text:style-name="P62">32 <text:s text:c="3"/>como cuentas de twitter, facebook, posts viejos, etc.</text:p>
      <text:p text:style-name="P62">33 &lt;/aside&gt;</text:p>
      <text:p text:style-name="P62">34 &lt;footer&gt;</text:p>
      <text:p text:style-name="P62">35 <text:s text:c="3"/>Pie de pagina, copyright, direccion etc.</text:p>
      <text:p text:style-name="P62">36 &lt;/footer&gt;</text:p>
      <text:p text:style-name="P62">37 <text:s text:c="4"/>&lt;/body&gt;</text:p>
      <text:p text:style-name="P62">38 &lt;/html&gt;</text:p>
      <text:p text:style-name="P19"/>
      <text:p text:style-name="P30">Este es el resultado que genera el código anterior:</text:p>
      <text:p text:style-name="P12"/>
      <text:p text:style-name="P30">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2"/>
      <text:p text:style-name="P21">2.9.<text:tab/>Introducción a CSS</text:p>
      <text:p text:style-name="P13"><text:span text:style-name="T2">CSS Cascading Style Sheet traducido al español significa </text:span><text:span text:style-name="T29">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3"/>
      <text:p text:style-name="P31">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3"/>
      <text:p text:style-name="P31">Una vez creados los contenidos, se utiliza el lenguaje CSS para definir el aspecto de cada elemento: color, tamaño y tipo de letra del texto, separación horizontal y vertical <text:s/>entre elementos, posición de cada elemento dentro de la página, etc.</text:p>
      <text:p text:style-name="P13"/>
      <text:p text:style-name="P31">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3"/>
      <text:p text:style-name="P21">2.9.1.<text:tab/>Historia CSS</text:p>
      <text:p text:style-name="P31">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2"/>
      <text:p text:style-name="P21">2.10.1.<text:tab/>Sintaxis Básica</text:p>
      <text:p text:style-name="P13"><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89">“</text:span><text:span text:style-name="T2">}</text:span><text:span text:style-name="T89">”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13"/>
      <text:p text:style-name="P13"/>
      <text:p text:style-name="P13"/>
      <text:p text:style-name="P62">selector {</text:p>
      <text:p text:style-name="P62">parametro:valor;</text:p>
      <text:p text:style-name="P62">parametro:valor;</text:p>
      <text:p text:style-name="P62">...</text:p>
      <text:p text:style-name="P62">}</text:p>
      <text:p text:style-name="P19"/>
      <text:p text:style-name="P49">Como podemos ver el selector contienen entre llaves los atributos que se aplican al grupo de etiquetas que coincidan con este parámetro.</text:p>
      <text:p text:style-name="P13"/>
      <text:p text:style-name="P21">2.10.2.<text:tab/>Selectores</text:p>
      <text:p text:style-name="P31">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3"/>
      <text:p text:style-name="P13"/>
      <text:p text:style-name="P1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0">Selector</text:p>
          </table:table-cell>
          <table:table-cell table:style-name="Tabla4.A1" office:value-type="string">
            <text:p text:style-name="P90">Ejemplo</text:p>
          </table:table-cell>
          <table:table-cell table:style-name="Tabla4.A1" office:value-type="string">
            <text:p text:style-name="P90">Descripción</text:p>
          </table:table-cell>
          <table:table-cell table:style-name="Tabla4.A1" office:value-type="string">
            <text:p text:style-name="P90">CSS</text:p>
          </table:table-cell>
        </table:table-row>
        <table:table-row table:style-name="Tabla4.2">
          <table:table-cell table:style-name="Tabla4.A1" office:value-type="string">
            <text:p text:style-name="P92">.class</text:p>
          </table:table-cell>
          <table:table-cell table:style-name="Tabla4.A1" office:value-type="string">
            <text:p text:style-name="P89">.intro</text:p>
          </table:table-cell>
          <table:table-cell table:style-name="Tabla4.A1" office:value-type="string">
            <text:p text:style-name="P89">Selecciona las etiquetas conclass="intro"</text:p>
          </table:table-cell>
          <table:table-cell table:style-name="Tabla4.A1" office:value-type="string">
            <text:p text:style-name="P91">1</text:p>
          </table:table-cell>
        </table:table-row>
        <table:table-row table:style-name="Tabla4.3">
          <table:table-cell table:style-name="Tabla4.A1" office:value-type="string">
            <text:p text:style-name="P79"><text:a xlink:type="simple" xlink:href="http://www.w3schools.com/cssref/sel_id.asp"><text:span text:style-name="Internet_20_link"><text:span text:style-name="T90">#id</text:span></text:span></text:a></text:p>
          </table:table-cell>
          <table:table-cell table:style-name="Tabla4.A1" office:value-type="string">
            <text:p text:style-name="P89">#firstname</text:p>
          </table:table-cell>
          <table:table-cell table:style-name="Tabla4.A1" office:value-type="string">
            <text:p text:style-name="P89">Selecciona la etiqueta con id="firstname"</text:p>
          </table:table-cell>
          <table:table-cell table:style-name="Tabla4.A1" office:value-type="string">
            <text:p text:style-name="P91">1</text:p>
          </table:table-cell>
        </table:table-row>
        <table:table-row table:style-name="Tabla4.4">
          <table:table-cell table:style-name="Tabla4.A1" office:value-type="string">
            <text:p text:style-name="P79"><text:a xlink:type="simple" xlink:href="http://www.w3schools.com/cssref/sel_all.asp"><text:span text:style-name="Internet_20_link"><text:span text:style-name="T90">*</text:span></text:span></text:a></text:p>
          </table:table-cell>
          <table:table-cell table:style-name="Tabla4.A1" office:value-type="string">
            <text:p text:style-name="P89">*</text:p>
          </table:table-cell>
          <table:table-cell table:style-name="Tabla4.A1" office:value-type="string">
            <text:p text:style-name="P89">Selecciona todos las etiquetas</text:p>
          </table:table-cell>
          <table:table-cell table:style-name="Tabla4.A1" office:value-type="string">
            <text:p text:style-name="P91">2</text:p>
          </table:table-cell>
        </table:table-row>
        <text:soft-page-break/>
        <table:table-row table:style-name="Tabla4.5">
          <table:table-cell table:style-name="Tabla4.A1" office:value-type="string">
            <text:p text:style-name="P79"><text:a xlink:type="simple" xlink:href="http://www.w3schools.com/cssref/sel_element.asp"><text:span text:style-name="Internet_20_link"><text:span text:style-name="T90">etiqueta</text:span></text:span></text:a></text:p>
          </table:table-cell>
          <table:table-cell table:style-name="Tabla4.A1" office:value-type="string">
            <text:p text:style-name="P89">p</text:p>
          </table:table-cell>
          <table:table-cell table:style-name="Tabla4.A1" office:value-type="string">
            <text:p text:style-name="P89">Selección todas las etiquetas &lt;p&gt;</text:p>
          </table:table-cell>
          <table:table-cell table:style-name="Tabla4.A1" office:value-type="string">
            <text:p text:style-name="P91">1</text:p>
          </table:table-cell>
        </table:table-row>
        <table:table-row table:style-name="Tabla4.6">
          <table:table-cell table:style-name="Tabla4.A1" office:value-type="string">
            <text:p text:style-name="P93"><text:a xlink:type="simple" xlink:href="http://www.w3schools.com/cssref/sel_element_comma.asp"><text:span text:style-name="Internet_20_link"><text:span text:style-name="T90">etiqueta,etiqueta</text:span></text:span></text:a></text:p>
          </table:table-cell>
          <table:table-cell table:style-name="Tabla4.A1" office:value-type="string">
            <text:p text:style-name="P89">div,p</text:p>
          </table:table-cell>
          <table:table-cell table:style-name="Tabla4.A1" office:value-type="string">
            <text:p text:style-name="P89">Selecciona todas las etiquetas&lt;div&gt;y &lt;p&gt;</text:p>
          </table:table-cell>
          <table:table-cell table:style-name="Tabla4.A1" office:value-type="string">
            <text:p text:style-name="P91">1</text:p>
          </table:table-cell>
        </table:table-row>
        <table:table-row table:style-name="Tabla4.7">
          <table:table-cell table:style-name="Tabla4.A1" office:value-type="string">
            <text:p text:style-name="P79"><text:a xlink:type="simple" xlink:href="http://www.w3schools.com/cssref/sel_element_element.asp"><text:span text:style-name="Internet_20_link"><text:span text:style-name="T90">etiquetaetiqueta</text:span></text:span></text:a></text:p>
          </table:table-cell>
          <table:table-cell table:style-name="Tabla4.A1" office:value-type="string">
            <text:p text:style-name="P89">div p</text:p>
          </table:table-cell>
          <table:table-cell table:style-name="Tabla4.A1" office:value-type="string">
            <text:p text:style-name="P89">Selecciona todas las etiquetas &lt;p&gt;que tengan una etiqueta dentro &lt;div&gt;</text:p>
          </table:table-cell>
          <table:table-cell table:style-name="Tabla4.A1" office:value-type="string">
            <text:p text:style-name="P91">1</text:p>
          </table:table-cell>
        </table:table-row>
        <table:table-row table:style-name="Tabla4.8">
          <table:table-cell table:style-name="Tabla4.A1" office:value-type="string">
            <text:p text:style-name="P79"><text:a xlink:type="simple" xlink:href="http://www.w3schools.com/cssref/sel_element_gt.asp"><text:span text:style-name="Internet_20_link"><text:span text:style-name="T90">etiqueta&gt;etiqueta</text:span></text:span></text:a></text:p>
          </table:table-cell>
          <table:table-cell table:style-name="Tabla4.A1" office:value-type="string">
            <text:p text:style-name="P89">div&gt;p</text:p>
          </table:table-cell>
          <table:table-cell table:style-name="Tabla4.A1" office:value-type="string">
            <text:p text:style-name="P89">Selecciona todas las etiquetas &lt;p&gt;dentro de la etiquetas &lt;div&gt;</text:p>
          </table:table-cell>
          <table:table-cell table:style-name="Tabla4.A1" office:value-type="string">
            <text:p text:style-name="P91">2</text:p>
          </table:table-cell>
        </table:table-row>
        <table:table-row table:style-name="Tabla4.9">
          <table:table-cell table:style-name="Tabla4.A1" office:value-type="string">
            <text:p text:style-name="P79"><text:a xlink:type="simple" xlink:href="http://www.w3schools.com/cssref/sel_element_pluss.asp"><text:span text:style-name="Internet_20_link"><text:span text:style-name="T90">etiqueta+etiqueta</text:span></text:span></text:a></text:p>
          </table:table-cell>
          <table:table-cell table:style-name="Tabla4.A1" office:value-type="string">
            <text:p text:style-name="P89">div+p</text:p>
          </table:table-cell>
          <table:table-cell table:style-name="Tabla4.A1" office:value-type="string">
            <text:p text:style-name="P89">Selecciona todas las etiquetas &lt;p&gt; que tienen un etiqueta&lt;div&gt;como siguiente elemento</text:p>
          </table:table-cell>
          <table:table-cell table:style-name="Tabla4.A1" office:value-type="string">
            <text:p text:style-name="P91">2</text:p>
          </table:table-cell>
        </table:table-row>
        <table:table-row table:style-name="Tabla4.10">
          <table:table-cell table:style-name="Tabla4.A1" office:value-type="string">
            <text:p text:style-name="P79"><text:a xlink:type="simple" xlink:href="http://www.w3schools.com/cssref/sel_attribute.asp"><text:span text:style-name="Internet_20_link"><text:span text:style-name="T90">[atributo]</text:span></text:span></text:a></text:p>
          </table:table-cell>
          <table:table-cell table:style-name="Tabla4.A1" office:value-type="string">
            <text:p text:style-name="P89">[target]</text:p>
          </table:table-cell>
          <table:table-cell table:style-name="Tabla4.A1" office:value-type="string">
            <text:p text:style-name="P89">Selecciona etiquetas por un atributo</text:p>
          </table:table-cell>
          <table:table-cell table:style-name="Tabla4.A1" office:value-type="string">
            <text:p text:style-name="P91">2</text:p>
          </table:table-cell>
        </table:table-row>
        <table:table-row table:style-name="Tabla4.11">
          <table:table-cell table:style-name="Tabla4.A1" office:value-type="string">
            <text:p text:style-name="P79"><text:a xlink:type="simple" xlink:href="http://www.w3schools.com/cssref/sel_attribute_value.asp"><text:span text:style-name="Internet_20_link"><text:span text:style-name="T90">[atributo=valor]</text:span></text:span></text:a></text:p>
          </table:table-cell>
          <table:table-cell table:style-name="Tabla4.A1" office:value-type="string">
            <text:p text:style-name="P89">[target=_blank]</text:p>
          </table:table-cell>
          <table:table-cell table:style-name="Tabla4.A1" office:value-type="string">
            <text:p text:style-name="P89">Selecciona etiquetas con target="_blank"</text:p>
          </table:table-cell>
          <table:table-cell table:style-name="Tabla4.A1" office:value-type="string">
            <text:p text:style-name="P91">2</text:p>
          </table:table-cell>
        </table:table-row>
        <table:table-row table:style-name="Tabla4.12">
          <table:table-cell table:style-name="Tabla4.A1" office:value-type="string">
            <text:p text:style-name="P79"><text:a xlink:type="simple" xlink:href="http://www.w3schools.com/cssref/sel_link.asp"><text:span text:style-name="Internet_20_link"><text:span text:style-name="T90">:link</text:span></text:span></text:a></text:p>
          </table:table-cell>
          <table:table-cell table:style-name="Tabla4.A1" office:value-type="string">
            <text:p text:style-name="P89">a:link</text:p>
          </table:table-cell>
          <table:table-cell table:style-name="Tabla4.A1" office:value-type="string">
            <text:p text:style-name="P89">Selecciona link sin visitar</text:p>
          </table:table-cell>
          <table:table-cell table:style-name="Tabla4.A1" office:value-type="string">
            <text:p text:style-name="P91">1</text:p>
          </table:table-cell>
        </table:table-row>
        <table:table-row table:style-name="Tabla4.13">
          <table:table-cell table:style-name="Tabla4.A1" office:value-type="string">
            <text:p text:style-name="P79"><text:a xlink:type="simple" xlink:href="http://www.w3schools.com/cssref/sel_visited.asp"><text:span text:style-name="Internet_20_link"><text:span text:style-name="T90">:visited</text:span></text:span></text:a></text:p>
          </table:table-cell>
          <table:table-cell table:style-name="Tabla4.A1" office:value-type="string">
            <text:p text:style-name="P89">a:visited</text:p>
          </table:table-cell>
          <table:table-cell table:style-name="Tabla4.A1" office:value-type="string">
            <text:p text:style-name="P89">Selecciona link visitados</text:p>
          </table:table-cell>
          <table:table-cell table:style-name="Tabla4.A1" office:value-type="string">
            <text:p text:style-name="P91">1</text:p>
          </table:table-cell>
        </table:table-row>
        <table:table-row table:style-name="Tabla4.11">
          <table:table-cell table:style-name="Tabla4.A1" office:value-type="string">
            <text:p text:style-name="P79"><text:a xlink:type="simple" xlink:href="http://www.w3schools.com/cssref/sel_active.asp"><text:span text:style-name="Internet_20_link"><text:span text:style-name="T90">:active</text:span></text:span></text:a></text:p>
          </table:table-cell>
          <table:table-cell table:style-name="Tabla4.A1" office:value-type="string">
            <text:p text:style-name="P89">a:active</text:p>
          </table:table-cell>
          <table:table-cell table:style-name="Tabla4.A1" office:value-type="string">
            <text:p text:style-name="P89">Selecciona links activos</text:p>
          </table:table-cell>
          <table:table-cell table:style-name="Tabla4.A1" office:value-type="string">
            <text:p text:style-name="P91">1</text:p>
          </table:table-cell>
        </table:table-row>
        <table:table-row table:style-name="Tabla4.15">
          <table:table-cell table:style-name="Tabla4.A1" office:value-type="string">
            <text:p text:style-name="P79"><text:a xlink:type="simple" xlink:href="http://www.w3schools.com/cssref/sel_hover.asp"><text:span text:style-name="Internet_20_link"><text:span text:style-name="T90">:hover</text:span></text:span></text:a></text:p>
          </table:table-cell>
          <table:table-cell table:style-name="Tabla4.A1" office:value-type="string">
            <text:p text:style-name="P89">a:hover</text:p>
          </table:table-cell>
          <table:table-cell table:style-name="Tabla4.A1" office:value-type="string">
            <text:p text:style-name="P89">Selecciona links que tengan el puntero del mouse encima</text:p>
          </table:table-cell>
          <table:table-cell table:style-name="Tabla4.A1" office:value-type="string">
            <text:p text:style-name="P91">1</text:p>
          </table:table-cell>
        </table:table-row>
        <table:table-row table:style-name="Tabla4.16">
          <table:table-cell table:style-name="Tabla4.A1" office:value-type="string">
            <text:p text:style-name="P79"><text:a xlink:type="simple" xlink:href="http://www.w3schools.com/cssref/sel_focus.asp"><text:span text:style-name="Internet_20_link"><text:span text:style-name="T90">:focus</text:span></text:span></text:a></text:p>
          </table:table-cell>
          <table:table-cell table:style-name="Tabla4.A1" office:value-type="string">
            <text:p text:style-name="P89">input:focus</text:p>
          </table:table-cell>
          <table:table-cell table:style-name="Tabla4.A1" office:value-type="string">
            <text:p text:style-name="P89">Selecciona etiquetas imput con foco</text:p>
          </table:table-cell>
          <table:table-cell table:style-name="Tabla4.A1" office:value-type="string">
            <text:p text:style-name="P91">2</text:p>
          </table:table-cell>
        </table:table-row>
        <table:table-row table:style-name="Tabla4.10">
          <table:table-cell table:style-name="Tabla4.A1" office:value-type="string">
            <text:p text:style-name="P79"><text:a xlink:type="simple" xlink:href="http://www.w3schools.com/cssref/sel_firstline.asp"><text:span text:style-name="Internet_20_link"><text:span text:style-name="T90">:first-line</text:span></text:span></text:a></text:p>
          </table:table-cell>
          <table:table-cell table:style-name="Tabla4.A1" office:value-type="string">
            <text:p text:style-name="P89">p:first-line</text:p>
          </table:table-cell>
          <table:table-cell table:style-name="Tabla4.A1" office:value-type="string">
            <text:p text:style-name="P89">Selecciona la primera etiqueta &lt;p&gt; del documento</text:p>
          </table:table-cell>
          <table:table-cell table:style-name="Tabla4.A1" office:value-type="string">
            <text:p text:style-name="P91">1</text:p>
          </table:table-cell>
        </table:table-row>
        <table:table-row table:style-name="Tabla4.18">
          <table:table-cell table:style-name="Tabla4.A1" office:value-type="string">
            <text:p text:style-name="P79"><text:a xlink:type="simple" xlink:href="http://www.w3schools.com/cssref/sel_attr_begin.asp"><text:span text:style-name="Internet_20_link"><text:span text:style-name="T90">[attribute^=value]</text:span></text:span></text:a></text:p>
          </table:table-cell>
          <table:table-cell table:style-name="Tabla4.A1" office:value-type="string">
            <text:p text:style-name="P89">a[src^="https"]</text:p>
          </table:table-cell>
          <table:table-cell table:style-name="Tabla4.A1" office:value-type="string">
            <text:p text:style-name="P89">Selecciona etiquetas&lt;a&gt;donde src tenga como valor "https"</text:p>
          </table:table-cell>
          <table:table-cell table:style-name="Tabla4.A1" office:value-type="string">
            <text:p text:style-name="P91">3</text:p>
          </table:table-cell>
        </table:table-row>
        <table:table-row table:style-name="Tabla4.19">
          <table:table-cell table:style-name="Tabla4.A1" office:value-type="string">
            <text:p text:style-name="P79"><text:a xlink:type="simple" xlink:href="http://www.w3schools.com/cssref/sel_root.asp"><text:span text:style-name="Internet_20_link"><text:span text:style-name="T90">:root</text:span></text:span></text:a></text:p>
          </table:table-cell>
          <table:table-cell table:style-name="Tabla4.A1" office:value-type="string">
            <text:p text:style-name="P89">:root</text:p>
          </table:table-cell>
          <table:table-cell table:style-name="Tabla4.A1" office:value-type="string">
            <text:p text:style-name="P89">Selecciona etiquetas de la raíz del documento</text:p>
          </table:table-cell>
          <table:table-cell table:style-name="Tabla4.A1" office:value-type="string">
            <text:p text:style-name="P91">3</text:p>
          </table:table-cell>
        </table:table-row>
        <table:table-row table:style-name="Tabla4.20">
          <table:table-cell table:style-name="Tabla4.A1" office:value-type="string">
            <text:p text:style-name="P79"><text:a xlink:type="simple" xlink:href="http://www.w3schools.com/cssref/sel_empty.asp"><text:span text:style-name="Internet_20_link"><text:span text:style-name="T90">:empty</text:span></text:span></text:a></text:p>
          </table:table-cell>
          <table:table-cell table:style-name="Tabla4.A1" office:value-type="string">
            <text:p text:style-name="P89">p:empty</text:p>
          </table:table-cell>
          <table:table-cell table:style-name="Tabla4.A1" office:value-type="string">
            <text:p text:style-name="P89">Selecciona etiquetas&lt;p&gt;que estén vacías.</text:p>
          </table:table-cell>
          <table:table-cell table:style-name="Tabla4.A1" office:value-type="string">
            <text:p text:style-name="P91">3</text:p>
          </table:table-cell>
        </table:table-row>
        <table:table-row table:style-name="Tabla4.21">
          <table:table-cell table:style-name="Tabla4.A1" office:value-type="string">
            <text:p text:style-name="P79"><text:a xlink:type="simple" xlink:href="http://www.w3schools.com/cssref/sel_enabled.asp"><text:span text:style-name="Internet_20_link"><text:span text:style-name="T90">:enabled</text:span></text:span></text:a></text:p>
          </table:table-cell>
          <table:table-cell table:style-name="Tabla4.A1" office:value-type="string">
            <text:p text:style-name="P89">input:enabled</text:p>
          </table:table-cell>
          <table:table-cell table:style-name="Tabla4.A1" office:value-type="string">
            <text:p text:style-name="P89">Selcciona etiquetas &lt;input&gt; disponibles</text:p>
          </table:table-cell>
          <table:table-cell table:style-name="Tabla4.A1" office:value-type="string">
            <text:p text:style-name="P91">3</text:p>
          </table:table-cell>
        </table:table-row>
        <table:table-row table:style-name="Tabla4.12">
          <table:table-cell table:style-name="Tabla4.A1" office:value-type="string">
            <text:p text:style-name="P79"><text:a xlink:type="simple" xlink:href="http://www.w3schools.com/cssref/sel_disabled.asp"><text:span text:style-name="Internet_20_link"><text:span text:style-name="T90">:disabled</text:span></text:span></text:a></text:p>
          </table:table-cell>
          <table:table-cell table:style-name="Tabla4.A1" office:value-type="string">
            <text:p text:style-name="P89">input:disabled</text:p>
          </table:table-cell>
          <table:table-cell table:style-name="Tabla4.A1" office:value-type="string">
            <text:p text:style-name="P89">Seleccion etiquetas&lt;input&gt;deshabilitadas</text:p>
          </table:table-cell>
          <table:table-cell table:style-name="Tabla4.A1" office:value-type="string">
            <text:p text:style-name="P91">3</text:p>
          </table:table-cell>
        </table:table-row>
        <table:table-row table:style-name="Tabla4.23">
          <table:table-cell table:style-name="Tabla4.A1" office:value-type="string">
            <text:p text:style-name="P79"><text:a xlink:type="simple" xlink:href="http://www.w3schools.com/cssref/sel_checked.asp"><text:span text:style-name="Internet_20_link"><text:span text:style-name="T90">:checked</text:span></text:span></text:a></text:p>
          </table:table-cell>
          <table:table-cell table:style-name="Tabla4.A1" office:value-type="string">
            <text:p text:style-name="P89">input:checked</text:p>
          </table:table-cell>
          <table:table-cell table:style-name="Tabla4.A1" office:value-type="string">
            <text:p text:style-name="P89">Selecciona etiquetas &lt;input&gt;tipo checkbox con check (signo de visto <text:soft-page-break/>en el cuadro)</text:p>
          </table:table-cell>
          <table:table-cell table:style-name="Tabla4.A1" office:value-type="string">
            <text:p text:style-name="P91">3</text:p>
          </table:table-cell>
        </table:table-row>
        <table:table-row table:style-name="Tabla4.9">
          <table:table-cell table:style-name="Tabla4.A1" office:value-type="string">
            <text:p text:style-name="P79"><text:a xlink:type="simple" xlink:href="http://www.w3schools.com/cssref/sel_not.asp"><text:span text:style-name="Internet_20_link"><text:span text:style-name="T90">:not(selector)</text:span></text:span></text:a></text:p>
          </table:table-cell>
          <table:table-cell table:style-name="Tabla4.A1" office:value-type="string">
            <text:p text:style-name="P89">:not(p)</text:p>
          </table:table-cell>
          <table:table-cell table:style-name="Tabla4.A1" office:value-type="string">
            <text:p text:style-name="P89">Selecciona todas las etiquetas menos las etiquetas &lt;p&gt;</text:p>
          </table:table-cell>
          <table:table-cell table:style-name="Tabla4.A1" office:value-type="string">
            <text:p text:style-name="P91">3</text:p>
          </table:table-cell>
        </table:table-row>
        <table:table-row table:style-name="Tabla4.25">
          <table:table-cell table:style-name="Tabla4.A1" office:value-type="string">
            <text:p text:style-name="P79"><text:a xlink:type="simple" xlink:href="http://www.w3schools.com/cssref/sel_selection.asp"><text:span text:style-name="Internet_20_link"><text:span text:style-name="T90">::selection</text:span></text:span></text:a></text:p>
          </table:table-cell>
          <table:table-cell table:style-name="Tabla4.A1" office:value-type="string">
            <text:p text:style-name="P89">::selection</text:p>
          </table:table-cell>
          <table:table-cell table:style-name="Tabla4.A1" office:value-type="string">
            <text:p text:style-name="P89">Selecciona las etiquetas seleccionadas por el usuario.</text:p>
          </table:table-cell>
          <table:table-cell table:style-name="Tabla4.A1" office:value-type="string">
            <text:p text:style-name="P91">3</text:p>
          </table:table-cell>
        </table:table-row>
      </table:table>
      <text:p text:style-name="P13"/>
      <text:p text:style-name="P13"/>
      <text:p text:style-name="P13"><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3"/>
      <text:p text:style-name="P21">2.10.3.<text:tab/>Propiedades</text:p>
      <text:p text:style-name="P31">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2"/>
      <text:p text:style-name="P30">Estas propiedades pueden ser agrupadas para su fácil interpretación en estos tipos: </text:p>
      <text:p text:style-name="P12"/>
      <text:list xml:id="list302647262247130787" text:style-name="WWNum19">
        <text:list-item>
          <text:p text:style-name="P202">Propiedad color</text:p>
        </text:list-item>
        <text:list-item>
          <text:p text:style-name="P202">Fuentes y Textos</text:p>
        </text:list-item>
        <text:list-item>
          <text:p text:style-name="P202">Bordes</text:p>
        </text:list-item>
        <text:list-item>
          <text:p text:style-name="P202">Márgenes</text:p>
        </text:list-item>
        <text:list-item>
          <text:p text:style-name="P202">Propiedades para Listas</text:p>
        </text:list-item>
        <text:list-item>
          <text:p text:style-name="P202">Tablas</text:p>
        </text:list-item>
        <text:list-item>
          <text:p text:style-name="P202">Dimensiones</text:p>
        </text:list-item>
        <text:list-item>
          <text:p text:style-name="P202">Efectos Visuales</text:p>
        </text:list-item>
        <text:list-item>
          <text:p text:style-name="P202">Ubicación</text:p>
        </text:list-item>
      </text:list>
      <text:p text:style-name="P12"/>
      <text:p text:style-name="P12"/>
      <text:p text:style-name="P12"><text:span text:style-name="T29">Propiedad de color</text:span><text:span text:style-name="T2">: Este tipo de propiedades son usadas para colorear la página.</text:span></text:p>
      <text:p text:style-name="P12"/>
      <table:table table:name="Tabla5" table:style-name="Tabla5">
        <table:table-column table:style-name="Tabla5.A"/>
        <table:table-column table:style-name="Tabla5.B"/>
        <table:table-row table:style-name="Tabla5.1">
          <table:table-cell table:style-name="Tabla5.A1" office:value-type="string">
            <text:p text:style-name="P88">Propiedades</text:p>
          </table:table-cell>
          <table:table-cell table:style-name="Tabla5.A1" office:value-type="string">
            <text:p text:style-name="P88">Descripción</text:p>
          </table:table-cell>
        </table:table-row>
        <table:table-row table:style-name="Tabla5.1">
          <table:table-cell table:style-name="Tabla5.A1" office:value-type="string">
            <text:p text:style-name="P83">background-color</text:p>
          </table:table-cell>
          <table:table-cell table:style-name="Tabla5.A1" office:value-type="string">
            <text:p text:style-name="P83">Aplicar color de fondo a diferentes elementos.</text:p>
          </table:table-cell>
        </table:table-row>
        <table:table-row table:style-name="Tabla5.1">
          <table:table-cell table:style-name="Tabla5.A1" office:value-type="string">
            <text:p text:style-name="P83">background-image</text:p>
          </table:table-cell>
          <table:table-cell table:style-name="Tabla5.A1" office:value-type="string">
            <text:p text:style-name="P83">Utilizar una imagen como fondo.</text:p>
          </table:table-cell>
        </table:table-row>
        <table:table-row table:style-name="Tabla5.1">
          <table:table-cell table:style-name="Tabla5.A1" office:value-type="string">
            <text:p text:style-name="P83">background-repeat</text:p>
          </table:table-cell>
          <table:table-cell table:style-name="Tabla5.A1" office:value-type="string">
            <text:p text:style-name="P83">La imagen de fondo se repite.</text:p>
          </table:table-cell>
        </table:table-row>
        <table:table-row table:style-name="Tabla5.1">
          <table:table-cell table:style-name="Tabla5.A1" office:value-type="string">
            <text:p text:style-name="P83">background-attachment</text:p>
          </table:table-cell>
          <table:table-cell table:style-name="Tabla5.A1" office:value-type="string">
            <text:p text:style-name="P83">Dejar fija la imagen de fondo.</text:p>
          </table:table-cell>
        </table:table-row>
        <table:table-row table:style-name="Tabla5.1">
          <table:table-cell table:style-name="Tabla5.A1" office:value-type="string">
            <text:p text:style-name="P83">background-position</text:p>
          </table:table-cell>
          <table:table-cell table:style-name="Tabla5.A1" office:value-type="string">
            <text:p text:style-name="P83">Ubicar una imagen en un lugar determinado.</text:p>
          </table:table-cell>
        </table:table-row>
      </table:table>
      <text:p text:style-name="P12"/>
      <text:p text:style-name="P13"><text:soft-page-break/><text:span text:style-name="T29">Propiedades de texto y fuentes</text:span><text:span text:style-name="T2">: En esta sección tenemos un listado de propiedades usadas para manejar los estilos de los textos.</text:span></text:p>
      <text:p text:style-name="P12"/>
      <table:table table:name="Tabla6" table:style-name="Tabla6">
        <table:table-column table:style-name="Tabla6.A" table:number-columns-repeated="2"/>
        <table:table-row table:style-name="Tabla6.1">
          <table:table-cell table:style-name="Tabla6.A1" office:value-type="string">
            <text:p text:style-name="P88">Propiedades</text:p>
          </table:table-cell>
          <table:table-cell table:style-name="Tabla6.A1" office:value-type="string">
            <text:p text:style-name="P88">Descripción</text:p>
          </table:table-cell>
        </table:table-row>
        <table:table-row table:style-name="Tabla6.1">
          <table:table-cell table:style-name="Tabla6.A1" office:value-type="string">
            <text:p text:style-name="P83">text-indent</text:p>
          </table:table-cell>
          <table:table-cell table:style-name="Tabla6.A1" office:value-type="string">
            <text:p text:style-name="P83">Como dejar sangría en un texto.</text:p>
          </table:table-cell>
        </table:table-row>
        <table:table-row table:style-name="Tabla6.1">
          <table:table-cell table:style-name="Tabla6.A1" office:value-type="string">
            <text:p text:style-name="P83">text-align</text:p>
          </table:table-cell>
          <table:table-cell table:style-name="Tabla6.A1" office:value-type="string">
            <text:p text:style-name="P83">Centrar un texto.</text:p>
          </table:table-cell>
        </table:table-row>
        <table:table-row table:style-name="Tabla6.1">
          <table:table-cell table:style-name="Tabla6.A1" office:value-type="string">
            <text:p text:style-name="P83">text-decoration</text:p>
          </table:table-cell>
          <table:table-cell table:style-name="Tabla6.A1" office:value-type="string">
            <text:p text:style-name="P83">Definir un texto tachado o subrayado.</text:p>
          </table:table-cell>
        </table:table-row>
        <table:table-row table:style-name="Tabla6.1">
          <table:table-cell table:style-name="Tabla6.A1" office:value-type="string">
            <text:p text:style-name="P83">text-transform</text:p>
          </table:table-cell>
          <table:table-cell table:style-name="Tabla6.A1" office:value-type="string">
            <text:p text:style-name="P76"><text:span text:style-name="T2">Convertir un texto a minúsculas o </text:span><text:span text:style-name="T2">mayúsculas.</text:span></text:p>
          </table:table-cell>
        </table:table-row>
        <table:table-row table:style-name="Tabla6.1">
          <table:table-cell table:style-name="Tabla6.A1" office:value-type="string">
            <text:p text:style-name="P83">letter-spacing</text:p>
          </table:table-cell>
          <table:table-cell table:style-name="Tabla6.A1" office:value-type="string">
            <text:p text:style-name="P83">Controlar el espacio entre letras.</text:p>
          </table:table-cell>
        </table:table-row>
        <table:table-row table:style-name="Tabla6.1">
          <table:table-cell table:style-name="Tabla6.A1" office:value-type="string">
            <text:p text:style-name="P83">word-spacing</text:p>
          </table:table-cell>
          <table:table-cell table:style-name="Tabla6.A1" office:value-type="string">
            <text:p text:style-name="P83">Controlar el espacio entre palabras.</text:p>
          </table:table-cell>
        </table:table-row>
        <table:table-row table:style-name="Tabla6.1">
          <table:table-cell table:style-name="Tabla6.A1" office:value-type="string">
            <text:p text:style-name="P83">white-space</text:p>
          </table:table-cell>
          <table:table-cell table:style-name="Tabla6.A1" office:value-type="string">
            <text:p text:style-name="P83">Definir la ubicación del salto de línea.</text:p>
          </table:table-cell>
        </table:table-row>
        <table:table-row table:style-name="Tabla6.1">
          <table:table-cell table:style-name="Tabla6.A1" office:value-type="string">
            <text:p text:style-name="P83">color</text:p>
          </table:table-cell>
          <table:table-cell table:style-name="Tabla6.A1" office:value-type="string">
            <text:p text:style-name="P83">Colorear el texto a su gusto.</text:p>
          </table:table-cell>
        </table:table-row>
        <table:table-row table:style-name="Tabla6.1">
          <table:table-cell table:style-name="Tabla6.A1" office:value-type="string">
            <text:p text:style-name="P83">direction</text:p>
          </table:table-cell>
          <table:table-cell table:style-name="Tabla6.A1" office:value-type="string">
            <text:p text:style-name="P83">Definir el sentido de la escritura.</text:p>
          </table:table-cell>
        </table:table-row>
        <table:table-row table:style-name="Tabla6.1">
          <table:table-cell table:style-name="Tabla6.A1" office:value-type="string">
            <text:p text:style-name="P83">font-family</text:p>
          </table:table-cell>
          <table:table-cell table:style-name="Tabla6.A1" office:value-type="string">
            <text:p text:style-name="P83">Definir un tipo de fuente.</text:p>
          </table:table-cell>
        </table:table-row>
        <table:table-row table:style-name="Tabla6.1">
          <table:table-cell table:style-name="Tabla6.A1" office:value-type="string">
            <text:p text:style-name="P83">font-style</text:p>
          </table:table-cell>
          <table:table-cell table:style-name="Tabla6.A1" office:value-type="string">
            <text:p text:style-name="P83">Escribir en itálica.</text:p>
          </table:table-cell>
        </table:table-row>
        <table:table-row table:style-name="Tabla6.1">
          <table:table-cell table:style-name="Tabla6.A1" office:value-type="string">
            <text:p text:style-name="P83">font-variant</text:p>
          </table:table-cell>
          <table:table-cell table:style-name="Tabla6.A1" office:value-type="string">
            <text:p text:style-name="P83">Variar la fuente a mayúsculas más pequeñas.</text:p>
          </table:table-cell>
        </table:table-row>
        <table:table-row table:style-name="Tabla6.1">
          <table:table-cell table:style-name="Tabla6.A1" office:value-type="string">
            <text:p text:style-name="P83">font-weight</text:p>
          </table:table-cell>
          <table:table-cell table:style-name="Tabla6.A1" office:value-type="string">
            <text:p text:style-name="P83">Como darle intensidad a la fuente.</text:p>
          </table:table-cell>
        </table:table-row>
        <table:table-row table:style-name="Tabla6.1">
          <table:table-cell table:style-name="Tabla6.A1" office:value-type="string">
            <text:p text:style-name="P83">font-size</text:p>
          </table:table-cell>
          <table:table-cell table:style-name="Tabla6.A1" office:value-type="string">
            <text:p text:style-name="P83">Definir el tamaño de la fuente.</text:p>
          </table:table-cell>
        </table:table-row>
      </table:table>
      <text:p text:style-name="P12"/>
      <text:p text:style-name="P13"><text:span text:style-name="T29">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88">Propiedades</text:p>
          </table:table-cell>
          <table:table-cell table:style-name="Tabla7.A1" office:value-type="string">
            <text:p text:style-name="P88">Descripción</text:p>
          </table:table-cell>
        </table:table-row>
        <table:table-row table:style-name="Tabla7.1">
          <table:table-cell table:style-name="Tabla7.A1" office:value-type="string">
            <text:p text:style-name="P83">border-width</text:p>
          </table:table-cell>
          <table:table-cell table:style-name="Tabla7.A1" office:value-type="string">
            <text:p text:style-name="P83">Establecer el ancho del borde del elemento.</text:p>
          </table:table-cell>
        </table:table-row>
        <table:table-row table:style-name="Tabla7.1">
          <table:table-cell table:style-name="Tabla7.A1" office:value-type="string">
            <text:p text:style-name="P83">border-color</text:p>
          </table:table-cell>
          <table:table-cell table:style-name="Tabla7.A1" office:value-type="string">
            <text:p text:style-name="P83">Colorear el borde.</text:p>
          </table:table-cell>
        </table:table-row>
        <table:table-row table:style-name="Tabla7.1">
          <table:table-cell table:style-name="Tabla7.A1" table:number-rows-spanned="9" office:value-type="string">
            <text:p text:style-name="P83">border-style</text:p>
          </table:table-cell>
          <table:table-cell table:style-name="Tabla7.A1" office:value-type="string">
            <text:p text:style-name="P83">Uso de bordes ocultos.</text:p>
          </table:table-cell>
        </table:table-row>
        <table:table-row table:style-name="Tabla7.1">
          <table:covered-table-cell/>
          <table:table-cell table:style-name="Tabla7.A1" office:value-type="string">
            <text:p text:style-name="P83">Uso de bordes punteados.</text:p>
          </table:table-cell>
        </table:table-row>
        <table:table-row table:style-name="Tabla7.1">
          <table:covered-table-cell/>
          <table:table-cell table:style-name="Tabla7.A1" office:value-type="string">
            <text:p text:style-name="P83">Uso de bordes a rayas.</text:p>
          </table:table-cell>
        </table:table-row>
        <table:table-row table:style-name="Tabla7.1">
          <table:covered-table-cell/>
          <table:table-cell table:style-name="Tabla7.A1" office:value-type="string">
            <text:p text:style-name="P83">Uso de bordes solidos.</text:p>
          </table:table-cell>
        </table:table-row>
        <table:table-row table:style-name="Tabla7.1">
          <table:covered-table-cell/>
          <table:table-cell table:style-name="Tabla7.A1" office:value-type="string">
            <text:p text:style-name="P83">Uso de bordes dobles.<text:soft-page-break/></text:p>
          </table:table-cell>
        </table:table-row>
        <table:table-row table:style-name="Tabla7.1">
          <table:covered-table-cell/>
          <table:table-cell table:style-name="Tabla7.A1" office:value-type="string">
            <text:p text:style-name="P83">Uso de bordes sombreados.</text:p>
          </table:table-cell>
        </table:table-row>
        <table:table-row table:style-name="Tabla7.1">
          <table:covered-table-cell/>
          <table:table-cell table:style-name="Tabla7.A1" office:value-type="string">
            <text:p text:style-name="P83">Uso de bordes en relieve.</text:p>
          </table:table-cell>
        </table:table-row>
        <table:table-row table:style-name="Tabla7.1">
          <table:covered-table-cell/>
          <table:table-cell table:style-name="Tabla7.A1" office:value-type="string">
            <text:p text:style-name="P83">Uso de bordes en recuadro.</text:p>
          </table:table-cell>
        </table:table-row>
        <table:table-row table:style-name="Tabla7.1">
          <table:covered-table-cell/>
          <table:table-cell table:style-name="Tabla7.A1" office:value-type="string">
            <text:p text:style-name="P83">Uso de bordes resaltados.</text:p>
          </table:table-cell>
        </table:table-row>
      </table:table>
      <text:p text:style-name="Predeterminado"/>
      <text:p text:style-name="P12"/>
      <text:p text:style-name="P12"><text:span text:style-name="T29">Propiedades para márgenes</text:span><text:span text:style-name="T2">: Establece márgenes en las etiquetas.</text:span></text:p>
      <text:p text:style-name="P12"/>
      <table:table table:name="Tabla8" table:style-name="Tabla8">
        <table:table-column table:style-name="Tabla8.A"/>
        <table:table-column table:style-name="Tabla8.B"/>
        <table:table-row table:style-name="Tabla8.1">
          <table:table-cell table:style-name="Tabla8.A1" office:value-type="string">
            <text:p text:style-name="P88">Propiedades</text:p>
          </table:table-cell>
          <table:table-cell table:style-name="Tabla8.A1" office:value-type="string">
            <text:p text:style-name="P88">Descripción</text:p>
          </table:table-cell>
        </table:table-row>
        <table:table-row table:style-name="Tabla8.1">
          <table:table-cell table:style-name="Tabla8.A1" office:value-type="string">
            <text:p text:style-name="P83">margin</text:p>
          </table:table-cell>
          <table:table-cell table:style-name="Tabla8.A1" office:value-type="string">
            <text:p text:style-name="P83">Como dejar un márgen alrededor de un elemento con medidas.</text:p>
          </table:table-cell>
        </table:table-row>
        <table:table-row table:style-name="Tabla8.1">
          <table:table-cell table:style-name="Tabla8.A1" office:value-type="string">
            <text:p text:style-name="P83">margin</text:p>
          </table:table-cell>
          <table:table-cell table:style-name="Tabla8.A1" office:value-type="string">
            <text:p text:style-name="P83">Como dejar un márgen alrededor de un elemento con porcentajes.</text:p>
          </table:table-cell>
        </table:table-row>
      </table:table>
      <text:p text:style-name="P12"/>
      <text:p text:style-name="P13"><text:span text:style-name="T29">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88">Propiedades</text:p>
          </table:table-cell>
          <table:table-cell table:style-name="Tabla9.A1" office:value-type="string">
            <text:p text:style-name="P88">Descripción</text:p>
          </table:table-cell>
        </table:table-row>
        <table:table-row table:style-name="Tabla9.1">
          <table:table-cell table:style-name="Tabla9.A1" table:number-rows-spanned="3" office:value-type="string">
            <text:p text:style-name="P83">list-style-type</text:p>
          </table:table-cell>
          <table:table-cell table:style-name="Tabla9.A1" office:value-type="string">
            <text:p text:style-name="P83">Aplicar diferentes marcadores a los Ítems de una lista desordenada.</text:p>
          </table:table-cell>
        </table:table-row>
        <table:table-row table:style-name="Tabla9.1">
          <table:covered-table-cell/>
          <table:table-cell table:style-name="Tabla9.A1" office:value-type="string">
            <text:p text:style-name="P83">Aplicar números decimales y números romanos en listas ordenadas.</text:p>
          </table:table-cell>
        </table:table-row>
        <table:table-row table:style-name="Tabla9.1">
          <table:covered-table-cell/>
          <table:table-cell table:style-name="Tabla9.A1" office:value-type="string">
            <text:p text:style-name="P83">Aplicar letras, números y blancos para listas ordenadas.</text:p>
          </table:table-cell>
        </table:table-row>
      </table:table>
      <text:p text:style-name="Predeterminado"/>
      <text:p text:style-name="P12"><text:span text:style-name="T29">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88">Propiedades</text:p>
          </table:table-cell>
          <table:table-cell table:style-name="Tabla10.A1" office:value-type="string">
            <text:p text:style-name="P88">Descripción</text:p>
          </table:table-cell>
        </table:table-row>
        <table:table-row table:style-name="Tabla10.1">
          <table:table-cell table:style-name="Tabla10.A1" office:value-type="string">
            <text:p text:style-name="P83">table-layout</text:p>
          </table:table-cell>
          <table:table-cell table:style-name="Tabla10.A1" office:value-type="string">
            <text:p text:style-name="P83">Como controlar el tamaño de las celdas de una tabla.</text:p>
          </table:table-cell>
        </table:table-row>
        <table:table-row table:style-name="Tabla10.1">
          <table:table-cell table:style-name="Tabla10.A1" office:value-type="string">
            <text:p text:style-name="P83">border-collapse</text:p>
          </table:table-cell>
          <table:table-cell table:style-name="Tabla10.A1" office:value-type="string">
            <text:p text:style-name="P83">Definir un borde separado o un borde de una línea fina en una tabla.</text:p>
          </table:table-cell>
        </table:table-row>
      </table:table>
      <text:p text:style-name="Predeterminado"><text:soft-page-break/></text:p>
      <text:p text:style-name="P13"><text:span text:style-name="T29">Propiedades para dimensiones</text:span><text:span text:style-name="T2">: Este tipo de propiedades nos ayuda a estructurar la página en cuanto a las dimensiones de los elementos</text:span></text:p>
      <text:p text:style-name="P12"/>
      <table:table table:name="Tabla11" table:style-name="Tabla11">
        <table:table-column table:style-name="Tabla11.A"/>
        <table:table-column table:style-name="Tabla11.B"/>
        <table:table-row table:style-name="Tabla11.1">
          <table:table-cell table:style-name="Tabla11.A1" office:value-type="string">
            <text:p text:style-name="P88">Propiedades</text:p>
          </table:table-cell>
          <table:table-cell table:style-name="Tabla11.A1" office:value-type="string">
            <text:p text:style-name="P88">Descripción</text:p>
          </table:table-cell>
        </table:table-row>
        <table:table-row table:style-name="Tabla11.1">
          <table:table-cell table:style-name="Tabla11.A1" office:value-type="string">
            <text:p text:style-name="P83">width</text:p>
          </table:table-cell>
          <table:table-cell table:style-name="Tabla11.A1" office:value-type="string">
            <text:p text:style-name="P83">Defina el ancho de un párrafo a su gusto.</text:p>
          </table:table-cell>
        </table:table-row>
        <table:table-row table:style-name="Tabla11.1">
          <table:table-cell table:style-name="Tabla11.A1" office:value-type="string">
            <text:p text:style-name="P83">min-width</text:p>
          </table:table-cell>
          <table:table-cell table:style-name="Tabla11.A1" office:value-type="string">
            <text:p text:style-name="P83">Defina un ancho mínimo para un párrafo.</text:p>
          </table:table-cell>
        </table:table-row>
        <table:table-row table:style-name="Tabla11.1">
          <table:table-cell table:style-name="Tabla11.A1" office:value-type="string">
            <text:p text:style-name="P83">max-width</text:p>
          </table:table-cell>
          <table:table-cell table:style-name="Tabla11.A1" office:value-type="string">
            <text:p text:style-name="P83">Como definir un ancho máximo para un párrafo.</text:p>
          </table:table-cell>
        </table:table-row>
        <table:table-row table:style-name="Tabla11.1">
          <table:table-cell table:style-name="Tabla11.A1" office:value-type="string">
            <text:p text:style-name="P83">height</text:p>
          </table:table-cell>
          <table:table-cell table:style-name="Tabla11.A1" office:value-type="string">
            <text:p text:style-name="P83">Como establecer la altura de un elemento.</text:p>
          </table:table-cell>
        </table:table-row>
        <table:table-row table:style-name="Tabla11.1">
          <table:table-cell table:style-name="Tabla11.A1" office:value-type="string">
            <text:p text:style-name="P83">min-height</text:p>
          </table:table-cell>
          <table:table-cell table:style-name="Tabla11.A1" office:value-type="string">
            <text:p text:style-name="P83">Defina una altura mínimo para un elemento.</text:p>
          </table:table-cell>
        </table:table-row>
        <table:table-row table:style-name="Tabla11.1">
          <table:table-cell table:style-name="Tabla11.A1" office:value-type="string">
            <text:p text:style-name="P83">max-height</text:p>
          </table:table-cell>
          <table:table-cell table:style-name="Tabla11.A1" office:value-type="string">
            <text:p text:style-name="P83">Defina una altura máxima para un párrafo.</text:p>
          </table:table-cell>
        </table:table-row>
        <table:table-row table:style-name="Tabla11.1">
          <table:table-cell table:style-name="Tabla11.A1" office:value-type="string">
            <text:p text:style-name="P83">line-height</text:p>
          </table:table-cell>
          <table:table-cell table:style-name="Tabla11.A1" office:value-type="string">
            <text:p text:style-name="P83">Declare una separación entre líneas.</text:p>
          </table:table-cell>
        </table:table-row>
      </table:table>
      <text:p text:style-name="P12"/>
      <text:p text:style-name="P12"/>
      <text:p text:style-name="P12"/>
      <text:p text:style-name="P13"><text:span text:style-name="T29">Propiedades para Efectos Visuales</text:span><text:span text:style-name="T2">: Estas propiedades ayudan a mostrar el contenido de diferentes maneras, nos ayuda a estructurar los contenidos de las etiquetas.</text:span></text:p>
      <text:p text:style-name="P12"/>
      <table:table table:name="Tabla12" table:style-name="Tabla12">
        <table:table-column table:style-name="Tabla12.A"/>
        <table:table-column table:style-name="Tabla12.B"/>
        <table:table-row table:style-name="Tabla12.1">
          <table:table-cell table:style-name="Tabla12.A1" office:value-type="string">
            <text:p text:style-name="P88">Propiedades</text:p>
          </table:table-cell>
          <table:table-cell table:style-name="Tabla12.A1" office:value-type="string">
            <text:p text:style-name="P88">Descripción</text:p>
          </table:table-cell>
        </table:table-row>
        <table:table-row table:style-name="Tabla12.1">
          <table:table-cell table:style-name="Tabla12.A1" office:value-type="string">
            <text:p text:style-name="P83">overflow</text:p>
          </table:table-cell>
          <table:table-cell table:style-name="Tabla12.A1" office:value-type="string">
            <text:p text:style-name="P83">Insertar una barra de desplazamiento en caso que el contenido sea superior a la caja que lo contiene</text:p>
          </table:table-cell>
        </table:table-row>
        <table:table-row table:style-name="Tabla12.1">
          <table:table-cell table:style-name="Tabla12.A1" office:value-type="string">
            <text:p text:style-name="P83">clip</text:p>
          </table:table-cell>
          <table:table-cell table:style-name="Tabla12.A1" office:value-type="string">
            <text:p text:style-name="P83">Mostrar parte de una imagen</text:p>
          </table:table-cell>
        </table:table-row>
        <table:table-row table:style-name="Tabla12.1">
          <table:table-cell table:style-name="Tabla12.A1" office:value-type="string">
            <text:p text:style-name="P83">display</text:p>
          </table:table-cell>
          <table:table-cell table:style-name="Tabla12.A1" office:value-type="string">
            <text:p text:style-name="P83">Como convertir diferentes elementos en Ítems de una lista</text:p>
          </table:table-cell>
        </table:table-row>
        <table:table-row table:style-name="Tabla12.1">
          <table:table-cell table:style-name="Tabla12.A1" office:value-type="string">
            <text:p text:style-name="P83">visibility</text:p>
          </table:table-cell>
          <table:table-cell table:style-name="Tabla12.A1" office:value-type="string">
            <text:p text:style-name="P83">Mostrar u ocultar un texto</text:p>
          </table:table-cell>
        </table:table-row>
      </table:table>
      <text:p text:style-name="P12"/>
      <text:p text:style-name="P13"><text:span text:style-name="T29">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88">Propiedades</text:p>
          </table:table-cell>
          <table:table-cell table:style-name="Tabla13.A1" office:value-type="string">
            <text:p text:style-name="P88">Descripción</text:p>
          </table:table-cell>
        </table:table-row>
        <table:table-row table:style-name="Tabla13.1">
          <table:table-cell table:style-name="Tabla13.A1" table:number-rows-spanned="4" office:value-type="string">
            <text:p text:style-name="P83">position</text:p>
          </table:table-cell>
          <table:table-cell table:style-name="Tabla13.A1" office:value-type="string">
            <text:p text:style-name="P83">Posiciona un elemento dentro de la página por medio del método estático</text:p>
          </table:table-cell>
        </table:table-row>
        <table:table-row table:style-name="Tabla13.1">
          <table:covered-table-cell/>
          <table:table-cell table:style-name="Tabla13.A1" office:value-type="string">
            <text:p text:style-name="P83">Por medio del método relativo</text:p>
          </table:table-cell>
        </table:table-row>
        <table:table-row table:style-name="Tabla13.1">
          <table:covered-table-cell/>
          <table:table-cell table:style-name="Tabla13.A1" office:value-type="string">
            <text:p text:style-name="P83">Por medio del método absoluto<text:soft-page-break/></text:p>
          </table:table-cell>
        </table:table-row>
        <table:table-row table:style-name="Tabla13.1">
          <table:covered-table-cell/>
          <table:table-cell table:style-name="Tabla13.A1" office:value-type="string">
            <text:p text:style-name="P83">Por medio del método fijo</text:p>
          </table:table-cell>
        </table:table-row>
        <table:table-row table:style-name="Tabla13.1">
          <table:table-cell table:style-name="Tabla13.A1" office:value-type="string">
            <text:p text:style-name="P83">top<text:line-break/>right<text:line-break/>bottom<text:line-break/>left</text:p>
          </table:table-cell>
          <table:table-cell table:style-name="Tabla13.A1" office:value-type="string">
            <text:p text:style-name="P83">Ubicar un elemento por medio de estas propiedades.</text:p>
          </table:table-cell>
        </table:table-row>
        <table:table-row table:style-name="Tabla13.1">
          <table:table-cell table:style-name="Tabla13.A1" table:number-rows-spanned="2" office:value-type="string">
            <text:p text:style-name="P83">float</text:p>
          </table:table-cell>
          <table:table-cell table:style-name="Tabla13.A1" office:value-type="string">
            <text:p text:style-name="P83">Posicionamiento flotante a la izquierda.</text:p>
          </table:table-cell>
        </table:table-row>
        <table:table-row table:style-name="Tabla13.1">
          <table:covered-table-cell/>
          <table:table-cell table:style-name="Tabla13.A1" office:value-type="string">
            <text:p text:style-name="P83">Posicionamiento flotante a la derecha</text:p>
          </table:table-cell>
        </table:table-row>
        <table:table-row table:style-name="Tabla13.1">
          <table:table-cell table:style-name="Tabla13.A1" table:number-rows-spanned="2" office:value-type="string">
            <text:p text:style-name="P83">clear</text:p>
          </table:table-cell>
          <table:table-cell table:style-name="Tabla13.A1" office:value-type="string">
            <text:p text:style-name="P83">No permite elementos flotantes a la izquierda.</text:p>
          </table:table-cell>
        </table:table-row>
        <table:table-row table:style-name="Tabla13.1">
          <table:covered-table-cell/>
          <table:table-cell table:style-name="Tabla13.A1" office:value-type="string">
            <text:p text:style-name="P83">No permite elementos flotantes a ambos lados</text:p>
          </table:table-cell>
        </table:table-row>
        <table:table-row table:style-name="Tabla13.1">
          <table:table-cell table:style-name="Tabla13.A1" table:number-rows-spanned="10" office:value-type="string">
            <text:p text:style-name="P83">vertical-align</text:p>
          </table:table-cell>
          <table:table-cell table:style-name="Tabla13.A1" office:value-type="string">
            <text:p text:style-name="P83">Alineación vertical del texto : Línea de referencia.</text:p>
          </table:table-cell>
        </table:table-row>
        <table:table-row table:style-name="Tabla13.1">
          <table:covered-table-cell/>
          <table:table-cell table:style-name="Tabla13.A1" office:value-type="string">
            <text:p text:style-name="P83">Por debajo</text:p>
          </table:table-cell>
        </table:table-row>
        <table:table-row table:style-name="Tabla13.1">
          <table:covered-table-cell/>
          <table:table-cell table:style-name="Tabla13.A1" office:value-type="string">
            <text:p text:style-name="P83">Por arriba</text:p>
          </table:table-cell>
        </table:table-row>
        <table:table-row table:style-name="Tabla13.1">
          <table:covered-table-cell/>
          <table:table-cell table:style-name="Tabla13.A1" office:value-type="string">
            <text:p text:style-name="P83">Por encima</text:p>
          </table:table-cell>
        </table:table-row>
        <table:table-row table:style-name="Tabla13.1">
          <table:covered-table-cell/>
          <table:table-cell table:style-name="Tabla13.A1" office:value-type="string">
            <text:p text:style-name="P83">Texto superior</text:p>
          </table:table-cell>
        </table:table-row>
        <table:table-row table:style-name="Tabla13.1">
          <table:covered-table-cell/>
          <table:table-cell table:style-name="Tabla13.A1" office:value-type="string">
            <text:p text:style-name="P83">Medio</text:p>
          </table:table-cell>
        </table:table-row>
        <table:table-row table:style-name="Tabla13.1">
          <table:covered-table-cell/>
          <table:table-cell table:style-name="Tabla13.A1" office:value-type="string">
            <text:p text:style-name="P83">Inferior</text:p>
          </table:table-cell>
        </table:table-row>
        <table:table-row table:style-name="Tabla13.1">
          <table:covered-table-cell/>
          <table:table-cell table:style-name="Tabla13.A1" office:value-type="string">
            <text:p text:style-name="P83">Texto inferior</text:p>
          </table:table-cell>
        </table:table-row>
        <table:table-row table:style-name="Tabla13.1">
          <table:covered-table-cell/>
          <table:table-cell table:style-name="Tabla13.A1" office:value-type="string">
            <text:p text:style-name="P79"><text:span text:style-name="Emphasis"><text:span text:style-name="T2">Longitud</text:span></text:span></text:p>
          </table:table-cell>
        </table:table-row>
        <table:table-row table:style-name="Tabla13.1">
          <table:covered-table-cell/>
          <table:table-cell table:style-name="Tabla13.A1" office:value-type="string">
            <text:p text:style-name="P79"><text:span text:style-name="Emphasis"><text:span text:style-name="T2">Porcentaje</text:span></text:span></text:p>
          </table:table-cell>
        </table:table-row>
        <table:table-row table:style-name="Tabla13.1">
          <table:table-cell table:style-name="Tabla13.A1" office:value-type="string">
            <text:p text:style-name="P83">z-index</text:p>
          </table:table-cell>
          <table:table-cell table:style-name="Tabla13.A1" office:value-type="string">
            <text:p text:style-name="P83">Ubica una imagen en una capa inferior al texto.</text:p>
          </table:table-cell>
        </table:table-row>
      </table:table>
      <text:p text:style-name="Predeterminado"/>
      <text:p text:style-name="P4">Estas son las propiedades más usadas a la hora de crear una página web, pero son solo una porción de la infinidad que existen si se desea conocer más visite la página de la W3C[16].</text:p>
      <text:p text:style-name="P12"/>
      <text:p text:style-name="P12"/>
      <text:p text:style-name="P21">2.10.5.<text:tab/>Ejemplo De Una Página Con CSS</text:p>
      <text:p text:style-name="P31">Como vemos son demasiadas las posibilidades para crear un diseño único, además el nivel de personalización es increíblemente bueno, se puede aplicar un estilo a casi todas las etiquetas HTML.</text:p>
      <text:p text:style-name="P31">Para este ejemplo quiero mostrar una página sin CSS y otra con CSS para que se pueda apreciar la diferencia que existe.</text:p>
      <text:p text:style-name="P13"/>
      <text:p text:style-name="P31"><text:soft-page-break/>Veamos el código HTML de la pagina y luego vamos a ver el código CSS para esta página, cada tipo de código estará en un archivo diferente se usara la etiqueta &lt;link&gt; para conectar los dos archivos.</text:p>
      <text:p text:style-name="P12"/>
      <text:p text:style-name="P21">Pagina HTML:</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95">12 <text:s text:c="16"/>San Francisco de Quito, es la ciudad capital de la República </text:p>
      <text:p text:style-name="P95">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95">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95">17 <text:s text:c="16"/>orientales del estratovolcán activo Pichincha, en la parte o</text:p>
      <text:p text:style-name="P95">18 <text:s text:c="16"/>ccidental de los Andes. Se encuentra aproximadamente en las </text:p>
      <text:p text:style-name="P95">19 <text:s text:c="16"/>coordenadas 0°13′23″S 78°30′45″O y su altitud promedio es de 2</text:p>
      <text:p text:style-name="P95">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95">22 <text:s text:c="16"/>es incierta; los registros más antiguos se hallan en la hacien</text:p>
      <text:p text:style-name="P95">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2"/>
      <text:p text:style-name="P21">Código CSS:</text:p>
      <text:p text:style-name="P12"/>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oft-page-break/><text:span text:style-name="T2">3 </text:span><text:span text:style-name="comments"><text:span text:style-name="T2">*/</text:span></text:span></text:p>
      <text:p text:style-name="P95"><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95">7 }</text:p>
      <text:p text:style-name="P95"><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95">22 }</text:p>
      <text:p text:style-name="P95">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95">27 }</text:p>
      <text:p text:style-name="P95">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95">33 }</text:p>
      <text:p text:style-name="P12"/>
      <text:p text:style-name="P12"/>
      <text:p text:style-name="P21">Vista sin CSS:</text:p>
      <text:p text:style-name="P12"/>
      <text:p text:style-name="P12"/>
      <text:p text:style-name="P12"/>
      <text:p text:style-name="P12"/>
      <text:p text:style-name="P12"/>
      <text:p text:style-name="P12"/>
      <text:p text:style-name="P12"/>
      <text:p text:style-name="P12"/>
      <text:p text:style-name="P12"/>
      <text:p text:style-name="P21">Vista con CSS</text:p>
      <text:p text:style-name="P12"/>
      <text:p text:style-name="P12"/>
      <text:p text:style-name="P12"/>
      <text:p text:style-name="P31">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2.11.<text:tab/>Introducción A Java Script</text:p>
      <text:p text:style-name="P31">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3"/>
      <text:p text:style-name="P13"><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29">canvas</text:span><text:span text:style-name="T2"> esta es una muy poderosa herramienta de HTML5 ya que con esto se puede hacer animaciones gráficos y un sinfín de experimentos muy interesantes que antes eran posibles solamente usando flash.</text:span></text:p>
      <text:p text:style-name="P12"><text:soft-page-break/></text:p>
      <text:p text:style-name="P22">2.11.1.<text:tab/>Origen Java Script</text:p>
      <text:p text:style-name="P31">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3"/>
      <text:p text:style-name="P13"><text:span text:style-name="T2">Para enfrentar estos inconvenientes </text:span><text:span text:style-name="T29">Brendan Erich</text:span><text:span text:style-name="T2">programador de la empresa Netscape creadora de un navegador web con el mismo nombre crea un lenguaje que se ejecuta en el navegador de usuario nombrado en un inicio como LiveScript. </text:span></text:p>
      <text:p text:style-name="P13"/>
      <text:p text:style-name="P31">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3"/>
      <text:p text:style-name="P13"><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29">Linux Umbrecable</text:span><text:span text:style-name="T2"> la cual tiene mucha fuerza a la hora de trabajar en servidores dedicados.</text:span></text:p>
      <text:p text:style-name="P13"/>
      <text:p text:style-name="P21">2.11.2.<text:tab/>Usos Java Script</text:p>
      <text:p text:style-name="P31">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31">Este es un lenguaje al que muchas personas le dedican mucho trabajo, se han creado un sinfín de Frameworks de los cuales solo mencionare unos pocos</text:p>
      <text:list xml:id="list2893701892465643660" text:style-name="WWNum20">
        <text:list-item>
          <text:p text:style-name="P203">JQuery</text:p>
        </text:list-item>
        <text:list-item>
          <text:p text:style-name="P203">JQueryUI</text:p>
        </text:list-item>
        <text:list-item>
          <text:p text:style-name="P203">Wijmo</text:p>
        </text:list-item>
        <text:list-item>
          <text:p text:style-name="P203">Motools</text:p>
        </text:list-item>
        <text:list-item>
          <text:p text:style-name="P203">KendoUI</text:p>
        </text:list-item>
        <text:list-item>
          <text:p text:style-name="P203">Bootrapt</text:p>
        </text:list-item>
        <text:list-item>
          <text:p text:style-name="P203">Boilerplate</text:p>
        </text:list-item>
        <text:list-item>
          <text:p text:style-name="P203"><text:soft-page-break/>Etc.</text:p>
        </text:list-item>
      </text:list>
      <text:p text:style-name="P31">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3"/>
      <text:p text:style-name="P31">¿Cómo usar JavaScript?</text:p>
      <text:p text:style-name="P13"><text:span text:style-name="T2">Al igual que con CSS existen dos formas de usar esta tecnología en una página web la primera es incrustando el códigos directamente en la página con la ayuda de la etiqueta </text:span><text:span text:style-name="T29">&lt;script&gt;</text:span><text:span text:style-name="T2">, también se los puede usar en archivos separados y fusionarlos con las páginas con la misma etiqueta &lt;script&gt; la única diferencia es que se debe llenar el atributo </text:span><text:span text:style-name="T29">“src”</text:span><text:span text:style-name="T2"> con la dirección de la ubicación del archivo JavaScript, esto se debe hacer dentro de las etiquetas de la cabecera </text:span><text:span text:style-name="T29">&lt;header&gt;</text:span><text:span text:style-name="T2">.</text:span></text:p>
      <text:p text:style-name="P12"/>
      <text:p text:style-name="P21">2.11.3.<text:tab/>Sintaxis basica</text:p>
      <text:p text:style-name="P31">La sintaxis de JavaScript fue infuenciada por C y C++ lo que significa que cada línea de instrucción termina con un “;” punto y coma, este es un lenguaje orientado a objetos, veamos la forma de declarar alguas cosas muy útiles a la hora de programar.</text:p>
      <text:p text:style-name="P13"/>
      <text:p text:style-name="P22">Comentarios</text:p>
      <text:p text:style-name="P31">Los comentarios en JavaScript funcionan de manera similar que en C y C++.</text:p>
      <text:p text:style-name="P6"/>
      <text:p text:style-name="P62">1 //comentario de una sola línea</text:p>
      <text:p text:style-name="P62">2 </text:p>
      <text:p text:style-name="P62">3 /**</text:p>
      <text:p text:style-name="P62">4 <text:s/>* Comentario</text:p>
      <text:p text:style-name="P62">5 <text:s/>* de</text:p>
      <text:p text:style-name="P62">6 <text:s/>* varias</text:p>
      <text:p text:style-name="P62">7 <text:s/>* líneas</text:p>
      <text:p text:style-name="P62">8 <text:s/>*/</text:p>
      <text:p text:style-name="P6"/>
      <text:p text:style-name="P22">Anclar Java Script en HTML</text:p>
      <text:p text:style-name="P31">Como se mencionó en el artículo anterior existen dos formas de anclar archivos JavaScript a una página HTML veamos ambos.</text:p>
      <text:p text:style-name="P6"/>
      <text:p text:style-name="P62">1 &lt;!DOCTYPE html&gt;</text:p>
      <text:p text:style-name="P62"><text:s/>2 &lt;html&gt;</text:p>
      <text:p text:style-name="P62"><text:s/>3 <text:s text:c="4"/>&lt;head&gt;</text:p>
      <text:p text:style-name="P62"><text:s/>4 <text:s text:c="8"/>&lt;title&gt;Página con JavaScript&lt;/title&gt;</text:p>
      <text:p text:style-name="P62"><text:s/>5 <text:s text:c="8"/>&lt;meta http-equiv="Content-Type" content="text/html; charset=UTF-8"&gt;</text:p>
      <text:p text:style-name="P63">6 <text:s text:c="8"/>&lt;scripttype="text/javascript"&gt;</text:p>
      <text:p text:style-name="P63"><text:s/>7 <text:s text:c="12"/>alert('Código escrito en HTML directamente ')</text:p>
      <text:p text:style-name="P63">8 <text:s text:c="8"/>&lt;/script&gt;</text:p>
      <text:p text:style-name="P62"><text:s/>9 <text:s text:c="4"/>&lt;/head&gt;</text:p>
      <text:p text:style-name="P62">10 <text:s text:c="4"/>&lt;body&gt;</text:p>
      <text:p text:style-name="P62">11 <text:s text:c="8"/>&lt;div&gt;Página con JavaScript&lt;/div&gt;</text:p>
      <text:p text:style-name="P62">12 <text:s text:c="4"/>&lt;/body&gt;</text:p>
      <text:p text:style-name="P62">13 &lt;/html&gt;</text:p>
      <text:p text:style-name="P19"/>
      <text:p text:style-name="P6"/>
      <text:p text:style-name="P31">Ahora veamos la segunda forma.</text:p>
      <text:p text:style-name="P19"><text:soft-page-break/></text:p>
      <text:p text:style-name="P62">1 &lt;!DOCTYPE html&gt;</text:p>
      <text:p text:style-name="P62"><text:s/>2 &lt;html&gt;</text:p>
      <text:p text:style-name="P62"><text:s/>3 <text:s text:c="4"/>&lt;head&gt;</text:p>
      <text:p text:style-name="P62"><text:s/>4 <text:s text:c="8"/>&lt;title&gt;Página con JavaScript&lt;/title&gt;</text:p>
      <text:p text:style-name="P62"><text:s/>5 <text:s text:c="8"/>&lt;meta http-equiv="Content-Type" content="text/html; charset=UTF-8"&gt;</text:p>
      <text:p text:style-name="P63"><text:s/>6 <text:s text:c="8"/>&lt;script type="text/javascript" src="nombre_archivo.js"/&gt;</text:p>
      <text:p text:style-name="P62"><text:s/>7 <text:s text:c="4"/>&lt;/head&gt;</text:p>
      <text:p text:style-name="P62"><text:s/>8 <text:s text:c="4"/>&lt;body&gt;</text:p>
      <text:p text:style-name="P62"><text:s/>9 <text:s text:c="8"/>&lt;div&gt;Pagina Con Java Script&lt;/div&gt;</text:p>
      <text:p text:style-name="P62">10 <text:s text:c="4"/>&lt;/body&gt;</text:p>
      <text:p text:style-name="P62">11 &lt;/html&gt;</text:p>
      <text:p text:style-name="P13"/>
      <text:p text:style-name="P31">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3"/>
      <text:p text:style-name="P22">Variables</text:p>
      <text:p text:style-name="P13"><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29">“var”, </text:span><text:span text:style-name="T2">la diferencia es quesi se las declara directamente deben ser utilizadas, con la palabra clave </text:span><text:span text:style-name="T29">“var”</text:span><text:span text:style-name="T2">se crean variables antes de su uso, variables vacías.</text:span></text:p>
      <text:p text:style-name="P13"/>
      <text:p text:style-name="P62">1 &lt;!DOCTYPE html&gt;</text:p>
      <text:p text:style-name="P62"><text:s/>2 &lt;html&gt;</text:p>
      <text:p text:style-name="P62"><text:s/>3 <text:s text:c="4"/>&lt;head&gt;</text:p>
      <text:p text:style-name="P62"><text:s/>4 <text:s text:c="8"/>&lt;title&gt;Pagina con JavaScript&lt;/title&gt;</text:p>
      <text:p text:style-name="P62"><text:s/>5 <text:s text:c="8"/>&lt;meta http-equiv="Content-Type" content="text/html; charset=UTF-8"&gt;</text:p>
      <text:p text:style-name="P62">6 <text:s text:c="8"/>&lt;script language="javascript"&gt;</text:p>
      <text:p text:style-name="P62"><text:s/>7 <text:s text:c="16"/></text:p>
      <text:p text:style-name="P62"><text:s/>8 <text:s text:c="16"/>//creo una variable</text:p>
      <text:p text:style-name="P62"><text:s/>9 <text:s text:c="16"/>var x;</text:p>
      <text:p text:style-name="P62">10 <text:s text:c="16"/>//x actualmente no tiene ningún valor</text:p>
      <text:p text:style-name="P62">11 <text:s text:c="16"/>x = 25;</text:p>
      <text:p text:style-name="P62">12 <text:s text:c="16"/>//ahora x tiene el valor numérico 25</text:p>
      <text:p text:style-name="P62">13 <text:s text:c="16"/></text:p>
      <text:p text:style-name="P62">14 <text:s text:c="16"/>//creo una segunda variable</text:p>
      <text:p text:style-name="P62">15 <text:s text:c="16"/>var y = 230;</text:p>
      <text:p text:style-name="P62">16 <text:s text:c="16"/>//he creado una variable y asignado un valor en un solo paso!!</text:p>
      <text:p text:style-name="P62">17 <text:s text:c="16"/></text:p>
      <text:p text:style-name="P62">18 <text:s text:c="16"/>//las variables guardan datos con los que puedo realizar operaciones</text:p>
      <text:p text:style-name="P62">19 <text:s text:c="16"/>var suma;</text:p>
      <text:p text:style-name="P62"><text:soft-page-break/>20 <text:s text:c="16"/>suma = x + y;</text:p>
      <text:p text:style-name="P62">21 <text:s text:c="16"/>//he creado la variable suma y he asignado la suma de x e y</text:p>
      <text:p text:style-name="P62">22 <text:s text:c="16"/>alert(suma);</text:p>
      <text:p text:style-name="P62">23 <text:s text:c="16"/>//he mostrado el valor de la variable suma</text:p>
      <text:p text:style-name="P62">24 <text:s text:c="16"/></text:p>
      <text:p text:style-name="P62">25 <text:s text:c="8"/>&lt;/script&gt;</text:p>
      <text:p text:style-name="P62">26 <text:s text:c="4"/>&lt;/head&gt;</text:p>
      <text:p text:style-name="P62">27 <text:s text:c="4"/>&lt;body&gt;</text:p>
      <text:p text:style-name="P62">28 <text:s text:c="8"/>&lt;div&gt;Pagina Con Java Script&lt;/div&gt;</text:p>
      <text:p text:style-name="P62">29 <text:s text:c="4"/>&lt;/body&gt;</text:p>
      <text:p text:style-name="P62">30 &lt;/html&gt;</text:p>
      <text:p text:style-name="P13"/>
      <text:p text:style-name="P31">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3"/>
      <text:p text:style-name="P22">Funciones</text:p>
      <text:p text:style-name="P13"><text:span text:style-name="T2">Las funciones son otro elemnto primordial en los lenguajes de programación, las funciones en JavaScript son declaradas con la palara clave </text:span><text:span text:style-name="T29">“function” </text:span><text:span text:style-name="T2">el cuerpo de la función va entre llaves.</text:span></text:p>
      <text:p text:style-name="P13"/>
      <text:p text:style-name="P62">1 function sumarValores(numa, numb) {</text:p>
      <text:p text:style-name="P62"><text:s/>2 <text:s text:c="4"/>//cuerpo de la funcion</text:p>
      <text:p text:style-name="P62"><text:s/>3 <text:s text:c="4"/>valor = (numa+numb);</text:p>
      <text:p text:style-name="P62"><text:s/>4 <text:s text:c="4"/>return valor;</text:p>
      <text:p text:style-name="P62">5 }</text:p>
      <text:p text:style-name="P62"><text:s/>6 </text:p>
      <text:p text:style-name="P62"><text:s/>7 //invoco a la funcion</text:p>
      <text:p text:style-name="P62"><text:s/>8 respuesta = sumarValores(20,98);</text:p>
      <text:p text:style-name="P62"><text:s/>9 </text:p>
      <text:p text:style-name="P62">10 //muestro el resultado en un message box</text:p>
      <text:p text:style-name="P62">11 alert('La suma es: ' , respuesta);</text:p>
      <text:p text:style-name="P13"/>
      <text:p text:style-name="P31">Para invocar a una función se usa el nombre de la función seguido de paréntesis en los que se incluyen parámetros en caso de que la función las requiera.</text:p>
      <text:p text:style-name="P31"/>
      <text:p text:style-name="P153"><text:span text:style-name="T29">2.11.7.5.<text:tab/>Eventos en JavaScript</text:span></text:p>
      <text:p text:style-name="P114">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143"><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29">“event handlers”</text:span><text:span text:style-name="T2">, generando un resultado y permitiendo interactuar con el usuario, alguna vez el lector puede haber visto en </text:span><text:soft-page-break/><text:span text:style-name="T2">un sitio, que después de darle clic a cerrar ventana, antes de cerrar la ventana nos muestra un mensaje de si estamos seguros de salir del sitio, estoy seguro que sí.</text:span></text:p>
      <text:p text:style-name="P143"/>
      <text:p text:style-name="P114">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143"/>
      <text:p text:style-name="P11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80">Evento</text:p>
          </table:table-cell>
          <table:table-cell table:style-name="Tabla15.A1" office:value-type="string">
            <text:p text:style-name="P181">Descripcion</text:p>
          </table:table-cell>
          <table:table-cell table:style-name="Tabla15.A1" office:value-type="string">
            <text:p text:style-name="P181">Elementos para los que esta definido.</text:p>
          </table:table-cell>
        </table:table-row>
        <table:table-row table:style-name="Tabla15.1">
          <table:table-cell table:style-name="Tabla15.A1" office:value-type="string">
            <text:p text:style-name="P179">onblur</text:p>
          </table:table-cell>
          <table:table-cell table:style-name="Tabla15.A1" office:value-type="string">
            <text:p text:style-name="P179">Deseleccionar el elemento.</text:p>
          </table:table-cell>
          <table:table-cell table:style-name="Tabla15.A1" office:value-type="string">
            <text:p text:style-name="P179">&lt;button&gt;, &lt;input&gt;, &lt;label&gt;, &lt;select&gt;,&lt;textarea&gt;,&lt;body&gt;</text:p>
          </table:table-cell>
        </table:table-row>
        <table:table-row table:style-name="Tabla15.1">
          <table:table-cell table:style-name="Tabla15.A1" office:value-type="string">
            <text:p text:style-name="P179">onchange</text:p>
          </table:table-cell>
          <table:table-cell table:style-name="Tabla15.A1" office:value-type="string">
            <text:p text:style-name="P179">Deseleccionar un elemento que se ha modificado.</text:p>
          </table:table-cell>
          <table:table-cell table:style-name="Tabla15.A1" office:value-type="string">
            <text:p text:style-name="P179">&lt;input&gt;,&lt;select&gt;,&lt;textarea&gt;</text:p>
          </table:table-cell>
        </table:table-row>
        <table:table-row table:style-name="Tabla15.1">
          <table:table-cell table:style-name="Tabla15.A1" office:value-type="string">
            <text:p text:style-name="P179">onclick</text:p>
          </table:table-cell>
          <table:table-cell table:style-name="Tabla15.A1" office:value-type="string">
            <text:p text:style-name="P179">Pinchar y soltar el ratón.</text:p>
          </table:table-cell>
          <table:table-cell table:style-name="Tabla15.A1" office:value-type="string">
            <text:p text:style-name="P179">Todos los elementos</text:p>
          </table:table-cell>
        </table:table-row>
        <table:table-row table:style-name="Tabla15.1">
          <table:table-cell table:style-name="Tabla15.A1" office:value-type="string">
            <text:p text:style-name="P179">ondbclick</text:p>
          </table:table-cell>
          <table:table-cell table:style-name="Tabla15.A1" office:value-type="string">
            <text:p text:style-name="P179">Pinchar dos veces seguidas con el ratón.</text:p>
          </table:table-cell>
          <table:table-cell table:style-name="Tabla15.A1" office:value-type="string">
            <text:p text:style-name="P179">Todos los elementos</text:p>
          </table:table-cell>
        </table:table-row>
        <table:table-row table:style-name="Tabla15.1">
          <table:table-cell table:style-name="Tabla15.A1" office:value-type="string">
            <text:p text:style-name="P179">onfocus</text:p>
          </table:table-cell>
          <table:table-cell table:style-name="Tabla15.A1" office:value-type="string">
            <text:p text:style-name="P179">Seleccionar un elemento</text:p>
          </table:table-cell>
          <table:table-cell table:style-name="Tabla15.A1" office:value-type="string">
            <text:p text:style-name="P103">&lt;button&gt;,&lt;input&gt;,&lt;label&gt;,</text:p>
            <text:p text:style-name="P179">&lt;select&gt;,&lt;textarea&gt;,&lt;body&gt;</text:p>
          </table:table-cell>
        </table:table-row>
        <table:table-row table:style-name="Tabla15.1">
          <table:table-cell table:style-name="Tabla15.A1" office:value-type="string">
            <text:p text:style-name="P179">onkeydown</text:p>
          </table:table-cell>
          <table:table-cell table:style-name="Tabla15.A1" office:value-type="string">
            <text:p text:style-name="P179">Pulsar una tecla (sin soltar).</text:p>
          </table:table-cell>
          <table:table-cell table:style-name="Tabla15.A1" office:value-type="string">
            <text:p text:style-name="P179">Elementos de formulario y &lt;body&gt;</text:p>
          </table:table-cell>
        </table:table-row>
        <table:table-row table:style-name="Tabla15.1">
          <table:table-cell table:style-name="Tabla15.A1" office:value-type="string">
            <text:p text:style-name="P179">onkeypress</text:p>
          </table:table-cell>
          <table:table-cell table:style-name="Tabla15.A1" office:value-type="string">
            <text:p text:style-name="P179">Pulsar una tecla.</text:p>
          </table:table-cell>
          <table:table-cell table:style-name="Tabla15.A1" office:value-type="string">
            <text:p text:style-name="P179">Elementos de formulario y &lt;body&gt;</text:p>
          </table:table-cell>
        </table:table-row>
        <table:table-row table:style-name="Tabla15.1">
          <table:table-cell table:style-name="Tabla15.A1" office:value-type="string">
            <text:p text:style-name="P179">onkeyup</text:p>
          </table:table-cell>
          <table:table-cell table:style-name="Tabla15.A1" office:value-type="string">
            <text:p text:style-name="P179">Soltar una tecla.</text:p>
          </table:table-cell>
          <table:table-cell table:style-name="Tabla15.A1" office:value-type="string">
            <text:p text:style-name="P179">Elementos de formulario y &lt;body&gt;</text:p>
          </table:table-cell>
        </table:table-row>
        <table:table-row table:style-name="Tabla15.1">
          <table:table-cell table:style-name="Tabla15.A1" office:value-type="string">
            <text:p text:style-name="P179">onload</text:p>
          </table:table-cell>
          <table:table-cell table:style-name="Tabla15.A1" office:value-type="string">
            <text:p text:style-name="P179">La página se ha cargado completamente.</text:p>
          </table:table-cell>
          <table:table-cell table:style-name="Tabla15.A1" office:value-type="string">
            <text:p text:style-name="P179">&lt;body&gt;</text:p>
          </table:table-cell>
        </table:table-row>
        <table:table-row table:style-name="Tabla15.1">
          <table:table-cell table:style-name="Tabla15.A1" office:value-type="string">
            <text:p text:style-name="P179">onmousedown</text:p>
          </table:table-cell>
          <table:table-cell table:style-name="Tabla15.A1" office:value-type="string">
            <text:p text:style-name="P179">Pulsar sin soltar un botón del ratón</text:p>
          </table:table-cell>
          <table:table-cell table:style-name="Tabla15.A1" office:value-type="string">
            <text:p text:style-name="P179">Todos los elementos</text:p>
          </table:table-cell>
        </table:table-row>
        <table:table-row table:style-name="Tabla15.1">
          <table:table-cell table:style-name="Tabla15.A1" office:value-type="string">
            <text:p text:style-name="P179">onmousemove</text:p>
          </table:table-cell>
          <table:table-cell table:style-name="Tabla15.A1" office:value-type="string">
            <text:p text:style-name="P179">Mover el ratón.</text:p>
          </table:table-cell>
          <table:table-cell table:style-name="Tabla15.A1" office:value-type="string">
            <text:p text:style-name="P179">Todos los elementos</text:p>
          </table:table-cell>
        </table:table-row>
        <text:soft-page-break/>
        <table:table-row table:style-name="Tabla15.1">
          <table:table-cell table:style-name="Tabla15.A1" office:value-type="string">
            <text:p text:style-name="P179">onmouseout</text:p>
          </table:table-cell>
          <table:table-cell table:style-name="Tabla15.A1" office:value-type="string">
            <text:p text:style-name="P179">El ratón sale del elemento (pasa por encima de otro elemento).</text:p>
          </table:table-cell>
          <table:table-cell table:style-name="Tabla15.A1" office:value-type="string">
            <text:p text:style-name="P179">Todos los elementos</text:p>
          </table:table-cell>
        </table:table-row>
        <table:table-row table:style-name="Tabla15.1">
          <table:table-cell table:style-name="Tabla15.A1" office:value-type="string">
            <text:p text:style-name="P179">onmouseover</text:p>
          </table:table-cell>
          <table:table-cell table:style-name="Tabla15.A1" office:value-type="string">
            <text:p text:style-name="P179">El ratón entra en un elemento (pasa por encima del elemento).</text:p>
          </table:table-cell>
          <table:table-cell table:style-name="Tabla15.A1" office:value-type="string">
            <text:p text:style-name="P179">Todos los elementos</text:p>
          </table:table-cell>
        </table:table-row>
        <table:table-row table:style-name="Tabla15.1">
          <table:table-cell table:style-name="Tabla15.A1" office:value-type="string">
            <text:p text:style-name="P179">onmouseup</text:p>
          </table:table-cell>
          <table:table-cell table:style-name="Tabla15.A1" office:value-type="string">
            <text:p text:style-name="P179">Soltar el botón que estaba pulsado del ratón.</text:p>
          </table:table-cell>
          <table:table-cell table:style-name="Tabla15.A1" office:value-type="string">
            <text:p text:style-name="P179">Todos los elementos</text:p>
          </table:table-cell>
        </table:table-row>
        <table:table-row table:style-name="Tabla15.1">
          <table:table-cell table:style-name="Tabla15.A1" office:value-type="string">
            <text:p text:style-name="P179">onreset</text:p>
          </table:table-cell>
          <table:table-cell table:style-name="Tabla15.A1" office:value-type="string">
            <text:p text:style-name="P179">Inicializar el formulario (borrar todos los datos ingresados en las cajas).</text:p>
          </table:table-cell>
          <table:table-cell table:style-name="Tabla15.A1" office:value-type="string">
            <text:p text:style-name="P179">&lt;from&gt;</text:p>
          </table:table-cell>
        </table:table-row>
        <table:table-row table:style-name="Tabla15.1">
          <table:table-cell table:style-name="Tabla15.A1" office:value-type="string">
            <text:p text:style-name="P179">onresize</text:p>
          </table:table-cell>
          <table:table-cell table:style-name="Tabla15.A1" office:value-type="string">
            <text:p text:style-name="P179">Se ha modificado el tamaño de la ventana del navegador.</text:p>
          </table:table-cell>
          <table:table-cell table:style-name="Tabla15.A1" office:value-type="string">
            <text:p text:style-name="P179">&lt;body&gt;</text:p>
          </table:table-cell>
        </table:table-row>
        <table:table-row table:style-name="Tabla15.1">
          <table:table-cell table:style-name="Tabla15.A1" office:value-type="string">
            <text:p text:style-name="P179">onselect</text:p>
          </table:table-cell>
          <table:table-cell table:style-name="Tabla15.A1" office:value-type="string">
            <text:p text:style-name="P179">Seleccionar un texto.</text:p>
          </table:table-cell>
          <table:table-cell table:style-name="Tabla15.A1" office:value-type="string">
            <text:p text:style-name="P179">&lt;input&gt;,&lt;textarea&gt;</text:p>
          </table:table-cell>
        </table:table-row>
        <table:table-row table:style-name="Tabla15.1">
          <table:table-cell table:style-name="Tabla15.A1" office:value-type="string">
            <text:p text:style-name="P179">onsubmit</text:p>
          </table:table-cell>
          <table:table-cell table:style-name="Tabla15.A1" office:value-type="string">
            <text:p text:style-name="P179">Enviar el formulario</text:p>
          </table:table-cell>
          <table:table-cell table:style-name="Tabla15.A1" office:value-type="string">
            <text:p text:style-name="P179">&lt;form&gt;</text:p>
          </table:table-cell>
        </table:table-row>
        <table:table-row table:style-name="Tabla15.1">
          <table:table-cell table:style-name="Tabla15.A1" office:value-type="string">
            <text:p text:style-name="P179">onunload</text:p>
          </table:table-cell>
          <table:table-cell table:style-name="Tabla15.A1" office:value-type="string">
            <text:p text:style-name="P179">Se abandona la página (por ejemplo cerrar el navegador)</text:p>
          </table:table-cell>
          <table:table-cell table:style-name="Tabla15.A1" office:value-type="string">
            <text:p text:style-name="P179">&lt;body&gt;</text:p>
          </table:table-cell>
        </table:table-row>
      </table:table>
      <text:p text:style-name="P143"/>
      <text:p text:style-name="P137"><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137"/>
      <text:p text:style-name="P148"><text:span text:style-name="T2">Como se expresó anteriormente las funciones encargadas de manejar los eventos se llaman </text:span><text:span text:style-name="T29">“event handler”</text:span><text:span text:style-name="T2"> veamos los pasos a seguir para usar un evento.</text:span></text:p>
      <text:p text:style-name="P148"/>
      <text:list xml:id="list5287294009224034252" text:style-name="WWNum21">
        <text:list-item>
          <text:p text:style-name="P204">Asignar el evento a una etiqueta</text:p>
        </text:list-item>
        <text:list-item>
          <text:p text:style-name="P204">Crear una función de acuerdo a las necesidades</text:p>
        </text:list-item>
        <text:list-item>
          <text:p text:style-name="P204">Asignar la función a ser invocada</text:p>
        </text:list-item>
      </text:list>
      <text:p text:style-name="P211"/>
      <text:p text:style-name="P109">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148"/>
      <text:p text:style-name="P160">1 &lt;!DOCTYPE html&gt;</text:p>
      <text:p text:style-name="P160"><text:s/>2 &lt;html&gt;</text:p>
      <text:p text:style-name="P160"><text:s/>3 <text:s text:c="4"/>&lt;head&gt;</text:p>
      <text:p text:style-name="P160"><text:s/>4 <text:s text:c="8"/>&lt;title&gt;Pagina con JavaScript&lt;/title&gt;</text:p>
      <text:p text:style-name="P160"><text:s/>5 <text:s text:c="8"/>&lt;meta http-equiv="Content-Type" content="text/html; charset=UTF-8"&gt;</text:p>
      <text:p text:style-name="P160"><text:s/>6 <text:s text:c="8"/>&lt;script language="javascript"&gt;</text:p>
      <text:p text:style-name="P160"><text:s/>7 <text:s text:c="8"/></text:p>
      <text:p text:style-name="P160">8 <text:s text:c="16"/>function mostrarMensaje(){</text:p>
      <text:p text:style-name="P160">9 <text:s text:c="12"/>alert('este es un handler...')</text:p>
      <text:p text:style-name="P160">10 <text:s text:c="8"/>}</text:p>
      <text:p text:style-name="P160">11 </text:p>
      <text:p text:style-name="P160"><text:soft-page-break/>12 <text:s text:c="8"/>function eventoInput(event){</text:p>
      <text:p text:style-name="P160">13 <text:s text:c="13"/>var chCode = ('charCode' in event) ?event.charCode : event.keyCode;</text:p>
      <text:p text:style-name="P160">14 <text:s text:c="12"/>alert ("el codigo de la tecla presionada es: " + chCode);</text:p>
      <text:p text:style-name="P160">15 <text:s text:c="8"/>}</text:p>
      <text:p text:style-name="P160">16 <text:s text:c="8"/>&lt;/script&gt;</text:p>
      <text:p text:style-name="P160">17 <text:s text:c="4"/>&lt;/head&gt;</text:p>
      <text:p text:style-name="P160">18 <text:s text:c="4"/>&lt;body onload="mostrarMensaje();"&gt;</text:p>
      <text:p text:style-name="P160">19 <text:s text:c="8"/>&lt;div class="inicio" onclick="alert('Hola mundo...');"&gt;Pagina Con Java Script&lt;/div&gt;</text:p>
      <text:p text:style-name="P160">20 <text:s text:c="8"/>&lt;p class="articulo" onmouseover="alert('EL mouse paso por esta capa');"&gt;</text:p>
      <text:p text:style-name="P160">21 <text:s text:c="12"/>Pasa el mouse sobre este texto...</text:p>
      <text:p text:style-name="P160">22 <text:s text:c="8"/>&lt;/p&gt;</text:p>
      <text:p text:style-name="P160">23 <text:s text:c="8"/>&lt;form&gt;</text:p>
      <text:p text:style-name="P160">24 <text:s text:c="12"/>&lt;input name="nombre" onkeypress="eventoInput(event)"&gt;</text:p>
      <text:p text:style-name="P160">25 <text:s text:c="8"/>&lt;/form&gt;</text:p>
      <text:p text:style-name="P160">26 <text:s text:c="4"/>&lt;/body&gt;</text:p>
      <text:p text:style-name="P160">27 &lt;/html&gt;</text:p>
      <text:p text:style-name="P137"/>
      <text:p text:style-name="P109">En el ejemplo podemos ver cómo implementar los métodos a través de manejadores de eventos y directamente.</text:p>
      <text:p text:style-name="P13"/>
      <text:p text:style-name="P22">Clases y Métodos</text:p>
      <text:p text:style-name="P31">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3"/>
      <text:p text:style-name="P13"/>
      <text:p text:style-name="P62">1 function MiClase (valor_inicializacion){</text:p>
      <text:p text:style-name="P62"><text:s/>2 <text:s text:c="4"/>//Inicializo las propiedades y métodos</text:p>
      <text:p text:style-name="P62"><text:s/>3 <text:s text:c="4"/>this.miPropiedad = valor_inicializacion</text:p>
      <text:p text:style-name="P62"><text:s/>4 <text:s text:c="4"/>this.miMetodo = nombre_de_una_funcion_definida</text:p>
      <text:p text:style-name="P62">5 }</text:p>
      <text:p text:style-name="P62"><text:s/>6 </text:p>
      <text:p text:style-name="P62"><text:s/>7 //creo el objeto a partir de la clase</text:p>
      <text:p text:style-name="P62"><text:s/>8 objeto = new MiClase();</text:p>
      <text:p text:style-name="P62"><text:s/>9 </text:p>
      <text:p text:style-name="P62">10 //acceder a los metodos de un objeto</text:p>
      <text:p text:style-name="P62">11 objeto.metodo(argumentos)</text:p>
      <text:p text:style-name="P62">12 </text:p>
      <text:p text:style-name="P62">13 //accedemos a un propiedad del objeto</text:p>
      <text:p text:style-name="P62">14 objeto.miPropiedad</text:p>
      <text:p text:style-name="P13"/>
      <text:p text:style-name="P13"/>
      <text:p text:style-name="P31">Cuando se aprende a programar con un paradigma es menos difícil pasar de un parámetro a otro, ya que se puede usar los mismos algoritmos lo único que cambia es el lenguaje y esto es así por la peculiaridad de los lenguajes.</text:p>
      <text:p text:style-name="P12"/>
      <text:p text:style-name="P23"><text:tab/></text:p>
      <text:p text:style-name="P21">2.12.<text:tab/>Importancia De Java Script En La Actualidad</text:p>
      <text:p text:style-name="P31"><text:soft-page-break/>Luego de haber estudiado esta tecnología durante el desarrollo de este capítulo, podemos definir un listado de las utilidades más importantes.</text:p>
      <text:p text:style-name="P13"/>
      <text:list xml:id="list291393978324413740" text:style-name="WWNum22">
        <text:list-item>
          <text:p text:style-name="P201">Crear paginas interactivas</text:p>
        </text:list-item>
        <text:list-item>
          <text:p text:style-name="P201">Generar reportes del uso de la página</text:p>
        </text:list-item>
        <text:list-item>
          <text:p text:style-name="P201">Hacer más usables las paginas</text:p>
        </text:list-item>
        <text:list-item>
          <text:p text:style-name="P201">Permite animar elementos de las paginas</text:p>
        </text:list-item>
      </text:list>
      <text:p text:style-name="P12"/>
      <text:p text:style-name="P21">2.13.<text:tab/>Introducción A MySql</text:p>
      <text:p text:style-name="P13"><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3"/>
      <text:p text:style-name="P13"><text:span text:style-name="T2">Para usar el motor de bases de datos MySql es necesario utilizar un lenguaje llamado </text:span><text:span text:style-name="T29">SQL (Struct Query Languaje)</text:span><text:span text:style-name="T2"> por sus siglas en inglés, su traducción al español es</text:span><text:span text:style-name="T29">Lenguaje Estructurado de Consultas</text:span><text:span text:style-name="T2">, y es así como se llaman a las sentencias que acepta el intérprete del motor de bases de datos, todo es una consulta o </text:span><text:span text:style-name="T29">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3"/>
      <text:p text:style-name="P13"><text:span text:style-name="T2">Las sentencias o consultas deben ir separadas por un </text:span><text:span text:style-name="T29">“;”</text:span><text:span text:style-name="T2"> un punto y coma esto se puede cambiar con la sentencia </text:span><text:span text:style-name="T29">delimiter</text:span><text:span text:style-name="T2">, los comentarios se escriben con doble </text:span><text:span text:style-name="T2">guion </text:span><text:span text:style-name="T29">“--”</text:span><text:span text:style-name="T2"> o con el signo de numeral </text:span><text:span text:style-name="T29">“#”</text:span><text:span text:style-name="T2">para comentarios de una sola línea o se puede usar</text:span><text:span text:style-name="T29"> “/** comentario varias líneas*/”</text:span><text:span text:style-name="T2">.</text:span></text:p>
      <text:p text:style-name="P13"/>
      <text:p text:style-name="P22">2.13.1. Motor De Bases De Datos</text:p>
      <text:p text:style-name="P31">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3"/>
      <text:p text:style-name="P31">MySql es un gestor de bases de datos multihilo y multiusuario, es decir que puede gestionar varios usuarios y bases de datos a la vez. Este es un motor de código abierto y gratuito, es el más utilizado para gestionar información de sitios web.</text:p>
      <text:p text:style-name="P13"><text:span text:style-name="T2">Este gestor posee varios motores, el motor que vamos a usar se llama </text:span><text:span text:style-name="T29">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29">“engine=innodb;” </text:span><text:span text:style-name="T2">al terminar la declaración de la tabla.</text:span></text:p>
      <text:p text:style-name="P13"/>
      <text:p text:style-name="P22">2.13.2. Columna</text:p>
      <text:p text:style-name="P31">La columna es la unidad básica de la estructura de una entidad o tabla, la columna es un elemento de una base de datos que posee un nombre y un tipo de dato <text:soft-page-break/>asociado a ella, es el nombre de la columna a quien se llama para mostrar sus datos, así como para hacer referencias, restricciones, asociaciones o búsquedas.</text:p>
      <text:p text:style-name="P13"/>
      <text:p text:style-name="P22">2.13.3. Tabla</text:p>
      <text:p text:style-name="P31">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3"/>
      <text:p text:style-name="P22">2.13.4. Vistas</text:p>
      <text:p text:style-name="P31">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3"/>
      <text:p text:style-name="P22">2.13.5. Procedimiento Almacenado y Funciones</text:p>
      <text:p text:style-name="P31">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31">MySql soporta Procedures y Functions los dos pueden hacer lo mismo lo único que los diferencia es que los Procedures no retornan ningún valor, y las Functions tienen como obligación retornar un valor.</text:p>
      <text:p text:style-name="P13"/>
      <text:p text:style-name="P22">2.13.6. Clave Primaria</text:p>
      <text:p text:style-name="P13"><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31">Este tipo de columna son usadas para darle integridad a los datos de una tabla, con estos recursos podemos hacer que los datos almacenados en la tabla sea únicos para cada registro.</text:p>
      <text:p text:style-name="P13"/>
      <text:p text:style-name="P22">2.13.7. Clave Foránea</text:p>
      <text:p text:style-name="P31">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407242597" text:continue-list="list8399003804741030128" text:style-name="WWNum23">
        <text:list-item>
          <text:p text:style-name="P196">Uno a uno (1:1)</text:p>
        </text:list-item>
      </text:list>
      <text:p text:style-name="P8">Esta es una relación en donde la clave foránea es una columna única.</text:p>
      <text:list xml:id="list247126369" text:continue-numbering="true" text:style-name="WWNum23">
        <text:list-item>
          <text:p text:style-name="P196">Uno a muchos (1:n)</text:p>
        </text:list-item>
      </text:list>
      <text:p text:style-name="P8"><text:soft-page-break/>Esta es una relación donde las claves de la tabla padre se repiten varias veces en la tabla hija</text:p>
      <text:list xml:id="list1835682251" text:continue-numbering="true" text:style-name="WWNum23">
        <text:list-item>
          <text:p text:style-name="P196">Muchos a muchos (n:m)</text:p>
        </text:list-item>
      </text:list>
      <text:p text:style-name="P8">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3"/>
      <text:p text:style-name="P22">2.13.8. Base De Datos</text:p>
      <text:p text:style-name="P31">Es el conjunto de tablas relacionadas o no, que pertenecen al mismo grupo, a este grupo se le llama base de datos, la base de datos tiene asignado usuarios los mismos que pueden trabajar con los datos que ella almacena.</text:p>
      <text:p text:style-name="P13"/>
      <text:p text:style-name="P22">2.13.9 Tipos de Datos MySql</text:p>
      <text:p text:style-name="P31">Los tipos de datos en <text:s/>MySql se pueden establecer como tipo de columnas, ya que se le asigna a una columna un tipo de dato a soportar, y es este tipo de dato el único aceptado por la columna para cada registro.</text:p>
      <text:p text:style-name="P13"><text:span text:style-name="T2">Presento a continuación una tabla con los tipos de datos más usados en MySql, </text:span><text:span text:style-name="T29">n</text:span><text:span text:style-name="T2"> significa que el tipo de dato acepta un entero como parámetro de longitud.</text:span></text:p>
      <text:p text:style-name="P13"/>
      <text:p text:style-name="P1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4">Tipo de Dato</text:p>
          </table:table-cell>
          <table:table-cell table:style-name="Tabla16.A1" office:value-type="string">
            <text:p text:style-name="P84">Descripción</text:p>
          </table:table-cell>
          <table:table-cell table:style-name="Tabla16.A1" office:value-type="string">
            <text:p text:style-name="P84">Ejemplo</text:p>
          </table:table-cell>
        </table:table-row>
        <table:table-row table:style-name="Tabla16.1">
          <table:table-cell table:style-name="Tabla16.A1" office:value-type="string">
            <text:p text:style-name="P84">char(n)</text:p>
          </table:table-cell>
          <table:table-cell table:style-name="Tabla16.A1" office:value-type="string">
            <text:p text:style-name="P85">Contiene una cadena de longitud constante, es decir se debe cumplir con el límite para que el motor acepte el dato.</text:p>
          </table:table-cell>
          <table:table-cell table:style-name="Tabla16.A1" office:value-type="string">
            <text:p text:style-name="P85">Código char(5) =&gt; ‘ABS09’</text:p>
          </table:table-cell>
        </table:table-row>
        <table:table-row table:style-name="Tabla16.1">
          <table:table-cell table:style-name="Tabla16.A1" office:value-type="string">
            <text:p text:style-name="P84">varchar(n)</text:p>
          </table:table-cell>
          <table:table-cell table:style-name="Tabla16.A1" office:value-type="string">
            <text:p text:style-name="P85">Contiene una cadena de longitud variable, el motor acepta el dato siempre y cuando no supere el límite.</text:p>
          </table:table-cell>
          <table:table-cell table:style-name="Tabla16.A1" office:value-type="string">
            <text:p text:style-name="P85">Nombre varchar(60) =&gt; ‘Eduardo’</text:p>
          </table:table-cell>
        </table:table-row>
        <table:table-row table:style-name="Tabla16.1">
          <table:table-cell table:style-name="Tabla16.A1" office:value-type="string">
            <text:p text:style-name="P84">int(n)</text:p>
          </table:table-cell>
          <table:table-cell table:style-name="Tabla16.A1" office:value-type="string">
            <text:p text:style-name="P85">Contiene un entero de tamaño normal, aunque se puede establecer una longitud.</text:p>
          </table:table-cell>
          <table:table-cell table:style-name="Tabla16.A1" office:value-type="string">
            <text:p text:style-name="P85">Metros int() =&gt; 652334</text:p>
          </table:table-cell>
        </table:table-row>
        <table:table-row table:style-name="Tabla16.1">
          <table:table-cell table:style-name="Tabla16.A1" office:value-type="string">
            <text:p text:style-name="P84">tinyint</text:p>
          </table:table-cell>
          <table:table-cell table:style-name="Tabla16.A1" office:value-type="string">
            <text:p text:style-name="P85">Es una variación de int se usa para almacenar enteros muy pequeño, usado para representar booleanos.</text:p>
          </table:table-cell>
          <table:table-cell table:style-name="Tabla16.A1" office:value-type="string">
            <text:p text:style-name="P85">Soltero tinyint =&gt; 1</text:p>
          </table:table-cell>
        </table:table-row>
        <table:table-row table:style-name="Tabla16.1">
          <table:table-cell table:style-name="Tabla16.A1" office:value-type="string">
            <text:p text:style-name="P84">boolean</text:p>
          </table:table-cell>
          <table:table-cell table:style-name="Tabla16.A1" office:value-type="string">
            <text:p text:style-name="P85">Sinónimo semántico de tinyint</text:p>
          </table:table-cell>
          <table:table-cell table:style-name="Tabla16.A1" office:value-type="string">
            <text:p text:style-name="P77"/>
          </table:table-cell>
        </table:table-row>
        <table:table-row table:style-name="Tabla16.1">
          <table:table-cell table:style-name="Tabla16.A1" office:value-type="string">
            <text:p text:style-name="P84">smallint</text:p>
          </table:table-cell>
          <table:table-cell table:style-name="Tabla16.A1" office:value-type="string">
            <text:p text:style-name="P85">Sinónimo de int pero con un rango menor puede almacenar desde 0 a 65535.</text:p>
          </table:table-cell>
          <table:table-cell table:style-name="Tabla16.A1" office:value-type="string">
            <text:p text:style-name="P77"/>
          </table:table-cell>
        </table:table-row>
        <table:table-row table:style-name="Tabla16.1">
          <table:table-cell table:style-name="Tabla16.A1" office:value-type="string">
            <text:p text:style-name="P84">mediumint</text:p>
          </table:table-cell>
          <table:table-cell table:style-name="Tabla16.A1" office:value-type="string">
            <text:p text:style-name="P85">Sinónimo de int con mayor capacidad de small int.</text:p>
          </table:table-cell>
          <table:table-cell table:style-name="Tabla16.A1" office:value-type="string">
            <text:p text:style-name="P77"/>
          </table:table-cell>
        </table:table-row>
        <table:table-row table:style-name="Tabla16.1">
          <table:table-cell table:style-name="Tabla16.A1" office:value-type="string">
            <text:p text:style-name="P84">float</text:p>
          </table:table-cell>
          <table:table-cell table:style-name="Tabla16.A1" office:value-type="string">
            <text:p text:style-name="P85">Numero de punto flotante.</text:p>
          </table:table-cell>
          <table:table-cell table:style-name="Tabla16.A1" office:value-type="string">
            <text:p text:style-name="P85">Precio float<text:soft-page-break/></text:p>
          </table:table-cell>
        </table:table-row>
        <table:table-row table:style-name="Tabla16.1">
          <table:table-cell table:style-name="Tabla16.A1" office:value-type="string">
            <text:p text:style-name="P84">decimal(n,n)</text:p>
          </table:table-cell>
          <table:table-cell table:style-name="Tabla16.A1" office:value-type="string">
            <text:p text:style-name="P85">Tipo de dato que representa a un número, este tipo de dato permite especificar la cantidad de números enteros y la cantidad de decimales.</text:p>
          </table:table-cell>
          <table:table-cell table:style-name="Tabla16.A1" office:value-type="string">
            <text:p text:style-name="P85">Decimal precio(4,2)</text:p>
          </table:table-cell>
        </table:table-row>
        <table:table-row table:style-name="Tabla16.1">
          <table:table-cell table:style-name="Tabla16.A1" office:value-type="string">
            <text:p text:style-name="P84">date</text:p>
          </table:table-cell>
          <table:table-cell table:style-name="Tabla16.A1" office:value-type="string">
            <text:p text:style-name="P85">Sirve para almacenar fechas en formato (yyyy-mm-dd)</text:p>
          </table:table-cell>
          <table:table-cell table:style-name="Tabla16.A1" office:value-type="string">
            <text:p text:style-name="P85">Facha date</text:p>
          </table:table-cell>
        </table:table-row>
        <table:table-row table:style-name="Tabla16.1">
          <table:table-cell table:style-name="Tabla16.A1" office:value-type="string">
            <text:p text:style-name="P84">datetime</text:p>
          </table:table-cell>
          <table:table-cell table:style-name="Tabla16.A1" office:value-type="string">
            <text:p text:style-name="P85">Almacena un dato que contiene la fecha y hora de acuerdo al siguiente formato (yyyy-mm-dd hh:mm:ss)</text:p>
          </table:table-cell>
          <table:table-cell table:style-name="Tabla16.A1" office:value-type="string">
            <text:p text:style-name="P85">Login datetime</text:p>
          </table:table-cell>
        </table:table-row>
        <table:table-row table:style-name="Tabla16.1">
          <table:table-cell table:style-name="Tabla16.A1" office:value-type="string">
            <text:p text:style-name="P84">timestamp</text:p>
          </table:table-cell>
          <table:table-cell table:style-name="Tabla16.A1" office:value-type="string">
            <text:p text:style-name="P85">Es un alias de datetime, la diferencia es que se usa este tipo de dato para almacenar fechas automáticamente.</text:p>
          </table:table-cell>
          <table:table-cell table:style-name="Tabla16.A1" office:value-type="string">
            <text:p text:style-name="P85">Login timestamp</text:p>
          </table:table-cell>
        </table:table-row>
        <table:table-row table:style-name="Tabla16.1">
          <table:table-cell table:style-name="Tabla16.A1" office:value-type="string">
            <text:p text:style-name="P84">time</text:p>
          </table:table-cell>
          <table:table-cell table:style-name="Tabla16.A1" office:value-type="string">
            <text:p text:style-name="P85">Registra la hora de acuerdo al siguiente formato (hh:mm:ss)</text:p>
          </table:table-cell>
          <table:table-cell table:style-name="Tabla16.A1" office:value-type="string">
            <text:p text:style-name="P85">Hora time</text:p>
          </table:table-cell>
        </table:table-row>
        <table:table-row table:style-name="Tabla16.1">
          <table:table-cell table:style-name="Tabla16.A1" office:value-type="string">
            <text:p text:style-name="P84">year</text:p>
          </table:table-cell>
          <table:table-cell table:style-name="Tabla16.A1" office:value-type="string">
            <text:p text:style-name="P85">Registra un año</text:p>
          </table:table-cell>
          <table:table-cell table:style-name="Tabla16.A1" office:value-type="string">
            <text:p text:style-name="P85">Año year</text:p>
          </table:table-cell>
        </table:table-row>
        <table:table-row table:style-name="Tabla16.1">
          <table:table-cell table:style-name="Tabla16.A1" office:value-type="string">
            <text:p text:style-name="P84">blob</text:p>
          </table:table-cell>
          <table:table-cell table:style-name="Tabla16.A1" office:value-type="string">
            <text:p text:style-name="P85">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85">Adjunto blob</text:p>
          </table:table-cell>
        </table:table-row>
        <table:table-row table:style-name="Tabla16.1">
          <table:table-cell table:style-name="Tabla16.A1" office:value-type="string">
            <text:p text:style-name="P84">text</text:p>
          </table:table-cell>
          <table:table-cell table:style-name="Tabla16.A1" office:value-type="string">
            <text:p text:style-name="P85">Este es un tipo de dato en el que se almacena texto con una longitud hasta 65535 caracteres</text:p>
          </table:table-cell>
          <table:table-cell table:style-name="Tabla16.A1" office:value-type="string">
            <text:p text:style-name="P85">descripción text</text:p>
          </table:table-cell>
        </table:table-row>
        <table:table-row table:style-name="Tabla16.1">
          <table:table-cell table:style-name="Tabla16.A1" office:value-type="string">
            <text:p text:style-name="P84">mediumtext</text:p>
          </table:table-cell>
          <table:table-cell table:style-name="Tabla16.A1" office:value-type="string">
            <text:p text:style-name="P85">Almacena textos con una longitud máxima de 16777215</text:p>
          </table:table-cell>
          <table:table-cell table:style-name="Tabla16.A1" office:value-type="string">
            <text:p text:style-name="P85">Html mediumtext</text:p>
          </table:table-cell>
        </table:table-row>
      </table:table>
      <text:p text:style-name="P13"/>
      <text:p text:style-name="P31">Como podemos ver los tipos de datos no son nada del otro mundo, MySql provee de tipos de datos similares pero con diferente capacidad para que el desarrollador optimice al máximo los recursos del servidor.</text:p>
      <text:p text:style-name="P13"/>
      <text:p text:style-name="P21">2.13.7.<text:tab/>Comandos Básicos MySql</text:p>
      <text:p text:style-name="P31">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3"/>
      <text:p text:style-name="P31"><text:soft-page-break/>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3"/>
      <text:p text:style-name="P31">La técnica que voy a utilizar para explicar los comandos es la siguiente, primero voy a exponer la sintaxis básica de los comandos, en el momento en que se empiece a crear la base de datos para el proyecto podremos implementar a más de una sentencia.</text:p>
      <text:p text:style-name="P13"/>
      <text:p text:style-name="P22">2.13.7.1. Comandos DDL (Lenguaje de definición de datos)</text:p>
      <text:p text:style-name="P31">Como su nombre lo indica, las sentencias que pertenecen a este grupo son aquellas que sirven para modelar, modificar o eliminar tablas y bases de datos, cada tipo de comando puede ser utilizado para más de una operación, pero cada una con su propio fin.</text:p>
      <text:p text:style-name="P13"/>
      <text:p text:style-name="P22">2.13.7.1.2 Sentencias CREATE</text:p>
      <text:p text:style-name="P31">Este grupo de sentencias sirven para crear estructuras de datos ya sean tablas, vistas, bases de datos, funciones y <text:s/>procedimientos almacenados, veamos las capacidades de esta sentencia.</text:p>
      <text:p text:style-name="P13"/>
      <text:p text:style-name="P22">2.13.7.1.2.1. CREATE TABLE</text:p>
      <text:p text:style-name="P31">Esta sentencia es usada para crear tablas bases de datos y vistas, a continuación mostramos la sintaxis que puede tener esta sentencias SQL.<text:tab/></text:p>
      <text:p text:style-name="P13"/>
      <text:p text:style-name="P62">1 CREATE [TEMPORARY] TABLE [IF NOT EXISTS] nombre_tabla</text:p>
      <text:p text:style-name="P62">2 [(denicion_de_columnas,...)]</text:p>
      <text:p text:style-name="P62">3 [opciones_tabla]</text:p>
      <text:p text:style-name="P14"/>
      <text:p text:style-name="P32">También se puede crear tablas temporales, este tipo de tablas son borradas de memoria luego de su uso, en la parte de opciones de tabla se puede especificar el juego de caracteres a utilizar y el motor de gestión de datos.</text:p>
      <text:p text:style-name="P14"/>
      <text:p text:style-name="P22">2.13.7.1.2.2. CREATE VIEW</text:p>
      <text:p text:style-name="P31">Esta sentencia ayuda a crear una vista, como lo dijimos en un capitulo anterior las vistas son producto del resultado de un comando SELECT aplicado a una o varias tablas, la sentencia puede contener condiciones, sintaxis.</text:p>
      <text:p text:style-name="P13"/>
      <text:p text:style-name="P62">1 CREATE [OR REPLACE] [ALGORITHM = {UNDEFINED | MERGE | TEMPTABLE}]</text:p>
      <text:p text:style-name="P62">2 VIEW nombre_vista[(columnas)]</text:p>
      <text:p text:style-name="P62">3 AS sentencia_select</text:p>
      <text:p text:style-name="P62">4 [WITH [CASCADED | LOCAL] CHECK OPTION]]</text:p>
      <text:p text:style-name="P13"/>
      <text:p text:style-name="P31">Esta sentencia no solamente es capaz de crear vistas sino también de reemplazarlas o combinarlas aunque no es recomendable, es preferible definir el algoritmo nuevamente.</text:p>
      <text:p text:style-name="P13"/>
      <text:p text:style-name="P22">2.13.7.1.2.3. CREATE PROCEDURE/CREATE FUNCTION</text:p>
      <text:p text:style-name="P31">Estas sentencias hacen prácticamente lo mismo, la diferencia es lo que pueden crear,la primera crea una rutina que no es capaz de devolver ningún valor, ideal <text:soft-page-break/>para hacer trabajos de backup, la segunda genera rutinas que son capaces de devolver valores, ambas soportan parámetros de entrada, pero solo las funciones son capaces de devolver un valor, aunque a los dos se los conoce como procedimientos almacenados.</text:p>
      <text:p text:style-name="P13"/>
      <text:p text:style-name="P62">1 CREATE PROCEDURE nombre_sp([parametros[,...]])</text:p>
      <text:p text:style-name="P62"><text:s/>2 CREATE PROCEDUREy CREATE FUNCTION</text:p>
      <text:p text:style-name="P62">3 [características...] cuerpo_rutina</text:p>
      <text:p text:style-name="P62"><text:s/>4 CREATE FUNCTION nombre_sp([parametros[,...]])</text:p>
      <text:p text:style-name="P62"><text:s/>5 RETURNS type</text:p>
      <text:p text:style-name="P62">6 [características...] cuerpo_rutina</text:p>
      <text:p text:style-name="P62"><text:s/>7 parameter:</text:p>
      <text:p text:style-name="P62">8 [ IN | OUT | INOUT ] nombre_parametro type</text:p>
      <text:p text:style-name="P62">9 type:</text:p>
      <text:p text:style-name="P62">10 Any cualquier válido MySQL data type</text:p>
      <text:p text:style-name="P62">11 características:</text:p>
      <text:p text:style-name="P62">12 LANGUAGE SQL</text:p>
      <text:p text:style-name="P62">13 | [NOT] DETERMINISTIC</text:p>
      <text:p text:style-name="P62">14 | { CONTAINS SQL | NO SQL | READS SQL DATA | MODIFIES SQL DATA }</text:p>
      <text:p text:style-name="P62">15 | SQL SECURITY { DEFINER | INVOKER }</text:p>
      <text:p text:style-name="P62">16 | COMMENT 'string'</text:p>
      <text:p text:style-name="P62">17 cuerpo_rutina:</text:p>
      <text:p text:style-name="P62">18 procedimientos almacenados o comandos SQL válidos</text:p>
      <text:p text:style-name="P13"/>
      <text:p text:style-name="P13"><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29">CALL nombre_sp</text:span><text:span text:style-name="T2"> y para invocar las funciones solamente se escribe el nombre de la función y los parámetros.</text:span></text:p>
      <text:p text:style-name="P13"/>
      <text:p text:style-name="P22">2.13.7.1.2.4. CREATE DATABASE/CREATE SCHEMA</text:p>
      <text:p text:style-name="P31">Estos dos comandos hacen lo mismo CREATE SCHEMA fue implementado para personas que vienen de otros motores de bases de datos, es una forma de hacer que los desarrolladores se adapten fácilmente.</text:p>
      <text:p text:style-name="P31">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3"/>
      <text:p text:style-name="P62">1 CREATE {DATABASE | SCHEMA} [IF NOT EXISTS] nombre_db</text:p>
      <text:p text:style-name="P62">2 Epecificaciones_de_creado:</text:p>
      <text:p text:style-name="P62">3 [DEFAULT] CHARACTER SET juego_caracteres</text:p>
      <text:p text:style-name="P62">4 | [DEFAULT] COLLATE collation_name nombre_juego_caracteres_por_defecto</text:p>
      <text:p text:style-name="P13"/>
      <text:p text:style-name="P22">2.13.7.1.3 Sentencias ALTER</text:p>
      <text:p text:style-name="P31">Este grupo de sentencias son usadas para alterar las estructuras creadas con las sentencias créate, son capaces de aumentar o quitar atributosa los elementos.</text:p>
      <text:p text:style-name="P13"/>
      <text:p text:style-name="P22">2.13.7.1.3.1. ALTER TABLE</text:p>
      <text:p text:style-name="P31">Esta sentencia permite cambiar la estructura de una tabla existente. Por ejemplo, se puede añadiro borrar columnas, crear o destruir índices, cambiar el tipo de <text:soft-page-break/>columnas existentes, o renombrarcolumnas o a la misma tabla. Puede cambiar el comentario de la tabla y su tipo.</text:p>
      <text:p text:style-name="P13"/>
      <text:p text:style-name="P19"><text:span text:style-name="T74"><text:s/></text:span><text:span text:style-name="number_5f_mysql"><text:span text:style-name="T74">1</text:span></text:span><text:span text:style-name="T74"> </text:span><text:span text:style-name="keyword0_5f_mysql"><text:span text:style-name="T74">ALTER</text:span></text:span><text:span text:style-name="T74"> [</text:span><text:span text:style-name="keyword0_5f_mysql"><text:span text:style-name="T74">IGN</text:span></text:span><text:span text:style-name="symbol0_5f_mysql"><text:span text:style-name="T74">OR</text:span></text:span><text:span text:style-name="keyword0_5f_mysql"><text:span text:style-name="T74">E</text:span></text:span><text:span text:style-name="T74">] TABLE nombre_tabla</text:span></text:p>
      <text:p text:style-name="P19"><text:span text:style-name="T74"><text:s/></text:span><text:span text:style-name="number_5f_mysql"><text:span text:style-name="T74">2</text:span></text:span><text:span text:style-name="T74"> Especificación_atelalter_specification:</text:span></text:p>
      <text:p text:style-name="P19"><text:span text:style-name="T74"><text:s/></text:span><text:span text:style-name="number_5f_mysql"><text:span text:style-name="T74">3</text:span></text:span><text:span text:style-name="T74"> ADD [</text:span><text:span text:style-name="keyword0_5f_mysql"><text:span text:style-name="T74">COLUMN</text:span></text:span><text:span text:style-name="T74">] column_definition[FIRST </text:span><text:span text:style-name="symbol0_5f_mysql"><text:span text:style-name="T74">|</text:span></text:span><text:span text:style-name="T74"> AFTER col_name]</text:span></text:p>
      <text:p text:style-name="P19"><text:span text:style-name="T74"><text:s/></text:span><text:span text:style-name="number_5f_mysql"><text:span text:style-name="T74">4</text:span></text:span><text:span text:style-name="T74"> </text:span><text:span text:style-name="symbol0_5f_mysql"><text:span text:style-name="T74">|</text:span></text:span><text:span text:style-name="T74"> ADD [</text:span><text:span text:style-name="keyword0_5f_mysql"><text:span text:style-name="T74">COLUMN</text:span></text:span><text:span text:style-name="T74">] </text:span><text:span text:style-name="symbol0_5f_mysql"><text:span text:style-name="T74">(</text:span></text:span><text:span text:style-name="T74">definicion_columna,...</text:span><text:span text:style-name="symbol0_5f_mysql"><text:span text:style-name="T74">)</text:span></text:span></text:p>
      <text:p text:style-name="P19"><text:span text:style-name="T74"><text:s/></text:span><text:span text:style-name="number_5f_mysql"><text:span text:style-name="T74">5</text:span></text:span><text:span text:style-name="T74"> </text:span><text:span text:style-name="symbol0_5f_mysql"><text:span text:style-name="T74">|</text:span></text:span><text:span text:style-name="T74"> ADD </text:span><text:span text:style-name="symbol0_5f_mysql"><text:span text:style-name="T74">IN</text:span></text:span><text:span text:style-name="T74">DEX [nombre_index] [tipo_index] </text:span><text:span text:style-name="symbol0_5f_mysql"><text:span text:style-name="T74">(</text:span></text:span><text:span text:style-name="T74">nombre_col_index,...</text:span><text:span text:style-name="symbol0_5f_mysql"><text:span text:style-name="T74">)</text:span></text:span></text:p>
      <text:p text:style-name="P19"><text:span text:style-name="T74"><text:s/></text:span><text:span text:style-name="number_5f_mysql"><text:span text:style-name="T74">6</text:span></text:span><text:span text:style-name="T74"> </text:span><text:span text:style-name="symbol0_5f_mysql"><text:span text:style-name="T74">|</text:span></text:span><text:span text:style-name="T74"> ADD [</text:span><text:span text:style-name="keyword0_5f_mysql"><text:span text:style-name="T74">CONSTRA</text:span></text:span><text:span text:style-name="symbol0_5f_mysql"><text:span text:style-name="T74">IN</text:span></text:span><text:span text:style-name="keyword0_5f_mysql"><text:span text:style-name="T74">T</text:span></text:span><text:span text:style-name="T74"> [nombre_clave]]</text:span></text:p>
      <text:p text:style-name="P19"><text:span text:style-name="T74"><text:s/></text:span><text:span text:style-name="number_5f_mysql"><text:span text:style-name="T74">7</text:span></text:span><text:span text:style-name="T74"> </text:span><text:span text:style-name="keyword0_5f_mysql"><text:span text:style-name="T74">PRIMARY KEY</text:span></text:span><text:span text:style-name="T74"> [tipo_index] </text:span><text:span text:style-name="symbol0_5f_mysql"><text:span text:style-name="T74">(</text:span></text:span><text:span text:style-name="T74">nombre_col_index,...</text:span><text:span text:style-name="symbol0_5f_mysql"><text:span text:style-name="T74">)</text:span></text:span></text:p>
      <text:p text:style-name="P19"><text:span text:style-name="T74"><text:s/></text:span><text:span text:style-name="number_5f_mysql"><text:span text:style-name="T74">8</text:span></text:span><text:span text:style-name="T74"> </text:span><text:span text:style-name="symbol0_5f_mysql"><text:span text:style-name="T74">|</text:span></text:span><text:span text:style-name="T74"> ADD [</text:span><text:span text:style-name="keyword0_5f_mysql"><text:span text:style-name="T74">CONSTRA</text:span></text:span><text:span text:style-name="symbol0_5f_mysql"><text:span text:style-name="T74">IN</text:span></text:span><text:span text:style-name="keyword0_5f_mysql"><text:span text:style-name="T74">T</text:span></text:span><text:span text:style-name="T74"> [nombre_clave]]</text:span></text:p>
      <text:p text:style-name="P19"><text:span text:style-name="T74"><text:s/></text:span><text:span text:style-name="number_5f_mysql"><text:span text:style-name="T74">9</text:span></text:span><text:span text:style-name="T74"> </text:span><text:span text:style-name="keyword2_5f_mysql"><text:span text:style-name="T74">UNIQUE</text:span></text:span><text:span text:style-name="T74"> [nombre_index] [tipo_index] </text:span><text:span text:style-name="symbol0_5f_mysql"><text:span text:style-name="T74">(</text:span></text:span><text:span text:style-name="T74">nombre_col_index,...</text:span><text:span text:style-name="symbol0_5f_mysql"><text:span text:style-name="T74">)</text:span></text:span></text:p>
      <text:p text:style-name="P19"><text:span text:style-name="number_5f_mysql"><text:span text:style-name="T74">10</text:span></text:span><text:span text:style-name="T74"> </text:span><text:span text:style-name="symbol0_5f_mysql"><text:span text:style-name="T74">|</text:span></text:span><text:span text:style-name="T74"> ADD [FULLTEXT</text:span><text:span text:style-name="symbol0_5f_mysql"><text:span text:style-name="T74">|</text:span></text:span><text:span text:style-name="T74">SPATIAL] [nombre_col] </text:span><text:span text:style-name="symbol0_5f_mysql"><text:span text:style-name="T74">(</text:span></text:span><text:span text:style-name="T74">nombre_col_index,...</text:span><text:span text:style-name="symbol0_5f_mysql"><text:span text:style-name="T74">)</text:span></text:span></text:p>
      <text:p text:style-name="P19"><text:span text:style-name="number_5f_mysql"><text:span text:style-name="T74">11</text:span></text:span><text:span text:style-name="T74"> </text:span><text:span text:style-name="symbol0_5f_mysql"><text:span text:style-name="T74">|</text:span></text:span><text:span text:style-name="T74"> ADD [</text:span><text:span text:style-name="keyword0_5f_mysql"><text:span text:style-name="T74">CONSTRA</text:span></text:span><text:span text:style-name="symbol0_5f_mysql"><text:span text:style-name="T74">IN</text:span></text:span><text:span text:style-name="keyword0_5f_mysql"><text:span text:style-name="T74">T</text:span></text:span><text:span text:style-name="T74"> [nombre_clave]]</text:span></text:p>
      <text:p text:style-name="P19"><text:span text:style-name="number_5f_mysql"><text:span text:style-name="T74">12</text:span></text:span><text:span text:style-name="T74"> </text:span><text:span text:style-name="keyword0_5f_mysql"><text:span text:style-name="T74">F</text:span></text:span><text:span text:style-name="symbol0_5f_mysql"><text:span text:style-name="T74">OR</text:span></text:span><text:span text:style-name="keyword0_5f_mysql"><text:span text:style-name="T74">EIGN</text:span></text:span><text:span text:style-name="T74"> KEY [nombre_index] </text:span><text:span text:style-name="symbol0_5f_mysql"><text:span text:style-name="T74">(</text:span></text:span><text:span text:style-name="T74">nombre_col_index,...</text:span><text:span text:style-name="symbol0_5f_mysql"><text:span text:style-name="T74">)</text:span></text:span></text:p>
      <text:p text:style-name="P19"><text:span text:style-name="number_5f_mysql"><text:span text:style-name="T74">13</text:span></text:span><text:span text:style-name="T74"> [referencia_definición]</text:span></text:p>
      <text:p text:style-name="P19"><text:span text:style-name="number_5f_mysql"><text:span text:style-name="T74">14</text:span></text:span><text:span text:style-name="T74"> </text:span><text:span text:style-name="symbol0_5f_mysql"><text:span text:style-name="T74">|</text:span></text:span><text:span text:style-name="T74"> </text:span><text:span text:style-name="keyword0_5f_mysql"><text:span text:style-name="T74">ALTER</text:span></text:span><text:span text:style-name="T74"> [</text:span><text:span text:style-name="keyword0_5f_mysql"><text:span text:style-name="T74">COLUMN</text:span></text:span><text:span text:style-name="T74">] nombre_col{</text:span><text:span text:style-name="keyword1_5f_mysql"><text:span text:style-name="T74">SET</text:span></text:span><text:span text:style-name="T74"> </text:span><text:span text:style-name="keyword2_5f_mysql"><text:span text:style-name="T74">DEFAULT</text:span></text:span><text:span text:style-name="T74"> literal</text:span><text:span text:style-name="symbol0_5f_mysql"><text:span text:style-name="T74">|</text:span></text:span><text:span text:style-name="T74"> </text:span><text:span text:style-name="keyword0_5f_mysql"><text:span text:style-name="T74">DROP</text:span></text:span><text:span text:style-name="T74"> </text:span><text:span text:style-name="keyword2_5f_mysql"><text:span text:style-name="T74">DEFAULT</text:span></text:span><text:span text:style-name="T74">}</text:span></text:p>
      <text:p text:style-name="P19"><text:span text:style-name="number_5f_mysql"><text:span text:style-name="T74">15</text:span></text:span><text:span text:style-name="T74"> </text:span><text:span text:style-name="symbol0_5f_mysql"><text:span text:style-name="T74">|</text:span></text:span><text:span text:style-name="T74"> CHANGE [</text:span><text:span text:style-name="keyword0_5f_mysql"><text:span text:style-name="T74">COLUMN</text:span></text:span><text:span text:style-name="T74">] nombre_col_anterior definición_col</text:span></text:p>
      <text:p text:style-name="P19"><text:span text:style-name="number_5f_mysql"><text:span text:style-name="T74">16</text:span></text:span><text:span text:style-name="T74"> [FIRST</text:span><text:span text:style-name="symbol0_5f_mysql"><text:span text:style-name="T74">|</text:span></text:span><text:span text:style-name="T74">AFTER nombre_col]</text:span></text:p>
      <text:p text:style-name="P19"><text:span text:style-name="number_5f_mysql"><text:span text:style-name="T74">17</text:span></text:span><text:span text:style-name="T74"> </text:span><text:span text:style-name="symbol0_5f_mysql"><text:span text:style-name="T74">|</text:span></text:span><text:span text:style-name="T74"> </text:span><text:span text:style-name="symbol0_5f_mysql"><text:span text:style-name="T74">MOD</text:span></text:span><text:span text:style-name="T74">IFY [</text:span><text:span text:style-name="keyword0_5f_mysql"><text:span text:style-name="T74">COLUMN</text:span></text:span><text:span text:style-name="T74">] definicion_col[FIRST </text:span><text:span text:style-name="symbol0_5f_mysql"><text:span text:style-name="T74">|</text:span></text:span><text:span text:style-name="T74"> AFTER nombre_col]</text:span></text:p>
      <text:p text:style-name="P19"><text:span text:style-name="number_5f_mysql"><text:span text:style-name="T74">18</text:span></text:span><text:span text:style-name="T74"> </text:span><text:span text:style-name="symbol0_5f_mysql"><text:span text:style-name="T74">|</text:span></text:span><text:span text:style-name="T74"> </text:span><text:span text:style-name="keyword0_5f_mysql"><text:span text:style-name="T74">DROP</text:span></text:span><text:span text:style-name="T74"> [</text:span><text:span text:style-name="keyword0_5f_mysql"><text:span text:style-name="T74">COLUMN</text:span></text:span><text:span text:style-name="T74">] nombre_col</text:span></text:p>
      <text:p text:style-name="P19"><text:span text:style-name="number_5f_mysql"><text:span text:style-name="T74">19</text:span></text:span><text:span text:style-name="T74"> </text:span><text:span text:style-name="symbol0_5f_mysql"><text:span text:style-name="T74">|</text:span></text:span><text:span text:style-name="T74"> </text:span><text:span text:style-name="keyword0_5f_mysql"><text:span text:style-name="T74">DROP</text:span></text:span><text:span text:style-name="T74"> </text:span><text:span text:style-name="keyword0_5f_mysql"><text:span text:style-name="T74">PRIMARY KEY</text:span></text:span></text:p>
      <text:p text:style-name="P19"><text:span text:style-name="number_5f_mysql"><text:span text:style-name="T74">20</text:span></text:span><text:span text:style-name="T74"> </text:span><text:span text:style-name="symbol0_5f_mysql"><text:span text:style-name="T74">|</text:span></text:span><text:span text:style-name="T74"> </text:span><text:span text:style-name="keyword0_5f_mysql"><text:span text:style-name="T74">DROP </text:span></text:span><text:span text:style-name="symbol0_5f_mysql"><text:span text:style-name="T74">IN</text:span></text:span><text:span text:style-name="keyword0_5f_mysql"><text:span text:style-name="T74">DEX</text:span></text:span><text:span text:style-name="T74"> nombre_index</text:span></text:p>
      <text:p text:style-name="P19"><text:span text:style-name="number_5f_mysql"><text:span text:style-name="T74">21</text:span></text:span><text:span text:style-name="T74"> </text:span><text:span text:style-name="symbol0_5f_mysql"><text:span text:style-name="T74">|</text:span></text:span><text:span text:style-name="T74"> </text:span><text:span text:style-name="keyword0_5f_mysql"><text:span text:style-name="T74">DROP</text:span></text:span><text:span text:style-name="T74"> </text:span><text:span text:style-name="keyword0_5f_mysql"><text:span text:style-name="T74">F</text:span></text:span><text:span text:style-name="symbol0_5f_mysql"><text:span text:style-name="T74">OR</text:span></text:span><text:span text:style-name="keyword0_5f_mysql"><text:span text:style-name="T74">EIGN</text:span></text:span><text:span text:style-name="T74"> KEY nombre_clave</text:span></text:p>
      <text:p text:style-name="P19"><text:span text:style-name="number_5f_mysql"><text:span text:style-name="T74">22</text:span></text:span><text:span text:style-name="T74"> </text:span><text:span text:style-name="symbol0_5f_mysql"><text:span text:style-name="T74">|</text:span></text:span><text:span text:style-name="T74"> D</text:span><text:span text:style-name="symbol0_5f_mysql"><text:span text:style-name="T74">IS</text:span></text:span><text:span text:style-name="T74">ABLE </text:span><text:span text:style-name="keyword0_5f_mysql"><text:span text:style-name="T74">KEYS</text:span></text:span></text:p>
      <text:p text:style-name="P19"><text:span text:style-name="number_5f_mysql"><text:span text:style-name="T74">23</text:span></text:span><text:span text:style-name="T74"> </text:span><text:span text:style-name="symbol0_5f_mysql"><text:span text:style-name="T74">|</text:span></text:span><text:span text:style-name="T74"> ENABLE </text:span><text:span text:style-name="keyword0_5f_mysql"><text:span text:style-name="T74">KEYS</text:span></text:span></text:p>
      <text:p text:style-name="P19"><text:span text:style-name="number_5f_mysql"><text:span text:style-name="T74">24</text:span></text:span><text:span text:style-name="T74"> </text:span><text:span text:style-name="symbol0_5f_mysql"><text:span text:style-name="T74">|</text:span></text:span><text:span text:style-name="T74"> RENAME [TO] nuevo_nombre_tabla</text:span></text:p>
      <text:p text:style-name="P19"><text:span text:style-name="number_5f_mysql"><text:span text:style-name="T74">25</text:span></text:span><text:span text:style-name="T74"> </text:span><text:span text:style-name="symbol0_5f_mysql"><text:span text:style-name="T74">|</text:span></text:span><text:span text:style-name="T74"> </text:span><text:span text:style-name="symbol0_5f_mysql"><text:span text:style-name="T74">OR</text:span></text:span><text:span text:style-name="keyword0_5f_mysql"><text:span text:style-name="T74">DER</text:span></text:span><text:span text:style-name="T74"> </text:span><text:span text:style-name="keyword0_5f_mysql"><text:span text:style-name="T74">BY</text:span></text:span><text:span text:style-name="T74"> nombre_col</text:span></text:p>
      <text:p text:style-name="P19"><text:span text:style-name="number_5f_mysql"><text:span text:style-name="T74">26</text:span></text:span><text:span text:style-name="T74"> </text:span><text:span text:style-name="symbol0_5f_mysql"><text:span text:style-name="T74">|</text:span></text:span><text:span text:style-name="T74"> CONVERT TO </text:span><text:span text:style-name="keyword2_5f_mysql"><text:span text:style-name="T74">CHARACTER SET</text:span></text:span><text:span text:style-name="T74"> charset_name[</text:span><text:span text:style-name="symbol0_5f_mysql"><text:span text:style-name="T74">COLLATE</text:span></text:span><text:span text:style-name="T74"> nombre_juego_caracteres]</text:span></text:p>
      <text:p text:style-name="P19"><text:span text:style-name="number_5f_mysql"><text:span text:style-name="T74">27</text:span></text:span><text:span text:style-name="T74"> </text:span><text:span text:style-name="symbol0_5f_mysql"><text:span text:style-name="T74">|</text:span></text:span><text:span text:style-name="T74"> [</text:span><text:span text:style-name="keyword2_5f_mysql"><text:span text:style-name="T74">DEFAULT</text:span></text:span><text:span text:style-name="T74">] </text:span><text:span text:style-name="keyword2_5f_mysql"><text:span text:style-name="T74">CHARACTER SET</text:span></text:span><text:span text:style-name="T74"> charset_name[</text:span><text:span text:style-name="symbol0_5f_mysql"><text:span text:style-name="T74">COLLATE</text:span></text:span><text:span text:style-name="T74"> nombre_juego_caracteres]</text:span></text:p>
      <text:p text:style-name="P19"><text:span text:style-name="number_5f_mysql"><text:span text:style-name="T74">28</text:span></text:span><text:span text:style-name="T74"> </text:span><text:span text:style-name="symbol0_5f_mysql"><text:span text:style-name="T74">|</text:span></text:span><text:span text:style-name="T74"> D</text:span><text:span text:style-name="symbol0_5f_mysql"><text:span text:style-name="T74">IS</text:span></text:span><text:span text:style-name="T74">CARD TABLESPACE</text:span></text:p>
      <text:p text:style-name="P19"><text:span text:style-name="number_5f_mysql"><text:span text:style-name="T74">29</text:span></text:span><text:span text:style-name="T74"> </text:span><text:span text:style-name="symbol0_5f_mysql"><text:span text:style-name="T74">|</text:span></text:span><text:span text:style-name="T74"> IMP</text:span><text:span text:style-name="symbol0_5f_mysql"><text:span text:style-name="T74">OR</text:span></text:span><text:span text:style-name="T74">T TABLESPACE</text:span></text:p>
      <text:p text:style-name="P13"/>
      <text:p text:style-name="P22">2.13.7.1.3.2. ALTER VIEW</text:p>
      <text:p text:style-name="P31">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3"/>
      <text:p text:style-name="P62">1 CREATE [OR REPLACE] [ALGORITHM = {UNDEFINED | MERGE | TEMPTABLE}]</text:p>
      <text:p text:style-name="P62">2 VIEW nombre_vista[(columnas)]</text:p>
      <text:p text:style-name="P62">3 AS sentencia_select</text:p>
      <text:p text:style-name="P62">4 [WITH [CASCADED | LOCAL] CHECK OPTION]</text:p>
      <text:p text:style-name="P13"/>
      <text:p text:style-name="P22">2.13.7.1.3.3. ALTER PROCEDURE/CREATE FUNCTION</text:p>
      <text:p text:style-name="P31">Al igual que con las vistas esta sentencia no tiene la capacidad de hacer cambios en el algoritmo solamente lo reemplaza por el nuevo.</text:p>
      <text:p text:style-name="P13"/>
      <text:p text:style-name="P62">1 ALTER {PROCEDURE | FUNCTION} sp_name[characteristic...]</text:p>
      <text:p text:style-name="P62">2 characteristic:</text:p>
      <text:p text:style-name="P62"><text:soft-page-break/>3 { CONTAINS SQL | NO SQL | READS SQL DATA | MODIFIES SQL DATA }</text:p>
      <text:p text:style-name="P62">4 | SQL SECURITY { DEFINER | INVOKER }</text:p>
      <text:p text:style-name="P62">5 | COMMENT 'string'</text:p>
      <text:p text:style-name="P13"/>
      <text:p text:style-name="P13"/>
      <text:p text:style-name="P22">2.13.7.1.4 Sentencias DROP</text:p>
      <text:p text:style-name="P31">Estas sentencias son utilizadas para destruir estructuras, son capaces de eliminar bases de datos índices y tablas.</text:p>
      <text:p text:style-name="P13"/>
      <text:p text:style-name="P19"><text:span text:style-name="T74"><text:s/></text:span><text:span text:style-name="number_5f_mysql"><text:span text:style-name="T74">1</text:span></text:span><text:span text:style-name="T74"> </text:span><text:span text:style-name="comment0_5f_mysql"><text:span text:style-name="T74">-- Eliminar Base Datos</text:span></text:span></text:p>
      <text:p text:style-name="P19"><text:span text:style-name="T74"><text:s/></text:span><text:span text:style-name="number_5f_mysql"><text:span text:style-name="T74">2</text:span></text:span><text:span text:style-name="T74"> </text:span><text:span text:style-name="keyword0_5f_mysql"><text:span text:style-name="T74">DROP</text:span></text:span><text:span text:style-name="T74"> {DATABASE </text:span><text:span text:style-name="symbol0_5f_mysql"><text:span text:style-name="T74">|</text:span></text:span><text:span text:style-name="T74"> SCHEMA} [IF </text:span><text:span text:style-name="keyword0_5f_mysql"><text:span text:style-name="T74">EX</text:span></text:span><text:span text:style-name="symbol0_5f_mysql"><text:span text:style-name="T74">IS</text:span></text:span><text:span text:style-name="keyword0_5f_mysql"><text:span text:style-name="T74">TS</text:span></text:span><text:span text:style-name="T74">] db_name</text:span></text:p>
      <text:p text:style-name="P19"><text:span text:style-name="T74"><text:s/></text:span><text:span text:style-name="number_5f_mysql"><text:span text:style-name="T74">3</text:span></text:span><text:span text:style-name="T74"> </text:span></text:p>
      <text:p text:style-name="P19"><text:span text:style-name="T74"><text:s/></text:span><text:span text:style-name="number_5f_mysql"><text:span text:style-name="T74">4</text:span></text:span><text:span text:style-name="T74"> </text:span><text:span text:style-name="comment0_5f_mysql"><text:span text:style-name="T74">-- Eliminar Indice</text:span></text:span></text:p>
      <text:p text:style-name="P19"><text:span text:style-name="T74"><text:s/></text:span><text:span text:style-name="number_5f_mysql"><text:span text:style-name="T74">5</text:span></text:span><text:span text:style-name="T74"> </text:span><text:span text:style-name="keyword0_5f_mysql"><text:span text:style-name="T74">DROP </text:span></text:span><text:span text:style-name="symbol0_5f_mysql"><text:span text:style-name="T74">IN</text:span></text:span><text:span text:style-name="keyword0_5f_mysql"><text:span text:style-name="T74">DEX</text:span></text:span><text:span text:style-name="T74"> index_nameON tbl_name</text:span></text:p>
      <text:p text:style-name="P19"><text:span text:style-name="T74"><text:s/></text:span><text:span text:style-name="number_5f_mysql"><text:span text:style-name="T74">6</text:span></text:span><text:span text:style-name="T74"> </text:span></text:p>
      <text:p text:style-name="P19"><text:span text:style-name="T74"><text:s/></text:span><text:span text:style-name="number_5f_mysql"><text:span text:style-name="T74">7</text:span></text:span><text:span text:style-name="T74"> </text:span><text:span text:style-name="comment0_5f_mysql"><text:span text:style-name="T74">-- Eliminat Tabla</text:span></text:span></text:p>
      <text:p text:style-name="P19"><text:span text:style-name="T74"><text:s/></text:span><text:span text:style-name="number_5f_mysql"><text:span text:style-name="T74">8</text:span></text:span><text:span text:style-name="T74"> </text:span><text:span text:style-name="keyword0_5f_mysql"><text:span text:style-name="T74">DROP</text:span></text:span><text:span text:style-name="T74"> [TEMP</text:span><text:span text:style-name="symbol0_5f_mysql"><text:span text:style-name="T74">OR</text:span></text:span><text:span text:style-name="T74">ARY] TABLE [IF </text:span><text:span text:style-name="keyword0_5f_mysql"><text:span text:style-name="T74">EX</text:span></text:span><text:span text:style-name="symbol0_5f_mysql"><text:span text:style-name="T74">IS</text:span></text:span><text:span text:style-name="keyword0_5f_mysql"><text:span text:style-name="T74">TS</text:span></text:span><text:span text:style-name="T74">]</text:span></text:p>
      <text:p text:style-name="P19"><text:span text:style-name="T74"><text:s/></text:span><text:span text:style-name="number_5f_mysql"><text:span text:style-name="T74">9</text:span></text:span><text:span text:style-name="T74"> tbl_name[, tbl_name] ...</text:span></text:p>
      <text:p text:style-name="P19"><text:span text:style-name="number_5f_mysql"><text:span text:style-name="T74">10</text:span></text:span><text:span text:style-name="T74"> [</text:span><text:span text:style-name="keyword0_5f_mysql"><text:span text:style-name="T74">RESTRICT</text:span></text:span><text:span text:style-name="T74"> </text:span><text:span text:style-name="symbol0_5f_mysql"><text:span text:style-name="T74">|</text:span></text:span><text:span text:style-name="T74"> </text:span><text:span text:style-name="keyword0_5f_mysql"><text:span text:style-name="T74">CASCADE</text:span></text:span><text:span text:style-name="T74">]</text:span></text:p>
      <text:p text:style-name="P13"/>
      <text:p text:style-name="P31">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22">2.13.7.2. Comandos DML (Lenguaje de Manipulación <text:s/>de datos)</text:p>
      <text:p text:style-name="P31">Este es un lenguaje que sirve para manipular los datos, las sentencias que pertenecen a este grupo están en capacidad de trabajar con los datos de forma directa, pueden escribir, editar, leer y actualizar los datos de una tabla.</text:p>
      <text:p text:style-name="P13"/>
      <text:p text:style-name="P22">2.13.7.2.1 Sentencias SELECT</text:p>
      <text:p text:style-name="P31">Esta sentencia es usada para traer los datos de una o más tablas, es la única que permite traer datos, posee algunos elementos que la hacen muy potente y está en capacidad de elaborar consultas muy complejas aplicando lógica de algebra relacional.</text:p>
      <text:p text:style-name="P13"/>
      <text:p text:style-name="P19"><text:span text:style-name="T74"><text:s/></text:span><text:span text:style-name="number_5f_mysql"><text:span text:style-name="T74">1</text:span></text:span><text:span text:style-name="T74"> </text:span><text:span text:style-name="keyword0_5f_mysql"><text:span text:style-name="T74">SELECT</text:span></text:span></text:p>
      <text:p text:style-name="P19"><text:span text:style-name="T74"><text:s/></text:span><text:span text:style-name="number_5f_mysql"><text:span text:style-name="T74">2</text:span></text:span><text:span text:style-name="T74"> [ALL </text:span><text:span text:style-name="symbol0_5f_mysql"><text:span text:style-name="T74">|</text:span></text:span><text:span text:style-name="T74"> </text:span><text:span text:style-name="keyword0_5f_mysql"><text:span text:style-name="T74">D</text:span></text:span><text:span text:style-name="symbol0_5f_mysql"><text:span text:style-name="T74">IS</text:span></text:span><text:span text:style-name="keyword0_5f_mysql"><text:span text:style-name="T74">T</text:span></text:span><text:span text:style-name="symbol0_5f_mysql"><text:span text:style-name="T74">IN</text:span></text:span><text:span text:style-name="keyword0_5f_mysql"><text:span text:style-name="T74">CT</text:span></text:span><text:span text:style-name="T74"> </text:span><text:span text:style-name="symbol0_5f_mysql"><text:span text:style-name="T74">|</text:span></text:span><text:span text:style-name="T74"> </text:span><text:span text:style-name="keyword0_5f_mysql"><text:span text:style-name="T74">D</text:span></text:span><text:span text:style-name="symbol0_5f_mysql"><text:span text:style-name="T74">IS</text:span></text:span><text:span text:style-name="keyword0_5f_mysql"><text:span text:style-name="T74">T</text:span></text:span><text:span text:style-name="symbol0_5f_mysql"><text:span text:style-name="T74">IN</text:span></text:span><text:span text:style-name="keyword0_5f_mysql"><text:span text:style-name="T74">CTROW</text:span></text:span><text:span text:style-name="T74"> ]</text:span></text:p>
      <text:p text:style-name="P19"><text:span text:style-name="T74"><text:s/></text:span><text:span text:style-name="number_5f_mysql"><text:span text:style-name="T74">3</text:span></text:span><text:span text:style-name="T74"> [</text:span><text:span text:style-name="keyword0_5f_mysql"><text:span text:style-name="T74">HIGH_PRI</text:span></text:span><text:span text:style-name="symbol0_5f_mysql"><text:span text:style-name="T74">OR</text:span></text:span><text:span text:style-name="keyword0_5f_mysql"><text:span text:style-name="T74">ITY</text:span></text:span><text:span text:style-name="T74">]</text:span></text:p>
      <text:p text:style-name="P19"><text:span text:style-name="T74"><text:s/></text:span><text:span text:style-name="number_5f_mysql"><text:span text:style-name="T74">4</text:span></text:span><text:span text:style-name="T74"> [</text:span><text:span text:style-name="keyword0_5f_mysql"><text:span text:style-name="T74">STRAIGHT_JO</text:span></text:span><text:span text:style-name="symbol0_5f_mysql"><text:span text:style-name="T74">IN</text:span></text:span><text:span text:style-name="T74">]</text:span></text:p>
      <text:p text:style-name="P19"><text:span text:style-name="T74"><text:s/></text:span><text:span text:style-name="number_5f_mysql"><text:span text:style-name="T74">5</text:span></text:span><text:span text:style-name="T74"> [</text:span><text:span text:style-name="keyword0_5f_mysql"><text:span text:style-name="T74">SQL_SMALL_RESULT</text:span></text:span><text:span text:style-name="T74">] [</text:span><text:span text:style-name="keyword0_5f_mysql"><text:span text:style-name="T74">SQL_BIG_RESULT</text:span></text:span><text:span text:style-name="T74">] [SQL_BUFFER_RESULT]</text:span></text:p>
      <text:p text:style-name="P19"><text:span text:style-name="T74"><text:s/></text:span><text:span text:style-name="number_5f_mysql"><text:span text:style-name="T74">6</text:span></text:span><text:span text:style-name="T74"> [SQL_CACHE </text:span><text:span text:style-name="symbol0_5f_mysql"><text:span text:style-name="T74">|</text:span></text:span><text:span text:style-name="T74"> SQL_NO_CACHE] [</text:span><text:span text:style-name="keyword0_5f_mysql"><text:span text:style-name="T74">SQL_CALC_FOUND_ROWS</text:span></text:span><text:span text:style-name="T74">]select_expr, ...</text:span></text:p>
      <text:p text:style-name="P19"><text:span text:style-name="T74"><text:s/></text:span><text:span text:style-name="number_5f_mysql"><text:span text:style-name="T74">7</text:span></text:span><text:span text:style-name="T74"> [</text:span><text:span text:style-name="symbol0_5f_mysql"><text:span text:style-name="T74">IN</text:span></text:span><text:span text:style-name="keyword0_5f_mysql"><text:span text:style-name="T74">TO</text:span></text:span><text:span text:style-name="T74"> </text:span><text:span text:style-name="keyword0_5f_mysql"><text:span text:style-name="T74">OUTFILE</text:span></text:span><text:span text:style-name="T74"> </text:span><text:span text:style-name="string_5f_mysql"><text:span text:style-name="T74">'file_name'</text:span></text:span><text:span text:style-name="T74"> export_options</text:span></text:p>
      <text:p text:style-name="P19"><text:span text:style-name="T74"><text:s/></text:span><text:span text:style-name="number_5f_mysql"><text:span text:style-name="T74">8</text:span></text:span><text:span text:style-name="T74"> </text:span><text:span text:style-name="symbol0_5f_mysql"><text:span text:style-name="T74">|</text:span></text:span><text:span text:style-name="T74"> </text:span><text:span text:style-name="symbol0_5f_mysql"><text:span text:style-name="T74">IN</text:span></text:span><text:span text:style-name="keyword0_5f_mysql"><text:span text:style-name="T74">TO</text:span></text:span><text:span text:style-name="T74"> DUMPFILE </text:span><text:span text:style-name="string_5f_mysql"><text:span text:style-name="T74">'file_name'</text:span></text:span><text:span text:style-name="T74">]</text:span></text:p>
      <text:p text:style-name="P19"><text:span text:style-name="T74"><text:s/></text:span><text:span text:style-name="number_5f_mysql"><text:span text:style-name="T74">9</text:span></text:span><text:span text:style-name="T74"> [</text:span><text:span text:style-name="keyword0_5f_mysql"><text:span text:style-name="T74">FROM</text:span></text:span><text:span text:style-name="T74"> tablas_referenciadas</text:span></text:p>
      <text:p text:style-name="P19"><text:span text:style-name="number_5f_mysql"><text:span text:style-name="T74">10</text:span></text:span><text:span text:style-name="T74"> [</text:span><text:span text:style-name="keyword0_5f_mysql"><text:span text:style-name="T74">WHERE</text:span></text:span><text:span text:style-name="T74"> definición_condición]</text:span></text:p>
      <text:p text:style-name="P19"><text:span text:style-name="number_5f_mysql"><text:span text:style-name="T74">11</text:span></text:span><text:span text:style-name="T74"> [</text:span><text:span text:style-name="keyword0_5f_mysql"><text:span text:style-name="T74">GROUP</text:span></text:span><text:span text:style-name="T74"> </text:span><text:span text:style-name="keyword0_5f_mysql"><text:span text:style-name="T74">BY</text:span></text:span><text:span text:style-name="T74"> {nombre_col</text:span><text:span text:style-name="symbol0_5f_mysql"><text:span text:style-name="T74">|</text:span></text:span><text:span text:style-name="T74"> expr</text:span><text:span text:style-name="symbol0_5f_mysql"><text:span text:style-name="T74">|</text:span></text:span><text:span text:style-name="T74"> posición}</text:span></text:p>
      <text:p text:style-name="P19"><text:span text:style-name="number_5f_mysql"><text:span text:style-name="T74">12</text:span></text:span><text:span text:style-name="T74"> [ASC </text:span><text:span text:style-name="symbol0_5f_mysql"><text:span text:style-name="T74">|</text:span></text:span><text:span text:style-name="T74"> DESC], ... [WITH ROLLUP]]</text:span></text:p>
      <text:p text:style-name="P19"><text:span text:style-name="number_5f_mysql"><text:span text:style-name="T74">13</text:span></text:span><text:span text:style-name="T74"> [</text:span><text:span text:style-name="keyword0_5f_mysql"><text:span text:style-name="T74">HAV</text:span></text:span><text:span text:style-name="symbol0_5f_mysql"><text:span text:style-name="T74">IN</text:span></text:span><text:span text:style-name="keyword0_5f_mysql"><text:span text:style-name="T74">G</text:span></text:span><text:span text:style-name="T74"> definición_condición]</text:span></text:p>
      <text:p text:style-name="P19"><text:span text:style-name="number_5f_mysql"><text:span text:style-name="T74">14</text:span></text:span><text:span text:style-name="T74"> [</text:span><text:span text:style-name="symbol0_5f_mysql"><text:span text:style-name="T74">OR</text:span></text:span><text:span text:style-name="keyword0_5f_mysql"><text:span text:style-name="T74">DER</text:span></text:span><text:span text:style-name="T74"> </text:span><text:span text:style-name="keyword0_5f_mysql"><text:span text:style-name="T74">BY</text:span></text:span><text:span text:style-name="T74"> {col_name</text:span><text:span text:style-name="symbol0_5f_mysql"><text:span text:style-name="T74">|</text:span></text:span><text:span text:style-name="T74"> expr</text:span><text:span text:style-name="symbol0_5f_mysql"><text:span text:style-name="T74">|</text:span></text:span><text:span text:style-name="T74"> </text:span><text:span text:style-name="keyword0_5f_mysql"><text:span text:style-name="T74">position</text:span></text:span><text:span text:style-name="T74">}</text:span></text:p>
      <text:p text:style-name="P19"><text:span text:style-name="number_5f_mysql"><text:span text:style-name="T74">15</text:span></text:span><text:span text:style-name="T74"> [ASC </text:span><text:span text:style-name="symbol0_5f_mysql"><text:span text:style-name="T74">|</text:span></text:span><text:span text:style-name="T74"> DESC] , ...]</text:span></text:p>
      <text:p text:style-name="P19"><text:span text:style-name="number_5f_mysql"><text:span text:style-name="T74">16</text:span></text:span><text:span text:style-name="T74"> [</text:span><text:span text:style-name="keyword4_5f_mysql"><text:span text:style-name="T74">LIMIT</text:span></text:span><text:span text:style-name="T74"> {[</text:span><text:span text:style-name="keyword4_5f_mysql"><text:span text:style-name="T74">offset</text:span></text:span><text:span text:style-name="T74">,] row_count</text:span><text:span text:style-name="symbol0_5f_mysql"><text:span text:style-name="T74">|</text:span></text:span><text:span text:style-name="T74"> row_countOFFSET </text:span><text:span text:style-name="keyword4_5f_mysql"><text:span text:style-name="T74">offset</text:span></text:span><text:span text:style-name="T74">}]</text:span></text:p>
      <text:p text:style-name="P19"><text:span text:style-name="number_5f_mysql"><text:span text:style-name="T74">17</text:span></text:span><text:span text:style-name="T74"> [PROCEDURE nombre_sp</text:span><text:span text:style-name="symbol0_5f_mysql"><text:span text:style-name="T74">(</text:span></text:span><text:span text:style-name="T74">lista_de_argimentos</text:span><text:span text:style-name="symbol0_5f_mysql"><text:span text:style-name="T74">)</text:span></text:span><text:span text:style-name="T74">]</text:span></text:p>
      <text:p text:style-name="P19"><text:soft-page-break/><text:span text:style-name="number_5f_mysql"><text:span text:style-name="T74">18</text:span></text:span><text:span text:style-name="T74"> [F</text:span><text:span text:style-name="symbol0_5f_mysql"><text:span text:style-name="T74">OR</text:span></text:span><text:span text:style-name="T74"> </text:span><text:span text:style-name="keyword0_5f_mysql"><text:span text:style-name="T74">UPDATE</text:span></text:span><text:span text:style-name="T74"> </text:span><text:span text:style-name="symbol0_5f_mysql"><text:span text:style-name="T74">|</text:span></text:span><text:span text:style-name="T74"> LOCK </text:span><text:span text:style-name="symbol0_5f_mysql"><text:span text:style-name="T74">IN</text:span></text:span><text:span text:style-name="T74"> SHARE </text:span><text:span text:style-name="symbol0_5f_mysql"><text:span text:style-name="T74">MOD</text:span></text:span><text:span text:style-name="T74">E]]</text:span></text:p>
      <text:p text:style-name="P19"/>
      <text:p text:style-name="P31">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3"/>
      <text:p text:style-name="P22">2.13.7.2.1 Sentencias JOIN</text:p>
      <text:p text:style-name="P31">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3"/>
      <text:p text:style-name="P19"><text:span text:style-name="T74"><text:s/></text:span><text:span text:style-name="number_5f_mysql"><text:span text:style-name="T74">1</text:span></text:span><text:span text:style-name="T74"> tabla_ref, tabla_ref</text:span></text:p>
      <text:p text:style-name="P19"><text:span text:style-name="T74"><text:s/></text:span><text:span text:style-name="number_5f_mysql"><text:span text:style-name="T74">2</text:span></text:span><text:span text:style-name="T74"> tabla_ref[</text:span><text:span text:style-name="symbol0_5f_mysql"><text:span text:style-name="T74">IN</text:span></text:span><text:span text:style-name="keyword0_5f_mysql"><text:span text:style-name="T74">NER</text:span></text:span><text:span text:style-name="T74"> </text:span><text:span text:style-name="symbol0_5f_mysql"><text:span text:style-name="T74">|</text:span></text:span><text:span text:style-name="T74"> </text:span><text:span text:style-name="keyword0_5f_mysql"><text:span text:style-name="T74">CROSS</text:span></text:span><text:span text:style-name="T74">] </text:span><text:span text:style-name="keyword0_5f_mysql"><text:span text:style-name="T74">JO</text:span></text:span><text:span text:style-name="symbol0_5f_mysql"><text:span text:style-name="T74">IN</text:span></text:span><text:span text:style-name="T74"> tabla_ref[condición_join]</text:span></text:p>
      <text:p text:style-name="P19"><text:span text:style-name="T74"><text:s/></text:span><text:span text:style-name="number_5f_mysql"><text:span text:style-name="T74">3</text:span></text:span><text:span text:style-name="T74"> tabla_ref </text:span><text:span text:style-name="keyword0_5f_mysql"><text:span text:style-name="T74">STRAIGHT_JO</text:span></text:span><text:span text:style-name="symbol0_5f_mysql"><text:span text:style-name="T74">IN</text:span></text:span><text:span text:style-name="T74"> tabla_ref</text:span></text:p>
      <text:p text:style-name="P19"><text:span text:style-name="T74"><text:s/></text:span><text:span text:style-name="number_5f_mysql"><text:span text:style-name="T74">4</text:span></text:span><text:span text:style-name="T74"> tabla_ref </text:span><text:span text:style-name="keyword0_5f_mysql"><text:span text:style-name="T74">LEFT</text:span></text:span><text:span text:style-name="T74"> [</text:span><text:span text:style-name="keyword0_5f_mysql"><text:span text:style-name="T74">OUTER</text:span></text:span><text:span text:style-name="T74">] </text:span><text:span text:style-name="keyword0_5f_mysql"><text:span text:style-name="T74">JO</text:span></text:span><text:span text:style-name="symbol0_5f_mysql"><text:span text:style-name="T74">IN</text:span></text:span><text:span text:style-name="T74"> table_reference condición_join</text:span></text:p>
      <text:p text:style-name="P19"><text:span text:style-name="T74"><text:s/></text:span><text:span text:style-name="number_5f_mysql"><text:span text:style-name="T74">5</text:span></text:span><text:span text:style-name="T74"> tabla_ref </text:span><text:span text:style-name="keyword0_5f_mysql"><text:span text:style-name="T74">NATURAL</text:span></text:span><text:span text:style-name="T74"> [</text:span><text:span text:style-name="keyword0_5f_mysql"><text:span text:style-name="T74">LEFT</text:span></text:span><text:span text:style-name="T74"> [</text:span><text:span text:style-name="keyword0_5f_mysql"><text:span text:style-name="T74">OUTER</text:span></text:span><text:span text:style-name="T74">]] </text:span><text:span text:style-name="keyword0_5f_mysql"><text:span text:style-name="T74">JO</text:span></text:span><text:span text:style-name="symbol0_5f_mysql"><text:span text:style-name="T74">IN</text:span></text:span><text:span text:style-name="T74"> table_reference</text:span></text:p>
      <text:p text:style-name="P19"><text:span text:style-name="T74"><text:s/></text:span><text:span text:style-name="number_5f_mysql"><text:span text:style-name="T74">6</text:span></text:span><text:span text:style-name="T74"> { ON tabla_ref </text:span><text:span text:style-name="keyword0_5f_mysql"><text:span text:style-name="T74">LEFT</text:span></text:span><text:span text:style-name="T74"> </text:span><text:span text:style-name="keyword0_5f_mysql"><text:span text:style-name="T74">OUTER</text:span></text:span><text:span text:style-name="T74"> </text:span><text:span text:style-name="keyword0_5f_mysql"><text:span text:style-name="T74">JO</text:span></text:span><text:span text:style-name="symbol0_5f_mysql"><text:span text:style-name="T74">IN</text:span></text:span><text:span text:style-name="T74"> tabla_ref</text:span></text:p>
      <text:p text:style-name="P19"><text:span text:style-name="T74"><text:s/></text:span><text:span text:style-name="number_5f_mysql"><text:span text:style-name="T74">7</text:span></text:span><text:span text:style-name="T74"> ON expr_condicional}</text:span></text:p>
      <text:p text:style-name="P19"><text:span text:style-name="T74"><text:s/></text:span><text:span text:style-name="number_5f_mysql"><text:span text:style-name="T74">8</text:span></text:span><text:span text:style-name="T74"> tabla_ref </text:span><text:span text:style-name="keyword0_5f_mysql"><text:span text:style-name="T74">RIGHT</text:span></text:span><text:span text:style-name="T74"> [</text:span><text:span text:style-name="keyword0_5f_mysql"><text:span text:style-name="T74">OUTER</text:span></text:span><text:span text:style-name="T74">] </text:span><text:span text:style-name="keyword0_5f_mysql"><text:span text:style-name="T74">JO</text:span></text:span><text:span text:style-name="symbol0_5f_mysql"><text:span text:style-name="T74">IN</text:span></text:span><text:span text:style-name="T74"> tabla_ref condición_join</text:span></text:p>
      <text:p text:style-name="P19"><text:span text:style-name="T74"><text:s/></text:span><text:span text:style-name="number_5f_mysql"><text:span text:style-name="T74">9</text:span></text:span><text:span text:style-name="T74"> tabla_ref </text:span><text:span text:style-name="keyword0_5f_mysql"><text:span text:style-name="T74">NATURAL</text:span></text:span><text:span text:style-name="T74"> [</text:span><text:span text:style-name="keyword0_5f_mysql"><text:span text:style-name="T74">RIGHT</text:span></text:span><text:span text:style-name="T74"> [</text:span><text:span text:style-name="keyword0_5f_mysql"><text:span text:style-name="T74">OUTER</text:span></text:span><text:span text:style-name="T74">]] </text:span><text:span text:style-name="keyword0_5f_mysql"><text:span text:style-name="T74">JO</text:span></text:span><text:span text:style-name="symbol0_5f_mysql"><text:span text:style-name="T74">IN</text:span></text:span><text:span text:style-name="T74"> tabla_ref</text:span></text:p>
      <text:p text:style-name="P19"><text:span text:style-name="number_5f_mysql"><text:span text:style-name="T74">10</text:span></text:span><text:span text:style-name="T74"> </text:span></text:p>
      <text:p text:style-name="P19"><text:span text:style-name="number_5f_mysql"><text:span text:style-name="T74">11</text:span></text:span><text:span text:style-name="T74"> </text:span><text:span text:style-name="comment0_5f_mysql"><text:span text:style-name="T74">-- tabla_ref se define como</text:span></text:span></text:p>
      <text:p text:style-name="P19"><text:span text:style-name="number_5f_mysql"><text:span text:style-name="T74">12</text:span></text:span><text:span text:style-name="T74"> </text:span></text:p>
      <text:p text:style-name="P19"><text:span text:style-name="number_5f_mysql"><text:span text:style-name="T74">13</text:span></text:span><text:span text:style-name="T74"> tbl_name[[AS] alias]</text:span></text:p>
      <text:p text:style-name="P19"><text:span text:style-name="number_5f_mysql"><text:span text:style-name="T74">14</text:span></text:span><text:span text:style-name="T74"> [[</text:span><text:span text:style-name="keyword0_5f_mysql"><text:span text:style-name="T74">USE</text:span></text:span><text:span text:style-name="T74"> </text:span><text:span text:style-name="symbol0_5f_mysql"><text:span text:style-name="T74">IN</text:span></text:span><text:span text:style-name="T74">DEX </text:span><text:span text:style-name="symbol0_5f_mysql"><text:span text:style-name="T74">(</text:span></text:span><text:span text:style-name="T74">key_list</text:span><text:span text:style-name="symbol0_5f_mysql"><text:span text:style-name="T74">)</text:span></text:span><text:span text:style-name="T74">]</text:span></text:p>
      <text:p text:style-name="P19"><text:span text:style-name="number_5f_mysql"><text:span text:style-name="T74">15</text:span></text:span><text:span text:style-name="T74"> </text:span><text:span text:style-name="symbol0_5f_mysql"><text:span text:style-name="T74">|</text:span></text:span><text:span text:style-name="T74"> [</text:span><text:span text:style-name="keyword0_5f_mysql"><text:span text:style-name="T74">IGN</text:span></text:span><text:span text:style-name="symbol0_5f_mysql"><text:span text:style-name="T74">OR</text:span></text:span><text:span text:style-name="keyword0_5f_mysql"><text:span text:style-name="T74">E</text:span></text:span><text:span text:style-name="T74"> </text:span><text:span text:style-name="symbol0_5f_mysql"><text:span text:style-name="T74">IN</text:span></text:span><text:span text:style-name="T74">DEX </text:span><text:span text:style-name="symbol0_5f_mysql"><text:span text:style-name="T74">(</text:span></text:span><text:span text:style-name="T74">key_list</text:span><text:span text:style-name="symbol0_5f_mysql"><text:span text:style-name="T74">)</text:span></text:span><text:span text:style-name="T74">]</text:span></text:p>
      <text:p text:style-name="P19"><text:span text:style-name="number_5f_mysql"><text:span text:style-name="T74">16</text:span></text:span><text:span text:style-name="T74"> </text:span><text:span text:style-name="symbol0_5f_mysql"><text:span text:style-name="T74">|</text:span></text:span><text:span text:style-name="T74"> [</text:span><text:span text:style-name="keyword0_5f_mysql"><text:span text:style-name="T74">F</text:span></text:span><text:span text:style-name="symbol0_5f_mysql"><text:span text:style-name="T74">OR</text:span></text:span><text:span text:style-name="keyword0_5f_mysql"><text:span text:style-name="T74">CE</text:span></text:span><text:span text:style-name="T74"> </text:span><text:span text:style-name="symbol0_5f_mysql"><text:span text:style-name="T74">IN</text:span></text:span><text:span text:style-name="T74">DEX </text:span><text:span text:style-name="symbol0_5f_mysql"><text:span text:style-name="T74">(</text:span></text:span><text:span text:style-name="T74">key_list</text:span><text:span text:style-name="symbol0_5f_mysql"><text:span text:style-name="T74">)</text:span></text:span><text:span text:style-name="T74">]]</text:span></text:p>
      <text:p text:style-name="P19"><text:span text:style-name="number_5f_mysql"><text:span text:style-name="T74">17</text:span></text:span><text:span text:style-name="T74"> </text:span></text:p>
      <text:p text:style-name="P19"><text:span text:style-name="number_5f_mysql"><text:span text:style-name="T74">18</text:span></text:span><text:span text:style-name="T74"> </text:span><text:span text:style-name="comment0_5f_mysql"><text:span text:style-name="T74">-- join_conditionse define como:</text:span></text:span></text:p>
      <text:p text:style-name="P19"><text:span text:style-name="number_5f_mysql"><text:span text:style-name="T74">19</text:span></text:span><text:span text:style-name="T74"> ON conditional_expr</text:span><text:span text:style-name="symbol0_5f_mysql"><text:span text:style-name="T74">|</text:span></text:span><text:span text:style-name="T74"> </text:span><text:span text:style-name="keyword0_5f_mysql"><text:span text:style-name="T74">US</text:span></text:span><text:span text:style-name="symbol0_5f_mysql"><text:span text:style-name="T74">IN</text:span></text:span><text:span text:style-name="keyword0_5f_mysql"><text:span text:style-name="T74">G</text:span></text:span><text:span text:style-name="T74"> </text:span><text:span text:style-name="symbol0_5f_mysql"><text:span text:style-name="T74">(</text:span></text:span><text:span text:style-name="T74">column_list</text:span><text:span text:style-name="symbol0_5f_mysql"><text:span text:style-name="T74">)</text:span></text:span></text:p>
      <text:p text:style-name="P19"/>
      <text:p text:style-name="P31">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3"/>
      <text:p text:style-name="P22">2.13.7.2.1 Sentencias INSERT</text:p>
      <text:p text:style-name="P31">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3"/>
      <text:p text:style-name="P19"><text:span text:style-name="T74"><text:s/></text:span><text:span text:style-name="number_5f_mysql"><text:span text:style-name="T74">1</text:span></text:span><text:span text:style-name="T74"> </text:span><text:span text:style-name="keyword0_5f_mysql"><text:span text:style-name="T74">INSERT</text:span></text:span><text:span text:style-name="T74"> </text:span><text:span text:style-name="symbol0_5f_php"><text:span text:style-name="T74">[</text:span></text:span><text:span text:style-name="keyword0_5f_mysql"><text:span text:style-name="T74">LOW_PRIORITY</text:span></text:span><text:span text:style-name="T74"> </text:span><text:span text:style-name="symbol0_5f_mysql"><text:span text:style-name="T74">|</text:span></text:span><text:span text:style-name="T74"> </text:span><text:span text:style-name="keyword0_5f_mysql"><text:span text:style-name="T74">DELAYED</text:span></text:span><text:span text:style-name="T74"> </text:span><text:span text:style-name="symbol0_5f_mysql"><text:span text:style-name="T74">|</text:span></text:span><text:span text:style-name="T74"> </text:span><text:span text:style-name="keyword0_5f_mysql"><text:span text:style-name="T74">HIGH_PRI</text:span></text:span><text:span text:style-name="symbol0_5f_mysql"><text:span text:style-name="T74">OR</text:span></text:span><text:span text:style-name="keyword0_5f_mysql"><text:span text:style-name="T74">ITY</text:span></text:span><text:span text:style-name="symbol0_5f_php"><text:span text:style-name="T74">]</text:span></text:span><text:span text:style-name="T74"> </text:span><text:span text:style-name="symbol0_5f_php"><text:span text:style-name="T74">[</text:span></text:span><text:span text:style-name="keyword0_5f_mysql"><text:span text:style-name="T74">IGN</text:span></text:span><text:span text:style-name="symbol0_5f_mysql"><text:span text:style-name="T74">OR</text:span></text:span><text:span text:style-name="keyword0_5f_mysql"><text:span text:style-name="T74">E</text:span></text:span><text:span text:style-name="symbol0_5f_php"><text:span text:style-name="T74">]</text:span></text:span></text:p>
      <text:p text:style-name="P19"><text:span text:style-name="T74"><text:s/></text:span><text:span text:style-name="number_5f_mysql"><text:span text:style-name="T74">2</text:span></text:span><text:span text:style-name="T74"> </text:span><text:span text:style-name="symbol0_5f_php"><text:span text:style-name="T74">[</text:span></text:span><text:span text:style-name="keyword0_5f_mysql"><text:span text:style-name="T74">INTO</text:span></text:span><text:span text:style-name="symbol0_5f_php"><text:span text:style-name="T74">]</text:span></text:span><text:span text:style-name="T74"> nombre_tabla</text:span><text:span text:style-name="symbol0_5f_php"><text:span text:style-name="T74">[</text:span></text:span><text:span text:style-name="symbol0_5f_mysql"><text:span text:style-name="T74">(</text:span></text:span><text:span text:style-name="T74">nombre_col</text:span><text:span text:style-name="symbol0_5f_php"><text:span text:style-name="T74">,...</text:span></text:span><text:span text:style-name="symbol0_5f_mysql"><text:span text:style-name="T74">)</text:span></text:span><text:span text:style-name="symbol0_5f_php"><text:span text:style-name="T74">]</text:span></text:span></text:p>
      <text:p text:style-name="P19"><text:span text:style-name="T74"><text:s/></text:span><text:span text:style-name="number_5f_mysql"><text:span text:style-name="T74">3</text:span></text:span><text:span text:style-name="T74"> </text:span><text:span text:style-name="keyword0_5f_mysql"><text:span text:style-name="T74">VALUES</text:span></text:span><text:span text:style-name="T74"> </text:span><text:span text:style-name="symbol0_5f_mysql"><text:span text:style-name="T74">(</text:span></text:span><text:span text:style-name="symbol0_5f_php"><text:span text:style-name="T74">{</text:span></text:span><text:span text:style-name="T74">expr</text:span><text:span text:style-name="symbol0_5f_mysql"><text:span text:style-name="T74">|</text:span></text:span><text:span text:style-name="T74"> </text:span><text:span text:style-name="keyword2_5f_mysql"><text:span text:style-name="T74">DEFAULT</text:span></text:span><text:span text:style-name="symbol0_5f_php"><text:span text:style-name="T74">},...</text:span></text:span><text:span text:style-name="symbol0_5f_mysql"><text:span text:style-name="T74">)</text:span></text:span><text:span text:style-name="symbol0_5f_php"><text:span text:style-name="T74">,</text:span></text:span><text:span text:style-name="symbol0_5f_mysql"><text:span text:style-name="T74">(</text:span></text:span><text:span text:style-name="symbol0_5f_php"><text:span text:style-name="T74">...</text:span></text:span><text:span text:style-name="symbol0_5f_mysql"><text:span text:style-name="T74">)</text:span></text:span><text:span text:style-name="symbol0_5f_php"><text:span text:style-name="T74">,...</text:span></text:span></text:p>
      <text:p text:style-name="P19"><text:span text:style-name="T74"><text:s/></text:span><text:span text:style-name="number_5f_mysql"><text:span text:style-name="T74">4</text:span></text:span><text:span text:style-name="T74"> </text:span><text:span text:style-name="symbol0_5f_php"><text:span text:style-name="T74">[</text:span></text:span><text:span text:style-name="T74"> ON DUPLICATE </text:span><text:span text:style-name="keyword2_5f_php"><text:span text:style-name="T74">KEY</text:span></text:span><text:span text:style-name="T74"> </text:span><text:span text:style-name="keyword0_5f_mysql"><text:span text:style-name="T74">UPDATE</text:span></text:span><text:span text:style-name="T74"> nombre_col </text:span><text:span text:style-name="symbol0_5f_mysql"><text:span text:style-name="T74">=</text:span></text:span><text:span text:style-name="T74"> expr</text:span><text:span text:style-name="symbol0_5f_php"><text:span text:style-name="T74">,</text:span></text:span><text:span text:style-name="T74"> </text:span><text:span text:style-name="symbol0_5f_php"><text:span text:style-name="T74">...</text:span></text:span><text:span text:style-name="T74"> </text:span><text:span text:style-name="symbol0_5f_php"><text:span text:style-name="T74">]</text:span></text:span></text:p>
      <text:p text:style-name="P19"><text:soft-page-break/><text:span text:style-name="T74"><text:s/></text:span><text:span text:style-name="number_5f_mysql"><text:span text:style-name="T74">5</text:span></text:span><text:span text:style-name="T74"> </text:span></text:p>
      <text:p text:style-name="P19"><text:span text:style-name="T74"><text:s/></text:span><text:span text:style-name="number_5f_mysql"><text:span text:style-name="T74">6</text:span></text:span><text:span text:style-name="T74"> </text:span><text:span text:style-name="comment0_5f_mysql"><text:span text:style-name="T74">-- También:</text:span></text:span></text:p>
      <text:p text:style-name="P19"><text:span text:style-name="T74"><text:s/></text:span><text:span text:style-name="number_5f_mysql"><text:span text:style-name="T74">7</text:span></text:span><text:span text:style-name="T74"> </text:span><text:span text:style-name="symbol0_5f_mysql"><text:span text:style-name="T74">IN</text:span></text:span><text:span text:style-name="keyword0_5f_mysql"><text:span text:style-name="T74">SERT</text:span></text:span><text:span text:style-name="T74"> </text:span><text:span text:style-name="symbol0_5f_php"><text:span text:style-name="T74">[</text:span></text:span><text:span text:style-name="keyword0_5f_mysql"><text:span text:style-name="T74">LOW_PRI</text:span></text:span><text:span text:style-name="symbol0_5f_mysql"><text:span text:style-name="T74">OR</text:span></text:span><text:span text:style-name="keyword0_5f_mysql"><text:span text:style-name="T74">ITY</text:span></text:span><text:span text:style-name="T74"> </text:span><text:span text:style-name="symbol0_5f_mysql"><text:span text:style-name="T74">|</text:span></text:span><text:span text:style-name="T74"> </text:span><text:span text:style-name="keyword0_5f_mysql"><text:span text:style-name="T74">DELAYED</text:span></text:span><text:span text:style-name="T74"> </text:span><text:span text:style-name="symbol0_5f_mysql"><text:span text:style-name="T74">|</text:span></text:span><text:span text:style-name="T74"> </text:span><text:span text:style-name="keyword0_5f_mysql"><text:span text:style-name="T74">HIGH_PRI</text:span></text:span><text:span text:style-name="symbol0_5f_mysql"><text:span text:style-name="T74">OR</text:span></text:span><text:span text:style-name="keyword0_5f_mysql"><text:span text:style-name="T74">ITY</text:span></text:span><text:span text:style-name="symbol0_5f_php"><text:span text:style-name="T74">]</text:span></text:span><text:span text:style-name="T74"> </text:span><text:span text:style-name="symbol0_5f_php"><text:span text:style-name="T74">[</text:span></text:span><text:span text:style-name="keyword0_5f_mysql"><text:span text:style-name="T74">IGN</text:span></text:span><text:span text:style-name="symbol0_5f_mysql"><text:span text:style-name="T74">OR</text:span></text:span><text:span text:style-name="keyword0_5f_mysql"><text:span text:style-name="T74">E</text:span></text:span><text:span text:style-name="symbol0_5f_php"><text:span text:style-name="T74">]</text:span></text:span></text:p>
      <text:p text:style-name="P19"><text:span text:style-name="T74"><text:s/></text:span><text:span text:style-name="number_5f_mysql"><text:span text:style-name="T74">8</text:span></text:span><text:span text:style-name="T74"> </text:span><text:span text:style-name="symbol0_5f_php"><text:span text:style-name="T74">[</text:span></text:span><text:span text:style-name="symbol0_5f_mysql"><text:span text:style-name="T74">IN</text:span></text:span><text:span text:style-name="keyword0_5f_mysql"><text:span text:style-name="T74">TO</text:span></text:span><text:span text:style-name="symbol0_5f_php"><text:span text:style-name="T74">]</text:span></text:span><text:span text:style-name="T74"> nombre_tabla</text:span></text:p>
      <text:p text:style-name="P19"><text:span text:style-name="T74"><text:s/></text:span><text:span text:style-name="number_5f_mysql"><text:span text:style-name="T74">9</text:span></text:span><text:span text:style-name="T74"> </text:span><text:span text:style-name="keyword1_5f_mysql"><text:span text:style-name="T74">SET</text:span></text:span><text:span text:style-name="T74"> nombre_col </text:span><text:span text:style-name="symbol0_5f_mysql"><text:span text:style-name="T74">=</text:span></text:span><text:span text:style-name="T74"> </text:span><text:span text:style-name="symbol0_5f_php"><text:span text:style-name="T74">{</text:span></text:span><text:span text:style-name="T74">expr</text:span><text:span text:style-name="symbol0_5f_mysql"><text:span text:style-name="T74">|</text:span></text:span><text:span text:style-name="T74"> </text:span><text:span text:style-name="keyword2_5f_mysql"><text:span text:style-name="T74">DEFAULT</text:span></text:span><text:span text:style-name="symbol0_5f_php"><text:span text:style-name="T74">},</text:span></text:span><text:span text:style-name="T74"> </text:span><text:span text:style-name="symbol0_5f_php"><text:span text:style-name="T74">...</text:span></text:span></text:p>
      <text:p text:style-name="P19"><text:span text:style-name="number_5f_mysql"><text:span text:style-name="T74">10</text:span></text:span><text:span text:style-name="T74"> </text:span><text:span text:style-name="symbol0_5f_php"><text:span text:style-name="T74">[</text:span></text:span><text:span text:style-name="T74"> ON DUPLICATE </text:span><text:span text:style-name="keyword2_5f_php"><text:span text:style-name="T74">KEY</text:span></text:span><text:span text:style-name="T74"> </text:span><text:span text:style-name="keyword0_5f_mysql"><text:span text:style-name="T74">UPDATE</text:span></text:span><text:span text:style-name="T74"> nombre_col </text:span><text:span text:style-name="symbol0_5f_mysql"><text:span text:style-name="T74">=</text:span></text:span><text:span text:style-name="T74"> expr</text:span><text:span text:style-name="symbol0_5f_php"><text:span text:style-name="T74">,</text:span></text:span><text:span text:style-name="T74"> </text:span><text:span text:style-name="symbol0_5f_php"><text:span text:style-name="T74">...</text:span></text:span><text:span text:style-name="T74"> </text:span><text:span text:style-name="symbol0_5f_php"><text:span text:style-name="T74">]</text:span></text:span></text:p>
      <text:p text:style-name="P19"><text:span text:style-name="number_5f_mysql"><text:span text:style-name="T74">11</text:span></text:span><text:span text:style-name="T74"> </text:span></text:p>
      <text:p text:style-name="P19"><text:span text:style-name="number_5f_mysql"><text:span text:style-name="T74">12</text:span></text:span><text:span text:style-name="T74"> </text:span><text:span text:style-name="comment0_5f_mysql"><text:span text:style-name="T74">-- También:</text:span></text:span></text:p>
      <text:p text:style-name="P19"><text:span text:style-name="number_5f_mysql"><text:span text:style-name="T74">13</text:span></text:span><text:span text:style-name="T74"> </text:span><text:span text:style-name="symbol0_5f_mysql"><text:span text:style-name="T74">IN</text:span></text:span><text:span text:style-name="keyword0_5f_mysql"><text:span text:style-name="T74">SERT</text:span></text:span><text:span text:style-name="T74"> </text:span><text:span text:style-name="symbol0_5f_php"><text:span text:style-name="T74">[</text:span></text:span><text:span text:style-name="keyword0_5f_mysql"><text:span text:style-name="T74">LOW_PRI</text:span></text:span><text:span text:style-name="symbol0_5f_mysql"><text:span text:style-name="T74">OR</text:span></text:span><text:span text:style-name="keyword0_5f_mysql"><text:span text:style-name="T74">ITY</text:span></text:span><text:span text:style-name="T74"> </text:span><text:span text:style-name="symbol0_5f_mysql"><text:span text:style-name="T74">|</text:span></text:span><text:span text:style-name="T74"> </text:span><text:span text:style-name="keyword0_5f_mysql"><text:span text:style-name="T74">HIGH_PRI</text:span></text:span><text:span text:style-name="symbol0_5f_mysql"><text:span text:style-name="T74">OR</text:span></text:span><text:span text:style-name="keyword0_5f_mysql"><text:span text:style-name="T74">ITY</text:span></text:span><text:span text:style-name="symbol0_5f_php"><text:span text:style-name="T74">]</text:span></text:span><text:span text:style-name="T74"> </text:span><text:span text:style-name="symbol0_5f_php"><text:span text:style-name="T74">[</text:span></text:span><text:span text:style-name="keyword0_5f_mysql"><text:span text:style-name="T74">IGN</text:span></text:span><text:span text:style-name="symbol0_5f_mysql"><text:span text:style-name="T74">OR</text:span></text:span><text:span text:style-name="keyword0_5f_mysql"><text:span text:style-name="T74">E</text:span></text:span><text:span text:style-name="symbol0_5f_php"><text:span text:style-name="T74">]</text:span></text:span></text:p>
      <text:p text:style-name="P19"><text:span text:style-name="number_5f_mysql"><text:span text:style-name="T74">14</text:span></text:span><text:span text:style-name="T74"> </text:span><text:span text:style-name="symbol0_5f_php"><text:span text:style-name="T74">[</text:span></text:span><text:span text:style-name="symbol0_5f_mysql"><text:span text:style-name="T74">IN</text:span></text:span><text:span text:style-name="keyword0_5f_mysql"><text:span text:style-name="T74">TO</text:span></text:span><text:span text:style-name="symbol0_5f_php"><text:span text:style-name="T74">]</text:span></text:span><text:span text:style-name="T74"> nombre_tabla</text:span><text:span text:style-name="symbol0_5f_php"><text:span text:style-name="T74">[</text:span></text:span><text:span text:style-name="symbol0_5f_mysql"><text:span text:style-name="T74">(</text:span></text:span><text:span text:style-name="T74">nombre_col</text:span><text:span text:style-name="symbol0_5f_php"><text:span text:style-name="T74">,...</text:span></text:span><text:span text:style-name="symbol0_5f_mysql"><text:span text:style-name="T74">)</text:span></text:span><text:span text:style-name="symbol0_5f_php"><text:span text:style-name="T74">]</text:span></text:span></text:p>
      <text:p text:style-name="P19"><text:span text:style-name="number_5f_mysql"><text:span text:style-name="T74">15</text:span></text:span><text:span text:style-name="T74"> </text:span><text:span text:style-name="keyword0_5f_mysql"><text:span text:style-name="T74">SELECT</text:span></text:span><text:span text:style-name="T74"> </text:span><text:span text:style-name="symbol0_5f_php"><text:span text:style-name="T74">...</text:span></text:span></text:p>
      <text:p text:style-name="P19"><text:span text:style-name="number_5f_mysql"><text:span text:style-name="T74">16</text:span></text:span><text:span text:style-name="T74"> </text:span><text:span text:style-name="symbol0_5f_php"><text:span text:style-name="T74">[</text:span></text:span><text:span text:style-name="T74"> ON DUPLICATE </text:span><text:span text:style-name="keyword2_5f_php"><text:span text:style-name="T74">KEY</text:span></text:span><text:span text:style-name="T74"> </text:span><text:span text:style-name="keyword0_5f_mysql"><text:span text:style-name="T74">UPDATE</text:span></text:span><text:span text:style-name="T74"> nombre_col </text:span><text:span text:style-name="symbol0_5f_mysql"><text:span text:style-name="T74">=</text:span></text:span><text:span text:style-name="T74"> expr</text:span><text:span text:style-name="symbol0_5f_php"><text:span text:style-name="T74">,</text:span></text:span><text:span text:style-name="T74"> </text:span><text:span text:style-name="symbol0_5f_php"><text:span text:style-name="T74">...</text:span></text:span><text:span text:style-name="T74"> </text:span><text:span text:style-name="symbol0_5f_php"><text:span text:style-name="T74">]</text:span></text:span></text:p>
      <text:p text:style-name="P13"/>
      <text:p text:style-name="P22">2.13.7.2.1 Sentencias UPDATE</text:p>
      <text:p text:style-name="P31">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3"/>
      <text:p text:style-name="P19"><text:span text:style-name="T74"><text:s/></text:span><text:span text:style-name="number_5f_mysql"><text:span text:style-name="T74">1</text:span></text:span><text:span text:style-name="T74"> </text:span><text:span text:style-name="comment0_5f_mysql"><text:span text:style-name="T74">-- Sintaxis para una tabla:</text:span></text:span></text:p>
      <text:p text:style-name="P19"><text:span text:style-name="T74"><text:s/></text:span><text:span text:style-name="number_5f_mysql"><text:span text:style-name="T74">2</text:span></text:span><text:span text:style-name="T74"> </text:span><text:span text:style-name="keyword0_5f_mysql"><text:span text:style-name="T74">UPDATE</text:span></text:span><text:span text:style-name="T74"> [</text:span><text:span text:style-name="keyword0_5f_mysql"><text:span text:style-name="T74">LOW_PRI</text:span></text:span><text:span text:style-name="symbol0_5f_mysql"><text:span text:style-name="T74">OR</text:span></text:span><text:span text:style-name="keyword0_5f_mysql"><text:span text:style-name="T74">ITY</text:span></text:span><text:span text:style-name="T74">] [</text:span><text:span text:style-name="keyword0_5f_mysql"><text:span text:style-name="T74">IGN</text:span></text:span><text:span text:style-name="symbol0_5f_mysql"><text:span text:style-name="T74">OR</text:span></text:span><text:span text:style-name="keyword0_5f_mysql"><text:span text:style-name="T74">E</text:span></text:span><text:span text:style-name="T74">] nombre_tabla</text:span></text:p>
      <text:p text:style-name="P19"><text:span text:style-name="T74"><text:s/></text:span><text:span text:style-name="number_5f_mysql"><text:span text:style-name="T74">3</text:span></text:span><text:span text:style-name="T74"> </text:span><text:span text:style-name="keyword1_5f_mysql"><text:span text:style-name="T74">SET</text:span></text:span><text:span text:style-name="T74"> nombre_col1</text:span><text:span text:style-name="symbol0_5f_mysql"><text:span text:style-name="T74">=</text:span></text:span><text:span text:style-name="T74">expr1[, nombre_col2</text:span><text:span text:style-name="symbol0_5f_mysql"><text:span text:style-name="T74">=</text:span></text:span><text:span text:style-name="T74">expr2...]</text:span></text:p>
      <text:p text:style-name="P19"><text:span text:style-name="T74"><text:s/></text:span><text:span text:style-name="number_5f_mysql"><text:span text:style-name="T74">4</text:span></text:span><text:span text:style-name="T74"> [</text:span><text:span text:style-name="keyword0_5f_mysql"><text:span text:style-name="T74">WHERE</text:span></text:span><text:span text:style-name="T74"> definición_condición]</text:span></text:p>
      <text:p text:style-name="P19"><text:span text:style-name="T74"><text:s/></text:span><text:span text:style-name="number_5f_mysql"><text:span text:style-name="T74">5</text:span></text:span><text:span text:style-name="T74"> [</text:span><text:span text:style-name="symbol0_5f_mysql"><text:span text:style-name="T74">OR</text:span></text:span><text:span text:style-name="keyword0_5f_mysql"><text:span text:style-name="T74">DER</text:span></text:span><text:span text:style-name="T74"> </text:span><text:span text:style-name="keyword0_5f_mysql"><text:span text:style-name="T74">BY</text:span></text:span><text:span text:style-name="T74"> ...]</text:span></text:p>
      <text:p text:style-name="P19"><text:span text:style-name="T74"><text:s/></text:span><text:span text:style-name="number_5f_mysql"><text:span text:style-name="T74">6</text:span></text:span><text:span text:style-name="T74"> [</text:span><text:span text:style-name="keyword4_5f_mysql"><text:span text:style-name="T74">LIMIT</text:span></text:span><text:span text:style-name="T74"> número_entero]</text:span></text:p>
      <text:p text:style-name="P19"><text:span text:style-name="T74"><text:s/></text:span><text:span text:style-name="number_5f_mysql"><text:span text:style-name="T74">7</text:span></text:span><text:span text:style-name="T74"> </text:span></text:p>
      <text:p text:style-name="P19"><text:span text:style-name="T74"><text:s/></text:span><text:span text:style-name="number_5f_mysql"><text:span text:style-name="T74">8</text:span></text:span><text:span text:style-name="T74"> </text:span><text:span text:style-name="comment0_5f_mysql"><text:span text:style-name="T74">-- Sintaxis para múltiples tablas:</text:span></text:span></text:p>
      <text:p text:style-name="P19"><text:span text:style-name="T74"><text:s/></text:span><text:span text:style-name="number_5f_mysql"><text:span text:style-name="T74">9</text:span></text:span><text:span text:style-name="T74"> </text:span><text:span text:style-name="keyword0_5f_mysql"><text:span text:style-name="T74">UPDATE</text:span></text:span><text:span text:style-name="T74"> [</text:span><text:span text:style-name="keyword0_5f_mysql"><text:span text:style-name="T74">LOW_PRI</text:span></text:span><text:span text:style-name="symbol0_5f_mysql"><text:span text:style-name="T74">OR</text:span></text:span><text:span text:style-name="keyword0_5f_mysql"><text:span text:style-name="T74">ITY</text:span></text:span><text:span text:style-name="T74">] [</text:span><text:span text:style-name="keyword0_5f_mysql"><text:span text:style-name="T74">IGN</text:span></text:span><text:span text:style-name="symbol0_5f_mysql"><text:span text:style-name="T74">OR</text:span></text:span><text:span text:style-name="keyword0_5f_mysql"><text:span text:style-name="T74">E</text:span></text:span><text:span text:style-name="T74">] tablas_referenciadas</text:span></text:p>
      <text:p text:style-name="P19"><text:span text:style-name="number_5f_mysql"><text:span text:style-name="T74">10</text:span></text:span><text:span text:style-name="T74"> </text:span><text:span text:style-name="keyword1_5f_mysql"><text:span text:style-name="T74">SET</text:span></text:span><text:span text:style-name="T74"> nombre_tabla2</text:span><text:span text:style-name="symbol0_5f_mysql"><text:span text:style-name="T74">=</text:span></text:span><text:span text:style-name="T74">expr1[, nombre_tabla2</text:span><text:span text:style-name="symbol0_5f_mysql"><text:span text:style-name="T74">=</text:span></text:span><text:span text:style-name="T74">expr2...]</text:span></text:p>
      <text:p text:style-name="P19"><text:span text:style-name="number_5f_mysql"><text:span text:style-name="T74">11</text:span></text:span><text:span text:style-name="T74"> [</text:span><text:span text:style-name="keyword0_5f_mysql"><text:span text:style-name="T74">WHERE</text:span></text:span><text:span text:style-name="T74"> definición_condición]</text:span></text:p>
      <text:p text:style-name="P13"/>
      <text:p text:style-name="P22">2.13.7.2.1 Sentencias DELETE</text:p>
      <text:p text:style-name="P31">Esta sentencia elimina los registros de una tabla, no puede eliminar un solo dato, elimina toda la fila de datos más conocida como registros, se le debe especificar una condición, puede eliminar datos de más de una tabla a la vez.</text:p>
      <text:p text:style-name="P62">1 -- Sintaxis para una tabla:</text:p>
      <text:p text:style-name="P62"><text:s/>2 DELETE [LOW_PRIORITY] [QUICK] [IGNORE] FROM nombre_tabla</text:p>
      <text:p text:style-name="P62"><text:s/>3 [WHERE condición]</text:p>
      <text:p text:style-name="P62"><text:s/>4 [ORDER BY ...]</text:p>
      <text:p text:style-name="P62"><text:s/>5 [LIMIT número_entero]</text:p>
      <text:p text:style-name="P62"><text:s/>6 </text:p>
      <text:p text:style-name="P62"><text:s/>7 -- Sintaxis para múltiples tablas:</text:p>
      <text:p text:style-name="P62">8 DELETE [LOW_PRIORITY] [QUICK] [IGNORE]</text:p>
      <text:p text:style-name="P62">9 nombre_tabla[.*] [, nombre_tabla[.*] ...]</text:p>
      <text:p text:style-name="P62">10 FROM tablas_referenciadas</text:p>
      <text:p text:style-name="P62">11 [WHERE condición]</text:p>
      <text:p text:style-name="P13"/>
      <text:p text:style-name="P21">2.13.8.1.<text:tab/>Procedimientos Almacenados</text:p>
      <text:p text:style-name="P31">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31"><text:soft-page-break/>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3"/>
      <text:p text:style-name="P31">Algunas situaciones en que los procedimientos almacenados pueden ser particularmente útiles:</text:p>
      <text:p text:style-name="P13"/>
      <text:p text:style-name="P31">Cuando múltiples aplicaciones cliente se escriben en distintos lenguajes o funcionan en distintasplataformas, pero necesitan realizar la misma operación en la base de datos.</text:p>
      <text:p text:style-name="P13"/>
      <text:p text:style-name="P31">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3"/>
      <text:p text:style-name="P31">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2"/>
      <text:p text:style-name="P21">2.13.8.2.<text:tab/>MySql Triggers</text:p>
      <text:p text:style-name="P13"><text:span text:style-name="T2">La palabra </text:span><text:span text:style-name="T29">“Trigger”</text:span><text:span text:style-name="T2"> traducida al español significa </text:span><text:span text:style-name="T29">“Disparador”</text:span><text:span text:style-name="T2">, un disparador es un objeto con nombre alojado en una base de datos que se asocia con una tabla, y se activacuando ocurre un evento en particular para esa tabla.</text:span></text:p>
      <text:p text:style-name="P31">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3"><text:span text:style-name="T2">A los eventos se los conoce como momento de disparo, este es el momento en que el disparador entra en acción. Puede ser </text:span><text:span text:style-name="T29">BEFORE</text:span><text:span text:style-name="T2">(antes) o</text:span><text:span text:style-name="T29">AFTER</text:span><text:span text:style-name="T2">(después) del evento.</text:span></text:p>
      <text:p text:style-name="P13"><text:span text:style-name="T2">Las sentencias que tienen la capacidad de activar un disparador, pueden ser </text:span><text:span text:style-name="T29">INSERT</text:span><text:span text:style-name="T2">,</text:span><text:span text:style-name="T29"> UPDATE</text:span><text:span text:style-name="T2">, o</text:span><text:span text:style-name="T29">DELETE</text:span><text:span text:style-name="T2">. Por ejemplo, un disparador </text:span><text:span text:style-name="T29">BEFORE</text:span><text:span text:style-name="T2">para sentencias </text:span><text:span text:style-name="T29">INSERT</text:span><text:span text:style-name="T2">podría utilizarse para validar losvalores a insertar o un </text:span><text:span text:style-name="T29">AFTER</text:span><text:span text:style-name="T2"> para </text:span><text:span text:style-name="T29">UPDATE</text:span><text:span text:style-name="T2"> se podría usar para actualizar alguna vista.</text:span></text:p>
      <text:p text:style-name="P13"><text:span text:style-name="T2">No puede haber dos disparadores en una misma tabla que correspondan al mismo momento ysentencia. Por ejemplo, no se pueden tener dos disparadores </text:span><text:span text:style-name="T29">BEFORE UPDATE</text:span><text:span text:style-name="T2">. Pero sí es posibletener los disparadores </text:span><text:span text:style-name="T29">BEFORE UPDATE</text:span><text:span text:style-name="T2">y </text:span><text:span text:style-name="T29">BEFORE INSERT</text:span><text:span text:style-name="T2">o </text:span><text:span text:style-name="T29">BEFORE UPDATE</text:span><text:span text:style-name="T2">y </text:span><text:span text:style-name="T29">AFTER UPDATE</text:span><text:span text:style-name="T2">.</text:span></text:p>
      <text:p text:style-name="P13"/>
      <text:p text:style-name="P62">1 -- Sintaxis de CREATE TRIGGER</text:p>
      <text:p text:style-name="P62">2 CREATE TRIGGER nombre_disp momento_disp evento_disp</text:p>
      <text:p text:style-name="P62">3 ON nombre_tabla FOR EACH ROW sentencia_disp</text:p>
      <text:p text:style-name="P13"/>
      <text:p text:style-name="P13"/>
      <text:p text:style-name="P13"><text:soft-page-break/><text:span text:style-name="T2">Como se puede apreciar en el ejercicio anterior </text:span><text:span text:style-name="T29">“</text:span><text:span text:style-name="T78">sentencia_disp</text:span><text:span text:style-name="T29">”</text:span><text:span text:style-name="T2"> es la sentencia que se ejecuta cuando se activa el disparador. Si se deseanejecutar múltiples sentencias, deben colocarse entre </text:span><text:span text:style-name="T29">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29">“;”</text:span><text:span text:style-name="T2"> a cada sentencia.</text:span></text:p>
      <text:p text:style-name="P13"/>
      <text:p text:style-name="P12"/>
      <text:p text:style-name="P12"/>
      <text:p text:style-name="P12"/>
      <text:p text:style-name="P21">2.14.8.4.<text:tab/>Constructores Y Destructores</text:p>
      <text:p text:style-name="P21">2.14.8.5.<text:tab/>Visibilidad</text:p>
      <text:p text:style-name="P21">2.14.8.6.<text:tab/>Herencia De Objetos</text:p>
      <text:p text:style-name="P12"/>
      <text:p text:style-name="P21">3.<text:tab/>Capítulo III</text:p>
      <text:p text:style-name="P21">3.1.<text:tab/>Recolección De Información</text:p>
      <text:p text:style-name="P21">3.1.1.<text:tab/>Identificar Fuentes De Información</text:p>
      <text:p text:style-name="P21">3.2.<text:tab/>Definición De Problema. ¿Qué Es Un CMS?</text:p>
      <text:p text:style-name="P30">Es necesario conocer lo más que se pueda lo que es un CMS, con esto me refiero saber lo que es más allá de los conceptos, su funcionalidad, su objetivo,empezaré citando la definición de Wikipedia la cual dice </text:p>
      <text:p text:style-name="P12"/>
      <text:p text:style-name="P12"><text:span text:style-name="T2">“</text:span><text:span text:style-name="T40">referencia wikipedia</text:span><text:span text:style-name="T2">”</text:span></text:p>
      <text:p text:style-name="P13"/>
      <text:p text:style-name="P31">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3"/>
      <text:list xml:id="list1909028912794554041" text:style-name="WWNum2">
        <text:list-item>
          <text:p text:style-name="P205">Maneja las Imágenes</text:p>
        </text:list-item>
      </text:list>
      <text:p text:style-name="P7">Se las puede manejar almacenándolas directamente en el servidor a través de en el <text:s/>que está alojado el sitio con la ayuda de un Uploader o caso contrario en servidores externos y rescatando el link del fichero.</text:p>
      <text:p text:style-name="P5"/>
      <text:p text:style-name="P5"><text:span text:style-name="T51">Nota: Uploader es una aplicación que gestiona las imágenes, además en la segunda opción podemos perder la imagen con el tiempo porque la persona </text:span><text:span text:style-name="T51">dueño del sitio tiene potestad sobre ellas y las puede eliminar si lo considera necesario.</text:span></text:p>
      <text:p text:style-name="P5"/>
      <text:list xml:id="list411307720" text:continue-numbering="true" text:style-name="WWNum2">
        <text:list-item>
          <text:p text:style-name="P205">Manejar Videos </text:p>
        </text:list-item>
      </text:list>
      <text:p text:style-name="P7">EL soporte de videos esta dado simplemente con mostrar videos de servidores externos el único a soportar será Youtube</text:p>
      <text:p text:style-name="P5"/>
      <text:list xml:id="list1007747848" text:continue-numbering="true" text:style-name="WWNum2">
        <text:list-item>
          <text:p text:style-name="P205">Google CustomSearch (GCS)</text:p>
        </text:list-item>
      </text:list>
      <text:p text:style-name="P7">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text:soft-page-break/>sitio y lo indexa a Google, una vez implementado en la pagina podemos hacer búsquedas en el sitio con la ayuda de Google <text:s/>sin la necesidad de programar un buscador propio, y con toda la capacidad que Google posee.</text:p>
      <text:p text:style-name="P7">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5"/>
      <text:p text:style-name="P9">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537808485" text:continue-numbering="true" text:style-name="WWNum2">
        <text:list-item>
          <text:p text:style-name="P205">Google Analytics (GA)</text:p>
        </text:list-item>
      </text:list>
      <text:p text:style-name="P7">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5"/>
      <text:list xml:id="list1783465799" text:continue-numbering="true" text:style-name="WWNum2">
        <text:list-item>
          <text:p text:style-name="P205">Google Maps</text:p>
        </text:list-item>
      </text:list>
      <text:p text:style-name="P7">Es un servicio de mapas, lo vamos a usar en lo mas básico que es mostrar la ubicación de la empresa en la pagina de contactos.</text:p>
      <text:p text:style-name="P12"/>
      <text:list xml:id="list1111034532" text:continue-numbering="true" text:style-name="WWNum2">
        <text:list-item>
          <text:p text:style-name="P205">SEO Básico</text:p>
        </text:list-item>
        <text:list-item>
          <text:p text:style-name="P210"><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205">Redes Sociales</text:p>
        </text:list-item>
      </text:list>
      <text:p text:style-name="P5"><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40">si quieres vender la gente debe saber que existes”</text:span><text:span text:style-name="T2">, esta es un muy buena forma de lograrlo, existes tres principales redes sociales como son.</text:span></text:p>
      <text:p text:style-name="P7">Twitter</text:p>
      <text:p text:style-name="P7">Facebook</text:p>
      <text:p text:style-name="P7">Google Plus</text:p>
      <text:p text:style-name="P5"/>
      <text:p text:style-name="P21"><text:soft-page-break/>3.2.1.<text:tab/>Definición De CMS</text:p>
      <text:p text:style-name="P21">3.2.2.<text:tab/>Historia De CMS</text:p>
      <text:p text:style-name="P21">3.2.3.<text:tab/>Tipos De CMS</text:p>
      <text:p text:style-name="P21">3.2.3.1.<text:tab/>Abiertos</text:p>
      <text:p text:style-name="P21">3.2.3.2.<text:tab/>Cerrados</text:p>
      <text:p text:style-name="P21">3.2.3.3.<text:tab/>Comerciales</text:p>
      <text:p text:style-name="P21">3.3.<text:tab/>Ventajas </text:p>
      <text:p text:style-name="P21">3.4.<text:tab/>Desventajas</text:p>
      <text:p text:style-name="P21">3.5.<text:tab/>Estudio Del Funcionamiento De Un CMS</text:p>
      <text:p text:style-name="P21">3.5.1.<text:tab/>Análisis De Las Prestaciones</text:p>
      <text:p text:style-name="P21">3.5.2.<text:tab/>Reconocimiento De La Estructura De Un CMS</text:p>
      <text:p text:style-name="P21">3.5.3.<text:tab/>Manejo De La Información Del Sitio Por Parte Del CMS</text:p>
      <text:p text:style-name="P21">3.5.4.<text:tab/>Almacenamiento De Datos</text:p>
      <text:p text:style-name="P21">3.5.5.<text:tab/>Manipulación De Datos Por El Usuario</text:p>
      <text:p text:style-name="P21">3.5.6.<text:tab/>Flujo De Datos</text:p>
      <text:p text:style-name="P21">3.5.7.<text:tab/>Conclusiones</text:p>
      <text:p text:style-name="P21">4.<text:tab/>Capítulo IV</text:p>
      <text:p text:style-name="P21">4.1.<text:tab/>Definición De Las Prestaciones Del Sistema</text:p>
      <text:p text:style-name="P21">4.1.1.<text:tab/>Análisis De Requerimientos</text:p>
      <text:p text:style-name="P21">4.1.1.1.<text:tab/>Hardware</text:p>
      <text:p text:style-name="P21">4.1.1.2.<text:tab/>Software</text:p>
      <text:p text:style-name="P21">4.1.1.3.<text:tab/>Personal Humano</text:p>
      <text:p text:style-name="P21">4.1.2.<text:tab/>Definición De Funcionalidades Del Sistema</text:p>
      <text:p text:style-name="P21">4.2.<text:tab/>Creación Del Modelo De Base De Datos</text:p>
      <text:p text:style-name="P21">4.2.1.<text:tab/>Creando El Primer Modelo</text:p>
      <text:p text:style-name="P21">4.2.2.<text:tab/>Sometiendo A Pruebas Modelo</text:p>
      <text:p text:style-name="P21">4.2.3.<text:tab/>Definición De Funciones Y Vistas</text:p>
      <text:p text:style-name="P21">4.3.<text:tab/>Análisis Diseño Lógico Del Sistema</text:p>
      <text:p text:style-name="P21">4.3.1.<text:tab/>Casos De Uso</text:p>
      <text:p text:style-name="P21">4.3.2.<text:tab/>Crear Diagramas De Modelo UML</text:p>
      <text:p text:style-name="P21">4.4.<text:tab/>Elaboración Completa Del Sistema En Diagramas</text:p>
      <text:p text:style-name="P21">4.4.1.<text:tab/>Diagrama De Bases De Datos</text:p>
      <text:p text:style-name="P21">4.4.2.<text:tab/>Diagrama De Clases</text:p>
      <text:p text:style-name="P21">4.5.<text:tab/>Dividir La Estructura Del Sistema</text:p>
      <text:p text:style-name="P21">4.5.1.<text:tab/>Introducción A Patrones De Diseño</text:p>
      <text:p text:style-name="P21">4.5.2.<text:tab/>Estructura Del Sistema Con Boilerplate</text:p>
      <text:p text:style-name="P21">5.<text:tab/>Capítulo V</text:p>
      <text:p text:style-name="P21">5.1.<text:tab/>Análisis General A Los Frameworks CodeIgniter Y Bootstrap</text:p>
      <text:p text:style-name="P21">5.1.1.<text:tab/>Propósitos</text:p>
      <text:p text:style-name="P21">5.1.2.<text:tab/>Estructura</text:p>
      <text:p text:style-name="P21">5.1.3.<text:tab/>Requerimientos</text:p>
      <text:p text:style-name="P21">5.2.<text:tab/>Introducción A CodeIgniter PHP</text:p>
      <text:p text:style-name="P21">5.2.1.<text:tab/>Diagrama de Flujo de la Aplicación</text:p>
      <text:p text:style-name="P21">5.2.2.<text:tab/>Modelo Vista Controlador</text:p>
      <text:p text:style-name="P21">5.2.3.<text:tab/>Instrucciones De Instalación</text:p>
      <text:p text:style-name="P21">5.2.4.<text:tab/>Configuración</text:p>
      <text:p text:style-name="P21">5.2.5.<text:tab/>Primeros Pasos</text:p>
      <text:p text:style-name="P21">5.2.6.<text:tab/>Temas Generales</text:p>
      <text:p text:style-name="P21">5.2.6.1.<text:tab/>URLS De CodeIgniter</text:p>
      <text:p text:style-name="P21">5.2.6.2.<text:tab/>Modelos</text:p>
      <text:p text:style-name="P21">5.2.6.3.<text:tab/>Vistas</text:p>
      <text:p text:style-name="P21">5.2.6.4.<text:tab/>Controladores</text:p>
      <text:p text:style-name="P21">5.2.6.5.<text:tab/>Usar Las Bibliotecas De CodeIgniter</text:p>
      <text:p text:style-name="P21"><text:soft-page-break/>5.2.6.6.<text:tab/>Crear Bibliotecas En CodeIgniter</text:p>
      <text:p text:style-name="P21">5.2.6.7.<text:tab/>Ruteo URI</text:p>
      <text:p text:style-name="P21">5.2.6.8.<text:tab/>Funciones Comunes</text:p>
      <text:p text:style-name="P21">5.2.6.9.<text:tab/>Manejo de Errores</text:p>
      <text:p text:style-name="P21">5.2.6.10.<text:tab/>Seguridad</text:p>
      <text:p text:style-name="P21">5.2.6.11.<text:tab/>Estilo y Sintaxis Generales</text:p>
      <text:p text:style-name="P21">5.2.7.<text:tab/>Clases de CodeIgniter </text:p>
      <text:p text:style-name="P21">5.2.7.1.<text:tab/>Clase Config</text:p>
      <text:p text:style-name="P21">5.2.7.2.<text:tab/>Clase Database</text:p>
      <text:p text:style-name="P21">5.2.7.3.<text:tab/>Clase Email</text:p>
      <text:p text:style-name="P21">5.2.7.4.<text:tab/>Clase Encrypt</text:p>
      <text:p text:style-name="P21">5.2.7.5.<text:tab/>Clase Input</text:p>
      <text:p text:style-name="P21">5.2.7.6.<text:tab/>Clase Pagination</text:p>
      <text:p text:style-name="P21">5.2.7.7.<text:tab/>Clase Session</text:p>
      <text:p text:style-name="P21">5.2.7.8.<text:tab/>Clase Upload</text:p>
      <text:p text:style-name="P21">5.2.8.<text:tab/>Helpers de CodeIgniter</text:p>
      <text:p text:style-name="P21">5.2.8.1.<text:tab/>Helper Download</text:p>
      <text:p text:style-name="P21">5.2.8.2.<text:tab/>Helper Form</text:p>
      <text:p text:style-name="P21">5.2.8.3.<text:tab/>Helper URL</text:p>
      <text:p text:style-name="P21">5.3.<text:tab/>IntroducciónA Bootstrap CSS</text:p>
      <text:p text:style-name="P21">5.3.1.<text:tab/>Como UsarBootstrap</text:p>
      <text:p text:style-name="P21">5.3.2.<text:tab/>Sintaxis De Bootstrap</text:p>
      <text:p text:style-name="P21">5.3.3.<text:tab/>Prestaciones Del Framework Bootstrap</text:p>
      <text:p text:style-name="P21">5.3.4.<text:tab/>Scaffolding</text:p>
      <text:p text:style-name="P21">5.3.4.1.<text:tab/>Grid System</text:p>
      <text:p text:style-name="P21">5.3.4.2.<text:tab/>Fluid Grid System</text:p>
      <text:p text:style-name="P21">5.3.4.3.<text:tab/>Layouts</text:p>
      <text:p text:style-name="P21">5.3.5.<text:tab/>Base CSS</text:p>
      <text:p text:style-name="P21">5.3.5.1.<text:tab/>Tables</text:p>
      <text:p text:style-name="P21">5.3.5.2.<text:tab/>Forms</text:p>
      <text:p text:style-name="P21">5.3.5.3.<text:tab/>Buttons</text:p>
      <text:p text:style-name="P21">5.3.5.4.<text:tab/>Images</text:p>
      <text:p text:style-name="P21">5.3.5.5.<text:tab/>Icons</text:p>
      <text:p text:style-name="P21">5.3.6.<text:tab/>Components</text:p>
      <text:p text:style-name="P21">5.3.6.1.<text:tab/>Dropdowns</text:p>
      <text:p text:style-name="P21">5.3.6.2.<text:tab/>Button Dropdowns</text:p>
      <text:p text:style-name="P21">5.3.6.3.<text:tab/>Nav</text:p>
      <text:p text:style-name="P21">5.3.6.4.<text:tab/>Navbar</text:p>
      <text:p text:style-name="P21">5.3.6.5.<text:tab/>Pagination</text:p>
      <text:p text:style-name="P21">5.3.6.6.<text:tab/>Labels</text:p>
      <text:p text:style-name="P21">5.3.6.7.<text:tab/>Alerts</text:p>
      <text:p text:style-name="P21">5.3.7.<text:tab/>Java Script</text:p>
      <text:p text:style-name="P21">5.3.7.1.<text:tab/>Modal</text:p>
      <text:p text:style-name="P21">5.3.7.2.<text:tab/>Tab</text:p>
      <text:p text:style-name="P21">5.3.7.3.<text:tab/>Tooltip</text:p>
      <text:p text:style-name="P21">5.3.7.4.<text:tab/>Collapse</text:p>
      <text:p text:style-name="P21">6.<text:tab/>Capítulo VI</text:p>
      <text:p text:style-name="P21">6.1.<text:tab/>Análisis De Interfaz De Usuario</text:p>
      <text:p text:style-name="P21">6.1.1.<text:tab/>Interfaz de Administrador</text:p>
      <text:p text:style-name="P21">6.1.2.<text:tab/>Interfaz de Usuario</text:p>
      <text:p text:style-name="P21">6.2.<text:tab/>Construcción De Interfaces</text:p>
      <text:p text:style-name="P21">6.2.1.<text:tab/>Construcción De Interfaz Administrador Con Bootstrap</text:p>
      <text:p text:style-name="P21">6.2.2.<text:tab/>Construcción De Interfaz Usuario Con Bootstrap</text:p>
      <text:p text:style-name="P21"><text:soft-page-break/>6.3.<text:tab/>Pruebas De Interfaces</text:p>
      <text:p text:style-name="P21">6.3.1.<text:tab/>Implementación De <text:s/>Modelos</text:p>
      <text:p text:style-name="P21">6.3.2.<text:tab/>Implementación Modelo De Base Datos</text:p>
      <text:p text:style-name="P21">6.3.3.<text:tab/>Implementación Modelo De Clases</text:p>
      <text:p text:style-name="P21">6.3.4.<text:tab/>Implementación Diagrama General Del Sistema</text:p>
      <text:p text:style-name="P21">6.4.<text:tab/>Pruebas Del Sistema</text:p>
      <text:p text:style-name="P21">6.5.<text:tab/>Correcciones Al Sistema</text:p>
      <text:p text:style-name="P21">6.6.<text:tab/>Publicación Del Sistema</text:p>
      <text:p text:style-name="P21">7.<text:tab/>Capítulo VII</text:p>
      <text:p text:style-name="P21">7.1.<text:tab/>Conclusiones</text:p>
      <text:p text:style-name="P21">7.2.<text:tab/>Recomendaciones</text:p>
      <text:p text:style-name="P21">7.3.<text:tab/>Bibliografía</text:p>
      <text:p text:style-name="P12"/>
      <text:p text:style-name="P21">Referencias de este libro</text:p>
      <text:p text:style-name="P12"><text:span text:style-name="T2">[1]</text:span><text:a xlink:type="simple" xlink:href="http://es.wikipedia.org/wiki/Internet"><text:span text:style-name="Internet_20_link"><text:span text:style-name="T2">http://es.wikipedia.org/wiki/Internet</text:span></text:span></text:a></text:p>
      <text:p text:style-name="P12"><text:span text:style-name="T2">[2]</text:span><text:a xlink:type="simple" xlink:href="http://es.wikipedia.org/wiki/http"><text:span text:style-name="Internet_20_link"><text:span text:style-name="T2">http://es.wikipedia.org/wiki/http</text:span></text:span></text:a></text:p>
      <text:p text:style-name="P30">[3] dibujo de la aprne de wikipedia</text:p>
      <text:p text:style-name="P30">[4]http://ellislab.com/codeigniter/user-guide/overview/appflow.html </text:p>
      <text:p text:style-name="P12"><text:span text:style-name="T2">[5]</text:span><text:a xlink:type="simple" xlink:href="http://es.wikipedia.org/wiki/programacion-orientada-a-objetos"><text:span text:style-name="Internet_20_link"><text:span text:style-name="T2">http://es.wikipedia.org/wiki/programacion-orientada-a-objetos</text:span></text:span></text:a></text:p>
      <text:p text:style-name="P30">[6]Van Gurp J. y Bosch J. 2001. Implementation and Evolution of Object-Oriented Frameworks: concepts &amp; guidelines. Software: Practice andExperience. pp. 277-300</text:p>
      <text:p text:style-name="P30">[7]</text:p>
      <text:p text:style-name="P30">[8]http://eugeniabahit.blogspot.com/p/poo-y-mvc-en-php.html</text:p>
      <text:p text:style-name="P12"><text:span text:style-name="T2">[9]http://</text:span><text:span text:style-name="T42">www.desarrolloweb.com</text:span><text:span text:style-name="T2">/articulos/que-es-html.html</text:span></text:p>
      <text:p text:style-name="P12"><text:span text:style-name="T2">[10]</text:span><text:a xlink:type="simple" xlink:href="http://es.wikipedia.org/wiki/HTML#Historia_de_HTML"><text:span text:style-name="Internet_20_link"><text:span text:style-name="T2">http://es.wikipedia.org/wiki/HTML#Historia_de_HTML</text:span></text:span></text:a></text:p>
      <text:p text:style-name="P30">[11]http://www.w3schools.com/html/html_intro.asp</text:p>
      <text:p text:style-name="P12"><text:span text:style-name="T2">[12]</text:span><text:a xlink:type="simple" xlink:href="http://techtastico.com/post/¿cuales-son-las-versiones-del-html/"><text:span text:style-name="Internet_20_link"><text:span text:style-name="T2">http://techtastico.com/post/%C2%BFcuales-son-las-versiones-del-html/</text:span></text:span></text:a></text:p>
      <text:p text:style-name="P12"><text:span text:style-name="T2">[13] </text:span><text:a xlink:type="simple" xlink:href="http://www.w3schools.com/"><text:span text:style-name="Internet_20_link"><text:span text:style-name="T2">http://www.w3schools.com</text:span></text:span></text:a></text:p>
      <text:p text:style-name="P12"><text:span text:style-name="T2">[14] </text:span><text:span text:style-name="HTML_20_Cite"><text:span text:style-name="T2">www.angrybirds.com</text:span></text:span></text:p>
      <text:p text:style-name="P30">[15]http://www.cristalab.com/tutoriales/introduccion-a-html5-c92171l/</text:p>
      <text:p text:style-name="P12"><text:span text:style-name="T2">[16]</text:span><text:a xlink:type="simple" xlink:href="http://www.w3schools.com/cssref/css_selectors.asp">http://www.w3schools.com/cssref/css_selectors.asp</text:a></text:p>
      <text:p text:style-name="P30"/>
      <text:p text:style-name="P40"><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40">pie de pagina</text:p>
      <text:p text:style-name="P40"/>
      <text:p text:style-name="P40"/>
      <text:p text:style-name="P40"/>
      <text:p text:style-name="P40">articulos del home</text:p>
      <text:p text:style-name="P40"><draw:frame draw:style-name="fr3" draw:name="gráficos2" text:anchor-type="paragraph" svg:width="15.589cm" svg:height="3.814cm" draw:z-index="1"><draw:image xlink:href="Pictures/10000000000005550000014EEE83631A.png" xlink:type="simple" xlink:show="embed" xlink:actuate="onLoad"/></draw:frame><text:soft-page-break/>carrucel</text:p>
      <text:p text:style-name="P40"><draw:frame draw:style-name="fr3" draw:name="gráficos3" text:anchor-type="paragraph" svg:width="15.589cm" svg:height="6.452cm" draw:z-index="3"><draw:image xlink:href="Pictures/100000000000055500000235C122A64C.png" xlink:type="simple" xlink:show="embed" xlink:actuate="onLoad"/></draw:frame></text:p>
      <text:p text:style-name="P40"/>
      <text:p text:style-name="P40">menu superior</text:p>
      <text:p text:style-name="P40"/>
      <text:p text:style-name="P41"><draw:frame draw:style-name="fr1" draw:name="gráficos4" text:anchor-type="paragraph" svg:width="15.589cm" svg:height="1.404cm" draw:z-index="2"><draw:image xlink:href="Pictures/10000000000005550000007B93D3669E.png" xlink:type="simple" xlink:show="embed" xlink:actuate="onLoad"/></draw:frame>pantallas completa </text:p>
      <text:p text:style-name="P41"/>
      <text:p text:style-name="P41"><draw:frame draw:style-name="fr4"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1</text:page-number></text:span><text:span text:style-name="MT1"> de </text:span><text:span text:style-name="MT1"><text:page-count>9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5T17:08:00</dc:date>
    <meta:editing-cycles>370</meta:editing-cycles>
    <meta:editing-duration>PT16H10M31S</meta:editing-duration>
    <meta:generator>LibreOffice/4.0.2.2$Linux_x86 LibreOffice_project/400m0$Build-2</meta:generator>
    <meta:document-statistic meta:table-count="16" meta:image-count="6" meta:object-count="0" meta:page-count="91" meta:paragraph-count="2340" meta:word-count="28853" meta:character-count="179988" meta:non-whitespace-character-count="149177"/>
    <meta:template xlink:type="simple" xlink:actuate="onRequest" xlink:title="Normal" xlink:href=""/>
  </office:meta>
</office:document-meta>
</file>